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9mm"/>
    </style:style>
    <style:style style:name="co2" style:family="table-column">
      <style:table-column-properties fo:break-before="auto" style:column-width="12.1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3.55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23.64mm"/>
    </style:style>
    <style:style style:name="co10" style:family="table-column">
      <style:table-column-properties fo:break-before="auto" style:column-width="24.78mm"/>
    </style:style>
    <style:style style:name="co11" style:family="table-column">
      <style:table-column-properties fo:break-before="auto" style:column-width="21.61mm"/>
    </style:style>
    <style:style style:name="co12" style:family="table-column">
      <style:table-column-properties fo:break-before="auto" style:column-width="23.92mm"/>
    </style:style>
    <style:style style:name="co13" style:family="table-column">
      <style:table-column-properties fo:break-before="auto" style:column-width="18.73mm"/>
    </style:style>
    <style:style style:name="co14" style:family="table-column">
      <style:table-column-properties fo:break-before="auto" style:column-width="12.9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33mm" fo:break-before="auto" style:use-optimal-row-height="false"/>
    </style:style>
    <style:style style:name="ro3" style:family="table-row">
      <style:table-row-properties style:row-height="9.03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8.24mm" fo:break-before="auto" style:use-optimal-row-height="false"/>
    </style:style>
    <style:style style:name="ro6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30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0066b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66b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0"/>
      <style:map style:condition="cell-content()&lt;=0.5" style:apply-style-name="grey_5f_background" style:base-cell-address="Zeit0.B1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1"/>
      <style:map style:condition="cell-content()&lt;=0.5" style:apply-style-name="grey_5f_background" style:base-cell-address="Zeit0.B1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2"/>
      <style:map style:condition="cell-content()&lt;=0.5" style:apply-style-name="grey_5f_background" style:base-cell-address="Zeit0.B1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3"/>
      <style:map style:condition="cell-content()&lt;=0.5" style:apply-style-name="grey_5f_background" style:base-cell-address="Zeit0.B1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4"/>
      <style:map style:condition="cell-content()&lt;=0.5" style:apply-style-name="grey_5f_background" style:base-cell-address="Zeit0.B1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5"/>
      <style:map style:condition="cell-content()&lt;=0.5" style:apply-style-name="grey_5f_background" style:base-cell-address="Zeit0.B15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6"/>
      <style:map style:condition="cell-content()&lt;=0.5" style:apply-style-name="grey_5f_background" style:base-cell-address="Zeit0.B1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9"/>
      <style:map style:condition="cell-content()&lt;=0.5" style:apply-style-name="grey_5f_background" style:base-cell-address="Zeit0.B1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0"/>
      <style:map style:condition="cell-content()&lt;=0.5" style:apply-style-name="grey_5f_background" style:base-cell-address="Zeit0.C10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1"/>
      <style:map style:condition="cell-content()&lt;=0.5" style:apply-style-name="grey_5f_background" style:base-cell-address="Zeit0.C1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6"/>
      <style:map style:condition="cell-content()&lt;=0.5" style:apply-style-name="grey_5f_background" style:base-cell-address="Zeit0.C16"/>
    </style:style>
    <style:style style:name="ce6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0"/>
      <style:map style:condition="cell-content()&lt;=0.5" style:apply-style-name="grey_5f_background" style:base-cell-address="Zeit0.D1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6"/>
      <style:map style:condition="cell-content()&lt;=0.5" style:apply-style-name="grey_5f_background" style:base-cell-address="Zeit0.D1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0"/>
      <style:map style:condition="cell-content()&lt;=0.5" style:apply-style-name="grey_5f_background" style:base-cell-address="Zeit0.E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6"/>
      <style:map style:condition="cell-content()&lt;=0.5" style:apply-style-name="grey_5f_background" style:base-cell-address="Zeit0.E1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0"/>
      <style:map style:condition="cell-content()&lt;=0.5" style:apply-style-name="grey_5f_background" style:base-cell-address="Zeit0.F1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6"/>
      <style:map style:condition="cell-content()&lt;=0.5" style:apply-style-name="grey_5f_background" style:base-cell-address="Zeit0.F16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0"/>
      <style:map style:condition="cell-content()&lt;=0.5" style:apply-style-name="grey_5f_background" style:base-cell-address="Zeit0.G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6"/>
      <style:map style:condition="cell-content()&lt;=0.5" style:apply-style-name="grey_5f_background" style:base-cell-address="Zeit0.G16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0"/>
      <style:map style:condition="cell-content()&lt;=0.5" style:apply-style-name="grey_5f_background" style:base-cell-address="Zeit0.H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6"/>
      <style:map style:condition="cell-content()&lt;=0.5" style:apply-style-name="grey_5f_background" style:base-cell-address="Zeit0.H16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0"/>
      <style:map style:condition="cell-content()&lt;=0.5" style:apply-style-name="grey_5f_background" style:base-cell-address="Zeit0.I1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1"/>
      <style:map style:condition="cell-content()&lt;=0.5" style:apply-style-name="grey_5f_background" style:base-cell-address="Zeit0.I1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2"/>
      <style:map style:condition="cell-content()&lt;=0.5" style:apply-style-name="grey_5f_background" style:base-cell-address="Zeit0.I1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3"/>
      <style:map style:condition="cell-content()&lt;=0.5" style:apply-style-name="grey_5f_background" style:base-cell-address="Zeit0.I1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4"/>
      <style:map style:condition="cell-content()&lt;=0.5" style:apply-style-name="grey_5f_background" style:base-cell-address="Zeit0.I1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5"/>
      <style:map style:condition="cell-content()&lt;=0.5" style:apply-style-name="grey_5f_background" style:base-cell-address="Zeit0.I1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I16"/>
      <style:map style:condition="cell-content()&lt;=0.5" style:apply-style-name="grey_5f_background" style:base-cell-address="Zeit0.I16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0.R10"/>
      <style:map style:condition="cell-content()&lt;=-0.5" style:apply-style-name="Bad" style:base-cell-address="Zeit0.R1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B10"/>
      <style:map style:condition="cell-content()&lt;=0.5" style:apply-style-name="grey_5f_background" style:base-cell-address="Zeit1.B10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B19"/>
      <style:map style:condition="cell-content()&lt;=0.5" style:apply-style-name="grey_5f_background" style:base-cell-address="Zeit1.B19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1.R10"/>
      <style:map style:condition="cell-content()&lt;=-0.5" style:apply-style-name="Bad" style:base-cell-address="Zeit1.R10"/>
    </style:style>
    <style:style style:name="ce112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B10"/>
      <style:map style:condition="cell-content()&lt;=0.5" style:apply-style-name="grey_5f_background" style:base-cell-address="Zeit2.B10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B19"/>
      <style:map style:condition="cell-content()&lt;=0.5" style:apply-style-name="grey_5f_background" style:base-cell-address="Zeit2.B19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2.R10"/>
      <style:map style:condition="cell-content()&lt;=-0.5" style:apply-style-name="Bad" style:base-cell-address="Zeit2.R10"/>
    </style:style>
    <style:style style:name="ce1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B10"/>
      <style:map style:condition="cell-content()&lt;=0.5" style:apply-style-name="grey_5f_background" style:base-cell-address="Zeit3.B1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B19"/>
      <style:map style:condition="cell-content()&lt;=0.5" style:apply-style-name="grey_5f_background" style:base-cell-address="Zeit3.B19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3.R10"/>
      <style:map style:condition="cell-content()&lt;=-0.5" style:apply-style-name="Bad" style:base-cell-address="Zeit3.R10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B10"/>
      <style:map style:condition="cell-content()&lt;=0.5" style:apply-style-name="grey_5f_background" style:base-cell-address="Zeit4.B1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B19"/>
      <style:map style:condition="cell-content()&lt;=0.5" style:apply-style-name="grey_5f_background" style:base-cell-address="Zeit4.B19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4.R10"/>
      <style:map style:condition="cell-content()&lt;=-0.5" style:apply-style-name="Bad" style:base-cell-address="Zeit4.R10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B10"/>
      <style:map style:condition="cell-content()&lt;=0.5" style:apply-style-name="grey_5f_background" style:base-cell-address="Zeit5.B10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B19"/>
      <style:map style:condition="cell-content()&lt;=0.5" style:apply-style-name="grey_5f_background" style:base-cell-address="Zeit5.B19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5.R10"/>
      <style:map style:condition="cell-content()&lt;=-0.5" style:apply-style-name="Bad" style:base-cell-address="Zeit5.R10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B10"/>
      <style:map style:condition="cell-content()&lt;=0.5" style:apply-style-name="grey_5f_background" style:base-cell-address="Zeit6.B10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B19"/>
      <style:map style:condition="cell-content()&lt;=0.5" style:apply-style-name="grey_5f_background" style:base-cell-address="Zeit6.B19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6.R10"/>
      <style:map style:condition="cell-content()&lt;=-0.5" style:apply-style-name="Bad" style:base-cell-address="Zeit6.R10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B10"/>
      <style:map style:condition="cell-content()&lt;=0.5" style:apply-style-name="grey_5f_background" style:base-cell-address="Zeit7.B10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B19"/>
      <style:map style:condition="cell-content()&lt;=0.5" style:apply-style-name="grey_5f_background" style:base-cell-address="Zeit7.B19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7.R10"/>
      <style:map style:condition="cell-content()&lt;=-0.5" style:apply-style-name="Bad" style:base-cell-address="Zeit7.R10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B10"/>
      <style:map style:condition="cell-content()&lt;=0.5" style:apply-style-name="grey_5f_background" style:base-cell-address="Zeit8.B10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B19"/>
      <style:map style:condition="cell-content()&lt;=0.5" style:apply-style-name="grey_5f_background" style:base-cell-address="Zeit8.B19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8.R10"/>
      <style:map style:condition="cell-content()&lt;=-0.5" style:apply-style-name="Bad" style:base-cell-address="Zeit8.R10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B10"/>
      <style:map style:condition="cell-content()&lt;=0.5" style:apply-style-name="grey_5f_background" style:base-cell-address="Zeit9.B10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B19"/>
      <style:map style:condition="cell-content()&lt;=0.5" style:apply-style-name="grey_5f_background" style:base-cell-address="Zeit9.B19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9.R10"/>
      <style:map style:condition="cell-content()&lt;=-0.5" style:apply-style-name="Bad" style:base-cell-address="Zeit9.R10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B10"/>
      <style:map style:condition="cell-content()&lt;=0.5" style:apply-style-name="grey_5f_background" style:base-cell-address="Zeit10.B10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B19"/>
      <style:map style:condition="cell-content()&lt;=0.5" style:apply-style-name="grey_5f_background" style:base-cell-address="Zeit10.B19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10.R10"/>
      <style:map style:condition="cell-content()&lt;=-0.5" style:apply-style-name="Bad" style:base-cell-address="Zeit10.R1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140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weight="bold"/>
    </style:style>
    <style:style style:name="ce141" style:family="table-cell" style:parent-style-name="Default">
      <style:table-cell-properties fo:background-color="#adc5e7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lt;0.5" style:apply-style-name="blue_5f_dark_5f_background" style:base-cell-address="Verteilung.X18"/>
      <style:map style:condition="cell-content()&gt;=0.5" style:apply-style-name="grey_5f_background" style:base-cell-address="Verteilung.X18"/>
    </style:style>
    <style:style style:name="ce16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rtwerte Diffusion" table:style-name="ta1">
        <table:table-column table:style-name="co1" table:number-columns-repeated="1024" table:default-cell-style-name="ce183"/>
        <table:table-row table:style-name="ro1">
          <table:table-cell table:style-name="ce23" office:value-type="string" calcext:value-type="string">
            <text:p>Kommentar:</text:p>
          </table:table-cell>
          <table:table-cell table:style-name="ce6"/>
          <table:table-cell table:style-name="ce57" office:value-type="string" calcext:value-type="string">
            <text:p>Bearbeitung der Version 5 durch Sebastian Staib – Verteilung mit bewegten Objekten realisiert</text:p>
          </table:table-cell>
          <table:table-cell table:style-name="Default"/>
          <table:table-cell/>
          <table:table-cell table:style-name="Default" table:number-columns-repeated="4"/>
          <table:table-cell table:style-name="ce71"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Gewichtung Umgebung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onzentration der Schadstoffe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in Prozent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5" table:number-columns-repeated="2"/>
          <table:table-cell table:style-name="ce2" table:number-columns-repeated="4"/>
          <table:table-cell table:number-columns-repeated="1010"/>
        </table:table-row>
        <table:table-row table:style-name="ro2">
          <table:table-cell/>
          <table:table-cell table:style-name="ce7" table:formula="of:=[.C9]/SQRT(2)" office:value-type="float" office:value="3.53553390593274" calcext:value-type="float">
            <text:p>3,53553390593274</text:p>
          </table:table-cell>
          <table:table-cell table:style-name="ce7" table:formula="of:=[.C9]" office:value-type="float" office:value="5" calcext:value-type="float">
            <text:p>5</text:p>
          </table:table-cell>
          <table:table-cell table:style-name="ce7" table:formula="of:=[.C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/>
          <table:table-cell table:number-columns-repeated="1010"/>
        </table:table-row>
        <table:table-row table:style-name="ro2">
          <table:table-cell/>
          <table:table-cell table:style-name="ce7" table:formula="of:=[.C9]" office:value-type="float" office:value="5" calcext:value-type="float">
            <text:p>5</text:p>
          </table:table-cell>
          <table:table-cell table:style-name="ce7" table:formula="of:=100-[.B4]-[.C4]---[.D4]-[.D5]-[.D6]-[.C6]-[.B6]-[.B5]" office:value-type="float" office:value="65.8578643762691" calcext:value-type="float">
            <text:p>65,8578643762691</text:p>
          </table:table-cell>
          <table:table-cell table:style-name="ce7" table:formula="of:=[.C9]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2">
          <table:table-cell/>
          <table:table-cell table:style-name="ce7" table:formula="of:=[.C9]/SQRT(2)" office:value-type="float" office:value="3.53553390593274" calcext:value-type="float">
            <text:p>3,53553390593274</text:p>
          </table:table-cell>
          <table:table-cell table:style-name="ce7" table:formula="of:=[.C9]" office:value-type="float" office:value="5" calcext:value-type="float">
            <text:p>5</text:p>
          </table:table-cell>
          <table:table-cell table:style-name="ce7" table:formula="of:=[.C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5"/>
          <table:table-cell table:number-columns-repeated="6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5"/>
          <table:table-cell table:style-name="ce8" office:value-type="float" office:value="1000" calcext:value-type="float">
            <text:p>10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Diffusionskoeffizient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6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2">
          <table:table-cell/>
          <table:table-cell table:style-name="ce30" office:value-type="string" calcext:value-type="string">
            <text:p>horiz. vertik.</text:p>
          </table:table-cell>
          <table:table-cell table:style-name="ce29" office:value-type="float" office:value="5" calcext:value-type="float">
            <text:p>5</text:p>
          </table:table-cell>
          <table:table-cell table:style-name="ce148" office:value-type="string" calcext:value-type="string">
            <text:p>%</text:p>
          </table:table-cell>
          <table:table-cell table:number-columns-repeated="2"/>
          <table:table-cell table:style-name="ce2" table:number-columns-repeated="8"/>
          <table:table-cell table:number-columns-repeated="1010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24"/>
          <table:table-cell table:style-name="ce32" office:value-type="string" calcext:value-type="string">
            <text:p><text:a xlink:href="https://de.wikiversity.org/wiki/Diffusion/Tabellenkalkulation" xlink:type="simple">https://de.wikiversity.org/wiki/Diffusion/Tabellenkalkulation</text:a></text:p>
          </table:table-cell>
          <table:table-cell table:style-name="ce24" table:number-columns-repeated="6"/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tartwerte Diffusion'.H5:'Startwerte Diffusion'.M8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'Startwerte Diffusion'.H4:'Startwerte Diffusion'.M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0" table:style-name="ta1">
        <table:table-column table:style-name="co2" table:number-columns-repeated="1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07" table:default-cell-style-name="ce1"/>
        <table:table-row table:style-name="ro1">
          <table:table-cell/>
          <table:table-cell table:style-name="Default" table:number-columns-repeated="3"/>
          <table:table-cell table:style-name="ce71" office:value-type="string" calcext:value-type="string">
            <text:p>Konzentration der Schadstoffe</text:p>
          </table:table-cell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ce15"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2" table:number-columns-repeated="2"/>
          <table:table-cell table:style-name="ce5" table:number-columns-repeated="2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2"/>
          <table:table-cell table:style-name="ce61" table:formula="of:=[$'Startwerte Diffusion'.H4]" office:value-type="float" office:value="0" calcext:value-type="float">
            <text:p>0</text:p>
          </table:table-cell>
          <table:table-cell table:style-name="ce61" table:formula="of:=[$'Startwerte Diffusion'.I4]" office:value-type="float" office:value="0" calcext:value-type="float">
            <text:p>0</text:p>
          </table:table-cell>
          <table:table-cell table:style-name="ce61" table:formula="of:=[$'Startwerte Diffusion'.J4]" office:value-type="float" office:value="0" calcext:value-type="float">
            <text:p>0</text:p>
          </table:table-cell>
          <table:table-cell table:style-name="ce61" table:formula="of:=[$'Startwerte Diffusion'.K4]" office:value-type="float" office:value="100" calcext:value-type="float">
            <text:p>100</text:p>
          </table:table-cell>
          <table:table-cell table:style-name="ce61" table:formula="of:=[$'Startwerte Diffusion'.L4]" office:value-type="float" office:value="0" calcext:value-type="float">
            <text:p>0</text:p>
          </table:table-cell>
          <table:table-cell table:style-name="ce61" table:formula="of:=[$'Startwerte Diffusion'.M4]" office:value-type="float" office:value="1000" calcext:value-type="float">
            <text:p>1000</text:p>
          </table:table-cell>
          <table:table-cell table:style-name="ce2"/>
          <table:table-cell table:number-columns-repeated="2"/>
          <table:table-cell table:style-name="Default"/>
          <table:table-cell table:number-columns-repeated="3"/>
          <table:table-cell table:style-name="ce16" table:formula="of:=SUM([.C3:.H7])" office:value-type="float" office:value="2100" calcext:value-type="float">
            <text:p>2100</text:p>
          </table:table-cell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2"/>
          <table:table-cell table:style-name="ce61" table:formula="of:=[$'Startwerte Diffusion'.H5]" office:value-type="float" office:value="0" calcext:value-type="float">
            <text:p>0</text:p>
          </table:table-cell>
          <table:table-cell table:style-name="ce61" table:formula="of:=[$'Startwerte Diffusion'.I5]" office:value-type="float" office:value="0" calcext:value-type="float">
            <text:p>0</text:p>
          </table:table-cell>
          <table:table-cell table:style-name="ce61" table:formula="of:=[$'Startwerte Diffusion'.J5]" office:value-type="float" office:value="0" calcext:value-type="float">
            <text:p>0</text:p>
          </table:table-cell>
          <table:table-cell table:style-name="ce61" table:formula="of:=[$'Startwerte Diffusion'.K5]" office:value-type="float" office:value="0" calcext:value-type="float">
            <text:p>0</text:p>
          </table:table-cell>
          <table:table-cell table:style-name="ce61" table:formula="of:=[$'Startwerte Diffusion'.L5]" office:value-type="float" office:value="0" calcext:value-type="float">
            <text:p>0</text:p>
          </table:table-cell>
          <table:table-cell table:style-name="ce61" table:formula="of:=[$'Startwerte Diffusion'.M5]" office:value-type="float" office:value="0" calcext:value-type="float">
            <text:p>0</text:p>
          </table:table-cell>
          <table:table-cell table:style-name="ce2"/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5"/>
          <table:table-cell table:style-name="ce61" table:formula="of:=[$'Startwerte Diffusion'.H6]" office:value-type="float" office:value="0" calcext:value-type="float">
            <text:p>0</text:p>
          </table:table-cell>
          <table:table-cell table:style-name="ce61" table:formula="of:=[$'Startwerte Diffusion'.I6]" office:value-type="float" office:value="0" calcext:value-type="float">
            <text:p>0</text:p>
          </table:table-cell>
          <table:table-cell table:style-name="ce61" table:formula="of:=[$'Startwerte Diffusion'.J6]" office:value-type="float" office:value="0" calcext:value-type="float">
            <text:p>0</text:p>
          </table:table-cell>
          <table:table-cell table:style-name="ce61" table:formula="of:=[$'Startwerte Diffusion'.K6]" office:value-type="float" office:value="0" calcext:value-type="float">
            <text:p>0</text:p>
          </table:table-cell>
          <table:table-cell table:style-name="ce61" table:formula="of:=[$'Startwerte Diffusion'.L6]" office:value-type="float" office:value="0" calcext:value-type="float">
            <text:p>0</text:p>
          </table:table-cell>
          <table:table-cell table:style-name="ce61" table:formula="of:=[$'Startwerte Diffusion'.M6]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5"/>
          <table:table-cell table:style-name="ce61" table:formula="of:=[$'Startwerte Diffusion'.H7]" office:value-type="float" office:value="1000" calcext:value-type="float">
            <text:p>1000</text:p>
          </table:table-cell>
          <table:table-cell table:style-name="ce61" table:formula="of:=[$'Startwerte Diffusion'.I7]" office:value-type="float" office:value="0" calcext:value-type="float">
            <text:p>0</text:p>
          </table:table-cell>
          <table:table-cell table:style-name="ce61" table:formula="of:=[$'Startwerte Diffusion'.J7]" office:value-type="float" office:value="0" calcext:value-type="float">
            <text:p>0</text:p>
          </table:table-cell>
          <table:table-cell table:style-name="ce61" table:formula="of:=[$'Startwerte Diffusion'.K7]" office:value-type="float" office:value="0" calcext:value-type="float">
            <text:p>0</text:p>
          </table:table-cell>
          <table:table-cell table:style-name="ce61" table:formula="of:=[$'Startwerte Diffusion'.L7]" office:value-type="float" office:value="0" calcext:value-type="float">
            <text:p>0</text:p>
          </table:table-cell>
          <table:table-cell table:style-name="ce61" table:formula="of:=[$'Startwerte Diffusion'.M7]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5"/>
          <table:table-cell table:style-name="ce61" table:formula="of:=[$'Startwerte Diffusion'.H8]" office:value-type="float" office:value="0" calcext:value-type="float">
            <text:p>0</text:p>
          </table:table-cell>
          <table:table-cell table:style-name="ce61" table:formula="of:=[$'Startwerte Diffusion'.I8]" office:value-type="float" office:value="0" calcext:value-type="float">
            <text:p>0</text:p>
          </table:table-cell>
          <table:table-cell table:style-name="ce61" table:formula="of:=[$'Startwerte Diffusion'.J8]" office:value-type="float" office:value="0" calcext:value-type="float">
            <text:p>0</text:p>
          </table:table-cell>
          <table:table-cell table:style-name="ce61" table:formula="of:=[$'Startwerte Diffusion'.K8]" office:value-type="float" office:value="0" calcext:value-type="float">
            <text:p>0</text:p>
          </table:table-cell>
          <table:table-cell table:style-name="ce61" table:formula="of:=[$'Startwerte Diffusion'.L8]" office:value-type="float" office:value="0" calcext:value-type="float">
            <text:p>0</text:p>
          </table:table-cell>
          <table:table-cell table:style-name="ce61" table:formula="of:=[$'Startwerte Diffusion'.M8]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 table:number-columns-repeated="4"/>
          <table:table-cell table:style-name="ce14" office:value-type="string" calcext:value-type="string">
            <text:p>Objekte im Raum (editierbar)</text:p>
          </table:table-cell>
          <table:table-cell table:number-columns-repeated="1019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8"/>
          <table:table-cell table:style-name="ce106" table:formula="of:=[.B19]" office:value-type="float" office:value="0" calcext:value-type="float">
            <text:p>0</text:p>
          </table:table-cell>
          <table:table-cell table:style-name="ce106" table:formula="of:=[.C19]" office:value-type="float" office:value="0" calcext:value-type="float">
            <text:p>0</text:p>
          </table:table-cell>
          <table:table-cell table:style-name="ce106" table:formula="of:=[.D19]" office:value-type="float" office:value="0" calcext:value-type="float">
            <text:p>0</text:p>
          </table:table-cell>
          <table:table-cell table:style-name="ce106" table:formula="of:=[.E19]" office:value-type="float" office:value="0" calcext:value-type="float">
            <text:p>0</text:p>
          </table:table-cell>
          <table:table-cell table:style-name="ce106" table:formula="of:=[.F19]" office:value-type="float" office:value="0" calcext:value-type="float">
            <text:p>0</text:p>
          </table:table-cell>
          <table:table-cell table:style-name="ce106" table:formula="of:=[.G19]" office:value-type="float" office:value="0" calcext:value-type="float">
            <text:p>0</text:p>
          </table:table-cell>
          <table:table-cell table:style-name="ce106" table:formula="of:=[.H19]" office:value-type="float" office:value="0" calcext:value-type="float">
            <text:p>0</text:p>
          </table:table-cell>
          <table:table-cell table:style-name="ce106" table:formula="of:=[.I1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number-columns-repeated="6" table:style-name="ce82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/>
          <table:table-cell table:style-name="ce106" table:formula="of:=[.B20]" office:value-type="float" office:value="0" calcext:value-type="float">
            <text:p>0</text:p>
          </table:table-cell>
          <table:table-cell table:style-name="ce106" table:formula="of:=[.C11]" office:value-type="float" office:value="0" calcext:value-type="float">
            <text:p>0</text:p>
          </table:table-cell>
          <table:table-cell table:style-name="ce106" table:formula="of:=[.D11]" office:value-type="float" office:value="0" calcext:value-type="float">
            <text:p>0</text:p>
          </table:table-cell>
          <table:table-cell table:style-name="ce106" table:formula="of:=[.E11]" office:value-type="float" office:value="0" calcext:value-type="float">
            <text:p>0</text:p>
          </table:table-cell>
          <table:table-cell table:style-name="ce106" table:formula="of:=[.F11]" office:value-type="float" office:value="0" calcext:value-type="float">
            <text:p>0</text:p>
          </table:table-cell>
          <table:table-cell table:style-name="ce106" table:formula="of:=[.G11]" office:value-type="float" office:value="0" calcext:value-type="float">
            <text:p>0</text:p>
          </table:table-cell>
          <table:table-cell table:style-name="ce106" table:formula="of:=[.H11]" office:value-type="float" office:value="0" calcext:value-type="float">
            <text:p>0</text:p>
          </table:table-cell>
          <table:table-cell table:style-name="ce106" table:formula="of:=[.I2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7" office:value-type="float" office:value="1" calcext:value-type="float">
            <text:p>1</text:p>
          </table:table-cell>
          <table:table-cell table:number-columns-repeated="6" table:style-name="ce8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/>
          <table:table-cell table:style-name="ce106" table:formula="of:=[.B21]" office:value-type="float" office:value="0" calcext:value-type="float">
            <text:p>0</text:p>
          </table:table-cell>
          <table:table-cell table:style-name="ce106" table:formula="of:=[.C12]" office:value-type="float" office:value="0" calcext:value-type="float">
            <text:p>0</text:p>
          </table:table-cell>
          <table:table-cell table:style-name="ce106" table:formula="of:=[.D12]" office:value-type="float" office:value="0" calcext:value-type="float">
            <text:p>0</text:p>
          </table:table-cell>
          <table:table-cell table:style-name="ce106" table:formula="of:=[.E12]" office:value-type="float" office:value="0" calcext:value-type="float">
            <text:p>0</text:p>
          </table:table-cell>
          <table:table-cell table:style-name="ce106" table:formula="of:=[.F12]" office:value-type="float" office:value="0" calcext:value-type="float">
            <text:p>0</text:p>
          </table:table-cell>
          <table:table-cell table:style-name="ce106" table:formula="of:=[.G12]" office:value-type="float" office:value="0" calcext:value-type="float">
            <text:p>0</text:p>
          </table:table-cell>
          <table:table-cell table:style-name="ce106" table:formula="of:=[.H12]" office:value-type="float" office:value="0" calcext:value-type="float">
            <text:p>0</text:p>
          </table:table-cell>
          <table:table-cell table:style-name="ce106" table:formula="of:=[.I2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106" table:formula="of:=[.B22]" office:value-type="float" office:value="0" calcext:value-type="float">
            <text:p>0</text:p>
          </table:table-cell>
          <table:table-cell table:style-name="ce106" table:formula="of:=[.C13]" office:value-type="float" office:value="0" calcext:value-type="float">
            <text:p>0</text:p>
          </table:table-cell>
          <table:table-cell table:style-name="ce106" table:formula="of:=[.D13]" office:value-type="float" office:value="0" calcext:value-type="float">
            <text:p>0</text:p>
          </table:table-cell>
          <table:table-cell table:style-name="ce106" table:formula="of:=[.E13]" office:value-type="float" office:value="0" calcext:value-type="float">
            <text:p>0</text:p>
          </table:table-cell>
          <table:table-cell table:style-name="ce106" table:formula="of:=[.F13]" office:value-type="float" office:value="0" calcext:value-type="float">
            <text:p>0</text:p>
          </table:table-cell>
          <table:table-cell table:style-name="ce106" table:formula="of:=[.G13]" office:value-type="float" office:value="1" calcext:value-type="float">
            <text:p>1</text:p>
          </table:table-cell>
          <table:table-cell table:style-name="ce106" table:formula="of:=[.H13]" office:value-type="float" office:value="0" calcext:value-type="float">
            <text:p>0</text:p>
          </table:table-cell>
          <table:table-cell table:style-name="ce106" table:formula="of:=[.I2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/>
          <table:table-cell table:style-name="ce106" table:formula="of:=[.B23]" office:value-type="float" office:value="0" calcext:value-type="float">
            <text:p>0</text:p>
          </table:table-cell>
          <table:table-cell table:style-name="ce106" table:formula="of:=[.C14]" office:value-type="float" office:value="0" calcext:value-type="float">
            <text:p>0</text:p>
          </table:table-cell>
          <table:table-cell table:style-name="ce106" table:formula="of:=[.D14]" office:value-type="float" office:value="0" calcext:value-type="float">
            <text:p>0</text:p>
          </table:table-cell>
          <table:table-cell table:style-name="ce106" table:formula="of:=[.E14]" office:value-type="float" office:value="0" calcext:value-type="float">
            <text:p>0</text:p>
          </table:table-cell>
          <table:table-cell table:style-name="ce106" table:formula="of:=[.F14]" office:value-type="float" office:value="0" calcext:value-type="float">
            <text:p>0</text:p>
          </table:table-cell>
          <table:table-cell table:style-name="ce106" table:formula="of:=[.G14]" office:value-type="float" office:value="1" calcext:value-type="float">
            <text:p>1</text:p>
          </table:table-cell>
          <table:table-cell table:style-name="ce106" table:formula="of:=[.H14]" office:value-type="float" office:value="0" calcext:value-type="float">
            <text:p>0</text:p>
          </table:table-cell>
          <table:table-cell table:style-name="ce106" table:formula="of:=[.I2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20" office:value-type="float" office:value="1" calcext:value-type="float">
            <text:p>1</text:p>
          </table:table-cell>
          <table:table-cell table:number-columns-repeated="6" table:style-name="ce8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/>
          <table:table-cell table:style-name="ce106" table:formula="of:=[.B24]" office:value-type="float" office:value="0" calcext:value-type="float">
            <text:p>0</text:p>
          </table:table-cell>
          <table:table-cell table:style-name="ce106" table:formula="of:=[.C15]" office:value-type="float" office:value="0" calcext:value-type="float">
            <text:p>0</text:p>
          </table:table-cell>
          <table:table-cell table:style-name="ce106" table:formula="of:=[.D15]" office:value-type="float" office:value="0" calcext:value-type="float">
            <text:p>0</text:p>
          </table:table-cell>
          <table:table-cell table:style-name="ce106" table:formula="of:=[.E15]" office:value-type="float" office:value="0" calcext:value-type="float">
            <text:p>0</text:p>
          </table:table-cell>
          <table:table-cell table:style-name="ce106" table:formula="of:=[.F15]" office:value-type="float" office:value="0" calcext:value-type="float">
            <text:p>0</text:p>
          </table:table-cell>
          <table:table-cell table:style-name="ce106" table:formula="of:=[.G15]" office:value-type="float" office:value="0" calcext:value-type="float">
            <text:p>0</text:p>
          </table:table-cell>
          <table:table-cell table:style-name="ce106" table:formula="of:=[.H15]" office:value-type="float" office:value="0" calcext:value-type="float">
            <text:p>0</text:p>
          </table:table-cell>
          <table:table-cell table:style-name="ce106" table:formula="of:=[.I2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8"/>
          <table:table-cell table:style-name="ce106" table:formula="of:=[.B25]" office:value-type="float" office:value="0" calcext:value-type="float">
            <text:p>0</text:p>
          </table:table-cell>
          <table:table-cell table:style-name="ce106" table:formula="of:=[.C25]" office:value-type="float" office:value="0" calcext:value-type="float">
            <text:p>0</text:p>
          </table:table-cell>
          <table:table-cell table:style-name="ce106" table:formula="of:=[.D25]" office:value-type="float" office:value="0" calcext:value-type="float">
            <text:p>0</text:p>
          </table:table-cell>
          <table:table-cell table:style-name="ce106" table:formula="of:=[.E25]" office:value-type="float" office:value="0" calcext:value-type="float">
            <text:p>0</text:p>
          </table:table-cell>
          <table:table-cell table:style-name="ce106" table:formula="of:=[.F25]" office:value-type="float" office:value="0" calcext:value-type="float">
            <text:p>0</text:p>
          </table:table-cell>
          <table:table-cell table:style-name="ce106" table:formula="of:=[.G25]" office:value-type="float" office:value="0" calcext:value-type="float">
            <text:p>0</text:p>
          </table:table-cell>
          <table:table-cell table:style-name="ce106" table:formula="of:=[.H25]" office:value-type="float" office:value="0" calcext:value-type="float">
            <text:p>0</text:p>
          </table:table-cell>
          <table:table-cell table:style-name="ce106" table:formula="of:=[.I2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1" office:value-type="string" calcext:value-type="string">
            <text:p>Verwendete Pixel <text:span text:style-name="T1">(abhängig von Objektedefinition)</text:span></text:p>
          </table:table-cell>
          <table:table-cell table:number-columns-repeated="1019"/>
        </table:table-row>
        <table:table-row table:style-name="ro3">
          <table:table-cell/>
          <table:table-cell table:style-name="ce22" table:formula="of:=1-[.B10]" office:value-type="float" office:value="0" calcext:value-type="float">
            <text:p>0</text:p>
          </table:table-cell>
          <table:table-cell table:style-name="ce22" table:formula="of:=1-[.C10]" office:value-type="float" office:value="0" calcext:value-type="float">
            <text:p>0</text:p>
          </table:table-cell>
          <table:table-cell table:style-name="ce22" table:formula="of:=1-[.D10]" office:value-type="float" office:value="0" calcext:value-type="float">
            <text:p>0</text:p>
          </table:table-cell>
          <table:table-cell table:style-name="ce22" table:formula="of:=1-[.E10]" office:value-type="float" office:value="0" calcext:value-type="float">
            <text:p>0</text:p>
          </table:table-cell>
          <table:table-cell table:style-name="ce22" table:formula="of:=1-[.F10]" office:value-type="float" office:value="0" calcext:value-type="float">
            <text:p>0</text:p>
          </table:table-cell>
          <table:table-cell table:style-name="ce22" table:formula="of:=1-[.G10]" office:value-type="float" office:value="0" calcext:value-type="float">
            <text:p>0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style-name="ce22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2" table:formula="of:=1-[.B11]" office:value-type="float" office:value="0" calcext:value-type="float">
            <text:p>0</text:p>
          </table:table-cell>
          <table:table-cell table:style-name="ce22" table:formula="of:=1-[.C11]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1" calcext:value-type="float">
            <text:p>1</text:p>
          </table:table-cell>
          <table:table-cell table:style-name="ce22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2" table:formula="of:=1-[.B12]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1" calcext:value-type="float">
            <text:p>1</text:p>
          </table:table-cell>
          <table:table-cell table:style-name="ce22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2" table:formula="of:=1-[.B13]" office:value-type="float" office:value="0" calcext:value-type="float">
            <text:p>0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1" calcext:value-type="float">
            <text:p>1</text:p>
          </table:table-cell>
          <table:table-cell table:style-name="ce22" table:formula="of:=1-[.E13]" office:value-type="float" office:value="1" calcext:value-type="float">
            <text:p>1</text:p>
          </table:table-cell>
          <table:table-cell table:style-name="ce22" table:formula="of:=1-[.F13]" office:value-type="float" office:value="1" calcext:value-type="float">
            <text:p>1</text:p>
          </table:table-cell>
          <table:table-cell table:style-name="ce22" table:formula="of:=1-[.G13]" office:value-type="float" office:value="0" calcext:value-type="float">
            <text:p>0</text:p>
          </table:table-cell>
          <table:table-cell table:style-name="ce22" table:formula="of:=1-[.H13]" office:value-type="float" office:value="1" calcext:value-type="float">
            <text:p>1</text:p>
          </table:table-cell>
          <table:table-cell table:style-name="ce22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2" table:formula="of:=1-[.B14]" office:value-type="float" office:value="0" calcext:value-type="float">
            <text:p>0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1" calcext:value-type="float">
            <text:p>1</text:p>
          </table:table-cell>
          <table:table-cell table:style-name="ce22" table:formula="of:=1-[.G14]" office:value-type="float" office:value="0" calcext:value-type="float">
            <text:p>0</text:p>
          </table:table-cell>
          <table:table-cell table:style-name="ce22" table:formula="of:=1-[.H14]" office:value-type="float" office:value="1" calcext:value-type="float">
            <text:p>1</text:p>
          </table:table-cell>
          <table:table-cell table:style-name="ce22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2" table:formula="of:=1-[.B15]" office:value-type="float" office:value="0" calcext:value-type="float">
            <text:p>0</text:p>
          </table:table-cell>
          <table:table-cell table:style-name="ce22" table:formula="of:=1-[.C15]" office:value-type="float" office:value="1" calcext:value-type="float">
            <text:p>1</text:p>
          </table:table-cell>
          <table:table-cell table:style-name="ce22" table:formula="of:=1-[.D15]" office:value-type="float" office:value="1" calcext:value-type="float">
            <text:p>1</text:p>
          </table:table-cell>
          <table:table-cell table:style-name="ce22" table:formula="of:=1-[.E15]" office:value-type="float" office:value="1" calcext:value-type="float">
            <text:p>1</text:p>
          </table:table-cell>
          <table:table-cell table:style-name="ce22" table:formula="of:=1-[.F15]" office:value-type="float" office:value="1" calcext:value-type="float">
            <text:p>1</text:p>
          </table:table-cell>
          <table:table-cell table:style-name="ce22" table:formula="of:=1-[.G15]" office:value-type="float" office:value="1" calcext:value-type="float">
            <text:p>1</text:p>
          </table:table-cell>
          <table:table-cell table:style-name="ce22" table:formula="of:=1-[.H15]" office:value-type="float" office:value="1" calcext:value-type="float">
            <text:p>1</text:p>
          </table:table-cell>
          <table:table-cell table:style-name="ce22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2" table:formula="of:=1-[.B16]" office:value-type="float" office:value="0" calcext:value-type="float">
            <text:p>0</text:p>
          </table:table-cell>
          <table:table-cell table:style-name="ce22" table:formula="of:=1-[.C16]" office:value-type="float" office:value="0" calcext:value-type="float">
            <text:p>0</text:p>
          </table:table-cell>
          <table:table-cell table:style-name="ce22" table:formula="of:=1-[.D16]" office:value-type="float" office:value="0" calcext:value-type="float">
            <text:p>0</text:p>
          </table:table-cell>
          <table:table-cell table:style-name="ce22" table:formula="of:=1-[.E16]" office:value-type="float" office:value="0" calcext:value-type="float">
            <text:p>0</text:p>
          </table:table-cell>
          <table:table-cell table:style-name="ce22" table:formula="of:=1-[.F16]" office:value-type="float" office:value="0" calcext:value-type="float">
            <text:p>0</text:p>
          </table:table-cell>
          <table:table-cell table:style-name="ce22" table:formula="of:=1-[.G16]" office:value-type="float" office:value="0" calcext:value-type="float">
            <text:p>0</text:p>
          </table:table-cell>
          <table:table-cell table:style-name="ce22" table:formula="of:=1-[.H16]" office:value-type="float" office:value="0" calcext:value-type="float">
            <text:p>0</text:p>
          </table:table-cell>
          <table:table-cell table:style-name="ce22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office:value-type="string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3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63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20:.E22];[$Verteilung.$A$4:$Verteilung.$C$6])" office:value-type="float" office:value="100" calcext:value-type="float">
            <text:p>100</text:p>
          </table:table-cell>
          <table:table-cell table:style-name="ce63" table:formula="of:=SUMPRODUCT([.D20:.F22];[$Verteilung.$A$4:$Verteilung.$C$6])" office:value-type="float" office:value="100" calcext:value-type="float">
            <text:p>100</text:p>
          </table:table-cell>
          <table:table-cell table:style-name="ce63" table:formula="of:=SUMPRODUCT([.E20:.G22];[$Verteilung.$A$4:$Verteilung.$C$6])" office:value-type="float" office:value="96.4644660940673" calcext:value-type="float">
            <text:p>96,4644660940673</text:p>
          </table:table-cell>
          <table:table-cell table:style-name="ce63" table:formula="of:=SUMPRODUCT([.F20:.H22];[$Verteilung.$A$4:$Verteilung.$C$6])" office:value-type="float" office:value="95" calcext:value-type="float">
            <text:p>95</text:p>
          </table:table-cell>
          <table:table-cell table:style-name="ce63" table:formula="of:=SUMPRODUCT([.G20:.I22];[$Verteilung.$A$4:$Verteilung.$C$6])" office:value-type="float" office:value="84.3933982822018" calcext:value-type="float">
            <text:p>84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21:.E23];[$Verteilung.$A$4:$Verteilung.$C$6])" office:value-type="float" office:value="100" calcext:value-type="float">
            <text:p>100</text:p>
          </table:table-cell>
          <table:table-cell table:style-name="ce63" table:formula="of:=SUMPRODUCT([.D21:.F23];[$Verteilung.$A$4:$Verteilung.$C$6])" office:value-type="float" office:value="100" calcext:value-type="float">
            <text:p>100</text:p>
          </table:table-cell>
          <table:table-cell table:style-name="ce63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63" table:formula="of:=SUMPRODUCT([.F21:.H23];[$Verteilung.$A$4:$Verteilung.$C$6])" office:value-type="float" office:value="29.1421356237309" calcext:value-type="float">
            <text:p>29,1421356237309</text:p>
          </table:table-cell>
          <table:table-cell table:style-name="ce63" table:formula="of:=SUMPRODUCT([.G21:.I23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22:.E24];[$Verteilung.$A$4:$Verteilung.$C$6])" office:value-type="float" office:value="100" calcext:value-type="float">
            <text:p>100</text:p>
          </table:table-cell>
          <table:table-cell table:style-name="ce63" table:formula="of:=SUMPRODUCT([.D22:.F24];[$Verteilung.$A$4:$Verteilung.$C$6])" office:value-type="float" office:value="100" calcext:value-type="float">
            <text:p>100</text:p>
          </table:table-cell>
          <table:table-cell table:style-name="ce63" table:formula="of:=SUMPRODUCT([.E22:.G24];[$Verteilung.$A$4:$Verteilung.$C$6])" office:value-type="float" office:value="91.4644660940673" calcext:value-type="float">
            <text:p>91,4644660940673</text:p>
          </table:table-cell>
          <table:table-cell table:style-name="ce63" table:formula="of:=SUMPRODUCT([.F22:.H24];[$Verteilung.$A$4:$Verteilung.$C$6])" office:value-type="float" office:value="29.1421356237309" calcext:value-type="float">
            <text:p>29,1421356237309</text:p>
          </table:table-cell>
          <table:table-cell table:style-name="ce63" table:formula="of:=SUMPRODUCT([.G22:.I24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63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E23:.G25];[$Verteilung.$A$4:$Verteilung.$C$6])" office:value-type="float" office:value="84.3933982822018" calcext:value-type="float">
            <text:p>84,3933982822018</text:p>
          </table:table-cell>
          <table:table-cell table:style-name="ce63" table:formula="of:=SUMPRODUCT([.F23:.H25];[$Verteilung.$A$4:$Verteilung.$C$6])" office:value-type="float" office:value="82.9289321881345" calcext:value-type="float">
            <text:p>82,9289321881345</text:p>
          </table:table-cell>
          <table:table-cell table:style-name="ce63" table:formula="of:=SUMPRODUCT([.G23:.I25];[$Verteilung.$A$4:$Verteilung.$C$6])" office:value-type="float" office:value="75.8578643762691" calcext:value-type="float">
            <text:p>75,857864376269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office:value-type="string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3" table:formula="of:=IF([.C28]=0;0;1/[.C28])" office:value-type="float" office:value="0.0125955056923691" calcext:value-type="float">
            <text:p>0,012595505692369</text:p>
          </table:table-cell>
          <table:table-cell table:style-name="ce63" table:formula="of:=IF([.D28]=0;0;1/[.D28])" office:value-type="float" office:value="0.0113728209261131" calcext:value-type="float">
            <text:p>0,011372820926113</text:p>
          </table:table-cell>
          <table:table-cell table:style-name="ce63" table:formula="of:=IF([.E28]=0;0;1/[.E28])" office:value-type="float" office:value="0.0113728209261131" calcext:value-type="float">
            <text:p>0,011372820926113</text:p>
          </table:table-cell>
          <table:table-cell table:style-name="ce63" table:formula="of:=IF([.F28]=0;0;1/[.F28])" office:value-type="float" office:value="0.0113728209261131" calcext:value-type="float">
            <text:p>0,011372820926113</text:p>
          </table:table-cell>
          <table:table-cell table:style-name="ce63" table:formula="of:=IF([.G28]=0;0;1/[.G28])" office:value-type="float" office:value="0.0113728209261131" calcext:value-type="float">
            <text:p>0,011372820926113</text:p>
          </table:table-cell>
          <table:table-cell table:style-name="ce63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IF([.C29]=0;0;1/[.C29])" office:value-type="float" office:value="0.0113728209261131" calcext:value-type="float">
            <text:p>0,011372820926113</text:p>
          </table:table-cell>
          <table:table-cell table:style-name="ce63" table:formula="of:=IF([.D29]=0;0;1/[.D29])" office:value-type="float" office:value="0.01" calcext:value-type="float">
            <text:p>0,01</text:p>
          </table:table-cell>
          <table:table-cell table:style-name="ce63" table:formula="of:=IF([.E29]=0;0;1/[.E29])" office:value-type="float" office:value="0.01" calcext:value-type="float">
            <text:p>0,01</text:p>
          </table:table-cell>
          <table:table-cell table:style-name="ce63" table:formula="of:=IF([.F29]=0;0;1/[.F29])" office:value-type="float" office:value="0.0103665115300058" calcext:value-type="float">
            <text:p>0,010366511530006</text:p>
          </table:table-cell>
          <table:table-cell table:style-name="ce63" table:formula="of:=IF([.G29]=0;0;1/[.G29])" office:value-type="float" office:value="0.0105263157894737" calcext:value-type="float">
            <text:p>0,010526315789474</text:p>
          </table:table-cell>
          <table:table-cell table:style-name="ce63" table:formula="of:=IF([.H29]=0;0;1/[.H29])" office:value-type="float" office:value="0.0118492680749283" calcext:value-type="float">
            <text:p>0,01184926807492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IF([.C30]=0;0;1/[.C30])" office:value-type="float" office:value="0.0113728209261131" calcext:value-type="float">
            <text:p>0,011372820926113</text:p>
          </table:table-cell>
          <table:table-cell table:style-name="ce63" table:formula="of:=IF([.D30]=0;0;1/[.D30])" office:value-type="float" office:value="0.01" calcext:value-type="float">
            <text:p>0,01</text:p>
          </table:table-cell>
          <table:table-cell table:style-name="ce63" table:formula="of:=IF([.E30]=0;0;1/[.E30])" office:value-type="float" office:value="0.01" calcext:value-type="float">
            <text:p>0,01</text:p>
          </table:table-cell>
          <table:table-cell table:style-name="ce63" table:formula="of:=IF([.F30]=0;0;1/[.F30])" office:value-type="float" office:value="0.0109332076455959" calcext:value-type="float">
            <text:p>0,010933207645596</text:p>
          </table:table-cell>
          <table:table-cell table:style-name="ce63" table:formula="of:=IF([.G30]=0;0;1/[.G30])" office:value-type="float" office:value="0.034314575050762" calcext:value-type="float">
            <text:p>0,034314575050762</text:p>
          </table:table-cell>
          <table:table-cell table:style-name="ce63" table:formula="of:=IF([.H30]=0;0;1/[.H30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IF([.C31]=0;0;1/[.C31])" office:value-type="float" office:value="0.0113728209261131" calcext:value-type="float">
            <text:p>0,011372820926113</text:p>
          </table:table-cell>
          <table:table-cell table:style-name="ce63" table:formula="of:=IF([.D31]=0;0;1/[.D31])" office:value-type="float" office:value="0.01" calcext:value-type="float">
            <text:p>0,01</text:p>
          </table:table-cell>
          <table:table-cell table:style-name="ce63" table:formula="of:=IF([.E31]=0;0;1/[.E31])" office:value-type="float" office:value="0.01" calcext:value-type="float">
            <text:p>0,01</text:p>
          </table:table-cell>
          <table:table-cell table:style-name="ce63" table:formula="of:=IF([.F31]=0;0;1/[.F31])" office:value-type="float" office:value="0.0109332076455959" calcext:value-type="float">
            <text:p>0,010933207645596</text:p>
          </table:table-cell>
          <table:table-cell table:style-name="ce63" table:formula="of:=IF([.G31]=0;0;1/[.G31])" office:value-type="float" office:value="0.034314575050762" calcext:value-type="float">
            <text:p>0,034314575050762</text:p>
          </table:table-cell>
          <table:table-cell table:style-name="ce63" table:formula="of:=IF([.H31]=0;0;1/[.H31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3" table:formula="of:=IF([.C32]=0;0;1/[.C32])" office:value-type="float" office:value="0.0125955056923691" calcext:value-type="float">
            <text:p>0,012595505692369</text:p>
          </table:table-cell>
          <table:table-cell table:style-name="ce63" table:formula="of:=IF([.D32]=0;0;1/[.D32])" office:value-type="float" office:value="0.0113728209261131" calcext:value-type="float">
            <text:p>0,011372820926113</text:p>
          </table:table-cell>
          <table:table-cell table:style-name="ce63" table:formula="of:=IF([.E32]=0;0;1/[.E32])" office:value-type="float" office:value="0.0113728209261131" calcext:value-type="float">
            <text:p>0,011372820926113</text:p>
          </table:table-cell>
          <table:table-cell table:style-name="ce63" table:formula="of:=IF([.F32]=0;0;1/[.F32])" office:value-type="float" office:value="0.0118492680749283" calcext:value-type="float">
            <text:p>0,011849268074928</text:p>
          </table:table-cell>
          <table:table-cell table:style-name="ce63" table:formula="of:=IF([.G32]=0;0;1/[.G32])" office:value-type="float" office:value="0.0120585177406044" calcext:value-type="float">
            <text:p>0,012058517740604</text:p>
          </table:table-cell>
          <table:table-cell table:style-name="ce63" table:formula="of:=IF([.H32]=0;0;1/[.H32])" office:value-type="float" office:value="0.0131825488131305" calcext:value-type="float">
            <text:p>0,013182548813131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0.C11:Zeit0.H15">
            <calcext:condition calcext:apply-style-name="blue_dark_background" calcext:value="&gt;0.5" calcext:base-cell-address="Zeit0.C11"/>
            <calcext:condition calcext:apply-style-name="grey_background" calcext:value="&lt;=0.5" calcext:base-cell-address="Zeit0.C11"/>
          </calcext:conditional-format>
          <calcext:conditional-format calcext:target-range-address="Zeit0.B10:Zeit0.B10">
            <calcext:condition calcext:apply-style-name="blue_dark_background" calcext:value="&gt;0.5" calcext:base-cell-address="Zeit0.B10"/>
            <calcext:condition calcext:apply-style-name="grey_background" calcext:value="&lt;=0.5" calcext:base-cell-address="Zeit0.B10"/>
          </calcext:conditional-format>
          <calcext:conditional-format calcext:target-range-address="Zeit0.C10:Zeit0.C10">
            <calcext:condition calcext:apply-style-name="blue_dark_background" calcext:value="&gt;0.5" calcext:base-cell-address="Zeit0.C10"/>
            <calcext:condition calcext:apply-style-name="grey_background" calcext:value="&lt;=0.5" calcext:base-cell-address="Zeit0.C10"/>
          </calcext:conditional-format>
          <calcext:conditional-format calcext:target-range-address="Zeit0.D10:Zeit0.D10">
            <calcext:condition calcext:apply-style-name="blue_dark_background" calcext:value="&gt;0.5" calcext:base-cell-address="Zeit0.D10"/>
            <calcext:condition calcext:apply-style-name="grey_background" calcext:value="&lt;=0.5" calcext:base-cell-address="Zeit0.D10"/>
          </calcext:conditional-format>
          <calcext:conditional-format calcext:target-range-address="Zeit0.E10:Zeit0.E10">
            <calcext:condition calcext:apply-style-name="blue_dark_background" calcext:value="&gt;0.5" calcext:base-cell-address="Zeit0.E10"/>
            <calcext:condition calcext:apply-style-name="grey_background" calcext:value="&lt;=0.5" calcext:base-cell-address="Zeit0.E10"/>
          </calcext:conditional-format>
          <calcext:conditional-format calcext:target-range-address="Zeit0.F10:Zeit0.F10">
            <calcext:condition calcext:apply-style-name="blue_dark_background" calcext:value="&gt;0.5" calcext:base-cell-address="Zeit0.F10"/>
            <calcext:condition calcext:apply-style-name="grey_background" calcext:value="&lt;=0.5" calcext:base-cell-address="Zeit0.F10"/>
          </calcext:conditional-format>
          <calcext:conditional-format calcext:target-range-address="Zeit0.G10:Zeit0.G10">
            <calcext:condition calcext:apply-style-name="blue_dark_background" calcext:value="&gt;0.5" calcext:base-cell-address="Zeit0.G10"/>
            <calcext:condition calcext:apply-style-name="grey_background" calcext:value="&lt;=0.5" calcext:base-cell-address="Zeit0.G10"/>
          </calcext:conditional-format>
          <calcext:conditional-format calcext:target-range-address="Zeit0.H10:Zeit0.H10">
            <calcext:condition calcext:apply-style-name="blue_dark_background" calcext:value="&gt;0.5" calcext:base-cell-address="Zeit0.H10"/>
            <calcext:condition calcext:apply-style-name="grey_background" calcext:value="&lt;=0.5" calcext:base-cell-address="Zeit0.H10"/>
          </calcext:conditional-format>
          <calcext:conditional-format calcext:target-range-address="Zeit0.I10:Zeit0.I10">
            <calcext:condition calcext:apply-style-name="blue_dark_background" calcext:value="&gt;0.5" calcext:base-cell-address="Zeit0.I10"/>
            <calcext:condition calcext:apply-style-name="grey_background" calcext:value="&lt;=0.5" calcext:base-cell-address="Zeit0.I10"/>
          </calcext:conditional-format>
          <calcext:conditional-format calcext:target-range-address="Zeit0.I11:Zeit0.I11">
            <calcext:condition calcext:apply-style-name="blue_dark_background" calcext:value="&gt;0.5" calcext:base-cell-address="Zeit0.I11"/>
            <calcext:condition calcext:apply-style-name="grey_background" calcext:value="&lt;=0.5" calcext:base-cell-address="Zeit0.I11"/>
          </calcext:conditional-format>
          <calcext:conditional-format calcext:target-range-address="Zeit0.I12:Zeit0.I12">
            <calcext:condition calcext:apply-style-name="blue_dark_background" calcext:value="&gt;0.5" calcext:base-cell-address="Zeit0.I12"/>
            <calcext:condition calcext:apply-style-name="grey_background" calcext:value="&lt;=0.5" calcext:base-cell-address="Zeit0.I12"/>
          </calcext:conditional-format>
          <calcext:conditional-format calcext:target-range-address="Zeit0.I13:Zeit0.I13">
            <calcext:condition calcext:apply-style-name="blue_dark_background" calcext:value="&gt;0.5" calcext:base-cell-address="Zeit0.I13"/>
            <calcext:condition calcext:apply-style-name="grey_background" calcext:value="&lt;=0.5" calcext:base-cell-address="Zeit0.I13"/>
          </calcext:conditional-format>
          <calcext:conditional-format calcext:target-range-address="Zeit0.I14:Zeit0.I14">
            <calcext:condition calcext:apply-style-name="blue_dark_background" calcext:value="&gt;0.5" calcext:base-cell-address="Zeit0.I14"/>
            <calcext:condition calcext:apply-style-name="grey_background" calcext:value="&lt;=0.5" calcext:base-cell-address="Zeit0.I14"/>
          </calcext:conditional-format>
          <calcext:conditional-format calcext:target-range-address="Zeit0.I15:Zeit0.I15">
            <calcext:condition calcext:apply-style-name="blue_dark_background" calcext:value="&gt;0.5" calcext:base-cell-address="Zeit0.I15"/>
            <calcext:condition calcext:apply-style-name="grey_background" calcext:value="&lt;=0.5" calcext:base-cell-address="Zeit0.I15"/>
          </calcext:conditional-format>
          <calcext:conditional-format calcext:target-range-address="Zeit0.I16:Zeit0.I16">
            <calcext:condition calcext:apply-style-name="blue_dark_background" calcext:value="&gt;0.5" calcext:base-cell-address="Zeit0.I16"/>
            <calcext:condition calcext:apply-style-name="grey_background" calcext:value="&lt;=0.5" calcext:base-cell-address="Zeit0.I16"/>
          </calcext:conditional-format>
          <calcext:conditional-format calcext:target-range-address="Zeit0.H16:Zeit0.H16">
            <calcext:condition calcext:apply-style-name="blue_dark_background" calcext:value="&gt;0.5" calcext:base-cell-address="Zeit0.H16"/>
            <calcext:condition calcext:apply-style-name="grey_background" calcext:value="&lt;=0.5" calcext:base-cell-address="Zeit0.H16"/>
          </calcext:conditional-format>
          <calcext:conditional-format calcext:target-range-address="Zeit0.G16:Zeit0.G16">
            <calcext:condition calcext:apply-style-name="blue_dark_background" calcext:value="&gt;0.5" calcext:base-cell-address="Zeit0.G16"/>
            <calcext:condition calcext:apply-style-name="grey_background" calcext:value="&lt;=0.5" calcext:base-cell-address="Zeit0.G16"/>
          </calcext:conditional-format>
          <calcext:conditional-format calcext:target-range-address="Zeit0.F16:Zeit0.F16">
            <calcext:condition calcext:apply-style-name="blue_dark_background" calcext:value="&gt;0.5" calcext:base-cell-address="Zeit0.F16"/>
            <calcext:condition calcext:apply-style-name="grey_background" calcext:value="&lt;=0.5" calcext:base-cell-address="Zeit0.F16"/>
          </calcext:conditional-format>
          <calcext:conditional-format calcext:target-range-address="Zeit0.E16:Zeit0.E16">
            <calcext:condition calcext:apply-style-name="blue_dark_background" calcext:value="&gt;0.5" calcext:base-cell-address="Zeit0.E16"/>
            <calcext:condition calcext:apply-style-name="grey_background" calcext:value="&lt;=0.5" calcext:base-cell-address="Zeit0.E16"/>
          </calcext:conditional-format>
          <calcext:conditional-format calcext:target-range-address="Zeit0.D16:Zeit0.D16">
            <calcext:condition calcext:apply-style-name="blue_dark_background" calcext:value="&gt;0.5" calcext:base-cell-address="Zeit0.D16"/>
            <calcext:condition calcext:apply-style-name="grey_background" calcext:value="&lt;=0.5" calcext:base-cell-address="Zeit0.D16"/>
          </calcext:conditional-format>
          <calcext:conditional-format calcext:target-range-address="Zeit0.C16:Zeit0.C16">
            <calcext:condition calcext:apply-style-name="blue_dark_background" calcext:value="&gt;0.5" calcext:base-cell-address="Zeit0.C16"/>
            <calcext:condition calcext:apply-style-name="grey_background" calcext:value="&lt;=0.5" calcext:base-cell-address="Zeit0.C16"/>
          </calcext:conditional-format>
          <calcext:conditional-format calcext:target-range-address="Zeit0.B16:Zeit0.B16">
            <calcext:condition calcext:apply-style-name="blue_dark_background" calcext:value="&gt;0.5" calcext:base-cell-address="Zeit0.B16"/>
            <calcext:condition calcext:apply-style-name="grey_background" calcext:value="&lt;=0.5" calcext:base-cell-address="Zeit0.B16"/>
          </calcext:conditional-format>
          <calcext:conditional-format calcext:target-range-address="Zeit0.B15:Zeit0.B15">
            <calcext:condition calcext:apply-style-name="blue_dark_background" calcext:value="&gt;0.5" calcext:base-cell-address="Zeit0.B15"/>
            <calcext:condition calcext:apply-style-name="grey_background" calcext:value="&lt;=0.5" calcext:base-cell-address="Zeit0.B15"/>
          </calcext:conditional-format>
          <calcext:conditional-format calcext:target-range-address="Zeit0.B14:Zeit0.B14">
            <calcext:condition calcext:apply-style-name="blue_dark_background" calcext:value="&gt;0.5" calcext:base-cell-address="Zeit0.B14"/>
            <calcext:condition calcext:apply-style-name="grey_background" calcext:value="&lt;=0.5" calcext:base-cell-address="Zeit0.B14"/>
          </calcext:conditional-format>
          <calcext:conditional-format calcext:target-range-address="Zeit0.B13:Zeit0.B13">
            <calcext:condition calcext:apply-style-name="blue_dark_background" calcext:value="&gt;0.5" calcext:base-cell-address="Zeit0.B13"/>
            <calcext:condition calcext:apply-style-name="grey_background" calcext:value="&lt;=0.5" calcext:base-cell-address="Zeit0.B13"/>
          </calcext:conditional-format>
          <calcext:conditional-format calcext:target-range-address="Zeit0.B12:Zeit0.B12">
            <calcext:condition calcext:apply-style-name="blue_dark_background" calcext:value="&gt;0.5" calcext:base-cell-address="Zeit0.B12"/>
            <calcext:condition calcext:apply-style-name="grey_background" calcext:value="&lt;=0.5" calcext:base-cell-address="Zeit0.B12"/>
          </calcext:conditional-format>
          <calcext:conditional-format calcext:target-range-address="Zeit0.B11:Zeit0.B11">
            <calcext:condition calcext:apply-style-name="blue_dark_background" calcext:value="&gt;0.5" calcext:base-cell-address="Zeit0.B11"/>
            <calcext:condition calcext:apply-style-name="grey_background" calcext:value="&lt;=0.5" calcext:base-cell-address="Zeit0.B11"/>
          </calcext:conditional-format>
          <calcext:conditional-format calcext:target-range-address="Zeit0.B19:Zeit0.I25">
            <calcext:condition calcext:apply-style-name="blue_dark_background" calcext:value="&gt;0.5" calcext:base-cell-address="Zeit0.B19"/>
            <calcext:condition calcext:apply-style-name="grey_background" calcext:value="&lt;=0.5" calcext:base-cell-address="Zeit0.B19"/>
          </calcext:conditional-format>
          <calcext:conditional-format calcext:target-range-address="Zeit0.C3:Zeit0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R16:Zeit0.R16 Zeit0.R10:Zeit0.Y15 Zeit0.S16:Zeit0.Y16">
            <calcext:condition calcext:apply-style-name="Good" calcext:value="&gt;0.5" calcext:base-cell-address="Zeit0.R10"/>
            <calcext:condition calcext:apply-style-name="Bad" calcext:value="&lt;=-0.5" calcext:base-cell-address="Zeit0.R10"/>
          </calcext:conditional-format>
        </calcext:conditional-formats>
      </table:table>
      <table:table table:name="Zeit1" table:style-name="ta1">
        <table:table-column table:style-name="co2" table:number-columns-repeated="15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1006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5"/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996"/>
        </table:table-row>
        <table:table-row table:style-name="ro4">
          <table:table-cell/>
          <table:table-cell table:style-name="ce2" table:number-columns-repeated="8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996"/>
        </table:table-row>
        <table:table-row table:style-name="ro3">
          <table:table-cell/>
          <table:table-cell table:style-name="ce2"/>
          <table:table-cell table:style-name="ce113" table:formula="of:=IF([.C20]=0;0;IF([.T11]+[Zeit0.U11]=2;SUMPRODUCT([Zeit0.B2:.D4];[$Verteilung.$A$4:$Verteilung.$C$6];[.B19:.D21];[.B34:.D36])+[Zeit0.D3];IF([.R11]+[Zeit0.Q11]=2;SUMPRODUCT([Zeit0.B2:.D4];[$Verteilung.$A$4:$Verteilung.$C$6];[.B19:.D21];[.B34:.D36])+[Zeit0.B3];IF([.S12]+[Zeit0.S13]=2;SUMPRODUCT([Zeit0.B2:.D4];[$Verteilung.$A$4:$Verteilung.$C$6];[.B19:.D21];[.B34:.D36])+[Zeit0.C4];IF([.S10]+[Zeit0.S9]=2;SUMPRODUCT([Zeit0.B2:.D4];[$Verteilung.$A$4:$Verteilung.$C$6];[.B19:.D21];[.B34:.D36])+[Zeit0.C2];SUMPRODUCT([Zeit0.B2:.D4];[$Verteilung.$A$4:$Verteilung.$C$6];[.B19:.D21];[.B34:.D36]))))))" office:value-type="float" office:value="0" calcext:value-type="float">
            <text:p>0</text:p>
          </table:table-cell>
          <table:table-cell table:style-name="ce113" table:formula="of:=IF([.D20]=0;0;IF([.U11]+[Zeit0.V11]=2;SUMPRODUCT([Zeit0.C2:.E4];[$Verteilung.$A$4:$Verteilung.$C$6];[.C19:.E21];[.C34:.E36])+[Zeit0.E3];IF([.S11]+[Zeit0.R11]=2;SUMPRODUCT([Zeit0.C2:.E4];[$Verteilung.$A$4:$Verteilung.$C$6];[.C19:.E21];[.C34:.E36])+[Zeit0.C3];IF([.T12]+[Zeit0.T13]=2;SUMPRODUCT([Zeit0.C2:.E4];[$Verteilung.$A$4:$Verteilung.$C$6];[.C19:.E21];[.C34:.E36])+[Zeit0.D4];IF([.T10]+[Zeit0.T9]=2;SUMPRODUCT([Zeit0.C2:.E4];[$Verteilung.$A$4:$Verteilung.$C$6];[.C19:.E21];[.C34:.E36])+[Zeit0.D2];SUMPRODUCT([Zeit0.C2:.E4];[$Verteilung.$A$4:$Verteilung.$C$6];[.C19:.E21];[.C34:.E36]))))))" office:value-type="float" office:value="0" calcext:value-type="float">
            <text:p>0</text:p>
          </table:table-cell>
          <table:table-cell table:style-name="ce113" table:formula="of:=IF([.E20]=0;0;IF([.V11]+[Zeit0.W11]=2;SUMPRODUCT([Zeit0.D2:.F4];[$Verteilung.$A$4:$Verteilung.$C$6];[.D19:.F21];[.D34:.F36])+[Zeit0.F3];IF([.T11]+[Zeit0.S11]=2;SUMPRODUCT([Zeit0.D2:.F4];[$Verteilung.$A$4:$Verteilung.$C$6];[.D19:.F21];[.D34:.F36])+[Zeit0.D3];IF([.U12]+[Zeit0.U13]=2;SUMPRODUCT([Zeit0.D2:.F4];[$Verteilung.$A$4:$Verteilung.$C$6];[.D19:.F21];[.D34:.F36])+[Zeit0.E4];IF([.U10]+[Zeit0.U9]=2;SUMPRODUCT([Zeit0.D2:.F4];[$Verteilung.$A$4:$Verteilung.$C$6];[.D19:.F21];[.D34:.F36])+[Zeit0.E2];SUMPRODUCT([Zeit0.D2:.F4];[$Verteilung.$A$4:$Verteilung.$C$6];[.D19:.F21];[.D34:.F36]))))))" office:value-type="float" office:value="5.68641046305655" calcext:value-type="float">
            <text:p>5,68641046305655</text:p>
          </table:table-cell>
          <table:table-cell table:style-name="ce113" table:formula="of:=IF([.F20]=0;0;IF([.W11]+[Zeit0.X11]=2;SUMPRODUCT([Zeit0.E2:.G4];[$Verteilung.$A$4:$Verteilung.$C$6];[.E19:.G21];[.E34:.G36])+[Zeit0.G3];IF([.U11]+[Zeit0.T11]=2;SUMPRODUCT([Zeit0.E2:.G4];[$Verteilung.$A$4:$Verteilung.$C$6];[.E19:.G21];[.E34:.G36])+[Zeit0.E3];IF([.V12]+[Zeit0.V13]=2;SUMPRODUCT([Zeit0.E2:.G4];[$Verteilung.$A$4:$Verteilung.$C$6];[.E19:.G21];[.E34:.G36])+[Zeit0.F4];IF([.V10]+[Zeit0.V9]=2;SUMPRODUCT([Zeit0.E2:.G4];[$Verteilung.$A$4:$Verteilung.$C$6];[.E19:.G21];[.E34:.G36])+[Zeit0.F2];SUMPRODUCT([Zeit0.E2:.G4];[$Verteilung.$A$4:$Verteilung.$C$6];[.E19:.G21];[.E34:.G36]))))))" office:value-type="float" office:value="74.8989698127552" calcext:value-type="float">
            <text:p>74,8989698127552</text:p>
          </table:table-cell>
          <table:table-cell table:style-name="ce113" table:formula="of:=IF([.G20]=0;0;IF([.X11]+[Zeit0.Y11]=2;SUMPRODUCT([Zeit0.F2:.H4];[$Verteilung.$A$4:$Verteilung.$C$6];[.F19:.H21];[.F34:.H36])+[Zeit0.H3];IF([.V11]+[Zeit0.U11]=2;SUMPRODUCT([Zeit0.F2:.H4];[$Verteilung.$A$4:$Verteilung.$C$6];[.F19:.H21];[.F34:.H36])+[Zeit0.F3];IF([.W12]+[Zeit0.W13]=2;SUMPRODUCT([Zeit0.F2:.H4];[$Verteilung.$A$4:$Verteilung.$C$6];[.F19:.H21];[.F34:.H36])+[Zeit0.G4];IF([.W10]+[Zeit0.W9]=2;SUMPRODUCT([Zeit0.F2:.H4];[$Verteilung.$A$4:$Verteilung.$C$6];[.F19:.H21];[.F34:.H36])+[Zeit0.G2];SUMPRODUCT([Zeit0.F2:.H4];[$Verteilung.$A$4:$Verteilung.$C$6];[.F19:.H21];[.F34:.H36]))))))" office:value-type="float" office:value="68.663938924902" calcext:value-type="float">
            <text:p>68,663938924902</text:p>
          </table:table-cell>
          <table:table-cell table:style-name="ce113" table:formula="of:=IF([.H20]=0;0;IF([.Y11]+[Zeit0.Z11]=2;SUMPRODUCT([Zeit0.G2:.I4];[$Verteilung.$A$4:$Verteilung.$C$6];[.G19:.I21];[.G34:.I36])+[Zeit0.I3];IF([.W11]+[Zeit0.V11]=2;SUMPRODUCT([Zeit0.G2:.I4];[$Verteilung.$A$4:$Verteilung.$C$6];[.G19:.I21];[.G34:.I36])+[Zeit0.G3];IF([.X12]+[Zeit0.X13]=2;SUMPRODUCT([Zeit0.G2:.I4];[$Verteilung.$A$4:$Verteilung.$C$6];[.G19:.I21];[.G34:.I36])+[Zeit0.H4];IF([.X10]+[Zeit0.X9]=2;SUMPRODUCT([Zeit0.G2:.I4];[$Verteilung.$A$4:$Verteilung.$C$6];[.G19:.I21];[.G34:.I36])+[Zeit0.H2];SUMPRODUCT([Zeit0.G2:.I4];[$Verteilung.$A$4:$Verteilung.$C$6];[.G19:.I21];[.G34:.I36]))))))" office:value-type="float" office:value="829.51310563857" calcext:value-type="float">
            <text:p>829,51310563857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style-name="Default"/>
          <table:table-cell/>
          <table:table-cell table:style-name="Default" table:number-columns-repeated="9"/>
          <table:table-cell table:number-columns-repeated="996"/>
        </table:table-row>
        <table:table-row table:style-name="ro3">
          <table:table-cell/>
          <table:table-cell table:style-name="ce2"/>
          <table:table-cell table:style-name="ce113" table:formula="of:=IF([.C21]=0;0;IF([.T12]+[Zeit0.U12]=2;SUMPRODUCT([Zeit0.B3:.D5];[$Verteilung.$A$4:$Verteilung.$C$6];[.B20:.D22];[.B35:.D37])+[Zeit0.D4];IF([.R12]+[Zeit0.Q12]=2;SUMPRODUCT([Zeit0.B3:.D5];[$Verteilung.$A$4:$Verteilung.$C$6];[.B20:.D22];[.B35:.D37])+[Zeit0.B4];IF([.S13]+[Zeit0.S14]=2;SUMPRODUCT([Zeit0.B3:.D5];[$Verteilung.$A$4:$Verteilung.$C$6];[.B20:.D22];[.B35:.D37])+[Zeit0.C5];IF([.S11]+[Zeit0.S10]=2;SUMPRODUCT([Zeit0.B3:.D5];[$Verteilung.$A$4:$Verteilung.$C$6];[.B20:.D22];[.B35:.D37])+[Zeit0.C3];SUMPRODUCT([Zeit0.B3:.D5];[$Verteilung.$A$4:$Verteilung.$C$6];[.B20:.D22];[.B35:.D37]))))))" office:value-type="float" office:value="0" calcext:value-type="float">
            <text:p>0</text:p>
          </table:table-cell>
          <table:table-cell table:style-name="ce113" table:formula="of:=IF([.D21]=0;0;IF([.U12]+[Zeit0.V12]=2;SUMPRODUCT([Zeit0.C3:.E5];[$Verteilung.$A$4:$Verteilung.$C$6];[.C20:.E22];[.C35:.E37])+[Zeit0.E4];IF([.S12]+[Zeit0.R12]=2;SUMPRODUCT([Zeit0.C3:.E5];[$Verteilung.$A$4:$Verteilung.$C$6];[.C20:.E22];[.C35:.E37])+[Zeit0.C4];IF([.T13]+[Zeit0.T14]=2;SUMPRODUCT([Zeit0.C3:.E5];[$Verteilung.$A$4:$Verteilung.$C$6];[.C20:.E22];[.C35:.E37])+[Zeit0.D5];IF([.T11]+[Zeit0.T10]=2;SUMPRODUCT([Zeit0.C3:.E5];[$Verteilung.$A$4:$Verteilung.$C$6];[.C20:.E22];[.C35:.E37])+[Zeit0.D3];SUMPRODUCT([Zeit0.C3:.E5];[$Verteilung.$A$4:$Verteilung.$C$6];[.C20:.E22];[.C35:.E37]))))))" office:value-type="float" office:value="0" calcext:value-type="float">
            <text:p>0</text:p>
          </table:table-cell>
          <table:table-cell table:style-name="ce113" table:formula="of:=IF([.E21]=0;0;IF([.V12]+[Zeit0.W12]=2;SUMPRODUCT([Zeit0.D3:.F5];[$Verteilung.$A$4:$Verteilung.$C$6];[.D20:.F22];[.D35:.F37])+[Zeit0.F4];IF([.T12]+[Zeit0.S12]=2;SUMPRODUCT([Zeit0.D3:.F5];[$Verteilung.$A$4:$Verteilung.$C$6];[.D20:.F22];[.D35:.F37])+[Zeit0.D4];IF([.U13]+[Zeit0.U14]=2;SUMPRODUCT([Zeit0.D3:.F5];[$Verteilung.$A$4:$Verteilung.$C$6];[.D20:.F22];[.D35:.F37])+[Zeit0.E5];IF([.U11]+[Zeit0.U10]=2;SUMPRODUCT([Zeit0.D3:.F5];[$Verteilung.$A$4:$Verteilung.$C$6];[.D20:.F22];[.D35:.F37])+[Zeit0.E3];SUMPRODUCT([Zeit0.D3:.F5];[$Verteilung.$A$4:$Verteilung.$C$6];[.D20:.F22];[.D35:.F37]))))))" office:value-type="float" office:value="4.02089939903742" calcext:value-type="float">
            <text:p>4,02089939903742</text:p>
          </table:table-cell>
          <table:table-cell table:style-name="ce113" table:formula="of:=IF([.F21]=0;0;IF([.W12]+[Zeit0.X12]=2;SUMPRODUCT([Zeit0.E3:.G5];[$Verteilung.$A$4:$Verteilung.$C$6];[.E20:.G22];[.E35:.G37])+[Zeit0.G4];IF([.U12]+[Zeit0.T12]=2;SUMPRODUCT([Zeit0.E3:.G5];[$Verteilung.$A$4:$Verteilung.$C$6];[.E20:.G22];[.E35:.G37])+[Zeit0.E4];IF([.V13]+[Zeit0.V14]=2;SUMPRODUCT([Zeit0.E3:.G5];[$Verteilung.$A$4:$Verteilung.$C$6];[.E20:.G22];[.E35:.G37])+[Zeit0.F5];IF([.V11]+[Zeit0.V10]=2;SUMPRODUCT([Zeit0.E3:.G5];[$Verteilung.$A$4:$Verteilung.$C$6];[.E20:.G22];[.E35:.G37])+[Zeit0.F3];SUMPRODUCT([Zeit0.E3:.G5];[$Verteilung.$A$4:$Verteilung.$C$6];[.E20:.G22];[.E35:.G37]))))))" office:value-type="float" office:value="5.68641046305655" calcext:value-type="float">
            <text:p>5,68641046305655</text:p>
          </table:table-cell>
          <table:table-cell table:style-name="ce113" table:formula="of:=IF([.G21]=0;0;IF([.X12]+[Zeit0.Y12]=2;SUMPRODUCT([Zeit0.F3:.H5];[$Verteilung.$A$4:$Verteilung.$C$6];[.F20:.H22];[.F35:.H37])+[Zeit0.H4];IF([.V12]+[Zeit0.U12]=2;SUMPRODUCT([Zeit0.F3:.H5];[$Verteilung.$A$4:$Verteilung.$C$6];[.F20:.H22];[.F35:.H37])+[Zeit0.F4];IF([.W13]+[Zeit0.W14]=2;SUMPRODUCT([Zeit0.F3:.H5];[$Verteilung.$A$4:$Verteilung.$C$6];[.F20:.H22];[.F35:.H37])+[Zeit0.G5];IF([.W11]+[Zeit0.W10]=2;SUMPRODUCT([Zeit0.F3:.H5];[$Verteilung.$A$4:$Verteilung.$C$6];[.F20:.H22];[.F35:.H37])+[Zeit0.G3];SUMPRODUCT([Zeit0.F3:.H5];[$Verteilung.$A$4:$Verteilung.$C$6];[.F20:.H22];[.F35:.H37]))))))" office:value-type="float" office:value="48.5527368367772" calcext:value-type="float">
            <text:p>48,5527368367772</text:p>
          </table:table-cell>
          <table:table-cell table:style-name="ce113" table:formula="of:=IF([.H21]=0;0;IF([.Y12]+[Zeit0.Z12]=2;SUMPRODUCT([Zeit0.G3:.I5];[$Verteilung.$A$4:$Verteilung.$C$6];[.G20:.I22];[.G35:.I37])+[Zeit0.I4];IF([.W12]+[Zeit0.V12]=2;SUMPRODUCT([Zeit0.G3:.I5];[$Verteilung.$A$4:$Verteilung.$C$6];[.G20:.I22];[.G35:.I37])+[Zeit0.G4];IF([.X13]+[Zeit0.X14]=2;SUMPRODUCT([Zeit0.G3:.I5];[$Verteilung.$A$4:$Verteilung.$C$6];[.G20:.I22];[.G35:.I37])+[Zeit0.H5];IF([.X11]+[Zeit0.X10]=2;SUMPRODUCT([Zeit0.G3:.I5];[$Verteilung.$A$4:$Verteilung.$C$6];[.G20:.I22];[.G35:.I37])+[Zeit0.H3];SUMPRODUCT([Zeit0.G3:.I5];[$Verteilung.$A$4:$Verteilung.$C$6];[.G20:.I22];[.G35:.I37]))))))" office:value-type="float" office:value="62.9775284618455" calcext:value-type="float">
            <text:p>62,9775284618455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100" calcext:value-type="float">
            <text:p>2100</text:p>
          </table:table-cell>
          <table:table-cell table:style-name="ce16"/>
          <table:table-cell table:style-name="Default"/>
          <table:table-cell/>
          <table:table-cell table:style-name="Default" table:number-columns-repeated="9"/>
          <table:table-cell table:number-columns-repeated="996"/>
        </table:table-row>
        <table:table-row table:style-name="ro3">
          <table:table-cell/>
          <table:table-cell table:style-name="ce2"/>
          <table:table-cell table:style-name="ce113" table:formula="of:=IF([.C22]=0;0;IF([.T13]+[Zeit0.U13]=2;SUMPRODUCT([Zeit0.B4:.D6];[$Verteilung.$A$4:$Verteilung.$C$6];[.B21:.D23];[.B36:.D38])+[Zeit0.D5];IF([.R13]+[Zeit0.Q13]=2;SUMPRODUCT([Zeit0.B4:.D6];[$Verteilung.$A$4:$Verteilung.$C$6];[.B21:.D23];[.B36:.D38])+[Zeit0.B5];IF([.S14]+[Zeit0.S15]=2;SUMPRODUCT([Zeit0.B4:.D6];[$Verteilung.$A$4:$Verteilung.$C$6];[.B21:.D23];[.B36:.D38])+[Zeit0.C6];IF([.S12]+[Zeit0.S11]=2;SUMPRODUCT([Zeit0.B4:.D6];[$Verteilung.$A$4:$Verteilung.$C$6];[.B21:.D23];[.B36:.D38])+[Zeit0.C4];SUMPRODUCT([Zeit0.B4:.D6];[$Verteilung.$A$4:$Verteilung.$C$6];[.B21:.D23];[.B36:.D38]))))))" office:value-type="float" office:value="56.8641046305655" calcext:value-type="float">
            <text:p>56,8641046305655</text:p>
          </table:table-cell>
          <table:table-cell table:style-name="ce113" table:formula="of:=IF([.D22]=0;0;IF([.U13]+[Zeit0.V13]=2;SUMPRODUCT([Zeit0.C4:.E6];[$Verteilung.$A$4:$Verteilung.$C$6];[.C21:.E23];[.C36:.E38])+[Zeit0.E5];IF([.S13]+[Zeit0.R13]=2;SUMPRODUCT([Zeit0.C4:.E6];[$Verteilung.$A$4:$Verteilung.$C$6];[.C21:.E23];[.C36:.E38])+[Zeit0.C5];IF([.T14]+[Zeit0.T15]=2;SUMPRODUCT([Zeit0.C4:.E6];[$Verteilung.$A$4:$Verteilung.$C$6];[.C21:.E23];[.C36:.E38])+[Zeit0.D6];IF([.T12]+[Zeit0.T11]=2;SUMPRODUCT([Zeit0.C4:.E6];[$Verteilung.$A$4:$Verteilung.$C$6];[.C21:.E23];[.C36:.E38])+[Zeit0.D4];SUMPRODUCT([Zeit0.C4:.E6];[$Verteilung.$A$4:$Verteilung.$C$6];[.C21:.E23];[.C36:.E38]))))))" office:value-type="float" office:value="40.2089939903742" calcext:value-type="float">
            <text:p>40,2089939903742</text:p>
          </table:table-cell>
          <table:table-cell table:style-name="ce113" table:formula="of:=IF([.E22]=0;0;IF([.V13]+[Zeit0.W13]=2;SUMPRODUCT([Zeit0.D4:.F6];[$Verteilung.$A$4:$Verteilung.$C$6];[.D21:.F23];[.D36:.F38])+[Zeit0.F5];IF([.T13]+[Zeit0.S13]=2;SUMPRODUCT([Zeit0.D4:.F6];[$Verteilung.$A$4:$Verteilung.$C$6];[.D21:.F23];[.D36:.F38])+[Zeit0.D5];IF([.U14]+[Zeit0.U15]=2;SUMPRODUCT([Zeit0.D4:.F6];[$Verteilung.$A$4:$Verteilung.$C$6];[.D21:.F23];[.D36:.F38])+[Zeit0.E6];IF([.U12]+[Zeit0.U11]=2;SUMPRODUCT([Zeit0.D4:.F6];[$Verteilung.$A$4:$Verteilung.$C$6];[.D21:.F23];[.D36:.F38])+[Zeit0.E4];SUMPRODUCT([Zeit0.D4:.F6];[$Verteilung.$A$4:$Verteilung.$C$6];[.D21:.F23];[.D36:.F38]))))))" office:value-type="float" office:value="0" calcext:value-type="float">
            <text:p>0</text:p>
          </table:table-cell>
          <table:table-cell table:style-name="ce113" table:formula="of:=IF([.F22]=0;0;IF([.W13]+[Zeit0.X13]=2;SUMPRODUCT([Zeit0.E4:.G6];[$Verteilung.$A$4:$Verteilung.$C$6];[.E21:.G23];[.E36:.G38])+[Zeit0.G5];IF([.U13]+[Zeit0.T13]=2;SUMPRODUCT([Zeit0.E4:.G6];[$Verteilung.$A$4:$Verteilung.$C$6];[.E21:.G23];[.E36:.G38])+[Zeit0.E5];IF([.V14]+[Zeit0.V15]=2;SUMPRODUCT([Zeit0.E4:.G6];[$Verteilung.$A$4:$Verteilung.$C$6];[.E21:.G23];[.E36:.G38])+[Zeit0.F6];IF([.V12]+[Zeit0.V11]=2;SUMPRODUCT([Zeit0.E4:.G6];[$Verteilung.$A$4:$Verteilung.$C$6];[.E21:.G23];[.E36:.G38])+[Zeit0.F4];SUMPRODUCT([Zeit0.E4:.G6];[$Verteilung.$A$4:$Verteilung.$C$6];[.E21:.G23];[.E36:.G38]))))))" office:value-type="float" office:value="0" calcext:value-type="float">
            <text:p>0</text:p>
          </table:table-cell>
          <table:table-cell table:style-name="ce113" table:formula="of:=IF([.G22]=0;0;IF([.X13]+[Zeit0.Y13]=2;SUMPRODUCT([Zeit0.F4:.H6];[$Verteilung.$A$4:$Verteilung.$C$6];[.F21:.H23];[.F36:.H38])+[Zeit0.H5];IF([.V13]+[Zeit0.U13]=2;SUMPRODUCT([Zeit0.F4:.H6];[$Verteilung.$A$4:$Verteilung.$C$6];[.F21:.H23];[.F36:.H38])+[Zeit0.F5];IF([.W14]+[Zeit0.W15]=2;SUMPRODUCT([Zeit0.F4:.H6];[$Verteilung.$A$4:$Verteilung.$C$6];[.F21:.H23];[.F36:.H38])+[Zeit0.G6];IF([.W12]+[Zeit0.W11]=2;SUMPRODUCT([Zeit0.F4:.H6];[$Verteilung.$A$4:$Verteilung.$C$6];[.F21:.H23];[.F36:.H38])+[Zeit0.G4];SUMPRODUCT([Zeit0.F4:.H6];[$Verteilung.$A$4:$Verteilung.$C$6];[.F21:.H23];[.F36:.H38]))))))" office:value-type="float" office:value="0" calcext:value-type="float">
            <text:p>0</text:p>
          </table:table-cell>
          <table:table-cell table:style-name="ce113" table:formula="of:=IF([.H22]=0;0;IF([.Y13]+[Zeit0.Z13]=2;SUMPRODUCT([Zeit0.G4:.I6];[$Verteilung.$A$4:$Verteilung.$C$6];[.G21:.I23];[.G36:.I38])+[Zeit0.I5];IF([.W13]+[Zeit0.V13]=2;SUMPRODUCT([Zeit0.G4:.I6];[$Verteilung.$A$4:$Verteilung.$C$6];[.G21:.I23];[.G36:.I38])+[Zeit0.G5];IF([.X14]+[Zeit0.X15]=2;SUMPRODUCT([Zeit0.G4:.I6];[$Verteilung.$A$4:$Verteilung.$C$6];[.G21:.I23];[.G36:.I38])+[Zeit0.H6];IF([.X12]+[Zeit0.X11]=2;SUMPRODUCT([Zeit0.G4:.I6];[$Verteilung.$A$4:$Verteilung.$C$6];[.G21:.I23];[.G36:.I38])+[Zeit0.H4];SUMPRODUCT([Zeit0.G4:.I6];[$Verteilung.$A$4:$Verteilung.$C$6];[.G21:.I23];[.G36:.I38])))))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3">
          <table:table-cell/>
          <table:table-cell table:style-name="ce2"/>
          <table:table-cell table:style-name="ce113" table:formula="of:=IF([.C23]=0;0;IF([.T14]+[Zeit0.U14]=2;SUMPRODUCT([Zeit0.B5:.D7];[$Verteilung.$A$4:$Verteilung.$C$6];[.B22:.D24];[.B37:.D39])+[Zeit0.D6];IF([.R14]+[Zeit0.Q14]=2;SUMPRODUCT([Zeit0.B5:.D7];[$Verteilung.$A$4:$Verteilung.$C$6];[.B22:.D24];[.B37:.D39])+[Zeit0.B6];IF([.S15]+[Zeit0.S16]=2;SUMPRODUCT([Zeit0.B5:.D7];[$Verteilung.$A$4:$Verteilung.$C$6];[.B22:.D24];[.B37:.D39])+[Zeit0.C7];IF([.S13]+[Zeit0.S12]=2;SUMPRODUCT([Zeit0.B5:.D7];[$Verteilung.$A$4:$Verteilung.$C$6];[.B22:.D24];[.B37:.D39])+[Zeit0.C5];SUMPRODUCT([Zeit0.B5:.D7];[$Verteilung.$A$4:$Verteilung.$C$6];[.B22:.D24];[.B37:.D39]))))))" office:value-type="float" office:value="748.989698127552" calcext:value-type="float">
            <text:p>748,989698127552</text:p>
          </table:table-cell>
          <table:table-cell table:style-name="ce113" table:formula="of:=IF([.D23]=0;0;IF([.U14]+[Zeit0.V14]=2;SUMPRODUCT([Zeit0.C5:.E7];[$Verteilung.$A$4:$Verteilung.$C$6];[.C22:.E24];[.C37:.E39])+[Zeit0.E6];IF([.S14]+[Zeit0.R14]=2;SUMPRODUCT([Zeit0.C5:.E7];[$Verteilung.$A$4:$Verteilung.$C$6];[.C22:.E24];[.C37:.E39])+[Zeit0.C6];IF([.T15]+[Zeit0.T16]=2;SUMPRODUCT([Zeit0.C5:.E7];[$Verteilung.$A$4:$Verteilung.$C$6];[.C22:.E24];[.C37:.E39])+[Zeit0.D7];IF([.T13]+[Zeit0.T12]=2;SUMPRODUCT([Zeit0.C5:.E7];[$Verteilung.$A$4:$Verteilung.$C$6];[.C22:.E24];[.C37:.E39])+[Zeit0.D5];SUMPRODUCT([Zeit0.C5:.E7];[$Verteilung.$A$4:$Verteilung.$C$6];[.C22:.E24];[.C37:.E39]))))))" office:value-type="float" office:value="56.8641046305655" calcext:value-type="float">
            <text:p>56,8641046305655</text:p>
          </table:table-cell>
          <table:table-cell table:style-name="ce113" table:formula="of:=IF([.E23]=0;0;IF([.V14]+[Zeit0.W14]=2;SUMPRODUCT([Zeit0.D5:.F7];[$Verteilung.$A$4:$Verteilung.$C$6];[.D22:.F24];[.D37:.F39])+[Zeit0.F6];IF([.T14]+[Zeit0.S14]=2;SUMPRODUCT([Zeit0.D5:.F7];[$Verteilung.$A$4:$Verteilung.$C$6];[.D22:.F24];[.D37:.F39])+[Zeit0.D6];IF([.U15]+[Zeit0.U16]=2;SUMPRODUCT([Zeit0.D5:.F7];[$Verteilung.$A$4:$Verteilung.$C$6];[.D22:.F24];[.D37:.F39])+[Zeit0.E7];IF([.U13]+[Zeit0.U12]=2;SUMPRODUCT([Zeit0.D5:.F7];[$Verteilung.$A$4:$Verteilung.$C$6];[.D22:.F24];[.D37:.F39])+[Zeit0.E5];SUMPRODUCT([Zeit0.D5:.F7];[$Verteilung.$A$4:$Verteilung.$C$6];[.D22:.F24];[.D37:.F39]))))))" office:value-type="float" office:value="0" calcext:value-type="float">
            <text:p>0</text:p>
          </table:table-cell>
          <table:table-cell table:style-name="ce113" table:formula="of:=IF([.F23]=0;0;IF([.W14]+[Zeit0.X14]=2;SUMPRODUCT([Zeit0.E5:.G7];[$Verteilung.$A$4:$Verteilung.$C$6];[.E22:.G24];[.E37:.G39])+[Zeit0.G6];IF([.U14]+[Zeit0.T14]=2;SUMPRODUCT([Zeit0.E5:.G7];[$Verteilung.$A$4:$Verteilung.$C$6];[.E22:.G24];[.E37:.G39])+[Zeit0.E6];IF([.V15]+[Zeit0.V16]=2;SUMPRODUCT([Zeit0.E5:.G7];[$Verteilung.$A$4:$Verteilung.$C$6];[.E22:.G24];[.E37:.G39])+[Zeit0.F7];IF([.V13]+[Zeit0.V12]=2;SUMPRODUCT([Zeit0.E5:.G7];[$Verteilung.$A$4:$Verteilung.$C$6];[.E22:.G24];[.E37:.G39])+[Zeit0.F5];SUMPRODUCT([Zeit0.E5:.G7];[$Verteilung.$A$4:$Verteilung.$C$6];[.E22:.G24];[.E37:.G39]))))))" office:value-type="float" office:value="0" calcext:value-type="float">
            <text:p>0</text:p>
          </table:table-cell>
          <table:table-cell table:style-name="ce113" table:formula="of:=IF([.G23]=0;0;IF([.X14]+[Zeit0.Y14]=2;SUMPRODUCT([Zeit0.F5:.H7];[$Verteilung.$A$4:$Verteilung.$C$6];[.F22:.H24];[.F37:.H39])+[Zeit0.H6];IF([.V14]+[Zeit0.U14]=2;SUMPRODUCT([Zeit0.F5:.H7];[$Verteilung.$A$4:$Verteilung.$C$6];[.F22:.H24];[.F37:.H39])+[Zeit0.F6];IF([.W15]+[Zeit0.W16]=2;SUMPRODUCT([Zeit0.F5:.H7];[$Verteilung.$A$4:$Verteilung.$C$6];[.F22:.H24];[.F37:.H39])+[Zeit0.G7];IF([.W13]+[Zeit0.W12]=2;SUMPRODUCT([Zeit0.F5:.H7];[$Verteilung.$A$4:$Verteilung.$C$6];[.F22:.H24];[.F37:.H39])+[Zeit0.G5];SUMPRODUCT([Zeit0.F5:.H7];[$Verteilung.$A$4:$Verteilung.$C$6];[.F22:.H24];[.F37:.H39]))))))" office:value-type="float" office:value="0" calcext:value-type="float">
            <text:p>0</text:p>
          </table:table-cell>
          <table:table-cell table:style-name="ce113" table:formula="of:=IF([.H23]=0;0;IF([.Y14]+[Zeit0.Z14]=2;SUMPRODUCT([Zeit0.G5:.I7];[$Verteilung.$A$4:$Verteilung.$C$6];[.G22:.I24];[.G37:.I39])+[Zeit0.I6];IF([.W14]+[Zeit0.V14]=2;SUMPRODUCT([Zeit0.G5:.I7];[$Verteilung.$A$4:$Verteilung.$C$6];[.G22:.I24];[.G37:.I39])+[Zeit0.G6];IF([.X15]+[Zeit0.X16]=2;SUMPRODUCT([Zeit0.G5:.I7];[$Verteilung.$A$4:$Verteilung.$C$6];[.G22:.I24];[.G37:.I39])+[Zeit0.H7];IF([.X13]+[Zeit0.X12]=2;SUMPRODUCT([Zeit0.G5:.I7];[$Verteilung.$A$4:$Verteilung.$C$6];[.G22:.I24];[.G37:.I39])+[Zeit0.H5];SUMPRODUCT([Zeit0.G5:.I7];[$Verteilung.$A$4:$Verteilung.$C$6];[.G22:.I24];[.G37:.I39])))))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3">
          <table:table-cell/>
          <table:table-cell table:style-name="ce2"/>
          <table:table-cell table:style-name="ce113" table:formula="of:=IF([.C24]=0;0;IF([.T15]+[Zeit0.U15]=2;SUMPRODUCT([Zeit0.B6:.D8];[$Verteilung.$A$4:$Verteilung.$C$6];[.B23:.D25];[.B38:.D40])+[Zeit0.D7];IF([.R15]+[Zeit0.Q15]=2;SUMPRODUCT([Zeit0.B6:.D8];[$Verteilung.$A$4:$Verteilung.$C$6];[.B23:.D25];[.B38:.D40])+[Zeit0.B7];IF([.S16]+[Zeit0.S17]=2;SUMPRODUCT([Zeit0.B6:.D8];[$Verteilung.$A$4:$Verteilung.$C$6];[.B23:.D25];[.B38:.D40])+[Zeit0.C8];IF([.S14]+[Zeit0.S13]=2;SUMPRODUCT([Zeit0.B6:.D8];[$Verteilung.$A$4:$Verteilung.$C$6];[.B23:.D25];[.B38:.D40])+[Zeit0.C6];SUMPRODUCT([Zeit0.B6:.D8];[$Verteilung.$A$4:$Verteilung.$C$6];[.B23:.D25];[.B38:.D40]))))))" office:value-type="float" office:value="56.8641046305655" calcext:value-type="float">
            <text:p>56,8641046305655</text:p>
          </table:table-cell>
          <table:table-cell table:style-name="ce113" table:formula="of:=IF([.D24]=0;0;IF([.U15]+[Zeit0.V15]=2;SUMPRODUCT([Zeit0.C6:.E8];[$Verteilung.$A$4:$Verteilung.$C$6];[.C23:.E25];[.C38:.E40])+[Zeit0.E7];IF([.S15]+[Zeit0.R15]=2;SUMPRODUCT([Zeit0.C6:.E8];[$Verteilung.$A$4:$Verteilung.$C$6];[.C23:.E25];[.C38:.E40])+[Zeit0.C7];IF([.T16]+[Zeit0.T17]=2;SUMPRODUCT([Zeit0.C6:.E8];[$Verteilung.$A$4:$Verteilung.$C$6];[.C23:.E25];[.C38:.E40])+[Zeit0.D8];IF([.T14]+[Zeit0.T13]=2;SUMPRODUCT([Zeit0.C6:.E8];[$Verteilung.$A$4:$Verteilung.$C$6];[.C23:.E25];[.C38:.E40])+[Zeit0.D6];SUMPRODUCT([Zeit0.C6:.E8];[$Verteilung.$A$4:$Verteilung.$C$6];[.C23:.E25];[.C38:.E40]))))))" office:value-type="float" office:value="40.2089939903742" calcext:value-type="float">
            <text:p>40,2089939903742</text:p>
          </table:table-cell>
          <table:table-cell table:style-name="ce113" table:formula="of:=IF([.E24]=0;0;IF([.V15]+[Zeit0.W15]=2;SUMPRODUCT([Zeit0.D6:.F8];[$Verteilung.$A$4:$Verteilung.$C$6];[.D23:.F25];[.D38:.F40])+[Zeit0.F7];IF([.T15]+[Zeit0.S15]=2;SUMPRODUCT([Zeit0.D6:.F8];[$Verteilung.$A$4:$Verteilung.$C$6];[.D23:.F25];[.D38:.F40])+[Zeit0.D7];IF([.U16]+[Zeit0.U17]=2;SUMPRODUCT([Zeit0.D6:.F8];[$Verteilung.$A$4:$Verteilung.$C$6];[.D23:.F25];[.D38:.F40])+[Zeit0.E8];IF([.U14]+[Zeit0.U13]=2;SUMPRODUCT([Zeit0.D6:.F8];[$Verteilung.$A$4:$Verteilung.$C$6];[.D23:.F25];[.D38:.F40])+[Zeit0.E6];SUMPRODUCT([Zeit0.D6:.F8];[$Verteilung.$A$4:$Verteilung.$C$6];[.D23:.F25];[.D38:.F40]))))))" office:value-type="float" office:value="0" calcext:value-type="float">
            <text:p>0</text:p>
          </table:table-cell>
          <table:table-cell table:style-name="ce113" table:formula="of:=IF([.F24]=0;0;IF([.W15]+[Zeit0.X15]=2;SUMPRODUCT([Zeit0.E6:.G8];[$Verteilung.$A$4:$Verteilung.$C$6];[.E23:.G25];[.E38:.G40])+[Zeit0.G7];IF([.U15]+[Zeit0.T15]=2;SUMPRODUCT([Zeit0.E6:.G8];[$Verteilung.$A$4:$Verteilung.$C$6];[.E23:.G25];[.E38:.G40])+[Zeit0.E7];IF([.V16]+[Zeit0.V17]=2;SUMPRODUCT([Zeit0.E6:.G8];[$Verteilung.$A$4:$Verteilung.$C$6];[.E23:.G25];[.E38:.G40])+[Zeit0.F8];IF([.V14]+[Zeit0.V13]=2;SUMPRODUCT([Zeit0.E6:.G8];[$Verteilung.$A$4:$Verteilung.$C$6];[.E23:.G25];[.E38:.G40])+[Zeit0.F6];SUMPRODUCT([Zeit0.E6:.G8];[$Verteilung.$A$4:$Verteilung.$C$6];[.E23:.G25];[.E38:.G40]))))))" office:value-type="float" office:value="0" calcext:value-type="float">
            <text:p>0</text:p>
          </table:table-cell>
          <table:table-cell table:style-name="ce113" table:formula="of:=IF([.G24]=0;0;IF([.X15]+[Zeit0.Y15]=2;SUMPRODUCT([Zeit0.F6:.H8];[$Verteilung.$A$4:$Verteilung.$C$6];[.F23:.H25];[.F38:.H40])+[Zeit0.H7];IF([.V15]+[Zeit0.U15]=2;SUMPRODUCT([Zeit0.F6:.H8];[$Verteilung.$A$4:$Verteilung.$C$6];[.F23:.H25];[.F38:.H40])+[Zeit0.F7];IF([.W16]+[Zeit0.W17]=2;SUMPRODUCT([Zeit0.F6:.H8];[$Verteilung.$A$4:$Verteilung.$C$6];[.F23:.H25];[.F38:.H40])+[Zeit0.G8];IF([.W14]+[Zeit0.W13]=2;SUMPRODUCT([Zeit0.F6:.H8];[$Verteilung.$A$4:$Verteilung.$C$6];[.F23:.H25];[.F38:.H40])+[Zeit0.G6];SUMPRODUCT([Zeit0.F6:.H8];[$Verteilung.$A$4:$Verteilung.$C$6];[.F23:.H25];[.F38:.H40]))))))" office:value-type="float" office:value="0" calcext:value-type="float">
            <text:p>0</text:p>
          </table:table-cell>
          <table:table-cell table:style-name="ce113" table:formula="of:=IF([.H24]=0;0;IF([.Y15]+[Zeit0.Z15]=2;SUMPRODUCT([Zeit0.G6:.I8];[$Verteilung.$A$4:$Verteilung.$C$6];[.G23:.I25];[.G38:.I40])+[Zeit0.I7];IF([.W15]+[Zeit0.V15]=2;SUMPRODUCT([Zeit0.G6:.I8];[$Verteilung.$A$4:$Verteilung.$C$6];[.G23:.I25];[.G38:.I40])+[Zeit0.G7];IF([.X16]+[Zeit0.X17]=2;SUMPRODUCT([Zeit0.G6:.I8];[$Verteilung.$A$4:$Verteilung.$C$6];[.G23:.I25];[.G38:.I40])+[Zeit0.H8];IF([.X14]+[Zeit0.X13]=2;SUMPRODUCT([Zeit0.G6:.I8];[$Verteilung.$A$4:$Verteilung.$C$6];[.G23:.I25];[.G38:.I40])+[Zeit0.H6];SUMPRODUCT([Zeit0.G6:.I8];[$Verteilung.$A$4:$Verteilung.$C$6];[.G23:.I25];[.G38:.I40])))))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style-name="Default" table:number-columns-repeated="9"/>
          <table:table-cell table:number-columns-repeated="996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"/>
          <table:table-cell table:style-name="Default"/>
          <table:table-cell table:style-name="ce112" office:value-type="string" calcext:value-type="string">
            <text:p>Unterschiede bei Bewegung in Pixeln</text:p>
          </table:table-cell>
          <table:table-cell table:style-name="Default" table:number-columns-repeated="7"/>
          <table:table-cell table:number-columns-repeated="996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0.E9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8"/>
          <table:table-cell/>
          <table:table-cell table:style-name="Default"/>
          <table:table-cell table:style-name="ce14"/>
          <table:table-cell table:style-name="Default" table:number-columns-repeated="7"/>
          <table:table-cell table:number-columns-repeated="996"/>
        </table:table-row>
        <table:table-row table:style-name="ro3">
          <table:table-cell/>
          <table:table-cell table:style-name="ce110" table:formula="of:=[Zeit0.B10]" office:value-type="float" office:value="1" calcext:value-type="float">
            <text:p>1</text:p>
          </table:table-cell>
          <table:table-cell table:style-name="ce110" table:formula="of:=[Zeit0.C10]" office:value-type="float" office:value="1" calcext:value-type="float">
            <text:p>1</text:p>
          </table:table-cell>
          <table:table-cell table:style-name="ce110" table:formula="of:=[Zeit0.D10]" office:value-type="float" office:value="1" calcext:value-type="float">
            <text:p>1</text:p>
          </table:table-cell>
          <table:table-cell table:style-name="ce110" table:formula="of:=[Zeit0.E10]" office:value-type="float" office:value="1" calcext:value-type="float">
            <text:p>1</text:p>
          </table:table-cell>
          <table:table-cell table:style-name="ce110" table:formula="of:=[Zeit0.F10]" office:value-type="float" office:value="1" calcext:value-type="float">
            <text:p>1</text:p>
          </table:table-cell>
          <table:table-cell table:style-name="ce110" table:formula="of:=[Zeit0.G10]" office:value-type="float" office:value="1" calcext:value-type="float">
            <text:p>1</text:p>
          </table:table-cell>
          <table:table-cell table:style-name="ce110" table:formula="of:=[Zeit0.H10]" office:value-type="float" office:value="1" calcext:value-type="float">
            <text:p>1</text:p>
          </table:table-cell>
          <table:table-cell table:style-name="ce110" table:formula="of:=[Zeit0.I10]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style-name="ce92" table:formula="of:=[.B10]-[Zeit0.B10]" office:value-type="float" office:value="0" calcext:value-type="float">
            <text:p>0</text:p>
          </table:table-cell>
          <table:table-cell table:style-name="ce92" table:formula="of:=[.C10]-[Zeit0.C10]" office:value-type="float" office:value="0" calcext:value-type="float">
            <text:p>0</text:p>
          </table:table-cell>
          <table:table-cell table:style-name="ce92" table:formula="of:=[.D10]-[Zeit0.D10]" office:value-type="float" office:value="0" calcext:value-type="float">
            <text:p>0</text:p>
          </table:table-cell>
          <table:table-cell table:style-name="ce92" table:formula="of:=[.E10]-[Zeit0.E10]" office:value-type="float" office:value="0" calcext:value-type="float">
            <text:p>0</text:p>
          </table:table-cell>
          <table:table-cell table:style-name="ce92" table:formula="of:=[.F10]-[Zeit0.F10]" office:value-type="float" office:value="0" calcext:value-type="float">
            <text:p>0</text:p>
          </table:table-cell>
          <table:table-cell table:style-name="ce92" table:formula="of:=[.G10]-[Zeit0.G10]" office:value-type="float" office:value="0" calcext:value-type="float">
            <text:p>0</text:p>
          </table:table-cell>
          <table:table-cell table:style-name="ce92" table:formula="of:=[.H10]-[Zeit0.H10]" office:value-type="float" office:value="0" calcext:value-type="float">
            <text:p>0</text:p>
          </table:table-cell>
          <table:table-cell table:style-name="ce92" table:formula="of:=[.I10]-[Zeit0.I10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table-cell table:style-name="ce110" table:formula="of:=[Zeit0.B11]" office:value-type="float" office:value="1" calcext:value-type="float">
            <text:p>1</text:p>
          </table:table-cell>
          <table:table-cell table:style-name="ce110" table:formula="of:=[Zeit0.C11]" office:value-type="float" office:value="0" calcext:value-type="float">
            <text:p>0</text:p>
          </table:table-cell>
          <table:table-cell table:style-name="ce110" table:formula="of:=[Zeit0.D11]" office:value-type="float" office:value="0" calcext:value-type="float">
            <text:p>0</text:p>
          </table:table-cell>
          <table:table-cell table:style-name="ce110" table:formula="of:=[Zeit0.E11]" office:value-type="float" office:value="0" calcext:value-type="float">
            <text:p>0</text:p>
          </table:table-cell>
          <table:table-cell table:style-name="ce110" table:formula="of:=[Zeit0.F11]" office:value-type="float" office:value="0" calcext:value-type="float">
            <text:p>0</text:p>
          </table:table-cell>
          <table:table-cell table:style-name="ce110" table:formula="of:=[Zeit0.G11]" office:value-type="float" office:value="0" calcext:value-type="float">
            <text:p>0</text:p>
          </table:table-cell>
          <table:table-cell table:style-name="ce110" table:formula="of:=[Zeit0.H11]" office:value-type="float" office:value="0" calcext:value-type="float">
            <text:p>0</text:p>
          </table:table-cell>
          <table:table-cell table:style-name="ce110" table:formula="of:=[Zeit0.I11]" office:value-type="float" office:value="1" calcext:value-type="float">
            <text:p>1</text:p>
          </table:table-cell>
          <table:table-cell table:number-columns-repeated="8"/>
          <table:table-cell table:style-name="ce92" table:formula="of:=[.B11]-[Zeit0.B11]" office:value-type="float" office:value="0" calcext:value-type="float">
            <text:p>0</text:p>
          </table:table-cell>
          <table:table-cell table:style-name="ce92" table:formula="of:=[.C11]-[Zeit0.C11]" office:value-type="float" office:value="0" calcext:value-type="float">
            <text:p>0</text:p>
          </table:table-cell>
          <table:table-cell table:style-name="ce92" table:formula="of:=[.D11]-[Zeit0.D11]" office:value-type="float" office:value="0" calcext:value-type="float">
            <text:p>0</text:p>
          </table:table-cell>
          <table:table-cell table:style-name="ce92" table:formula="of:=[.E11]-[Zeit0.E11]" office:value-type="float" office:value="0" calcext:value-type="float">
            <text:p>0</text:p>
          </table:table-cell>
          <table:table-cell table:style-name="ce92" table:formula="of:=[.F11]-[Zeit0.F11]" office:value-type="float" office:value="0" calcext:value-type="float">
            <text:p>0</text:p>
          </table:table-cell>
          <table:table-cell table:style-name="ce92" table:formula="of:=[.G11]-[Zeit0.G11]" office:value-type="float" office:value="0" calcext:value-type="float">
            <text:p>0</text:p>
          </table:table-cell>
          <table:table-cell table:style-name="ce92" table:formula="of:=[.H11]-[Zeit0.H11]" office:value-type="float" office:value="0" calcext:value-type="float">
            <text:p>0</text:p>
          </table:table-cell>
          <table:table-cell table:style-name="ce92" table:formula="of:=[.I11]-[Zeit0.I11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table-cell table:style-name="ce110" table:formula="of:=[Zeit0.B12]" office:value-type="float" office:value="1" calcext:value-type="float">
            <text:p>1</text:p>
          </table:table-cell>
          <table:table-cell table:style-name="ce110" table:formula="of:=[Zeit0.C12]" office:value-type="float" office:value="0" calcext:value-type="float">
            <text:p>0</text:p>
          </table:table-cell>
          <table:table-cell table:style-name="ce110" table:formula="of:=[Zeit0.D12]" office:value-type="float" office:value="0" calcext:value-type="float">
            <text:p>0</text:p>
          </table:table-cell>
          <table:table-cell table:style-name="ce110" table:formula="of:=[Zeit0.E12]" office:value-type="float" office:value="0" calcext:value-type="float">
            <text:p>0</text:p>
          </table:table-cell>
          <table:table-cell table:style-name="ce110" table:formula="of:=[Zeit0.F12]" office:value-type="float" office:value="0" calcext:value-type="float">
            <text:p>0</text:p>
          </table:table-cell>
          <table:table-cell table:style-name="ce110" table:formula="of:=[Zeit0.G12]" office:value-type="float" office:value="0" calcext:value-type="float">
            <text:p>0</text:p>
          </table:table-cell>
          <table:table-cell table:style-name="ce110" table:formula="of:=[Zeit0.H12]" office:value-type="float" office:value="0" calcext:value-type="float">
            <text:p>0</text:p>
          </table:table-cell>
          <table:table-cell table:style-name="ce110" table:formula="of:=[Zeit0.I12]" office:value-type="float" office:value="1" calcext:value-type="float">
            <text:p>1</text:p>
          </table:table-cell>
          <table:table-cell table:number-columns-repeated="8"/>
          <table:table-cell table:style-name="ce92" table:formula="of:=[.B12]-[Zeit0.B12]" office:value-type="float" office:value="0" calcext:value-type="float">
            <text:p>0</text:p>
          </table:table-cell>
          <table:table-cell table:style-name="ce92" table:formula="of:=[.C12]-[Zeit0.C12]" office:value-type="float" office:value="0" calcext:value-type="float">
            <text:p>0</text:p>
          </table:table-cell>
          <table:table-cell table:style-name="ce92" table:formula="of:=[.D12]-[Zeit0.D12]" office:value-type="float" office:value="0" calcext:value-type="float">
            <text:p>0</text:p>
          </table:table-cell>
          <table:table-cell table:style-name="ce92" table:formula="of:=[.E12]-[Zeit0.E12]" office:value-type="float" office:value="0" calcext:value-type="float">
            <text:p>0</text:p>
          </table:table-cell>
          <table:table-cell table:style-name="ce92" table:formula="of:=[.F12]-[Zeit0.F12]" office:value-type="float" office:value="0" calcext:value-type="float">
            <text:p>0</text:p>
          </table:table-cell>
          <table:table-cell table:style-name="ce92" table:formula="of:=[.G12]-[Zeit0.G12]" office:value-type="float" office:value="0" calcext:value-type="float">
            <text:p>0</text:p>
          </table:table-cell>
          <table:table-cell table:style-name="ce92" table:formula="of:=[.H12]-[Zeit0.H12]" office:value-type="float" office:value="0" calcext:value-type="float">
            <text:p>0</text:p>
          </table:table-cell>
          <table:table-cell table:style-name="ce92" table:formula="of:=[.I12]-[Zeit0.I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table-cell table:style-name="ce110" table:formula="of:=[Zeit0.B13]" office:value-type="float" office:value="1" calcext:value-type="float">
            <text:p>1</text:p>
          </table:table-cell>
          <table:table-cell table:style-name="ce110" table:formula="of:=[Zeit0.C13]" office:value-type="float" office:value="0" calcext:value-type="float">
            <text:p>0</text:p>
          </table:table-cell>
          <table:table-cell table:style-name="ce110" table:formula="of:=[Zeit0.D13]" office:value-type="float" office:value="0" calcext:value-type="float">
            <text:p>0</text:p>
          </table:table-cell>
          <table:table-cell table:style-name="ce110" table:formula="of:=[Zeit0.E13]" office:value-type="float" office:value="0" calcext:value-type="float">
            <text:p>0</text:p>
          </table:table-cell>
          <table:table-cell table:style-name="ce110" table:formula="of:=[Zeit0.F13]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0" table:formula="of:=[Zeit0.H13]" office:value-type="float" office:value="0" calcext:value-type="float">
            <text:p>0</text:p>
          </table:table-cell>
          <table:table-cell table:style-name="ce110" table:formula="of:=[Zeit0.I13]" office:value-type="float" office:value="1" calcext:value-type="float">
            <text:p>1</text:p>
          </table:table-cell>
          <table:table-cell table:number-columns-repeated="8"/>
          <table:table-cell table:style-name="ce92" table:formula="of:=[.B13]-[Zeit0.B13]" office:value-type="float" office:value="0" calcext:value-type="float">
            <text:p>0</text:p>
          </table:table-cell>
          <table:table-cell table:style-name="ce92" table:formula="of:=[.C13]-[Zeit0.C13]" office:value-type="float" office:value="0" calcext:value-type="float">
            <text:p>0</text:p>
          </table:table-cell>
          <table:table-cell table:style-name="ce92" table:formula="of:=[.D13]-[Zeit0.D13]" office:value-type="float" office:value="0" calcext:value-type="float">
            <text:p>0</text:p>
          </table:table-cell>
          <table:table-cell table:style-name="ce92" table:formula="of:=[.E13]-[Zeit0.E13]" office:value-type="float" office:value="0" calcext:value-type="float">
            <text:p>0</text:p>
          </table:table-cell>
          <table:table-cell table:style-name="ce92" table:formula="of:=[.F13]-[Zeit0.F13]" office:value-type="float" office:value="0" calcext:value-type="float">
            <text:p>0</text:p>
          </table:table-cell>
          <table:table-cell table:style-name="ce92" table:formula="of:=[.G13]-[Zeit0.G13]" office:value-type="float" office:value="-1" calcext:value-type="float">
            <text:p>-1</text:p>
          </table:table-cell>
          <table:table-cell table:style-name="ce92" table:formula="of:=[.H13]-[Zeit0.H13]" office:value-type="float" office:value="0" calcext:value-type="float">
            <text:p>0</text:p>
          </table:table-cell>
          <table:table-cell table:style-name="ce92" table:formula="of:=[.I13]-[Zeit0.I13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table-cell table:style-name="ce110" table:formula="of:=[Zeit0.B14]" office:value-type="float" office:value="1" calcext:value-type="float">
            <text:p>1</text:p>
          </table:table-cell>
          <table:table-cell table:style-name="ce110" table:formula="of:=[Zeit0.C14]" office:value-type="float" office:value="0" calcext:value-type="float">
            <text:p>0</text:p>
          </table:table-cell>
          <table:table-cell table:style-name="ce110" table:formula="of:=[Zeit0.D14]" office:value-type="float" office:value="0" calcext:value-type="float">
            <text:p>0</text:p>
          </table:table-cell>
          <table:table-cell table:style-name="ce110" table:formula="of:=[Zeit0.E14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[Zeit0.G14]" office:value-type="float" office:value="1" calcext:value-type="float">
            <text:p>1</text:p>
          </table:table-cell>
          <table:table-cell table:style-name="ce110" table:formula="of:=[Zeit0.H14]" office:value-type="float" office:value="0" calcext:value-type="float">
            <text:p>0</text:p>
          </table:table-cell>
          <table:table-cell table:style-name="ce110" table:formula="of:=[Zeit0.I14]" office:value-type="float" office:value="1" calcext:value-type="float">
            <text:p>1</text:p>
          </table:table-cell>
          <table:table-cell table:number-columns-repeated="8"/>
          <table:table-cell table:style-name="ce92" table:formula="of:=[.B14]-[Zeit0.B14]" office:value-type="float" office:value="0" calcext:value-type="float">
            <text:p>0</text:p>
          </table:table-cell>
          <table:table-cell table:style-name="ce92" table:formula="of:=[.C14]-[Zeit0.C14]" office:value-type="float" office:value="0" calcext:value-type="float">
            <text:p>0</text:p>
          </table:table-cell>
          <table:table-cell table:style-name="ce92" table:formula="of:=[.D14]-[Zeit0.D14]" office:value-type="float" office:value="0" calcext:value-type="float">
            <text:p>0</text:p>
          </table:table-cell>
          <table:table-cell table:style-name="ce92" table:formula="of:=[.E14]-[Zeit0.E14]" office:value-type="float" office:value="0" calcext:value-type="float">
            <text:p>0</text:p>
          </table:table-cell>
          <table:table-cell table:style-name="ce92" table:formula="of:=[.F14]-[Zeit0.F14]" office:value-type="float" office:value="1" calcext:value-type="float">
            <text:p>1</text:p>
          </table:table-cell>
          <table:table-cell table:style-name="ce92" table:formula="of:=[.G14]-[Zeit0.G14]" office:value-type="float" office:value="0" calcext:value-type="float">
            <text:p>0</text:p>
          </table:table-cell>
          <table:table-cell table:style-name="ce92" table:formula="of:=[.H14]-[Zeit0.H14]" office:value-type="float" office:value="0" calcext:value-type="float">
            <text:p>0</text:p>
          </table:table-cell>
          <table:table-cell table:style-name="ce92" table:formula="of:=[.I14]-[Zeit0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0" table:formula="of:=[Zeit0.B15]" office:value-type="float" office:value="1" calcext:value-type="float">
            <text:p>1</text:p>
          </table:table-cell>
          <table:table-cell table:style-name="ce110" table:formula="of:=[Zeit0.C15]" office:value-type="float" office:value="0" calcext:value-type="float">
            <text:p>0</text:p>
          </table:table-cell>
          <table:table-cell table:style-name="ce110" table:formula="of:=[Zeit0.D15]" office:value-type="float" office:value="0" calcext:value-type="float">
            <text:p>0</text:p>
          </table:table-cell>
          <table:table-cell table:style-name="ce110" table:formula="of:=[Zeit0.E15]" office:value-type="float" office:value="0" calcext:value-type="float">
            <text:p>0</text:p>
          </table:table-cell>
          <table:table-cell table:style-name="ce110" table:formula="of:=[Zeit0.F15]" office:value-type="float" office:value="0" calcext:value-type="float">
            <text:p>0</text:p>
          </table:table-cell>
          <table:table-cell table:style-name="ce110" table:formula="of:=[Zeit0.G15]" office:value-type="float" office:value="0" calcext:value-type="float">
            <text:p>0</text:p>
          </table:table-cell>
          <table:table-cell table:style-name="ce110" table:formula="of:=[Zeit0.H15]" office:value-type="float" office:value="0" calcext:value-type="float">
            <text:p>0</text:p>
          </table:table-cell>
          <table:table-cell table:style-name="ce110" table:formula="of:=[Zeit0.I15]" office:value-type="float" office:value="1" calcext:value-type="float">
            <text:p>1</text:p>
          </table:table-cell>
          <table:table-cell table:number-columns-repeated="8"/>
          <table:table-cell table:style-name="ce92" table:formula="of:=[.B15]-[Zeit0.B15]" office:value-type="float" office:value="0" calcext:value-type="float">
            <text:p>0</text:p>
          </table:table-cell>
          <table:table-cell table:style-name="ce92" table:formula="of:=[.C15]-[Zeit0.C15]" office:value-type="float" office:value="0" calcext:value-type="float">
            <text:p>0</text:p>
          </table:table-cell>
          <table:table-cell table:style-name="ce92" table:formula="of:=[.D15]-[Zeit0.D15]" office:value-type="float" office:value="0" calcext:value-type="float">
            <text:p>0</text:p>
          </table:table-cell>
          <table:table-cell table:style-name="ce92" table:formula="of:=[.E15]-[Zeit0.E15]" office:value-type="float" office:value="0" calcext:value-type="float">
            <text:p>0</text:p>
          </table:table-cell>
          <table:table-cell table:style-name="ce92" table:formula="of:=[.F15]-[Zeit0.F15]" office:value-type="float" office:value="0" calcext:value-type="float">
            <text:p>0</text:p>
          </table:table-cell>
          <table:table-cell table:style-name="ce92" table:formula="of:=[.G15]-[Zeit0.G15]" office:value-type="float" office:value="0" calcext:value-type="float">
            <text:p>0</text:p>
          </table:table-cell>
          <table:table-cell table:style-name="ce92" table:formula="of:=[.H15]-[Zeit0.H15]" office:value-type="float" office:value="0" calcext:value-type="float">
            <text:p>0</text:p>
          </table:table-cell>
          <table:table-cell table:style-name="ce92" table:formula="of:=[.I15]-[Zeit0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0" table:formula="of:=[Zeit0.B16]" office:value-type="float" office:value="1" calcext:value-type="float">
            <text:p>1</text:p>
          </table:table-cell>
          <table:table-cell table:style-name="ce110" table:formula="of:=[Zeit0.C16]" office:value-type="float" office:value="1" calcext:value-type="float">
            <text:p>1</text:p>
          </table:table-cell>
          <table:table-cell table:style-name="ce110" table:formula="of:=[Zeit0.D16]" office:value-type="float" office:value="1" calcext:value-type="float">
            <text:p>1</text:p>
          </table:table-cell>
          <table:table-cell table:style-name="ce110" table:formula="of:=[Zeit0.E16]" office:value-type="float" office:value="1" calcext:value-type="float">
            <text:p>1</text:p>
          </table:table-cell>
          <table:table-cell table:style-name="ce110" table:formula="of:=[Zeit0.F16]" office:value-type="float" office:value="1" calcext:value-type="float">
            <text:p>1</text:p>
          </table:table-cell>
          <table:table-cell table:style-name="ce110" table:formula="of:=[Zeit0.G16]" office:value-type="float" office:value="1" calcext:value-type="float">
            <text:p>1</text:p>
          </table:table-cell>
          <table:table-cell table:style-name="ce110" table:formula="of:=[Zeit0.H16]" office:value-type="float" office:value="1" calcext:value-type="float">
            <text:p>1</text:p>
          </table:table-cell>
          <table:table-cell table:style-name="ce110" table:formula="of:=[Zeit0.I16]" office:value-type="float" office:value="1" calcext:value-type="float">
            <text:p>1</text:p>
          </table:table-cell>
          <table:table-cell table:number-columns-repeated="8"/>
          <table:table-cell table:style-name="ce92" table:formula="of:=[.B16]-[Zeit0.B16]" office:value-type="float" office:value="0" calcext:value-type="float">
            <text:p>0</text:p>
          </table:table-cell>
          <table:table-cell table:style-name="ce92" table:formula="of:=[.C16]-[Zeit0.C16]" office:value-type="float" office:value="0" calcext:value-type="float">
            <text:p>0</text:p>
          </table:table-cell>
          <table:table-cell table:style-name="ce92" table:formula="of:=[.D16]-[Zeit0.D16]" office:value-type="float" office:value="0" calcext:value-type="float">
            <text:p>0</text:p>
          </table:table-cell>
          <table:table-cell table:style-name="ce92" table:formula="of:=[.E16]-[Zeit0.E16]" office:value-type="float" office:value="0" calcext:value-type="float">
            <text:p>0</text:p>
          </table:table-cell>
          <table:table-cell table:style-name="ce92" table:formula="of:=[.F16]-[Zeit0.F16]" office:value-type="float" office:value="0" calcext:value-type="float">
            <text:p>0</text:p>
          </table:table-cell>
          <table:table-cell table:style-name="ce92" table:formula="of:=[.G16]-[Zeit0.G16]" office:value-type="float" office:value="0" calcext:value-type="float">
            <text:p>0</text:p>
          </table:table-cell>
          <table:table-cell table:style-name="ce92" table:formula="of:=[.H16]-[Zeit0.H16]" office:value-type="float" office:value="0" calcext:value-type="float">
            <text:p>0</text:p>
          </table:table-cell>
          <table:table-cell table:style-name="ce92" table:formula="of:=[.I16]-[Zeit0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1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11" table:formula="of:=1-[.B10]" office:value-type="float" office:value="0" calcext:value-type="float">
            <text:p>0</text:p>
          </table:table-cell>
          <table:table-cell table:style-name="ce111" table:formula="of:=1-[.C10]" office:value-type="float" office:value="0" calcext:value-type="float">
            <text:p>0</text:p>
          </table:table-cell>
          <table:table-cell table:style-name="ce111" table:formula="of:=1-[.D10]" office:value-type="float" office:value="0" calcext:value-type="float">
            <text:p>0</text:p>
          </table:table-cell>
          <table:table-cell table:style-name="ce111" table:formula="of:=1-[.E10]" office:value-type="float" office:value="0" calcext:value-type="float">
            <text:p>0</text:p>
          </table:table-cell>
          <table:table-cell table:style-name="ce111" table:formula="of:=1-[.F10]" office:value-type="float" office:value="0" calcext:value-type="float">
            <text:p>0</text:p>
          </table:table-cell>
          <table:table-cell table:style-name="ce111" table:formula="of:=1-[.G10]" office:value-type="float" office:value="0" calcext:value-type="float">
            <text:p>0</text:p>
          </table:table-cell>
          <table:table-cell table:style-name="ce111" table:formula="of:=1-[.H10]" office:value-type="float" office:value="0" calcext:value-type="float">
            <text:p>0</text:p>
          </table:table-cell>
          <table:table-cell table:style-name="ce111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1" table:formula="of:=1-[.B11]" office:value-type="float" office:value="0" calcext:value-type="float">
            <text:p>0</text:p>
          </table:table-cell>
          <table:table-cell table:style-name="ce111" table:formula="of:=1-[.C11]" office:value-type="float" office:value="1" calcext:value-type="float">
            <text:p>1</text:p>
          </table:table-cell>
          <table:table-cell table:style-name="ce111" table:formula="of:=1-[.D11]" office:value-type="float" office:value="1" calcext:value-type="float">
            <text:p>1</text:p>
          </table:table-cell>
          <table:table-cell table:style-name="ce111" table:formula="of:=1-[.E11]" office:value-type="float" office:value="1" calcext:value-type="float">
            <text:p>1</text:p>
          </table:table-cell>
          <table:table-cell table:style-name="ce111" table:formula="of:=1-[.F11]" office:value-type="float" office:value="1" calcext:value-type="float">
            <text:p>1</text:p>
          </table:table-cell>
          <table:table-cell table:style-name="ce111" table:formula="of:=1-[.G11]" office:value-type="float" office:value="1" calcext:value-type="float">
            <text:p>1</text:p>
          </table:table-cell>
          <table:table-cell table:style-name="ce111" table:formula="of:=1-[.H11]" office:value-type="float" office:value="1" calcext:value-type="float">
            <text:p>1</text:p>
          </table:table-cell>
          <table:table-cell table:style-name="ce111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1" table:formula="of:=1-[.B12]" office:value-type="float" office:value="0" calcext:value-type="float">
            <text:p>0</text:p>
          </table:table-cell>
          <table:table-cell table:style-name="ce111" table:formula="of:=1-[.C12]" office:value-type="float" office:value="1" calcext:value-type="float">
            <text:p>1</text:p>
          </table:table-cell>
          <table:table-cell table:style-name="ce111" table:formula="of:=1-[.D12]" office:value-type="float" office:value="1" calcext:value-type="float">
            <text:p>1</text:p>
          </table:table-cell>
          <table:table-cell table:style-name="ce111" table:formula="of:=1-[.E12]" office:value-type="float" office:value="1" calcext:value-type="float">
            <text:p>1</text:p>
          </table:table-cell>
          <table:table-cell table:style-name="ce111" table:formula="of:=1-[.F12]" office:value-type="float" office:value="1" calcext:value-type="float">
            <text:p>1</text:p>
          </table:table-cell>
          <table:table-cell table:style-name="ce111" table:formula="of:=1-[.G12]" office:value-type="float" office:value="1" calcext:value-type="float">
            <text:p>1</text:p>
          </table:table-cell>
          <table:table-cell table:style-name="ce111" table:formula="of:=1-[.H12]" office:value-type="float" office:value="1" calcext:value-type="float">
            <text:p>1</text:p>
          </table:table-cell>
          <table:table-cell table:style-name="ce111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1" table:formula="of:=1-[.B13]" office:value-type="float" office:value="0" calcext:value-type="float">
            <text:p>0</text:p>
          </table:table-cell>
          <table:table-cell table:style-name="ce111" table:formula="of:=1-[.C13]" office:value-type="float" office:value="1" calcext:value-type="float">
            <text:p>1</text:p>
          </table:table-cell>
          <table:table-cell table:style-name="ce111" table:formula="of:=1-[.D13]" office:value-type="float" office:value="1" calcext:value-type="float">
            <text:p>1</text:p>
          </table:table-cell>
          <table:table-cell table:style-name="ce111" table:formula="of:=1-[.E13]" office:value-type="float" office:value="1" calcext:value-type="float">
            <text:p>1</text:p>
          </table:table-cell>
          <table:table-cell table:style-name="ce111" table:formula="of:=1-[.F13]" office:value-type="float" office:value="1" calcext:value-type="float">
            <text:p>1</text:p>
          </table:table-cell>
          <table:table-cell table:style-name="ce111" table:formula="of:=1-[.G13]" office:value-type="float" office:value="1" calcext:value-type="float">
            <text:p>1</text:p>
          </table:table-cell>
          <table:table-cell table:style-name="ce111" table:formula="of:=1-[.H13]" office:value-type="float" office:value="1" calcext:value-type="float">
            <text:p>1</text:p>
          </table:table-cell>
          <table:table-cell table:style-name="ce111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1" table:formula="of:=1-[.B14]" office:value-type="float" office:value="0" calcext:value-type="float">
            <text:p>0</text:p>
          </table:table-cell>
          <table:table-cell table:style-name="ce111" table:formula="of:=1-[.C14]" office:value-type="float" office:value="1" calcext:value-type="float">
            <text:p>1</text:p>
          </table:table-cell>
          <table:table-cell table:style-name="ce111" table:formula="of:=1-[.D14]" office:value-type="float" office:value="1" calcext:value-type="float">
            <text:p>1</text:p>
          </table:table-cell>
          <table:table-cell table:style-name="ce111" table:formula="of:=1-[.E14]" office:value-type="float" office:value="1" calcext:value-type="float">
            <text:p>1</text:p>
          </table:table-cell>
          <table:table-cell table:style-name="ce111" table:formula="of:=1-[.F14]" office:value-type="float" office:value="0" calcext:value-type="float">
            <text:p>0</text:p>
          </table:table-cell>
          <table:table-cell table:style-name="ce111" table:formula="of:=1-[.G14]" office:value-type="float" office:value="0" calcext:value-type="float">
            <text:p>0</text:p>
          </table:table-cell>
          <table:table-cell table:style-name="ce111" table:formula="of:=1-[.H14]" office:value-type="float" office:value="1" calcext:value-type="float">
            <text:p>1</text:p>
          </table:table-cell>
          <table:table-cell table:style-name="ce111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1" table:formula="of:=1-[.B15]" office:value-type="float" office:value="0" calcext:value-type="float">
            <text:p>0</text:p>
          </table:table-cell>
          <table:table-cell table:style-name="ce111" table:formula="of:=1-[.C15]" office:value-type="float" office:value="1" calcext:value-type="float">
            <text:p>1</text:p>
          </table:table-cell>
          <table:table-cell table:style-name="ce111" table:formula="of:=1-[.D15]" office:value-type="float" office:value="1" calcext:value-type="float">
            <text:p>1</text:p>
          </table:table-cell>
          <table:table-cell table:style-name="ce111" table:formula="of:=1-[.E15]" office:value-type="float" office:value="1" calcext:value-type="float">
            <text:p>1</text:p>
          </table:table-cell>
          <table:table-cell table:style-name="ce111" table:formula="of:=1-[.F15]" office:value-type="float" office:value="1" calcext:value-type="float">
            <text:p>1</text:p>
          </table:table-cell>
          <table:table-cell table:style-name="ce111" table:formula="of:=1-[.G15]" office:value-type="float" office:value="1" calcext:value-type="float">
            <text:p>1</text:p>
          </table:table-cell>
          <table:table-cell table:style-name="ce111" table:formula="of:=1-[.H15]" office:value-type="float" office:value="1" calcext:value-type="float">
            <text:p>1</text:p>
          </table:table-cell>
          <table:table-cell table:style-name="ce111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1" table:formula="of:=1-[.B16]" office:value-type="float" office:value="0" calcext:value-type="float">
            <text:p>0</text:p>
          </table:table-cell>
          <table:table-cell table:style-name="ce111" table:formula="of:=1-[.C16]" office:value-type="float" office:value="0" calcext:value-type="float">
            <text:p>0</text:p>
          </table:table-cell>
          <table:table-cell table:style-name="ce111" table:formula="of:=1-[.D16]" office:value-type="float" office:value="0" calcext:value-type="float">
            <text:p>0</text:p>
          </table:table-cell>
          <table:table-cell table:style-name="ce111" table:formula="of:=1-[.E16]" office:value-type="float" office:value="0" calcext:value-type="float">
            <text:p>0</text:p>
          </table:table-cell>
          <table:table-cell table:style-name="ce111" table:formula="of:=1-[.F16]" office:value-type="float" office:value="0" calcext:value-type="float">
            <text:p>0</text:p>
          </table:table-cell>
          <table:table-cell table:style-name="ce111" table:formula="of:=1-[.G16]" office:value-type="float" office:value="0" calcext:value-type="float">
            <text:p>0</text:p>
          </table:table-cell>
          <table:table-cell table:style-name="ce111" table:formula="of:=1-[.H16]" office:value-type="float" office:value="0" calcext:value-type="float">
            <text:p>0</text:p>
          </table:table-cell>
          <table:table-cell table:style-name="ce111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100" calcext:value-type="float">
            <text:p>100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G21:.I23];[$Verteilung.$A$4:$Verteilung.$C$6])" office:value-type="float" office:value="84.3933982822018" calcext:value-type="float">
            <text:p>84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5" calcext:value-type="float">
            <text:p>95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G22:.I24];[$Verteilung.$A$4:$Verteilung.$C$6])" office:value-type="float" office:value="82.9289321881345" calcext:value-type="float">
            <text:p>82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G23:.I25];[$Verteilung.$A$4:$Verteilung.$C$6])" office:value-type="float" office:value="75.8578643762691" calcext:value-type="float">
            <text:p>75,857864376269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" calcext:value-type="float">
            <text:p>0,01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3728209261131" calcext:value-type="float">
            <text:p>0,011372820926113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3665115300058" calcext:value-type="float">
            <text:p>0,010366511530006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109332076455959" calcext:value-type="float">
            <text:p>0,010933207645596</text:p>
          </table:table-cell>
          <table:table-cell table:style-name="ce34" table:formula="of:=IF([.H30]=0;0;1/[.H30])" office:value-type="float" office:value="0.0118492680749283" calcext:value-type="float">
            <text:p>0,01184926807492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5263157894737" calcext:value-type="float">
            <text:p>0,010526315789474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34314575050762" calcext:value-type="float">
            <text:p>0,034314575050762</text:p>
          </table:table-cell>
          <table:table-cell table:style-name="ce34" table:formula="of:=IF([.H31]=0;0;1/[.H31])" office:value-type="float" office:value="0.0120585177406044" calcext:value-type="float">
            <text:p>0,01205851774060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5955056923691" calcext:value-type="float">
            <text:p>0,012595505692369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style-name="ce34" table:formula="of:=IF([.H32]=0;0;1/[.H32])" office:value-type="float" office:value="0.0131825488131305" calcext:value-type="float">
            <text:p>0,013182548813131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1.C3:Zeit1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B10:Zeit1.I16">
            <calcext:condition calcext:apply-style-name="blue_dark_background" calcext:value="&gt;0.5" calcext:base-cell-address="Zeit1.B10"/>
            <calcext:condition calcext:apply-style-name="grey_background" calcext:value="&lt;=0.5" calcext:base-cell-address="Zeit1.B10"/>
          </calcext:conditional-format>
          <calcext:conditional-format calcext:target-range-address="Zeit1.B19:Zeit1.I25">
            <calcext:condition calcext:apply-style-name="blue_dark_background" calcext:value="&gt;0.5" calcext:base-cell-address="Zeit1.B19"/>
            <calcext:condition calcext:apply-style-name="grey_background" calcext:value="&lt;=0.5" calcext:base-cell-address="Zeit1.B19"/>
          </calcext:conditional-format>
          <calcext:conditional-format calcext:target-range-address="Zeit1.R10:Zeit1.Y16">
            <calcext:condition calcext:apply-style-name="Good" calcext:value="&gt;0.5" calcext:base-cell-address="Zeit1.R10"/>
            <calcext:condition calcext:apply-style-name="Bad" calcext:value="&lt;=-0.5" calcext:base-cell-address="Zeit1.R10"/>
          </calcext:conditional-format>
        </calcext:conditional-formats>
      </table:table>
      <table:table table:name="Zeit2" table:style-name="ta1">
        <table:table-column table:style-name="co2" table:number-columns-repeated="15" table:default-cell-style-name="ce1"/>
        <table:table-column table:style-name="co7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 table:number-columns-repeated="8"/>
          <table:table-cell table:number-columns-repeated="8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/>
          <table:table-cell table:style-name="ce120" table:formula="of:=IF([.C20]=0;0;IF([.T11]+[Zeit1.U11]=2;SUMPRODUCT([Zeit1.B2:.D4];[$Verteilung.$A$4:$Verteilung.$C$6];[.B19:.D21];[.B34:.D36])+[Zeit1.D3];IF([.R11]+[Zeit1.Q11]=2;SUMPRODUCT([Zeit1.B2:.D4];[$Verteilung.$A$4:$Verteilung.$C$6];[.B19:.D21];[.B34:.D36])+[Zeit1.B3];IF([.S12]+[Zeit1.S13]=2;SUMPRODUCT([Zeit1.B2:.D4];[$Verteilung.$A$4:$Verteilung.$C$6];[.B19:.D21];[.B34:.D36])+[Zeit1.C4];IF([.S10]+[Zeit1.S9]=2;SUMPRODUCT([Zeit1.B2:.D4];[$Verteilung.$A$4:$Verteilung.$C$6];[.B19:.D21];[.B34:.D36])+[Zeit1.C2];SUMPRODUCT([Zeit1.B2:.D4];[$Verteilung.$A$4:$Verteilung.$C$6];[.B19:.D21];[.B34:.D36]))))))" office:value-type="float" office:value="0" calcext:value-type="float">
            <text:p>0</text:p>
          </table:table-cell>
          <table:table-cell table:style-name="ce120" table:formula="of:=IF([.D20]=0;0;IF([.U11]+[Zeit1.V11]=2;SUMPRODUCT([Zeit1.C2:.E4];[$Verteilung.$A$4:$Verteilung.$C$6];[.C19:.E21];[.C34:.E36])+[Zeit1.E3];IF([.S11]+[Zeit1.R11]=2;SUMPRODUCT([Zeit1.C2:.E4];[$Verteilung.$A$4:$Verteilung.$C$6];[.C19:.E21];[.C34:.E36])+[Zeit1.C3];IF([.T12]+[Zeit1.T13]=2;SUMPRODUCT([Zeit1.C2:.E4];[$Verteilung.$A$4:$Verteilung.$C$6];[.C19:.E21];[.C34:.E36])+[Zeit1.D4];IF([.T10]+[Zeit1.T9]=2;SUMPRODUCT([Zeit1.C2:.E4];[$Verteilung.$A$4:$Verteilung.$C$6];[.C19:.E21];[.C34:.E36])+[Zeit1.D2];SUMPRODUCT([Zeit1.C2:.E4];[$Verteilung.$A$4:$Verteilung.$C$6];[.C19:.E21];[.C34:.E36]))))))" office:value-type="float" office:value="0.465512901120004" calcext:value-type="float">
            <text:p>0,465512901120004</text:p>
          </table:table-cell>
          <table:table-cell table:style-name="ce120" table:formula="of:=IF([.E20]=0;0;IF([.V11]+[Zeit1.W11]=2;SUMPRODUCT([Zeit1.D2:.F4];[$Verteilung.$A$4:$Verteilung.$C$6];[.D19:.F21];[.D34:.F36])+[Zeit1.F3];IF([.T11]+[Zeit1.S11]=2;SUMPRODUCT([Zeit1.D2:.F4];[$Verteilung.$A$4:$Verteilung.$C$6];[.D19:.F21];[.D34:.F36])+[Zeit1.D3];IF([.U12]+[Zeit1.U13]=2;SUMPRODUCT([Zeit1.D2:.F4];[$Verteilung.$A$4:$Verteilung.$C$6];[.D19:.F21];[.D34:.F36])+[Zeit1.E4];IF([.U10]+[Zeit1.U9]=2;SUMPRODUCT([Zeit1.D2:.F4];[$Verteilung.$A$4:$Verteilung.$C$6];[.D19:.F21];[.D34:.F36])+[Zeit1.E2];SUMPRODUCT([Zeit1.D2:.F4];[$Verteilung.$A$4:$Verteilung.$C$6];[.D19:.F21];[.D34:.F36]))))))" office:value-type="float" office:value="8.9202156522119" calcext:value-type="float">
            <text:p>8,9202156522119</text:p>
          </table:table-cell>
          <table:table-cell table:style-name="ce120" table:formula="of:=IF([.F20]=0;0;IF([.W11]+[Zeit1.X11]=2;SUMPRODUCT([Zeit1.E2:.G4];[$Verteilung.$A$4:$Verteilung.$C$6];[.E19:.G21];[.E34:.G36])+[Zeit1.G3];IF([.U11]+[Zeit1.T11]=2;SUMPRODUCT([Zeit1.E2:.G4];[$Verteilung.$A$4:$Verteilung.$C$6];[.E19:.G21];[.E34:.G36])+[Zeit1.E3];IF([.V12]+[Zeit1.V13]=2;SUMPRODUCT([Zeit1.E2:.G4];[$Verteilung.$A$4:$Verteilung.$C$6];[.E19:.G21];[.E34:.G36])+[Zeit1.F4];IF([.V10]+[Zeit1.V9]=2;SUMPRODUCT([Zeit1.E2:.G4];[$Verteilung.$A$4:$Verteilung.$C$6];[.E19:.G21];[.E34:.G36])+[Zeit1.F2];SUMPRODUCT([Zeit1.E2:.G4];[$Verteilung.$A$4:$Verteilung.$C$6];[.E19:.G21];[.E34:.G36]))))))" office:value-type="float" office:value="62.4695020948879" calcext:value-type="float">
            <text:p>62,4695020948879</text:p>
          </table:table-cell>
          <table:table-cell table:style-name="ce120" table:formula="of:=IF([.G20]=0;0;IF([.X11]+[Zeit1.Y11]=2;SUMPRODUCT([Zeit1.F2:.H4];[$Verteilung.$A$4:$Verteilung.$C$6];[.F19:.H21];[.F34:.H36])+[Zeit1.H3];IF([.V11]+[Zeit1.U11]=2;SUMPRODUCT([Zeit1.F2:.H4];[$Verteilung.$A$4:$Verteilung.$C$6];[.F19:.H21];[.F34:.H36])+[Zeit1.F3];IF([.W12]+[Zeit1.W13]=2;SUMPRODUCT([Zeit1.F2:.H4];[$Verteilung.$A$4:$Verteilung.$C$6];[.F19:.H21];[.F34:.H36])+[Zeit1.G4];IF([.W10]+[Zeit1.W9]=2;SUMPRODUCT([Zeit1.F2:.H4];[$Verteilung.$A$4:$Verteilung.$C$6];[.F19:.H21];[.F34:.H36])+[Zeit1.G2];SUMPRODUCT([Zeit1.F2:.H4];[$Verteilung.$A$4:$Verteilung.$C$6];[.F19:.H21];[.F34:.H36]))))))" office:value-type="float" office:value="113.089275838834" calcext:value-type="float">
            <text:p>113,089275838834</text:p>
          </table:table-cell>
          <table:table-cell table:style-name="ce120" table:formula="of:=IF([.H20]=0;0;IF([.Y11]+[Zeit1.Z11]=2;SUMPRODUCT([Zeit1.G2:.I4];[$Verteilung.$A$4:$Verteilung.$C$6];[.G19:.I21];[.G34:.I36])+[Zeit1.I3];IF([.W11]+[Zeit1.V11]=2;SUMPRODUCT([Zeit1.G2:.I4];[$Verteilung.$A$4:$Verteilung.$C$6];[.G19:.I21];[.G34:.I36])+[Zeit1.G3];IF([.X12]+[Zeit1.X13]=2;SUMPRODUCT([Zeit1.G2:.I4];[$Verteilung.$A$4:$Verteilung.$C$6];[.G19:.I21];[.G34:.I36])+[Zeit1.H4];IF([.X10]+[Zeit1.X9]=2;SUMPRODUCT([Zeit1.G2:.I4];[$Verteilung.$A$4:$Verteilung.$C$6];[.G19:.I21];[.G34:.I36])+[Zeit1.H2];SUMPRODUCT([Zeit1.G2:.I4];[$Verteilung.$A$4:$Verteilung.$C$6];[.G19:.I21];[.G34:.I36]))))))" office:value-type="float" office:value="697.294265074469" calcext:value-type="float">
            <text:p>697,294265074469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/>
          <table:table-cell table:style-name="ce120" table:formula="of:=IF([.C21]=0;0;IF([.T12]+[Zeit1.U12]=2;SUMPRODUCT([Zeit1.B3:.D5];[$Verteilung.$A$4:$Verteilung.$C$6];[.B20:.D22];[.B35:.D37])+[Zeit1.D4];IF([.R12]+[Zeit1.Q12]=2;SUMPRODUCT([Zeit1.B3:.D5];[$Verteilung.$A$4:$Verteilung.$C$6];[.B20:.D22];[.B35:.D37])+[Zeit1.B4];IF([.S13]+[Zeit1.S14]=2;SUMPRODUCT([Zeit1.B3:.D5];[$Verteilung.$A$4:$Verteilung.$C$6];[.B20:.D22];[.B35:.D37])+[Zeit1.C5];IF([.S11]+[Zeit1.S10]=2;SUMPRODUCT([Zeit1.B3:.D5];[$Verteilung.$A$4:$Verteilung.$C$6];[.B20:.D22];[.B35:.D37])+[Zeit1.C3];SUMPRODUCT([Zeit1.B3:.D5];[$Verteilung.$A$4:$Verteilung.$C$6];[.B20:.D22];[.B35:.D37]))))))" office:value-type="float" office:value="4.70723238617644" calcext:value-type="float">
            <text:p>4,70723238617644</text:p>
          </table:table-cell>
          <table:table-cell table:style-name="ce120" table:formula="of:=IF([.D21]=0;0;IF([.U12]+[Zeit1.V12]=2;SUMPRODUCT([Zeit1.C3:.E5];[$Verteilung.$A$4:$Verteilung.$C$6];[.C20:.E22];[.C35:.E37])+[Zeit1.E4];IF([.S12]+[Zeit1.R12]=2;SUMPRODUCT([Zeit1.C3:.E5];[$Verteilung.$A$4:$Verteilung.$C$6];[.C20:.E22];[.C35:.E37])+[Zeit1.C4];IF([.T13]+[Zeit1.T14]=2;SUMPRODUCT([Zeit1.C3:.E5];[$Verteilung.$A$4:$Verteilung.$C$6];[.C20:.E22];[.C35:.E37])+[Zeit1.D5];IF([.T11]+[Zeit1.T10]=2;SUMPRODUCT([Zeit1.C3:.E5];[$Verteilung.$A$4:$Verteilung.$C$6];[.C20:.E22];[.C35:.E37])+[Zeit1.D3];SUMPRODUCT([Zeit1.C3:.E5];[$Verteilung.$A$4:$Verteilung.$C$6];[.C20:.E22];[.C35:.E37]))))))" office:value-type="float" office:value="4.80027325450188" calcext:value-type="float">
            <text:p>4,80027325450188</text:p>
          </table:table-cell>
          <table:table-cell table:style-name="ce120" table:formula="of:=IF([.E21]=0;0;IF([.V12]+[Zeit1.W12]=2;SUMPRODUCT([Zeit1.D3:.F5];[$Verteilung.$A$4:$Verteilung.$C$6];[.D20:.F22];[.D35:.F37])+[Zeit1.F4];IF([.T12]+[Zeit1.S12]=2;SUMPRODUCT([Zeit1.D3:.F5];[$Verteilung.$A$4:$Verteilung.$C$6];[.D20:.F22];[.D35:.F37])+[Zeit1.D4];IF([.U13]+[Zeit1.U14]=2;SUMPRODUCT([Zeit1.D3:.F5];[$Verteilung.$A$4:$Verteilung.$C$6];[.D20:.F22];[.D35:.F37])+[Zeit1.E5];IF([.U11]+[Zeit1.U10]=2;SUMPRODUCT([Zeit1.D3:.F5];[$Verteilung.$A$4:$Verteilung.$C$6];[.D20:.F22];[.D35:.F37])+[Zeit1.E3];SUMPRODUCT([Zeit1.D3:.F5];[$Verteilung.$A$4:$Verteilung.$C$6];[.D20:.F22];[.D35:.F37]))))))" office:value-type="float" office:value="7.74106985344753" calcext:value-type="float">
            <text:p>7,74106985344753</text:p>
          </table:table-cell>
          <table:table-cell table:style-name="ce120" table:formula="of:=IF([.F21]=0;0;IF([.W12]+[Zeit1.X12]=2;SUMPRODUCT([Zeit1.E3:.G5];[$Verteilung.$A$4:$Verteilung.$C$6];[.E20:.G22];[.E35:.G37])+[Zeit1.G4];IF([.U12]+[Zeit1.T12]=2;SUMPRODUCT([Zeit1.E3:.G5];[$Verteilung.$A$4:$Verteilung.$C$6];[.E20:.G22];[.E35:.G37])+[Zeit1.E4];IF([.V13]+[Zeit1.V14]=2;SUMPRODUCT([Zeit1.E3:.G5];[$Verteilung.$A$4:$Verteilung.$C$6];[.E20:.G22];[.E35:.G37])+[Zeit1.F5];IF([.V11]+[Zeit1.V10]=2;SUMPRODUCT([Zeit1.E3:.G5];[$Verteilung.$A$4:$Verteilung.$C$6];[.E20:.G22];[.E35:.G37])+[Zeit1.F3];SUMPRODUCT([Zeit1.E3:.G5];[$Verteilung.$A$4:$Verteilung.$C$6];[.E20:.G22];[.E35:.G37]))))))" office:value-type="float" office:value="13.6222459103052" calcext:value-type="float">
            <text:p>13,6222459103052</text:p>
          </table:table-cell>
          <table:table-cell table:style-name="ce120" table:formula="of:=IF([.G21]=0;0;IF([.X12]+[Zeit1.Y12]=2;SUMPRODUCT([Zeit1.F3:.H5];[$Verteilung.$A$4:$Verteilung.$C$6];[.F20:.H22];[.F35:.H37])+[Zeit1.H4];IF([.V12]+[Zeit1.U12]=2;SUMPRODUCT([Zeit1.F3:.H5];[$Verteilung.$A$4:$Verteilung.$C$6];[.F20:.H22];[.F35:.H37])+[Zeit1.F4];IF([.W13]+[Zeit1.W14]=2;SUMPRODUCT([Zeit1.F3:.H5];[$Verteilung.$A$4:$Verteilung.$C$6];[.F20:.H22];[.F35:.H37])+[Zeit1.G5];IF([.W11]+[Zeit1.W10]=2;SUMPRODUCT([Zeit1.F3:.H5];[$Verteilung.$A$4:$Verteilung.$C$6];[.F20:.H22];[.F35:.H37])+[Zeit1.G3];SUMPRODUCT([Zeit1.F3:.H5];[$Verteilung.$A$4:$Verteilung.$C$6];[.F20:.H22];[.F35:.H37]))))))" office:value-type="float" office:value="79.6971452751433" calcext:value-type="float">
            <text:p>79,6971452751433</text:p>
          </table:table-cell>
          <table:table-cell table:style-name="ce120" table:formula="of:=IF([.H21]=0;0;IF([.Y12]+[Zeit1.Z12]=2;SUMPRODUCT([Zeit1.G3:.I5];[$Verteilung.$A$4:$Verteilung.$C$6];[.G20:.I22];[.G35:.I37])+[Zeit1.I4];IF([.W12]+[Zeit1.V12]=2;SUMPRODUCT([Zeit1.G3:.I5];[$Verteilung.$A$4:$Verteilung.$C$6];[.G20:.I22];[.G35:.I37])+[Zeit1.G4];IF([.X13]+[Zeit1.X14]=2;SUMPRODUCT([Zeit1.G3:.I5];[$Verteilung.$A$4:$Verteilung.$C$6];[.G20:.I22];[.G35:.I37])+[Zeit1.H5];IF([.X11]+[Zeit1.X10]=2;SUMPRODUCT([Zeit1.G3:.I5];[$Verteilung.$A$4:$Verteilung.$C$6];[.G20:.I22];[.G35:.I37])+[Zeit1.H3];SUMPRODUCT([Zeit1.G3:.I5];[$Verteilung.$A$4:$Verteilung.$C$6];[.G20:.I22];[.G35:.I37]))))))" office:value-type="float" office:value="104.59875000071" calcext:value-type="float">
            <text:p>104,59875000071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/>
          <table:table-cell table:style-name="ce120" table:formula="of:=IF([.C22]=0;0;IF([.T13]+[Zeit1.U13]=2;SUMPRODUCT([Zeit1.B4:.D6];[$Verteilung.$A$4:$Verteilung.$C$6];[.B21:.D23];[.B36:.D38])+[Zeit1.D5];IF([.R13]+[Zeit1.Q13]=2;SUMPRODUCT([Zeit1.B4:.D6];[$Verteilung.$A$4:$Verteilung.$C$6];[.B21:.D23];[.B36:.D38])+[Zeit1.B5];IF([.S14]+[Zeit1.S15]=2;SUMPRODUCT([Zeit1.B4:.D6];[$Verteilung.$A$4:$Verteilung.$C$6];[.B21:.D23];[.B36:.D38])+[Zeit1.C6];IF([.S12]+[Zeit1.S11]=2;SUMPRODUCT([Zeit1.B4:.D6];[$Verteilung.$A$4:$Verteilung.$C$6];[.B21:.D23];[.B36:.D38])+[Zeit1.C4];SUMPRODUCT([Zeit1.B4:.D6];[$Verteilung.$A$4:$Verteilung.$C$6];[.B21:.D23];[.B36:.D38]))))))" office:value-type="float" office:value="89.381654963736" calcext:value-type="float">
            <text:p>89,381654963736</text:p>
          </table:table-cell>
          <table:table-cell table:style-name="ce120" table:formula="of:=IF([.D22]=0;0;IF([.U13]+[Zeit1.V13]=2;SUMPRODUCT([Zeit1.C4:.E6];[$Verteilung.$A$4:$Verteilung.$C$6];[.C21:.E23];[.C36:.E38])+[Zeit1.E5];IF([.S13]+[Zeit1.R13]=2;SUMPRODUCT([Zeit1.C4:.E6];[$Verteilung.$A$4:$Verteilung.$C$6];[.C21:.E23];[.C36:.E38])+[Zeit1.C5];IF([.T14]+[Zeit1.T15]=2;SUMPRODUCT([Zeit1.C4:.E6];[$Verteilung.$A$4:$Verteilung.$C$6];[.C21:.E23];[.C36:.E38])+[Zeit1.D6];IF([.T12]+[Zeit1.T11]=2;SUMPRODUCT([Zeit1.C4:.E6];[$Verteilung.$A$4:$Verteilung.$C$6];[.C21:.E23];[.C36:.E38])+[Zeit1.D4];SUMPRODUCT([Zeit1.C4:.E6];[$Verteilung.$A$4:$Verteilung.$C$6];[.C21:.E23];[.C36:.E38]))))))" office:value-type="float" office:value="63.9359925619401" calcext:value-type="float">
            <text:p>63,9359925619401</text:p>
          </table:table-cell>
          <table:table-cell table:style-name="ce120" table:formula="of:=IF([.E22]=0;0;IF([.V13]+[Zeit1.W13]=2;SUMPRODUCT([Zeit1.D4:.F6];[$Verteilung.$A$4:$Verteilung.$C$6];[.D21:.F23];[.D36:.F38])+[Zeit1.F5];IF([.T13]+[Zeit1.S13]=2;SUMPRODUCT([Zeit1.D4:.F6];[$Verteilung.$A$4:$Verteilung.$C$6];[.D21:.F23];[.D36:.F38])+[Zeit1.D5];IF([.U14]+[Zeit1.U15]=2;SUMPRODUCT([Zeit1.D4:.F6];[$Verteilung.$A$4:$Verteilung.$C$6];[.D21:.F23];[.D36:.F38])+[Zeit1.E6];IF([.U12]+[Zeit1.U11]=2;SUMPRODUCT([Zeit1.D4:.F6];[$Verteilung.$A$4:$Verteilung.$C$6];[.D21:.F23];[.D36:.F38])+[Zeit1.E4];SUMPRODUCT([Zeit1.D4:.F6];[$Verteilung.$A$4:$Verteilung.$C$6];[.D21:.F23];[.D36:.F38]))))))" office:value-type="float" office:value="4.60248778055813" calcext:value-type="float">
            <text:p>4,60248778055813</text:p>
          </table:table-cell>
          <table:table-cell table:style-name="ce120" table:formula="of:=IF([.F22]=0;0;IF([.W13]+[Zeit1.X13]=2;SUMPRODUCT([Zeit1.E4:.G6];[$Verteilung.$A$4:$Verteilung.$C$6];[.E21:.G23];[.E36:.G38])+[Zeit1.G5];IF([.U13]+[Zeit1.T13]=2;SUMPRODUCT([Zeit1.E4:.G6];[$Verteilung.$A$4:$Verteilung.$C$6];[.E21:.G23];[.E36:.G38])+[Zeit1.E5];IF([.V14]+[Zeit1.V15]=2;SUMPRODUCT([Zeit1.E4:.G6];[$Verteilung.$A$4:$Verteilung.$C$6];[.E21:.G23];[.E36:.G38])+[Zeit1.F6];IF([.V12]+[Zeit1.V11]=2;SUMPRODUCT([Zeit1.E4:.G6];[$Verteilung.$A$4:$Verteilung.$C$6];[.E21:.G23];[.E36:.G38])+[Zeit1.F4];SUMPRODUCT([Zeit1.E4:.G6];[$Verteilung.$A$4:$Verteilung.$C$6];[.E21:.G23];[.E36:.G38]))))))" office:value-type="float" office:value="2.1430792578518" calcext:value-type="float">
            <text:p>2,1430792578518</text:p>
          </table:table-cell>
          <table:table-cell table:style-name="ce120" table:formula="of:=IF([.G22]=0;0;IF([.X13]+[Zeit1.Y13]=2;SUMPRODUCT([Zeit1.F4:.H6];[$Verteilung.$A$4:$Verteilung.$C$6];[.F21:.H23];[.F36:.H38])+[Zeit1.H5];IF([.V13]+[Zeit1.U13]=2;SUMPRODUCT([Zeit1.F4:.H6];[$Verteilung.$A$4:$Verteilung.$C$6];[.F21:.H23];[.F36:.H38])+[Zeit1.F5];IF([.W14]+[Zeit1.W15]=2;SUMPRODUCT([Zeit1.F4:.H6];[$Verteilung.$A$4:$Verteilung.$C$6];[.F21:.H23];[.F36:.H38])+[Zeit1.G6];IF([.W12]+[Zeit1.W11]=2;SUMPRODUCT([Zeit1.F4:.H6];[$Verteilung.$A$4:$Verteilung.$C$6];[.F21:.H23];[.F36:.H38])+[Zeit1.G4];SUMPRODUCT([Zeit1.F4:.H6];[$Verteilung.$A$4:$Verteilung.$C$6];[.F21:.H23];[.F36:.H38]))))))" office:value-type="float" office:value="5.1609448752417" calcext:value-type="float">
            <text:p>5,1609448752417</text:p>
          </table:table-cell>
          <table:table-cell table:style-name="ce120" table:formula="of:=IF([.H22]=0;0;IF([.Y13]+[Zeit1.Z13]=2;SUMPRODUCT([Zeit1.G4:.I6];[$Verteilung.$A$4:$Verteilung.$C$6];[.G21:.I23];[.G36:.I38])+[Zeit1.I5];IF([.W13]+[Zeit1.V13]=2;SUMPRODUCT([Zeit1.G4:.I6];[$Verteilung.$A$4:$Verteilung.$C$6];[.G21:.I23];[.G36:.I38])+[Zeit1.G5];IF([.X14]+[Zeit1.X15]=2;SUMPRODUCT([Zeit1.G4:.I6];[$Verteilung.$A$4:$Verteilung.$C$6];[.G21:.I23];[.G36:.I38])+[Zeit1.H6];IF([.X12]+[Zeit1.X11]=2;SUMPRODUCT([Zeit1.G4:.I6];[$Verteilung.$A$4:$Verteilung.$C$6];[.G21:.I23];[.G36:.I38])+[Zeit1.H4];SUMPRODUCT([Zeit1.G4:.I6];[$Verteilung.$A$4:$Verteilung.$C$6];[.G21:.I23];[.G36:.I38]))))))" office:value-type="float" office:value="5.29775924095135" calcext:value-type="float">
            <text:p>5,29775924095135</text:p>
          </table:table-cell>
          <table:table-cell table:style-name="ce2"/>
          <table:table-cell table:number-columns-repeated="10"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/>
          <table:table-cell table:style-name="ce120" table:formula="of:=IF([.C23]=0;0;IF([.T14]+[Zeit1.U14]=2;SUMPRODUCT([Zeit1.B5:.D7];[$Verteilung.$A$4:$Verteilung.$C$6];[.B22:.D24];[.B37:.D39])+[Zeit1.D6];IF([.R14]+[Zeit1.Q14]=2;SUMPRODUCT([Zeit1.B5:.D7];[$Verteilung.$A$4:$Verteilung.$C$6];[.B22:.D24];[.B37:.D39])+[Zeit1.B6];IF([.S15]+[Zeit1.S16]=2;SUMPRODUCT([Zeit1.B5:.D7];[$Verteilung.$A$4:$Verteilung.$C$6];[.B22:.D24];[.B37:.D39])+[Zeit1.C7];IF([.S13]+[Zeit1.S12]=2;SUMPRODUCT([Zeit1.B5:.D7];[$Verteilung.$A$4:$Verteilung.$C$6];[.B22:.D24];[.B37:.D39])+[Zeit1.C5];SUMPRODUCT([Zeit1.B5:.D7];[$Verteilung.$A$4:$Verteilung.$C$6];[.B22:.D24];[.B37:.D39]))))))" office:value-type="float" office:value="573.951303716362" calcext:value-type="float">
            <text:p>573,951303716362</text:p>
          </table:table-cell>
          <table:table-cell table:style-name="ce120" table:formula="of:=IF([.D23]=0;0;IF([.U14]+[Zeit1.V14]=2;SUMPRODUCT([Zeit1.C5:.E7];[$Verteilung.$A$4:$Verteilung.$C$6];[.C22:.E24];[.C37:.E39])+[Zeit1.E6];IF([.S14]+[Zeit1.R14]=2;SUMPRODUCT([Zeit1.C5:.E7];[$Verteilung.$A$4:$Verteilung.$C$6];[.C22:.E24];[.C37:.E39])+[Zeit1.C6];IF([.T15]+[Zeit1.T16]=2;SUMPRODUCT([Zeit1.C5:.E7];[$Verteilung.$A$4:$Verteilung.$C$6];[.C22:.E24];[.C37:.E39])+[Zeit1.D7];IF([.T13]+[Zeit1.T12]=2;SUMPRODUCT([Zeit1.C5:.E7];[$Verteilung.$A$4:$Verteilung.$C$6];[.C22:.E24];[.C37:.E39])+[Zeit1.D5];SUMPRODUCT([Zeit1.C5:.E7];[$Verteilung.$A$4:$Verteilung.$C$6];[.C22:.E24];[.C37:.E39]))))))" office:value-type="float" office:value="91.2962212372475" calcext:value-type="float">
            <text:p>91,2962212372475</text:p>
          </table:table-cell>
          <table:table-cell table:style-name="ce120" table:formula="of:=IF([.E23]=0;0;IF([.V14]+[Zeit1.W14]=2;SUMPRODUCT([Zeit1.D5:.F7];[$Verteilung.$A$4:$Verteilung.$C$6];[.D22:.F24];[.D37:.F39])+[Zeit1.F6];IF([.T14]+[Zeit1.S14]=2;SUMPRODUCT([Zeit1.D5:.F7];[$Verteilung.$A$4:$Verteilung.$C$6];[.D22:.F24];[.D37:.F39])+[Zeit1.D6];IF([.U15]+[Zeit1.U16]=2;SUMPRODUCT([Zeit1.D5:.F7];[$Verteilung.$A$4:$Verteilung.$C$6];[.D22:.F24];[.D37:.F39])+[Zeit1.E7];IF([.U13]+[Zeit1.U12]=2;SUMPRODUCT([Zeit1.D5:.F7];[$Verteilung.$A$4:$Verteilung.$C$6];[.D22:.F24];[.D37:.F39])+[Zeit1.E5];SUMPRODUCT([Zeit1.D5:.F7];[$Verteilung.$A$4:$Verteilung.$C$6];[.D22:.F24];[.D37:.F39]))))))" office:value-type="float" office:value="0" calcext:value-type="float">
            <text:p>0</text:p>
          </table:table-cell>
          <table:table-cell table:style-name="ce120" table:formula="of:=IF([.F23]=0;0;IF([.W14]+[Zeit1.X14]=2;SUMPRODUCT([Zeit1.E5:.G7];[$Verteilung.$A$4:$Verteilung.$C$6];[.E22:.G24];[.E37:.G39])+[Zeit1.G6];IF([.U14]+[Zeit1.T14]=2;SUMPRODUCT([Zeit1.E5:.G7];[$Verteilung.$A$4:$Verteilung.$C$6];[.E22:.G24];[.E37:.G39])+[Zeit1.E6];IF([.V15]+[Zeit1.V16]=2;SUMPRODUCT([Zeit1.E5:.G7];[$Verteilung.$A$4:$Verteilung.$C$6];[.E22:.G24];[.E37:.G39])+[Zeit1.F7];IF([.V13]+[Zeit1.V12]=2;SUMPRODUCT([Zeit1.E5:.G7];[$Verteilung.$A$4:$Verteilung.$C$6];[.E22:.G24];[.E37:.G39])+[Zeit1.F5];SUMPRODUCT([Zeit1.E5:.G7];[$Verteilung.$A$4:$Verteilung.$C$6];[.E22:.G24];[.E37:.G39]))))))" office:value-type="float" office:value="0" calcext:value-type="float">
            <text:p>0</text:p>
          </table:table-cell>
          <table:table-cell table:style-name="ce120" table:formula="of:=IF([.G23]=0;0;IF([.X14]+[Zeit1.Y14]=2;SUMPRODUCT([Zeit1.F5:.H7];[$Verteilung.$A$4:$Verteilung.$C$6];[.F22:.H24];[.F37:.H39])+[Zeit1.H6];IF([.V14]+[Zeit1.U14]=2;SUMPRODUCT([Zeit1.F5:.H7];[$Verteilung.$A$4:$Verteilung.$C$6];[.F22:.H24];[.F37:.H39])+[Zeit1.F6];IF([.W15]+[Zeit1.W16]=2;SUMPRODUCT([Zeit1.F5:.H7];[$Verteilung.$A$4:$Verteilung.$C$6];[.F22:.H24];[.F37:.H39])+[Zeit1.G7];IF([.W13]+[Zeit1.W12]=2;SUMPRODUCT([Zeit1.F5:.H7];[$Verteilung.$A$4:$Verteilung.$C$6];[.F22:.H24];[.F37:.H39])+[Zeit1.G5];SUMPRODUCT([Zeit1.F5:.H7];[$Verteilung.$A$4:$Verteilung.$C$6];[.F22:.H24];[.F37:.H39]))))))" office:value-type="float" office:value="0" calcext:value-type="float">
            <text:p>0</text:p>
          </table:table-cell>
          <table:table-cell table:style-name="ce120" table:formula="of:=IF([.H23]=0;0;IF([.Y14]+[Zeit1.Z14]=2;SUMPRODUCT([Zeit1.G5:.I7];[$Verteilung.$A$4:$Verteilung.$C$6];[.G22:.I24];[.G37:.I39])+[Zeit1.I6];IF([.W14]+[Zeit1.V14]=2;SUMPRODUCT([Zeit1.G5:.I7];[$Verteilung.$A$4:$Verteilung.$C$6];[.G22:.I24];[.G37:.I39])+[Zeit1.G6];IF([.X15]+[Zeit1.X16]=2;SUMPRODUCT([Zeit1.G5:.I7];[$Verteilung.$A$4:$Verteilung.$C$6];[.G22:.I24];[.G37:.I39])+[Zeit1.H7];IF([.X13]+[Zeit1.X12]=2;SUMPRODUCT([Zeit1.G5:.I7];[$Verteilung.$A$4:$Verteilung.$C$6];[.G22:.I24];[.G37:.I39])+[Zeit1.H5];SUMPRODUCT([Zeit1.G5:.I7];[$Verteilung.$A$4:$Verteilung.$C$6];[.G22:.I24];[.G37:.I39])))))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/>
          <table:table-cell table:style-name="ce120" table:formula="of:=IF([.C24]=0;0;IF([.T15]+[Zeit1.U15]=2;SUMPRODUCT([Zeit1.B6:.D8];[$Verteilung.$A$4:$Verteilung.$C$6];[.B23:.D25];[.B38:.D40])+[Zeit1.D7];IF([.R15]+[Zeit1.Q15]=2;SUMPRODUCT([Zeit1.B6:.D8];[$Verteilung.$A$4:$Verteilung.$C$6];[.B23:.D25];[.B38:.D40])+[Zeit1.B7];IF([.S16]+[Zeit1.S17]=2;SUMPRODUCT([Zeit1.B6:.D8];[$Verteilung.$A$4:$Verteilung.$C$6];[.B23:.D25];[.B38:.D40])+[Zeit1.C8];IF([.S14]+[Zeit1.S13]=2;SUMPRODUCT([Zeit1.B6:.D8];[$Verteilung.$A$4:$Verteilung.$C$6];[.B23:.D25];[.B38:.D40])+[Zeit1.C6];SUMPRODUCT([Zeit1.B6:.D8];[$Verteilung.$A$4:$Verteilung.$C$6];[.B23:.D25];[.B38:.D40]))))))" office:value-type="float" office:value="94.258647178672" calcext:value-type="float">
            <text:p>94,258647178672</text:p>
          </table:table-cell>
          <table:table-cell table:style-name="ce120" table:formula="of:=IF([.D24]=0;0;IF([.U15]+[Zeit1.V15]=2;SUMPRODUCT([Zeit1.C6:.E8];[$Verteilung.$A$4:$Verteilung.$C$6];[.C23:.E25];[.C38:.E40])+[Zeit1.E7];IF([.S15]+[Zeit1.R15]=2;SUMPRODUCT([Zeit1.C6:.E8];[$Verteilung.$A$4:$Verteilung.$C$6];[.C23:.E25];[.C38:.E40])+[Zeit1.C7];IF([.T16]+[Zeit1.T17]=2;SUMPRODUCT([Zeit1.C6:.E8];[$Verteilung.$A$4:$Verteilung.$C$6];[.C23:.E25];[.C38:.E40])+[Zeit1.D8];IF([.T14]+[Zeit1.T13]=2;SUMPRODUCT([Zeit1.C6:.E8];[$Verteilung.$A$4:$Verteilung.$C$6];[.C23:.E25];[.C38:.E40])+[Zeit1.D6];SUMPRODUCT([Zeit1.C6:.E8];[$Verteilung.$A$4:$Verteilung.$C$6];[.C23:.E25];[.C38:.E40]))))))" office:value-type="float" office:value="68.0679223599534" calcext:value-type="float">
            <text:p>68,0679223599534</text:p>
          </table:table-cell>
          <table:table-cell table:style-name="ce120" table:formula="of:=IF([.E24]=0;0;IF([.V15]+[Zeit1.W15]=2;SUMPRODUCT([Zeit1.D6:.F8];[$Verteilung.$A$4:$Verteilung.$C$6];[.D23:.F25];[.D38:.F40])+[Zeit1.F7];IF([.T15]+[Zeit1.S15]=2;SUMPRODUCT([Zeit1.D6:.F8];[$Verteilung.$A$4:$Verteilung.$C$6];[.D23:.F25];[.D38:.F40])+[Zeit1.D7];IF([.U16]+[Zeit1.U17]=2;SUMPRODUCT([Zeit1.D6:.F8];[$Verteilung.$A$4:$Verteilung.$C$6];[.D23:.F25];[.D38:.F40])+[Zeit1.E8];IF([.U14]+[Zeit1.U13]=2;SUMPRODUCT([Zeit1.D6:.F8];[$Verteilung.$A$4:$Verteilung.$C$6];[.D23:.F25];[.D38:.F40])+[Zeit1.E6];SUMPRODUCT([Zeit1.D6:.F8];[$Verteilung.$A$4:$Verteilung.$C$6];[.D23:.F25];[.D38:.F40]))))))" office:value-type="float" office:value="4.49849858567428" calcext:value-type="float">
            <text:p>4,49849858567428</text:p>
          </table:table-cell>
          <table:table-cell table:style-name="ce120" table:formula="of:=IF([.F24]=0;0;IF([.W15]+[Zeit1.X15]=2;SUMPRODUCT([Zeit1.E6:.G8];[$Verteilung.$A$4:$Verteilung.$C$6];[.E23:.G25];[.E38:.G40])+[Zeit1.G7];IF([.U15]+[Zeit1.T15]=2;SUMPRODUCT([Zeit1.E6:.G8];[$Verteilung.$A$4:$Verteilung.$C$6];[.E23:.G25];[.E38:.G40])+[Zeit1.E7];IF([.V16]+[Zeit1.V17]=2;SUMPRODUCT([Zeit1.E6:.G8];[$Verteilung.$A$4:$Verteilung.$C$6];[.E23:.G25];[.E38:.G40])+[Zeit1.F8];IF([.V14]+[Zeit1.V13]=2;SUMPRODUCT([Zeit1.E6:.G8];[$Verteilung.$A$4:$Verteilung.$C$6];[.E23:.G25];[.E38:.G40])+[Zeit1.F6];SUMPRODUCT([Zeit1.E6:.G8];[$Verteilung.$A$4:$Verteilung.$C$6];[.E23:.G25];[.E38:.G40]))))))" office:value-type="float" office:value="0" calcext:value-type="float">
            <text:p>0</text:p>
          </table:table-cell>
          <table:table-cell table:style-name="ce120" table:formula="of:=IF([.G24]=0;0;IF([.X15]+[Zeit1.Y15]=2;SUMPRODUCT([Zeit1.F6:.H8];[$Verteilung.$A$4:$Verteilung.$C$6];[.F23:.H25];[.F38:.H40])+[Zeit1.H7];IF([.V15]+[Zeit1.U15]=2;SUMPRODUCT([Zeit1.F6:.H8];[$Verteilung.$A$4:$Verteilung.$C$6];[.F23:.H25];[.F38:.H40])+[Zeit1.F7];IF([.W16]+[Zeit1.W17]=2;SUMPRODUCT([Zeit1.F6:.H8];[$Verteilung.$A$4:$Verteilung.$C$6];[.F23:.H25];[.F38:.H40])+[Zeit1.G8];IF([.W14]+[Zeit1.W13]=2;SUMPRODUCT([Zeit1.F6:.H8];[$Verteilung.$A$4:$Verteilung.$C$6];[.F23:.H25];[.F38:.H40])+[Zeit1.G6];SUMPRODUCT([Zeit1.F6:.H8];[$Verteilung.$A$4:$Verteilung.$C$6];[.F23:.H25];[.F38:.H40]))))))" office:value-type="float" office:value="0" calcext:value-type="float">
            <text:p>0</text:p>
          </table:table-cell>
          <table:table-cell table:style-name="ce120" table:formula="of:=IF([.H24]=0;0;IF([.Y15]+[Zeit1.Z15]=2;SUMPRODUCT([Zeit1.G6:.I8];[$Verteilung.$A$4:$Verteilung.$C$6];[.G23:.I25];[.G38:.I40])+[Zeit1.I7];IF([.W15]+[Zeit1.V15]=2;SUMPRODUCT([Zeit1.G6:.I8];[$Verteilung.$A$4:$Verteilung.$C$6];[.G23:.I25];[.G38:.I40])+[Zeit1.G7];IF([.X16]+[Zeit1.X17]=2;SUMPRODUCT([Zeit1.G6:.I8];[$Verteilung.$A$4:$Verteilung.$C$6];[.G23:.I25];[.G38:.I40])+[Zeit1.H8];IF([.X14]+[Zeit1.X13]=2;SUMPRODUCT([Zeit1.G6:.I8];[$Verteilung.$A$4:$Verteilung.$C$6];[.G23:.I25];[.G38:.I40])+[Zeit1.H6];SUMPRODUCT([Zeit1.G6:.I8];[$Verteilung.$A$4:$Verteilung.$C$6];[.G23:.I25];[.G38:.I40])))))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"/>
          <table:table-cell table:style-name="Default"/>
          <table:table-cell table:style-name="ce117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1.E9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6"/>
          <table:table-cell table:number-columns-repeated="4"/>
          <table:table-cell table:style-name="ce14"/>
          <table:table-cell table:number-columns-repeated="1003"/>
        </table:table-row>
        <table:table-row table:style-name="ro3">
          <table:table-cell/>
          <table:table-cell table:style-name="ce118" table:formula="of:=[Zeit1.B10]" office:value-type="float" office:value="1" calcext:value-type="float">
            <text:p>1</text:p>
          </table:table-cell>
          <table:table-cell table:style-name="ce118" table:formula="of:=[Zeit1.C10]" office:value-type="float" office:value="1" calcext:value-type="float">
            <text:p>1</text:p>
          </table:table-cell>
          <table:table-cell table:style-name="ce118" table:formula="of:=[Zeit1.D10]" office:value-type="float" office:value="1" calcext:value-type="float">
            <text:p>1</text:p>
          </table:table-cell>
          <table:table-cell table:style-name="ce118" table:formula="of:=[Zeit1.E10]" office:value-type="float" office:value="1" calcext:value-type="float">
            <text:p>1</text:p>
          </table:table-cell>
          <table:table-cell table:style-name="ce118" table:formula="of:=[Zeit1.F10]" office:value-type="float" office:value="1" calcext:value-type="float">
            <text:p>1</text:p>
          </table:table-cell>
          <table:table-cell table:style-name="ce118" table:formula="of:=[Zeit1.G10]" office:value-type="float" office:value="1" calcext:value-type="float">
            <text:p>1</text:p>
          </table:table-cell>
          <table:table-cell table:style-name="ce118" table:formula="of:=[Zeit1.H10]" office:value-type="float" office:value="1" calcext:value-type="float">
            <text:p>1</text:p>
          </table:table-cell>
          <table:table-cell table:style-name="ce118" table:formula="of:=[Zeit1.I10]" office:value-type="float" office:value="1" calcext:value-type="float">
            <text:p>1</text:p>
          </table:table-cell>
          <table:table-cell table:number-columns-repeated="8"/>
          <table:table-cell table:style-name="ce102" table:formula="of:=[.B10]-[Zeit1.B10]" office:value-type="float" office:value="0" calcext:value-type="float">
            <text:p>0</text:p>
          </table:table-cell>
          <table:table-cell table:style-name="ce102" table:formula="of:=[.C10]-[Zeit1.C10]" office:value-type="float" office:value="0" calcext:value-type="float">
            <text:p>0</text:p>
          </table:table-cell>
          <table:table-cell table:style-name="ce102" table:formula="of:=[.D10]-[Zeit1.D10]" office:value-type="float" office:value="0" calcext:value-type="float">
            <text:p>0</text:p>
          </table:table-cell>
          <table:table-cell table:style-name="ce102" table:formula="of:=[.E10]-[Zeit1.E10]" office:value-type="float" office:value="0" calcext:value-type="float">
            <text:p>0</text:p>
          </table:table-cell>
          <table:table-cell table:style-name="ce102" table:formula="of:=[.F10]-[Zeit1.F10]" office:value-type="float" office:value="0" calcext:value-type="float">
            <text:p>0</text:p>
          </table:table-cell>
          <table:table-cell table:style-name="ce102" table:formula="of:=[.G10]-[Zeit1.G10]" office:value-type="float" office:value="0" calcext:value-type="float">
            <text:p>0</text:p>
          </table:table-cell>
          <table:table-cell table:style-name="ce102" table:formula="of:=[.H10]-[Zeit1.H10]" office:value-type="float" office:value="0" calcext:value-type="float">
            <text:p>0</text:p>
          </table:table-cell>
          <table:table-cell table:style-name="ce102" table:formula="of:=[.I10]-[Zeit1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8" table:formula="of:=[Zeit1.B11]" office:value-type="float" office:value="1" calcext:value-type="float">
            <text:p>1</text:p>
          </table:table-cell>
          <table:table-cell table:style-name="ce118" table:formula="of:=[Zeit1.C11]" office:value-type="float" office:value="0" calcext:value-type="float">
            <text:p>0</text:p>
          </table:table-cell>
          <table:table-cell table:style-name="ce118" table:formula="of:=[Zeit1.D11]" office:value-type="float" office:value="0" calcext:value-type="float">
            <text:p>0</text:p>
          </table:table-cell>
          <table:table-cell table:style-name="ce118" table:formula="of:=[Zeit1.E11]" office:value-type="float" office:value="0" calcext:value-type="float">
            <text:p>0</text:p>
          </table:table-cell>
          <table:table-cell table:style-name="ce118" table:formula="of:=[Zeit1.F11]" office:value-type="float" office:value="0" calcext:value-type="float">
            <text:p>0</text:p>
          </table:table-cell>
          <table:table-cell table:style-name="ce118" table:formula="of:=[Zeit1.G11]" office:value-type="float" office:value="0" calcext:value-type="float">
            <text:p>0</text:p>
          </table:table-cell>
          <table:table-cell table:style-name="ce118" table:formula="of:=[Zeit1.H11]" office:value-type="float" office:value="0" calcext:value-type="float">
            <text:p>0</text:p>
          </table:table-cell>
          <table:table-cell table:style-name="ce118" table:formula="of:=[Zeit1.I11]" office:value-type="float" office:value="1" calcext:value-type="float">
            <text:p>1</text:p>
          </table:table-cell>
          <table:table-cell table:number-columns-repeated="8"/>
          <table:table-cell table:style-name="ce102" table:formula="of:=[.B11]-[Zeit1.B11]" office:value-type="float" office:value="0" calcext:value-type="float">
            <text:p>0</text:p>
          </table:table-cell>
          <table:table-cell table:style-name="ce102" table:formula="of:=[.C11]-[Zeit1.C11]" office:value-type="float" office:value="0" calcext:value-type="float">
            <text:p>0</text:p>
          </table:table-cell>
          <table:table-cell table:style-name="ce102" table:formula="of:=[.D11]-[Zeit1.D11]" office:value-type="float" office:value="0" calcext:value-type="float">
            <text:p>0</text:p>
          </table:table-cell>
          <table:table-cell table:style-name="ce102" table:formula="of:=[.E11]-[Zeit1.E11]" office:value-type="float" office:value="0" calcext:value-type="float">
            <text:p>0</text:p>
          </table:table-cell>
          <table:table-cell table:style-name="ce102" table:formula="of:=[.F11]-[Zeit1.F11]" office:value-type="float" office:value="0" calcext:value-type="float">
            <text:p>0</text:p>
          </table:table-cell>
          <table:table-cell table:style-name="ce102" table:formula="of:=[.G11]-[Zeit1.G11]" office:value-type="float" office:value="0" calcext:value-type="float">
            <text:p>0</text:p>
          </table:table-cell>
          <table:table-cell table:style-name="ce102" table:formula="of:=[.H11]-[Zeit1.H11]" office:value-type="float" office:value="0" calcext:value-type="float">
            <text:p>0</text:p>
          </table:table-cell>
          <table:table-cell table:style-name="ce102" table:formula="of:=[.I11]-[Zeit1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8" table:formula="of:=[Zeit1.B12]" office:value-type="float" office:value="1" calcext:value-type="float">
            <text:p>1</text:p>
          </table:table-cell>
          <table:table-cell table:style-name="ce118" table:formula="of:=[Zeit1.C12]" office:value-type="float" office:value="0" calcext:value-type="float">
            <text:p>0</text:p>
          </table:table-cell>
          <table:table-cell table:style-name="ce118" table:formula="of:=[Zeit1.D12]" office:value-type="float" office:value="0" calcext:value-type="float">
            <text:p>0</text:p>
          </table:table-cell>
          <table:table-cell table:style-name="ce118" table:formula="of:=[Zeit1.E12]" office:value-type="float" office:value="0" calcext:value-type="float">
            <text:p>0</text:p>
          </table:table-cell>
          <table:table-cell table:style-name="ce118" table:formula="of:=[Zeit1.F12]" office:value-type="float" office:value="0" calcext:value-type="float">
            <text:p>0</text:p>
          </table:table-cell>
          <table:table-cell table:style-name="ce118" table:formula="of:=[Zeit1.G12]" office:value-type="float" office:value="0" calcext:value-type="float">
            <text:p>0</text:p>
          </table:table-cell>
          <table:table-cell table:style-name="ce118" table:formula="of:=[Zeit1.H12]" office:value-type="float" office:value="0" calcext:value-type="float">
            <text:p>0</text:p>
          </table:table-cell>
          <table:table-cell table:style-name="ce118" table:formula="of:=[Zeit1.I12]" office:value-type="float" office:value="1" calcext:value-type="float">
            <text:p>1</text:p>
          </table:table-cell>
          <table:table-cell table:number-columns-repeated="8"/>
          <table:table-cell table:style-name="ce102" table:formula="of:=[.B12]-[Zeit1.B12]" office:value-type="float" office:value="0" calcext:value-type="float">
            <text:p>0</text:p>
          </table:table-cell>
          <table:table-cell table:style-name="ce102" table:formula="of:=[.C12]-[Zeit1.C12]" office:value-type="float" office:value="0" calcext:value-type="float">
            <text:p>0</text:p>
          </table:table-cell>
          <table:table-cell table:style-name="ce102" table:formula="of:=[.D12]-[Zeit1.D12]" office:value-type="float" office:value="0" calcext:value-type="float">
            <text:p>0</text:p>
          </table:table-cell>
          <table:table-cell table:style-name="ce102" table:formula="of:=[.E12]-[Zeit1.E12]" office:value-type="float" office:value="0" calcext:value-type="float">
            <text:p>0</text:p>
          </table:table-cell>
          <table:table-cell table:style-name="ce102" table:formula="of:=[.F12]-[Zeit1.F12]" office:value-type="float" office:value="0" calcext:value-type="float">
            <text:p>0</text:p>
          </table:table-cell>
          <table:table-cell table:style-name="ce102" table:formula="of:=[.G12]-[Zeit1.G12]" office:value-type="float" office:value="0" calcext:value-type="float">
            <text:p>0</text:p>
          </table:table-cell>
          <table:table-cell table:style-name="ce102" table:formula="of:=[.H12]-[Zeit1.H12]" office:value-type="float" office:value="0" calcext:value-type="float">
            <text:p>0</text:p>
          </table:table-cell>
          <table:table-cell table:style-name="ce102" table:formula="of:=[.I12]-[Zeit1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8" table:formula="of:=[Zeit1.B13]" office:value-type="float" office:value="1" calcext:value-type="float">
            <text:p>1</text:p>
          </table:table-cell>
          <table:table-cell table:style-name="ce118" table:formula="of:=[Zeit1.C13]" office:value-type="float" office:value="0" calcext:value-type="float">
            <text:p>0</text:p>
          </table:table-cell>
          <table:table-cell table:style-name="ce118" table:formula="of:=[Zeit1.D13]" office:value-type="float" office:value="0" calcext:value-type="float">
            <text:p>0</text:p>
          </table:table-cell>
          <table:table-cell table:style-name="ce118" table:formula="of:=[Zeit1.E13]" office:value-type="float" office:value="0" calcext:value-type="float">
            <text:p>0</text:p>
          </table:table-cell>
          <table:table-cell table:style-name="ce118" table:formula="of:=[Zeit1.F13]" office:value-type="float" office:value="0" calcext:value-type="float">
            <text:p>0</text:p>
          </table:table-cell>
          <table:table-cell table:style-name="ce118" table:formula="of:=[Zeit1.G13]" office:value-type="float" office:value="0" calcext:value-type="float">
            <text:p>0</text:p>
          </table:table-cell>
          <table:table-cell table:style-name="ce118" table:formula="of:=[Zeit1.H13]" office:value-type="float" office:value="0" calcext:value-type="float">
            <text:p>0</text:p>
          </table:table-cell>
          <table:table-cell table:style-name="ce118" table:formula="of:=[Zeit1.I13]" office:value-type="float" office:value="1" calcext:value-type="float">
            <text:p>1</text:p>
          </table:table-cell>
          <table:table-cell table:number-columns-repeated="8"/>
          <table:table-cell table:style-name="ce102" table:formula="of:=[.B13]-[Zeit1.B13]" office:value-type="float" office:value="0" calcext:value-type="float">
            <text:p>0</text:p>
          </table:table-cell>
          <table:table-cell table:style-name="ce102" table:formula="of:=[.C13]-[Zeit1.C13]" office:value-type="float" office:value="0" calcext:value-type="float">
            <text:p>0</text:p>
          </table:table-cell>
          <table:table-cell table:style-name="ce102" table:formula="of:=[.D13]-[Zeit1.D13]" office:value-type="float" office:value="0" calcext:value-type="float">
            <text:p>0</text:p>
          </table:table-cell>
          <table:table-cell table:style-name="ce102" table:formula="of:=[.E13]-[Zeit1.E13]" office:value-type="float" office:value="0" calcext:value-type="float">
            <text:p>0</text:p>
          </table:table-cell>
          <table:table-cell table:style-name="ce102" table:formula="of:=[.F13]-[Zeit1.F13]" office:value-type="float" office:value="0" calcext:value-type="float">
            <text:p>0</text:p>
          </table:table-cell>
          <table:table-cell table:style-name="ce102" table:formula="of:=[.G13]-[Zeit1.G13]" office:value-type="float" office:value="0" calcext:value-type="float">
            <text:p>0</text:p>
          </table:table-cell>
          <table:table-cell table:style-name="ce102" table:formula="of:=[.H13]-[Zeit1.H13]" office:value-type="float" office:value="0" calcext:value-type="float">
            <text:p>0</text:p>
          </table:table-cell>
          <table:table-cell table:style-name="ce102" table:formula="of:=[.I13]-[Zeit1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8" table:formula="of:=[Zeit1.B14]" office:value-type="float" office:value="1" calcext:value-type="float">
            <text:p>1</text:p>
          </table:table-cell>
          <table:table-cell table:style-name="ce118" table:formula="of:=[Zeit1.C14]" office:value-type="float" office:value="0" calcext:value-type="float">
            <text:p>0</text:p>
          </table:table-cell>
          <table:table-cell table:style-name="ce118" table:formula="of:=[Zeit1.D14]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[Zeit1.F14]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[Zeit1.H14]" office:value-type="float" office:value="0" calcext:value-type="float">
            <text:p>0</text:p>
          </table:table-cell>
          <table:table-cell table:style-name="ce118" table:formula="of:=[Zeit1.I14]" office:value-type="float" office:value="1" calcext:value-type="float">
            <text:p>1</text:p>
          </table:table-cell>
          <table:table-cell table:number-columns-repeated="8"/>
          <table:table-cell table:style-name="ce102" table:formula="of:=[.B14]-[Zeit1.B14]" office:value-type="float" office:value="0" calcext:value-type="float">
            <text:p>0</text:p>
          </table:table-cell>
          <table:table-cell table:style-name="ce102" table:formula="of:=[.C14]-[Zeit1.C14]" office:value-type="float" office:value="0" calcext:value-type="float">
            <text:p>0</text:p>
          </table:table-cell>
          <table:table-cell table:style-name="ce102" table:formula="of:=[.D14]-[Zeit1.D14]" office:value-type="float" office:value="0" calcext:value-type="float">
            <text:p>0</text:p>
          </table:table-cell>
          <table:table-cell table:style-name="ce102" table:formula="of:=[.E14]-[Zeit1.E14]" office:value-type="float" office:value="1" calcext:value-type="float">
            <text:p>1</text:p>
          </table:table-cell>
          <table:table-cell table:style-name="ce102" table:formula="of:=[.F14]-[Zeit1.F14]" office:value-type="float" office:value="0" calcext:value-type="float">
            <text:p>0</text:p>
          </table:table-cell>
          <table:table-cell table:style-name="ce102" table:formula="of:=[.G14]-[Zeit1.G14]" office:value-type="float" office:value="-1" calcext:value-type="float">
            <text:p>-1</text:p>
          </table:table-cell>
          <table:table-cell table:style-name="ce102" table:formula="of:=[.H14]-[Zeit1.H14]" office:value-type="float" office:value="0" calcext:value-type="float">
            <text:p>0</text:p>
          </table:table-cell>
          <table:table-cell table:style-name="ce102" table:formula="of:=[.I14]-[Zeit1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8" table:formula="of:=[Zeit1.B15]" office:value-type="float" office:value="1" calcext:value-type="float">
            <text:p>1</text:p>
          </table:table-cell>
          <table:table-cell table:style-name="ce118" table:formula="of:=[Zeit1.C15]" office:value-type="float" office:value="0" calcext:value-type="float">
            <text:p>0</text:p>
          </table:table-cell>
          <table:table-cell table:style-name="ce118" table:formula="of:=[Zeit1.D15]" office:value-type="float" office:value="0" calcext:value-type="float">
            <text:p>0</text:p>
          </table:table-cell>
          <table:table-cell table:style-name="ce118" table:formula="of:=[Zeit1.E15]" office:value-type="float" office:value="0" calcext:value-type="float">
            <text:p>0</text:p>
          </table:table-cell>
          <table:table-cell table:style-name="ce118" table:formula="of:=[Zeit1.F15]" office:value-type="float" office:value="0" calcext:value-type="float">
            <text:p>0</text:p>
          </table:table-cell>
          <table:table-cell table:style-name="ce118" table:formula="of:=[Zeit1.G15]" office:value-type="float" office:value="0" calcext:value-type="float">
            <text:p>0</text:p>
          </table:table-cell>
          <table:table-cell table:style-name="ce118" table:formula="of:=[Zeit1.H15]" office:value-type="float" office:value="0" calcext:value-type="float">
            <text:p>0</text:p>
          </table:table-cell>
          <table:table-cell table:style-name="ce118" table:formula="of:=[Zeit1.I15]" office:value-type="float" office:value="1" calcext:value-type="float">
            <text:p>1</text:p>
          </table:table-cell>
          <table:table-cell table:number-columns-repeated="8"/>
          <table:table-cell table:style-name="ce102" table:formula="of:=[.B15]-[Zeit1.B15]" office:value-type="float" office:value="0" calcext:value-type="float">
            <text:p>0</text:p>
          </table:table-cell>
          <table:table-cell table:style-name="ce102" table:formula="of:=[.C15]-[Zeit1.C15]" office:value-type="float" office:value="0" calcext:value-type="float">
            <text:p>0</text:p>
          </table:table-cell>
          <table:table-cell table:style-name="ce102" table:formula="of:=[.D15]-[Zeit1.D15]" office:value-type="float" office:value="0" calcext:value-type="float">
            <text:p>0</text:p>
          </table:table-cell>
          <table:table-cell table:style-name="ce102" table:formula="of:=[.E15]-[Zeit1.E15]" office:value-type="float" office:value="0" calcext:value-type="float">
            <text:p>0</text:p>
          </table:table-cell>
          <table:table-cell table:style-name="ce102" table:formula="of:=[.F15]-[Zeit1.F15]" office:value-type="float" office:value="0" calcext:value-type="float">
            <text:p>0</text:p>
          </table:table-cell>
          <table:table-cell table:style-name="ce102" table:formula="of:=[.G15]-[Zeit1.G15]" office:value-type="float" office:value="0" calcext:value-type="float">
            <text:p>0</text:p>
          </table:table-cell>
          <table:table-cell table:style-name="ce102" table:formula="of:=[.H15]-[Zeit1.H15]" office:value-type="float" office:value="0" calcext:value-type="float">
            <text:p>0</text:p>
          </table:table-cell>
          <table:table-cell table:style-name="ce102" table:formula="of:=[.I15]-[Zeit1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18" table:formula="of:=[Zeit1.B16]" office:value-type="float" office:value="1" calcext:value-type="float">
            <text:p>1</text:p>
          </table:table-cell>
          <table:table-cell table:style-name="ce118" table:formula="of:=[Zeit1.C16]" office:value-type="float" office:value="1" calcext:value-type="float">
            <text:p>1</text:p>
          </table:table-cell>
          <table:table-cell table:style-name="ce118" table:formula="of:=[Zeit1.D16]" office:value-type="float" office:value="1" calcext:value-type="float">
            <text:p>1</text:p>
          </table:table-cell>
          <table:table-cell table:style-name="ce118" table:formula="of:=[Zeit1.E16]" office:value-type="float" office:value="1" calcext:value-type="float">
            <text:p>1</text:p>
          </table:table-cell>
          <table:table-cell table:style-name="ce118" table:formula="of:=[Zeit1.F16]" office:value-type="float" office:value="1" calcext:value-type="float">
            <text:p>1</text:p>
          </table:table-cell>
          <table:table-cell table:style-name="ce118" table:formula="of:=[Zeit1.G16]" office:value-type="float" office:value="1" calcext:value-type="float">
            <text:p>1</text:p>
          </table:table-cell>
          <table:table-cell table:style-name="ce118" table:formula="of:=[Zeit1.H16]" office:value-type="float" office:value="1" calcext:value-type="float">
            <text:p>1</text:p>
          </table:table-cell>
          <table:table-cell table:style-name="ce118" table:formula="of:=[Zeit1.I16]" office:value-type="float" office:value="1" calcext:value-type="float">
            <text:p>1</text:p>
          </table:table-cell>
          <table:table-cell table:number-columns-repeated="8"/>
          <table:table-cell table:style-name="ce102" table:formula="of:=[.B16]-[Zeit1.B16]" office:value-type="float" office:value="0" calcext:value-type="float">
            <text:p>0</text:p>
          </table:table-cell>
          <table:table-cell table:style-name="ce102" table:formula="of:=[.C16]-[Zeit1.C16]" office:value-type="float" office:value="0" calcext:value-type="float">
            <text:p>0</text:p>
          </table:table-cell>
          <table:table-cell table:style-name="ce102" table:formula="of:=[.D16]-[Zeit1.D16]" office:value-type="float" office:value="0" calcext:value-type="float">
            <text:p>0</text:p>
          </table:table-cell>
          <table:table-cell table:style-name="ce102" table:formula="of:=[.E16]-[Zeit1.E16]" office:value-type="float" office:value="0" calcext:value-type="float">
            <text:p>0</text:p>
          </table:table-cell>
          <table:table-cell table:style-name="ce102" table:formula="of:=[.F16]-[Zeit1.F16]" office:value-type="float" office:value="0" calcext:value-type="float">
            <text:p>0</text:p>
          </table:table-cell>
          <table:table-cell table:style-name="ce102" table:formula="of:=[.G16]-[Zeit1.G16]" office:value-type="float" office:value="0" calcext:value-type="float">
            <text:p>0</text:p>
          </table:table-cell>
          <table:table-cell table:style-name="ce102" table:formula="of:=[.H16]-[Zeit1.H16]" office:value-type="float" office:value="0" calcext:value-type="float">
            <text:p>0</text:p>
          </table:table-cell>
          <table:table-cell table:style-name="ce102" table:formula="of:=[.I16]-[Zeit1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1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19" table:formula="of:=1-[.B10]" office:value-type="float" office:value="0" calcext:value-type="float">
            <text:p>0</text:p>
          </table:table-cell>
          <table:table-cell table:style-name="ce119" table:formula="of:=1-[.C10]" office:value-type="float" office:value="0" calcext:value-type="float">
            <text:p>0</text:p>
          </table:table-cell>
          <table:table-cell table:style-name="ce119" table:formula="of:=1-[.D10]" office:value-type="float" office:value="0" calcext:value-type="float">
            <text:p>0</text:p>
          </table:table-cell>
          <table:table-cell table:style-name="ce119" table:formula="of:=1-[.E10]" office:value-type="float" office:value="0" calcext:value-type="float">
            <text:p>0</text:p>
          </table:table-cell>
          <table:table-cell table:style-name="ce119" table:formula="of:=1-[.F10]" office:value-type="float" office:value="0" calcext:value-type="float">
            <text:p>0</text:p>
          </table:table-cell>
          <table:table-cell table:style-name="ce119" table:formula="of:=1-[.G10]" office:value-type="float" office:value="0" calcext:value-type="float">
            <text:p>0</text:p>
          </table:table-cell>
          <table:table-cell table:style-name="ce119" table:formula="of:=1-[.H10]" office:value-type="float" office:value="0" calcext:value-type="float">
            <text:p>0</text:p>
          </table:table-cell>
          <table:table-cell table:style-name="ce119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9" table:formula="of:=1-[.B11]" office:value-type="float" office:value="0" calcext:value-type="float">
            <text:p>0</text:p>
          </table:table-cell>
          <table:table-cell table:style-name="ce119" table:formula="of:=1-[.C11]" office:value-type="float" office:value="1" calcext:value-type="float">
            <text:p>1</text:p>
          </table:table-cell>
          <table:table-cell table:style-name="ce119" table:formula="of:=1-[.D11]" office:value-type="float" office:value="1" calcext:value-type="float">
            <text:p>1</text:p>
          </table:table-cell>
          <table:table-cell table:style-name="ce119" table:formula="of:=1-[.E11]" office:value-type="float" office:value="1" calcext:value-type="float">
            <text:p>1</text:p>
          </table:table-cell>
          <table:table-cell table:style-name="ce119" table:formula="of:=1-[.F11]" office:value-type="float" office:value="1" calcext:value-type="float">
            <text:p>1</text:p>
          </table:table-cell>
          <table:table-cell table:style-name="ce119" table:formula="of:=1-[.G11]" office:value-type="float" office:value="1" calcext:value-type="float">
            <text:p>1</text:p>
          </table:table-cell>
          <table:table-cell table:style-name="ce119" table:formula="of:=1-[.H11]" office:value-type="float" office:value="1" calcext:value-type="float">
            <text:p>1</text:p>
          </table:table-cell>
          <table:table-cell table:style-name="ce119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9" table:formula="of:=1-[.B12]" office:value-type="float" office:value="0" calcext:value-type="float">
            <text:p>0</text:p>
          </table:table-cell>
          <table:table-cell table:style-name="ce119" table:formula="of:=1-[.C12]" office:value-type="float" office:value="1" calcext:value-type="float">
            <text:p>1</text:p>
          </table:table-cell>
          <table:table-cell table:style-name="ce119" table:formula="of:=1-[.D12]" office:value-type="float" office:value="1" calcext:value-type="float">
            <text:p>1</text:p>
          </table:table-cell>
          <table:table-cell table:style-name="ce119" table:formula="of:=1-[.E12]" office:value-type="float" office:value="1" calcext:value-type="float">
            <text:p>1</text:p>
          </table:table-cell>
          <table:table-cell table:style-name="ce119" table:formula="of:=1-[.F12]" office:value-type="float" office:value="1" calcext:value-type="float">
            <text:p>1</text:p>
          </table:table-cell>
          <table:table-cell table:style-name="ce119" table:formula="of:=1-[.G12]" office:value-type="float" office:value="1" calcext:value-type="float">
            <text:p>1</text:p>
          </table:table-cell>
          <table:table-cell table:style-name="ce119" table:formula="of:=1-[.H12]" office:value-type="float" office:value="1" calcext:value-type="float">
            <text:p>1</text:p>
          </table:table-cell>
          <table:table-cell table:style-name="ce119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9" table:formula="of:=1-[.B13]" office:value-type="float" office:value="0" calcext:value-type="float">
            <text:p>0</text:p>
          </table:table-cell>
          <table:table-cell table:style-name="ce119" table:formula="of:=1-[.C13]" office:value-type="float" office:value="1" calcext:value-type="float">
            <text:p>1</text:p>
          </table:table-cell>
          <table:table-cell table:style-name="ce119" table:formula="of:=1-[.D13]" office:value-type="float" office:value="1" calcext:value-type="float">
            <text:p>1</text:p>
          </table:table-cell>
          <table:table-cell table:style-name="ce119" table:formula="of:=1-[.E13]" office:value-type="float" office:value="1" calcext:value-type="float">
            <text:p>1</text:p>
          </table:table-cell>
          <table:table-cell table:style-name="ce119" table:formula="of:=1-[.F13]" office:value-type="float" office:value="1" calcext:value-type="float">
            <text:p>1</text:p>
          </table:table-cell>
          <table:table-cell table:style-name="ce119" table:formula="of:=1-[.G13]" office:value-type="float" office:value="1" calcext:value-type="float">
            <text:p>1</text:p>
          </table:table-cell>
          <table:table-cell table:style-name="ce119" table:formula="of:=1-[.H13]" office:value-type="float" office:value="1" calcext:value-type="float">
            <text:p>1</text:p>
          </table:table-cell>
          <table:table-cell table:style-name="ce119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9" table:formula="of:=1-[.B14]" office:value-type="float" office:value="0" calcext:value-type="float">
            <text:p>0</text:p>
          </table:table-cell>
          <table:table-cell table:style-name="ce119" table:formula="of:=1-[.C14]" office:value-type="float" office:value="1" calcext:value-type="float">
            <text:p>1</text:p>
          </table:table-cell>
          <table:table-cell table:style-name="ce119" table:formula="of:=1-[.D14]" office:value-type="float" office:value="1" calcext:value-type="float">
            <text:p>1</text:p>
          </table:table-cell>
          <table:table-cell table:style-name="ce119" table:formula="of:=1-[.E14]" office:value-type="float" office:value="0" calcext:value-type="float">
            <text:p>0</text:p>
          </table:table-cell>
          <table:table-cell table:style-name="ce119" table:formula="of:=1-[.F14]" office:value-type="float" office:value="0" calcext:value-type="float">
            <text:p>0</text:p>
          </table:table-cell>
          <table:table-cell table:style-name="ce119" table:formula="of:=1-[.G14]" office:value-type="float" office:value="1" calcext:value-type="float">
            <text:p>1</text:p>
          </table:table-cell>
          <table:table-cell table:style-name="ce119" table:formula="of:=1-[.H14]" office:value-type="float" office:value="1" calcext:value-type="float">
            <text:p>1</text:p>
          </table:table-cell>
          <table:table-cell table:style-name="ce119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9" table:formula="of:=1-[.B15]" office:value-type="float" office:value="0" calcext:value-type="float">
            <text:p>0</text:p>
          </table:table-cell>
          <table:table-cell table:style-name="ce119" table:formula="of:=1-[.C15]" office:value-type="float" office:value="1" calcext:value-type="float">
            <text:p>1</text:p>
          </table:table-cell>
          <table:table-cell table:style-name="ce119" table:formula="of:=1-[.D15]" office:value-type="float" office:value="1" calcext:value-type="float">
            <text:p>1</text:p>
          </table:table-cell>
          <table:table-cell table:style-name="ce119" table:formula="of:=1-[.E15]" office:value-type="float" office:value="1" calcext:value-type="float">
            <text:p>1</text:p>
          </table:table-cell>
          <table:table-cell table:style-name="ce119" table:formula="of:=1-[.F15]" office:value-type="float" office:value="1" calcext:value-type="float">
            <text:p>1</text:p>
          </table:table-cell>
          <table:table-cell table:style-name="ce119" table:formula="of:=1-[.G15]" office:value-type="float" office:value="1" calcext:value-type="float">
            <text:p>1</text:p>
          </table:table-cell>
          <table:table-cell table:style-name="ce119" table:formula="of:=1-[.H15]" office:value-type="float" office:value="1" calcext:value-type="float">
            <text:p>1</text:p>
          </table:table-cell>
          <table:table-cell table:style-name="ce119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19" table:formula="of:=1-[.B16]" office:value-type="float" office:value="0" calcext:value-type="float">
            <text:p>0</text:p>
          </table:table-cell>
          <table:table-cell table:style-name="ce119" table:formula="of:=1-[.C16]" office:value-type="float" office:value="0" calcext:value-type="float">
            <text:p>0</text:p>
          </table:table-cell>
          <table:table-cell table:style-name="ce119" table:formula="of:=1-[.D16]" office:value-type="float" office:value="0" calcext:value-type="float">
            <text:p>0</text:p>
          </table:table-cell>
          <table:table-cell table:style-name="ce119" table:formula="of:=1-[.E16]" office:value-type="float" office:value="0" calcext:value-type="float">
            <text:p>0</text:p>
          </table:table-cell>
          <table:table-cell table:style-name="ce119" table:formula="of:=1-[.F16]" office:value-type="float" office:value="0" calcext:value-type="float">
            <text:p>0</text:p>
          </table:table-cell>
          <table:table-cell table:style-name="ce119" table:formula="of:=1-[.G16]" office:value-type="float" office:value="0" calcext:value-type="float">
            <text:p>0</text:p>
          </table:table-cell>
          <table:table-cell table:style-name="ce119" table:formula="of:=1-[.H16]" office:value-type="float" office:value="0" calcext:value-type="float">
            <text:p>0</text:p>
          </table:table-cell>
          <table:table-cell table:style-name="ce119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100" calcext:value-type="float">
            <text:p>100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1:.E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G21:.I23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95" calcext:value-type="float">
            <text:p>95</text:p>
          </table:table-cell>
          <table:table-cell table:style-name="ce34" table:formula="of:=SUMPRODUCT([.D22:.F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95" calcext:value-type="float">
            <text:p>95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D23:.F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23:.G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F23:.H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" calcext:value-type="float">
            <text:p>0,01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3728209261131" calcext:value-type="float">
            <text:p>0,011372820926113</text:p>
          </table:table-cell>
          <table:table-cell table:style-name="ce34" table:formula="of:=IF([.D30]=0;0;1/[.D30])" office:value-type="float" office:value="0.0103665115300058" calcext:value-type="float">
            <text:p>0,01036651153000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103665115300058" calcext:value-type="float">
            <text:p>0,010366511530006</text:p>
          </table:table-cell>
          <table:table-cell table:style-name="ce34" table:formula="of:=IF([.H30]=0;0;1/[.H30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05263157894737" calcext:value-type="float">
            <text:p>0,010526315789474</text:p>
          </table:table-cell>
          <table:table-cell table:style-name="ce34" table:formula="of:=IF([.E31]=0;0;1/[.E31])" office:value-type="float" office:value="0.034314575050762" calcext:value-type="float">
            <text:p>0,034314575050762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05263157894737" calcext:value-type="float">
            <text:p>0,010526315789474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8492680749283" calcext:value-type="float">
            <text:p>0,011849268074928</text:p>
          </table:table-cell>
          <table:table-cell table:style-name="ce34" table:formula="of:=IF([.E32]=0;0;1/[.E32])" office:value-type="float" office:value="0.0125955056923691" calcext:value-type="float">
            <text:p>0,012595505692369</text:p>
          </table:table-cell>
          <table:table-cell table:style-name="ce34" table:formula="of:=IF([.F32]=0;0;1/[.F32])" office:value-type="float" office:value="0.0125955056923691" calcext:value-type="float">
            <text:p>0,012595505692369</text:p>
          </table:table-cell>
          <table:table-cell table:style-name="ce34" table:formula="of:=IF([.G32]=0;0;1/[.G32])" office:value-type="float" office:value="0.0118492680749283" calcext:value-type="float">
            <text:p>0,011849268074928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2.B10:Zeit2.I16">
            <calcext:condition calcext:apply-style-name="blue_dark_background" calcext:value="&gt;0.5" calcext:base-cell-address="Zeit2.B10"/>
            <calcext:condition calcext:apply-style-name="grey_background" calcext:value="&lt;=0.5" calcext:base-cell-address="Zeit2.B10"/>
          </calcext:conditional-format>
          <calcext:conditional-format calcext:target-range-address="Zeit2.B19:Zeit2.I25">
            <calcext:condition calcext:apply-style-name="blue_dark_background" calcext:value="&gt;0.5" calcext:base-cell-address="Zeit2.B19"/>
            <calcext:condition calcext:apply-style-name="grey_background" calcext:value="&lt;=0.5" calcext:base-cell-address="Zeit2.B19"/>
          </calcext:conditional-format>
          <calcext:conditional-format calcext:target-range-address="Zeit2.R10:Zeit2.Y16">
            <calcext:condition calcext:apply-style-name="Good" calcext:value="&gt;0.5" calcext:base-cell-address="Zeit2.R10"/>
            <calcext:condition calcext:apply-style-name="Bad" calcext:value="&lt;=-0.5" calcext:base-cell-address="Zeit2.R10"/>
          </calcext:conditional-format>
          <calcext:conditional-format calcext:target-range-address="Zeit2.C3:Zeit2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2" table:number-columns-repeated="15" table:default-cell-style-name="ce1"/>
        <table:table-column table:style-name="co8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25" table:formula="of:=IF([.C20]=0;0;IF([.T11]+[Zeit2.U11]=2;SUMPRODUCT([Zeit2.B2:.D4];[$Verteilung.$A$4:$Verteilung.$C$6];[.B19:.D21];[.B34:.D36])+[Zeit2.D3];IF([.R11]+[Zeit2.Q11]=2;SUMPRODUCT([Zeit2.B2:.D4];[$Verteilung.$A$4:$Verteilung.$C$6];[.B19:.D21];[.B34:.D36])+[Zeit2.B3];IF([.S12]+[Zeit2.S13]=2;SUMPRODUCT([Zeit2.B2:.D4];[$Verteilung.$A$4:$Verteilung.$C$6];[.B19:.D21];[.B34:.D36])+[Zeit2.C4];IF([.S10]+[Zeit2.S9]=2;SUMPRODUCT([Zeit2.B2:.D4];[$Verteilung.$A$4:$Verteilung.$C$6];[.B19:.D21];[.B34:.D36])+[Zeit2.C2];SUMPRODUCT([Zeit2.B2:.D4];[$Verteilung.$A$4:$Verteilung.$C$6];[.B19:.D21];[.B34:.D36]))))))" office:value-type="float" office:value="0.463858817734424" calcext:value-type="float">
            <text:p>0,463858817734424</text:p>
          </table:table-cell>
          <table:table-cell table:style-name="ce125" table:formula="of:=IF([.D20]=0;0;IF([.U11]+[Zeit2.V11]=2;SUMPRODUCT([Zeit2.C2:.E4];[$Verteilung.$A$4:$Verteilung.$C$6];[.C19:.E21];[.C34:.E36])+[Zeit2.E3];IF([.S11]+[Zeit2.R11]=2;SUMPRODUCT([Zeit2.C2:.E4];[$Verteilung.$A$4:$Verteilung.$C$6];[.C19:.E21];[.C34:.E36])+[Zeit2.C3];IF([.T12]+[Zeit2.T13]=2;SUMPRODUCT([Zeit2.C2:.E4];[$Verteilung.$A$4:$Verteilung.$C$6];[.C19:.E21];[.C34:.E36])+[Zeit2.D4];IF([.T10]+[Zeit2.T9]=2;SUMPRODUCT([Zeit2.C2:.E4];[$Verteilung.$A$4:$Verteilung.$C$6];[.C19:.E21];[.C34:.E36])+[Zeit2.D2];SUMPRODUCT([Zeit2.C2:.E4];[$Verteilung.$A$4:$Verteilung.$C$6];[.C19:.E21];[.C34:.E36]))))))" office:value-type="float" office:value="1.55887933426167" calcext:value-type="float">
            <text:p>1,55887933426167</text:p>
          </table:table-cell>
          <table:table-cell table:style-name="ce125" table:formula="of:=IF([.E20]=0;0;IF([.V11]+[Zeit2.W11]=2;SUMPRODUCT([Zeit2.D2:.F4];[$Verteilung.$A$4:$Verteilung.$C$6];[.D19:.F21];[.D34:.F36])+[Zeit2.F3];IF([.T11]+[Zeit2.S11]=2;SUMPRODUCT([Zeit2.D2:.F4];[$Verteilung.$A$4:$Verteilung.$C$6];[.D19:.F21];[.D34:.F36])+[Zeit2.D3];IF([.U12]+[Zeit2.U13]=2;SUMPRODUCT([Zeit2.D2:.F4];[$Verteilung.$A$4:$Verteilung.$C$6];[.D19:.F21];[.D34:.F36])+[Zeit2.E4];IF([.U10]+[Zeit2.U9]=2;SUMPRODUCT([Zeit2.D2:.F4];[$Verteilung.$A$4:$Verteilung.$C$6];[.D19:.F21];[.D34:.F36])+[Zeit2.E2];SUMPRODUCT([Zeit2.D2:.F4];[$Verteilung.$A$4:$Verteilung.$C$6];[.D19:.F21];[.D34:.F36]))))))" office:value-type="float" office:value="11.2982808103131" calcext:value-type="float">
            <text:p>11,2982808103131</text:p>
          </table:table-cell>
          <table:table-cell table:style-name="ce125" table:formula="of:=IF([.F20]=0;0;IF([.W11]+[Zeit2.X11]=2;SUMPRODUCT([Zeit2.E2:.G4];[$Verteilung.$A$4:$Verteilung.$C$6];[.E19:.G21];[.E34:.G36])+[Zeit2.G3];IF([.U11]+[Zeit2.T11]=2;SUMPRODUCT([Zeit2.E2:.G4];[$Verteilung.$A$4:$Verteilung.$C$6];[.E19:.G21];[.E34:.G36])+[Zeit2.E3];IF([.V12]+[Zeit2.V13]=2;SUMPRODUCT([Zeit2.E2:.G4];[$Verteilung.$A$4:$Verteilung.$C$6];[.E19:.G21];[.E34:.G36])+[Zeit2.F4];IF([.V10]+[Zeit2.V9]=2;SUMPRODUCT([Zeit2.E2:.G4];[$Verteilung.$A$4:$Verteilung.$C$6];[.E19:.G21];[.E34:.G36])+[Zeit2.F2];SUMPRODUCT([Zeit2.E2:.G4];[$Verteilung.$A$4:$Verteilung.$C$6];[.E19:.G21];[.E34:.G36]))))))" office:value-type="float" office:value="57.4994940444265" calcext:value-type="float">
            <text:p>57,4994940444265</text:p>
          </table:table-cell>
          <table:table-cell table:style-name="ce125" table:formula="of:=IF([.G20]=0;0;IF([.X11]+[Zeit2.Y11]=2;SUMPRODUCT([Zeit2.F2:.H4];[$Verteilung.$A$4:$Verteilung.$C$6];[.F19:.H21];[.F34:.H36])+[Zeit2.H3];IF([.V11]+[Zeit2.U11]=2;SUMPRODUCT([Zeit2.F2:.H4];[$Verteilung.$A$4:$Verteilung.$C$6];[.F19:.H21];[.F34:.H36])+[Zeit2.F3];IF([.W12]+[Zeit2.W13]=2;SUMPRODUCT([Zeit2.F2:.H4];[$Verteilung.$A$4:$Verteilung.$C$6];[.F19:.H21];[.F34:.H36])+[Zeit2.G4];IF([.W10]+[Zeit2.W9]=2;SUMPRODUCT([Zeit2.F2:.H4];[$Verteilung.$A$4:$Verteilung.$C$6];[.F19:.H21];[.F34:.H36])+[Zeit2.G2];SUMPRODUCT([Zeit2.F2:.H4];[$Verteilung.$A$4:$Verteilung.$C$6];[.F19:.H21];[.F34:.H36]))))))" office:value-type="float" office:value="140.841131197188" calcext:value-type="float">
            <text:p>140,841131197188</text:p>
          </table:table-cell>
          <table:table-cell table:style-name="ce125" table:formula="of:=IF([.H20]=0;0;IF([.Y11]+[Zeit2.Z11]=2;SUMPRODUCT([Zeit2.G2:.I4];[$Verteilung.$A$4:$Verteilung.$C$6];[.G19:.I21];[.G34:.I36])+[Zeit2.I3];IF([.W11]+[Zeit2.V11]=2;SUMPRODUCT([Zeit2.G2:.I4];[$Verteilung.$A$4:$Verteilung.$C$6];[.G19:.I21];[.G34:.I36])+[Zeit2.G3];IF([.X12]+[Zeit2.X13]=2;SUMPRODUCT([Zeit2.G2:.I4];[$Verteilung.$A$4:$Verteilung.$C$6];[.G19:.I21];[.G34:.I36])+[Zeit2.H4];IF([.X10]+[Zeit2.X9]=2;SUMPRODUCT([Zeit2.G2:.I4];[$Verteilung.$A$4:$Verteilung.$C$6];[.G19:.I21];[.G34:.I36])+[Zeit2.H2];SUMPRODUCT([Zeit2.G2:.I4];[$Verteilung.$A$4:$Verteilung.$C$6];[.G19:.I21];[.G34:.I36]))))))" office:value-type="float" office:value="593.611085637311" calcext:value-type="float">
            <text:p>593,611085637311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25" table:formula="of:=IF([.C21]=0;0;IF([.T12]+[Zeit2.U12]=2;SUMPRODUCT([Zeit2.B3:.D5];[$Verteilung.$A$4:$Verteilung.$C$6];[.B20:.D22];[.B35:.D37])+[Zeit2.D4];IF([.R12]+[Zeit2.Q12]=2;SUMPRODUCT([Zeit2.B3:.D5];[$Verteilung.$A$4:$Verteilung.$C$6];[.B20:.D22];[.B35:.D37])+[Zeit2.B4];IF([.S13]+[Zeit2.S14]=2;SUMPRODUCT([Zeit2.B3:.D5];[$Verteilung.$A$4:$Verteilung.$C$6];[.B20:.D22];[.B35:.D37])+[Zeit2.C5];IF([.S11]+[Zeit2.S10]=2;SUMPRODUCT([Zeit2.B3:.D5];[$Verteilung.$A$4:$Verteilung.$C$6];[.B20:.D22];[.B35:.D37])+[Zeit2.C3];SUMPRODUCT([Zeit2.B3:.D5];[$Verteilung.$A$4:$Verteilung.$C$6];[.B20:.D22];[.B35:.D37]))))))" office:value-type="float" office:value="11.5513642805589" calcext:value-type="float">
            <text:p>11,5513642805589</text:p>
          </table:table-cell>
          <table:table-cell table:style-name="ce125" table:formula="of:=IF([.D21]=0;0;IF([.U12]+[Zeit2.V12]=2;SUMPRODUCT([Zeit2.C3:.E5];[$Verteilung.$A$4:$Verteilung.$C$6];[.C20:.E22];[.C35:.E37])+[Zeit2.E4];IF([.S12]+[Zeit2.R12]=2;SUMPRODUCT([Zeit2.C3:.E5];[$Verteilung.$A$4:$Verteilung.$C$6];[.C20:.E22];[.C35:.E37])+[Zeit2.C4];IF([.T13]+[Zeit2.T14]=2;SUMPRODUCT([Zeit2.C3:.E5];[$Verteilung.$A$4:$Verteilung.$C$6];[.C20:.E22];[.C35:.E37])+[Zeit2.D5];IF([.T11]+[Zeit2.T10]=2;SUMPRODUCT([Zeit2.C3:.E5];[$Verteilung.$A$4:$Verteilung.$C$6];[.C20:.E22];[.C35:.E37])+[Zeit2.D3];SUMPRODUCT([Zeit2.C3:.E5];[$Verteilung.$A$4:$Verteilung.$C$6];[.C20:.E22];[.C35:.E37]))))))" office:value-type="float" office:value="11.6187720707924" calcext:value-type="float">
            <text:p>11,6187720707924</text:p>
          </table:table-cell>
          <table:table-cell table:style-name="ce125" table:formula="of:=IF([.E21]=0;0;IF([.V12]+[Zeit2.W12]=2;SUMPRODUCT([Zeit2.D3:.F5];[$Verteilung.$A$4:$Verteilung.$C$6];[.D20:.F22];[.D35:.F37])+[Zeit2.F4];IF([.T12]+[Zeit2.S12]=2;SUMPRODUCT([Zeit2.D3:.F5];[$Verteilung.$A$4:$Verteilung.$C$6];[.D20:.F22];[.D35:.F37])+[Zeit2.D4];IF([.U13]+[Zeit2.U14]=2;SUMPRODUCT([Zeit2.D3:.F5];[$Verteilung.$A$4:$Verteilung.$C$6];[.D20:.F22];[.D35:.F37])+[Zeit2.E5];IF([.U11]+[Zeit2.U10]=2;SUMPRODUCT([Zeit2.D3:.F5];[$Verteilung.$A$4:$Verteilung.$C$6];[.D20:.F22];[.D35:.F37])+[Zeit2.E3];SUMPRODUCT([Zeit2.D3:.F5];[$Verteilung.$A$4:$Verteilung.$C$6];[.D20:.F22];[.D35:.F37]))))))" office:value-type="float" office:value="11.8585973534784" calcext:value-type="float">
            <text:p>11,8585973534784</text:p>
          </table:table-cell>
          <table:table-cell table:style-name="ce125" table:formula="of:=IF([.F21]=0;0;IF([.W12]+[Zeit2.X12]=2;SUMPRODUCT([Zeit2.E3:.G5];[$Verteilung.$A$4:$Verteilung.$C$6];[.E20:.G22];[.E35:.G37])+[Zeit2.G4];IF([.U12]+[Zeit2.T12]=2;SUMPRODUCT([Zeit2.E3:.G5];[$Verteilung.$A$4:$Verteilung.$C$6];[.E20:.G22];[.E35:.G37])+[Zeit2.E4];IF([.V13]+[Zeit2.V14]=2;SUMPRODUCT([Zeit2.E3:.G5];[$Verteilung.$A$4:$Verteilung.$C$6];[.E20:.G22];[.E35:.G37])+[Zeit2.F5];IF([.V11]+[Zeit2.V10]=2;SUMPRODUCT([Zeit2.E3:.G5];[$Verteilung.$A$4:$Verteilung.$C$6];[.E20:.G22];[.E35:.G37])+[Zeit2.F3];SUMPRODUCT([Zeit2.E3:.G5];[$Verteilung.$A$4:$Verteilung.$C$6];[.E20:.G22];[.E35:.G37]))))))" office:value-type="float" office:value="22.2728383472292" calcext:value-type="float">
            <text:p>22,2728383472292</text:p>
          </table:table-cell>
          <table:table-cell table:style-name="ce125" table:formula="of:=IF([.G21]=0;0;IF([.X12]+[Zeit2.Y12]=2;SUMPRODUCT([Zeit2.F3:.H5];[$Verteilung.$A$4:$Verteilung.$C$6];[.F20:.H22];[.F35:.H37])+[Zeit2.H4];IF([.V12]+[Zeit2.U12]=2;SUMPRODUCT([Zeit2.F3:.H5];[$Verteilung.$A$4:$Verteilung.$C$6];[.F20:.H22];[.F35:.H37])+[Zeit2.F4];IF([.W13]+[Zeit2.W14]=2;SUMPRODUCT([Zeit2.F3:.H5];[$Verteilung.$A$4:$Verteilung.$C$6];[.F20:.H22];[.F35:.H37])+[Zeit2.G5];IF([.W11]+[Zeit2.W10]=2;SUMPRODUCT([Zeit2.F3:.H5];[$Verteilung.$A$4:$Verteilung.$C$6];[.F20:.H22];[.F35:.H37])+[Zeit2.G3];SUMPRODUCT([Zeit2.F3:.H5];[$Verteilung.$A$4:$Verteilung.$C$6];[.F20:.H22];[.F35:.H37]))))))" office:value-type="float" office:value="99.6598266526337" calcext:value-type="float">
            <text:p>99,6598266526337</text:p>
          </table:table-cell>
          <table:table-cell table:style-name="ce125" table:formula="of:=IF([.H21]=0;0;IF([.Y12]+[Zeit2.Z12]=2;SUMPRODUCT([Zeit2.G3:.I5];[$Verteilung.$A$4:$Verteilung.$C$6];[.G20:.I22];[.G35:.I37])+[Zeit2.I4];IF([.W12]+[Zeit2.V12]=2;SUMPRODUCT([Zeit2.G3:.I5];[$Verteilung.$A$4:$Verteilung.$C$6];[.G20:.I22];[.G35:.I37])+[Zeit2.G4];IF([.X13]+[Zeit2.X14]=2;SUMPRODUCT([Zeit2.G3:.I5];[$Verteilung.$A$4:$Verteilung.$C$6];[.G20:.I22];[.G35:.I37])+[Zeit2.H5];IF([.X11]+[Zeit2.X10]=2;SUMPRODUCT([Zeit2.G3:.I5];[$Verteilung.$A$4:$Verteilung.$C$6];[.G20:.I22];[.G35:.I37])+[Zeit2.H3];SUMPRODUCT([Zeit2.G3:.I5];[$Verteilung.$A$4:$Verteilung.$C$6];[.G20:.I22];[.G35:.I37]))))))" office:value-type="float" office:value="131.273038180612" calcext:value-type="float">
            <text:p>131,273038180612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25" table:formula="of:=IF([.C22]=0;0;IF([.T13]+[Zeit2.U13]=2;SUMPRODUCT([Zeit2.B4:.D6];[$Verteilung.$A$4:$Verteilung.$C$6];[.B21:.D23];[.B36:.D38])+[Zeit2.D5];IF([.R13]+[Zeit2.Q13]=2;SUMPRODUCT([Zeit2.B4:.D6];[$Verteilung.$A$4:$Verteilung.$C$6];[.B21:.D23];[.B36:.D38])+[Zeit2.B5];IF([.S14]+[Zeit2.S15]=2;SUMPRODUCT([Zeit2.B4:.D6];[$Verteilung.$A$4:$Verteilung.$C$6];[.B21:.D23];[.B36:.D38])+[Zeit2.C6];IF([.S12]+[Zeit2.S11]=2;SUMPRODUCT([Zeit2.B4:.D6];[$Verteilung.$A$4:$Verteilung.$C$6];[.B21:.D23];[.B36:.D38])+[Zeit2.C4];SUMPRODUCT([Zeit2.B4:.D6];[$Verteilung.$A$4:$Verteilung.$C$6];[.B21:.D23];[.B36:.D38]))))))" office:value-type="float" office:value="108.288062868986" calcext:value-type="float">
            <text:p>108,288062868986</text:p>
          </table:table-cell>
          <table:table-cell table:style-name="ce125" table:formula="of:=IF([.D22]=0;0;IF([.U13]+[Zeit2.V13]=2;SUMPRODUCT([Zeit2.C4:.E6];[$Verteilung.$A$4:$Verteilung.$C$6];[.C21:.E23];[.C36:.E38])+[Zeit2.E5];IF([.S13]+[Zeit2.R13]=2;SUMPRODUCT([Zeit2.C4:.E6];[$Verteilung.$A$4:$Verteilung.$C$6];[.C21:.E23];[.C36:.E38])+[Zeit2.C5];IF([.T14]+[Zeit2.T15]=2;SUMPRODUCT([Zeit2.C4:.E6];[$Verteilung.$A$4:$Verteilung.$C$6];[.C21:.E23];[.C36:.E38])+[Zeit2.D6];IF([.T12]+[Zeit2.T11]=2;SUMPRODUCT([Zeit2.C4:.E6];[$Verteilung.$A$4:$Verteilung.$C$6];[.C21:.E23];[.C36:.E38])+[Zeit2.D4];SUMPRODUCT([Zeit2.C4:.E6];[$Verteilung.$A$4:$Verteilung.$C$6];[.C21:.E23];[.C36:.E38]))))))" office:value-type="float" office:value="76.7558732092843" calcext:value-type="float">
            <text:p>76,7558732092843</text:p>
          </table:table-cell>
          <table:table-cell table:style-name="ce125" table:formula="of:=IF([.E22]=0;0;IF([.V13]+[Zeit2.W13]=2;SUMPRODUCT([Zeit2.D4:.F6];[$Verteilung.$A$4:$Verteilung.$C$6];[.D21:.F23];[.D36:.F38])+[Zeit2.F5];IF([.T13]+[Zeit2.S13]=2;SUMPRODUCT([Zeit2.D4:.F6];[$Verteilung.$A$4:$Verteilung.$C$6];[.D21:.F23];[.D36:.F38])+[Zeit2.D5];IF([.U14]+[Zeit2.U15]=2;SUMPRODUCT([Zeit2.D4:.F6];[$Verteilung.$A$4:$Verteilung.$C$6];[.D21:.F23];[.D36:.F38])+[Zeit2.E6];IF([.U12]+[Zeit2.U11]=2;SUMPRODUCT([Zeit2.D4:.F6];[$Verteilung.$A$4:$Verteilung.$C$6];[.D21:.F23];[.D36:.F38])+[Zeit2.E4];SUMPRODUCT([Zeit2.D4:.F6];[$Verteilung.$A$4:$Verteilung.$C$6];[.D21:.F23];[.D36:.F38]))))))" office:value-type="float" office:value="7.95856134167173" calcext:value-type="float">
            <text:p>7,95856134167173</text:p>
          </table:table-cell>
          <table:table-cell table:style-name="ce125" table:formula="of:=IF([.F22]=0;0;IF([.W13]+[Zeit2.X13]=2;SUMPRODUCT([Zeit2.E4:.G6];[$Verteilung.$A$4:$Verteilung.$C$6];[.E21:.G23];[.E36:.G38])+[Zeit2.G5];IF([.U13]+[Zeit2.T13]=2;SUMPRODUCT([Zeit2.E4:.G6];[$Verteilung.$A$4:$Verteilung.$C$6];[.E21:.G23];[.E36:.G38])+[Zeit2.E5];IF([.V14]+[Zeit2.V15]=2;SUMPRODUCT([Zeit2.E4:.G6];[$Verteilung.$A$4:$Verteilung.$C$6];[.E21:.G23];[.E36:.G38])+[Zeit2.F6];IF([.V12]+[Zeit2.V11]=2;SUMPRODUCT([Zeit2.E4:.G6];[$Verteilung.$A$4:$Verteilung.$C$6];[.E21:.G23];[.E36:.G38])+[Zeit2.F4];SUMPRODUCT([Zeit2.E4:.G6];[$Verteilung.$A$4:$Verteilung.$C$6];[.E21:.G23];[.E36:.G38]))))))" office:value-type="float" office:value="5.74528221865827" calcext:value-type="float">
            <text:p>5,74528221865827</text:p>
          </table:table-cell>
          <table:table-cell table:style-name="ce125" table:formula="of:=IF([.G22]=0;0;IF([.X13]+[Zeit2.Y13]=2;SUMPRODUCT([Zeit2.F4:.H6];[$Verteilung.$A$4:$Verteilung.$C$6];[.F21:.H23];[.F36:.H38])+[Zeit2.H5];IF([.V13]+[Zeit2.U13]=2;SUMPRODUCT([Zeit2.F4:.H6];[$Verteilung.$A$4:$Verteilung.$C$6];[.F21:.H23];[.F36:.H38])+[Zeit2.F5];IF([.W14]+[Zeit2.W15]=2;SUMPRODUCT([Zeit2.F4:.H6];[$Verteilung.$A$4:$Verteilung.$C$6];[.F21:.H23];[.F36:.H38])+[Zeit2.G6];IF([.W12]+[Zeit2.W11]=2;SUMPRODUCT([Zeit2.F4:.H6];[$Verteilung.$A$4:$Verteilung.$C$6];[.F21:.H23];[.F36:.H38])+[Zeit2.G4];SUMPRODUCT([Zeit2.F4:.H6];[$Verteilung.$A$4:$Verteilung.$C$6];[.F21:.H23];[.F36:.H38]))))))" office:value-type="float" office:value="12.4835085882816" calcext:value-type="float">
            <text:p>12,4835085882816</text:p>
          </table:table-cell>
          <table:table-cell table:style-name="ce125" table:formula="of:=IF([.H22]=0;0;IF([.Y13]+[Zeit2.Z13]=2;SUMPRODUCT([Zeit2.G4:.I6];[$Verteilung.$A$4:$Verteilung.$C$6];[.G21:.I23];[.G36:.I38])+[Zeit2.I5];IF([.W13]+[Zeit2.V13]=2;SUMPRODUCT([Zeit2.G4:.I6];[$Verteilung.$A$4:$Verteilung.$C$6];[.G21:.I23];[.G36:.I38])+[Zeit2.G5];IF([.X14]+[Zeit2.X15]=2;SUMPRODUCT([Zeit2.G4:.I6];[$Verteilung.$A$4:$Verteilung.$C$6];[.G21:.I23];[.G36:.I38])+[Zeit2.H6];IF([.X12]+[Zeit2.X11]=2;SUMPRODUCT([Zeit2.G4:.I6];[$Verteilung.$A$4:$Verteilung.$C$6];[.G21:.I23];[.G36:.I38])+[Zeit2.H4];SUMPRODUCT([Zeit2.G4:.I6];[$Verteilung.$A$4:$Verteilung.$C$6];[.G21:.I23];[.G36:.I38]))))))" office:value-type="float" office:value="12.9916481959246" calcext:value-type="float">
            <text:p>12,9916481959246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25" table:formula="of:=IF([.C23]=0;0;IF([.T14]+[Zeit2.U14]=2;SUMPRODUCT([Zeit2.B5:.D7];[$Verteilung.$A$4:$Verteilung.$C$6];[.B22:.D24];[.B37:.D39])+[Zeit2.D6];IF([.R14]+[Zeit2.Q14]=2;SUMPRODUCT([Zeit2.B5:.D7];[$Verteilung.$A$4:$Verteilung.$C$6];[.B22:.D24];[.B37:.D39])+[Zeit2.B6];IF([.S15]+[Zeit2.S16]=2;SUMPRODUCT([Zeit2.B5:.D7];[$Verteilung.$A$4:$Verteilung.$C$6];[.B22:.D24];[.B37:.D39])+[Zeit2.C7];IF([.S13]+[Zeit2.S12]=2;SUMPRODUCT([Zeit2.B5:.D7];[$Verteilung.$A$4:$Verteilung.$C$6];[.B22:.D24];[.B37:.D39])+[Zeit2.C5];SUMPRODUCT([Zeit2.B5:.D7];[$Verteilung.$A$4:$Verteilung.$C$6];[.B22:.D24];[.B37:.D39]))))))" office:value-type="float" office:value="564.109630848466" calcext:value-type="float">
            <text:p>564,109630848466</text:p>
          </table:table-cell>
          <table:table-cell table:style-name="ce125" table:formula="of:=IF([.D23]=0;0;IF([.U14]+[Zeit2.V14]=2;SUMPRODUCT([Zeit2.C5:.E7];[$Verteilung.$A$4:$Verteilung.$C$6];[.C22:.E24];[.C37:.E39])+[Zeit2.E6];IF([.S14]+[Zeit2.R14]=2;SUMPRODUCT([Zeit2.C5:.E7];[$Verteilung.$A$4:$Verteilung.$C$6];[.C22:.E24];[.C37:.E39])+[Zeit2.C6];IF([.T15]+[Zeit2.T16]=2;SUMPRODUCT([Zeit2.C5:.E7];[$Verteilung.$A$4:$Verteilung.$C$6];[.C22:.E24];[.C37:.E39])+[Zeit2.D7];IF([.T13]+[Zeit2.T12]=2;SUMPRODUCT([Zeit2.C5:.E7];[$Verteilung.$A$4:$Verteilung.$C$6];[.C22:.E24];[.C37:.E39])+[Zeit2.D5];SUMPRODUCT([Zeit2.C5:.E7];[$Verteilung.$A$4:$Verteilung.$C$6];[.C22:.E24];[.C37:.E39]))))))" office:value-type="float" office:value="0" calcext:value-type="float">
            <text:p>0</text:p>
          </table:table-cell>
          <table:table-cell table:style-name="ce125" table:formula="of:=IF([.E23]=0;0;IF([.V14]+[Zeit2.W14]=2;SUMPRODUCT([Zeit2.D5:.F7];[$Verteilung.$A$4:$Verteilung.$C$6];[.D22:.F24];[.D37:.F39])+[Zeit2.F6];IF([.T14]+[Zeit2.S14]=2;SUMPRODUCT([Zeit2.D5:.F7];[$Verteilung.$A$4:$Verteilung.$C$6];[.D22:.F24];[.D37:.F39])+[Zeit2.D6];IF([.U15]+[Zeit2.U16]=2;SUMPRODUCT([Zeit2.D5:.F7];[$Verteilung.$A$4:$Verteilung.$C$6];[.D22:.F24];[.D37:.F39])+[Zeit2.E7];IF([.U13]+[Zeit2.U12]=2;SUMPRODUCT([Zeit2.D5:.F7];[$Verteilung.$A$4:$Verteilung.$C$6];[.D22:.F24];[.D37:.F39])+[Zeit2.E5];SUMPRODUCT([Zeit2.D5:.F7];[$Verteilung.$A$4:$Verteilung.$C$6];[.D22:.F24];[.D37:.F39]))))))" office:value-type="float" office:value="0" calcext:value-type="float">
            <text:p>0</text:p>
          </table:table-cell>
          <table:table-cell table:style-name="ce125" table:formula="of:=IF([.F23]=0;0;IF([.W14]+[Zeit2.X14]=2;SUMPRODUCT([Zeit2.E5:.G7];[$Verteilung.$A$4:$Verteilung.$C$6];[.E22:.G24];[.E37:.G39])+[Zeit2.G6];IF([.U14]+[Zeit2.T14]=2;SUMPRODUCT([Zeit2.E5:.G7];[$Verteilung.$A$4:$Verteilung.$C$6];[.E22:.G24];[.E37:.G39])+[Zeit2.E6];IF([.V15]+[Zeit2.V16]=2;SUMPRODUCT([Zeit2.E5:.G7];[$Verteilung.$A$4:$Verteilung.$C$6];[.E22:.G24];[.E37:.G39])+[Zeit2.F7];IF([.V13]+[Zeit2.V12]=2;SUMPRODUCT([Zeit2.E5:.G7];[$Verteilung.$A$4:$Verteilung.$C$6];[.E22:.G24];[.E37:.G39])+[Zeit2.F5];SUMPRODUCT([Zeit2.E5:.G7];[$Verteilung.$A$4:$Verteilung.$C$6];[.E22:.G24];[.E37:.G39]))))))" office:value-type="float" office:value="0.671782548445044" calcext:value-type="float">
            <text:p>0,671782548445044</text:p>
          </table:table-cell>
          <table:table-cell table:style-name="ce125" table:formula="of:=IF([.G23]=0;0;IF([.X14]+[Zeit2.Y14]=2;SUMPRODUCT([Zeit2.F5:.H7];[$Verteilung.$A$4:$Verteilung.$C$6];[.F22:.H24];[.F37:.H39])+[Zeit2.H6];IF([.V14]+[Zeit2.U14]=2;SUMPRODUCT([Zeit2.F5:.H7];[$Verteilung.$A$4:$Verteilung.$C$6];[.F22:.H24];[.F37:.H39])+[Zeit2.F6];IF([.W15]+[Zeit2.W16]=2;SUMPRODUCT([Zeit2.F5:.H7];[$Verteilung.$A$4:$Verteilung.$C$6];[.F22:.H24];[.F37:.H39])+[Zeit2.G7];IF([.W13]+[Zeit2.W12]=2;SUMPRODUCT([Zeit2.F5:.H7];[$Verteilung.$A$4:$Verteilung.$C$6];[.F22:.H24];[.F37:.H39])+[Zeit2.G5];SUMPRODUCT([Zeit2.F5:.H7];[$Verteilung.$A$4:$Verteilung.$C$6];[.F22:.H24];[.F37:.H39]))))))" office:value-type="float" office:value="0.549611139015839" calcext:value-type="float">
            <text:p>0,549611139015839</text:p>
          </table:table-cell>
          <table:table-cell table:style-name="ce125" table:formula="of:=IF([.H23]=0;0;IF([.Y14]+[Zeit2.Z14]=2;SUMPRODUCT([Zeit2.G5:.I7];[$Verteilung.$A$4:$Verteilung.$C$6];[.G22:.I24];[.G37:.I39])+[Zeit2.I6];IF([.W14]+[Zeit2.V14]=2;SUMPRODUCT([Zeit2.G5:.I7];[$Verteilung.$A$4:$Verteilung.$C$6];[.G22:.I24];[.G37:.I39])+[Zeit2.G6];IF([.X15]+[Zeit2.X16]=2;SUMPRODUCT([Zeit2.G5:.I7];[$Verteilung.$A$4:$Verteilung.$C$6];[.G22:.I24];[.G37:.I39])+[Zeit2.H7];IF([.X13]+[Zeit2.X12]=2;SUMPRODUCT([Zeit2.G5:.I7];[$Verteilung.$A$4:$Verteilung.$C$6];[.G22:.I24];[.G37:.I39])+[Zeit2.H5];SUMPRODUCT([Zeit2.G5:.I7];[$Verteilung.$A$4:$Verteilung.$C$6];[.G22:.I24];[.G37:.I39]))))))" office:value-type="float" office:value="0.483719291715671" calcext:value-type="float">
            <text:p>0,483719291715671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25" table:formula="of:=IF([.C24]=0;0;IF([.T15]+[Zeit2.U15]=2;SUMPRODUCT([Zeit2.B6:.D8];[$Verteilung.$A$4:$Verteilung.$C$6];[.B23:.D25];[.B38:.D40])+[Zeit2.D7];IF([.R15]+[Zeit2.Q15]=2;SUMPRODUCT([Zeit2.B6:.D8];[$Verteilung.$A$4:$Verteilung.$C$6];[.B23:.D25];[.B38:.D40])+[Zeit2.B7];IF([.S16]+[Zeit2.S17]=2;SUMPRODUCT([Zeit2.B6:.D8];[$Verteilung.$A$4:$Verteilung.$C$6];[.B23:.D25];[.B38:.D40])+[Zeit2.C8];IF([.S14]+[Zeit2.S13]=2;SUMPRODUCT([Zeit2.B6:.D8];[$Verteilung.$A$4:$Verteilung.$C$6];[.B23:.D25];[.B38:.D40])+[Zeit2.C6];SUMPRODUCT([Zeit2.B6:.D8];[$Verteilung.$A$4:$Verteilung.$C$6];[.B23:.D25];[.B38:.D40]))))))" office:value-type="float" office:value="120.724714412044" calcext:value-type="float">
            <text:p>120,724714412044</text:p>
          </table:table-cell>
          <table:table-cell table:style-name="ce125" table:formula="of:=IF([.D24]=0;0;IF([.U15]+[Zeit2.V15]=2;SUMPRODUCT([Zeit2.C6:.E8];[$Verteilung.$A$4:$Verteilung.$C$6];[.C23:.E25];[.C38:.E40])+[Zeit2.E7];IF([.S15]+[Zeit2.R15]=2;SUMPRODUCT([Zeit2.C6:.E8];[$Verteilung.$A$4:$Verteilung.$C$6];[.C23:.E25];[.C38:.E40])+[Zeit2.C7];IF([.T16]+[Zeit2.T17]=2;SUMPRODUCT([Zeit2.C6:.E8];[$Verteilung.$A$4:$Verteilung.$C$6];[.C23:.E25];[.C38:.E40])+[Zeit2.D8];IF([.T14]+[Zeit2.T13]=2;SUMPRODUCT([Zeit2.C6:.E8];[$Verteilung.$A$4:$Verteilung.$C$6];[.C23:.E25];[.C38:.E40])+[Zeit2.D6];SUMPRODUCT([Zeit2.C6:.E8];[$Verteilung.$A$4:$Verteilung.$C$6];[.C23:.E25];[.C38:.E40]))))))" office:value-type="float" office:value="87.4288212379714" calcext:value-type="float">
            <text:p>87,4288212379714</text:p>
          </table:table-cell>
          <table:table-cell table:style-name="ce125" table:formula="of:=IF([.E24]=0;0;IF([.V15]+[Zeit2.W15]=2;SUMPRODUCT([Zeit2.D6:.F8];[$Verteilung.$A$4:$Verteilung.$C$6];[.D23:.F25];[.D38:.F40])+[Zeit2.F7];IF([.T15]+[Zeit2.S15]=2;SUMPRODUCT([Zeit2.D6:.F8];[$Verteilung.$A$4:$Verteilung.$C$6];[.D23:.F25];[.D38:.F40])+[Zeit2.D7];IF([.U16]+[Zeit2.U17]=2;SUMPRODUCT([Zeit2.D6:.F8];[$Verteilung.$A$4:$Verteilung.$C$6];[.D23:.F25];[.D38:.F40])+[Zeit2.E8];IF([.U14]+[Zeit2.U13]=2;SUMPRODUCT([Zeit2.D6:.F8];[$Verteilung.$A$4:$Verteilung.$C$6];[.D23:.F25];[.D38:.F40])+[Zeit2.E6];SUMPRODUCT([Zeit2.D6:.F8];[$Verteilung.$A$4:$Verteilung.$C$6];[.D23:.F25];[.D38:.F40]))))))" office:value-type="float" office:value="8.01831305027604" calcext:value-type="float">
            <text:p>8,01831305027604</text:p>
          </table:table-cell>
          <table:table-cell table:style-name="ce125" table:formula="of:=IF([.F24]=0;0;IF([.W15]+[Zeit2.X15]=2;SUMPRODUCT([Zeit2.E6:.G8];[$Verteilung.$A$4:$Verteilung.$C$6];[.E23:.G25];[.E38:.G40])+[Zeit2.G7];IF([.U15]+[Zeit2.T15]=2;SUMPRODUCT([Zeit2.E6:.G8];[$Verteilung.$A$4:$Verteilung.$C$6];[.E23:.G25];[.E38:.G40])+[Zeit2.E7];IF([.V16]+[Zeit2.V17]=2;SUMPRODUCT([Zeit2.E6:.G8];[$Verteilung.$A$4:$Verteilung.$C$6];[.E23:.G25];[.E38:.G40])+[Zeit2.F8];IF([.V14]+[Zeit2.V13]=2;SUMPRODUCT([Zeit2.E6:.G8];[$Verteilung.$A$4:$Verteilung.$C$6];[.E23:.G25];[.E38:.G40])+[Zeit2.F6];SUMPRODUCT([Zeit2.E6:.G8];[$Verteilung.$A$4:$Verteilung.$C$6];[.E23:.G25];[.E38:.G40]))))))" office:value-type="float" office:value="0.283304322714873" calcext:value-type="float">
            <text:p>0,283304322714873</text:p>
          </table:table-cell>
          <table:table-cell table:style-name="ce125" table:formula="of:=IF([.G24]=0;0;IF([.X15]+[Zeit2.Y15]=2;SUMPRODUCT([Zeit2.F6:.H8];[$Verteilung.$A$4:$Verteilung.$C$6];[.F23:.H25];[.F38:.H40])+[Zeit2.H7];IF([.V15]+[Zeit2.U15]=2;SUMPRODUCT([Zeit2.F6:.H8];[$Verteilung.$A$4:$Verteilung.$C$6];[.F23:.H25];[.F38:.H40])+[Zeit2.F7];IF([.W16]+[Zeit2.W17]=2;SUMPRODUCT([Zeit2.F6:.H8];[$Verteilung.$A$4:$Verteilung.$C$6];[.F23:.H25];[.F38:.H40])+[Zeit2.G8];IF([.W14]+[Zeit2.W13]=2;SUMPRODUCT([Zeit2.F6:.H8];[$Verteilung.$A$4:$Verteilung.$C$6];[.F23:.H25];[.F38:.H40])+[Zeit2.G6];SUMPRODUCT([Zeit2.F6:.H8];[$Verteilung.$A$4:$Verteilung.$C$6];[.F23:.H25];[.F38:.H40]))))))" office:value-type="float" office:value="0" calcext:value-type="float">
            <text:p>0</text:p>
          </table:table-cell>
          <table:table-cell table:style-name="ce125" table:formula="of:=IF([.H24]=0;0;IF([.Y15]+[Zeit2.Z15]=2;SUMPRODUCT([Zeit2.G6:.I8];[$Verteilung.$A$4:$Verteilung.$C$6];[.G23:.I25];[.G38:.I40])+[Zeit2.I7];IF([.W15]+[Zeit2.V15]=2;SUMPRODUCT([Zeit2.G6:.I8];[$Verteilung.$A$4:$Verteilung.$C$6];[.G23:.I25];[.G38:.I40])+[Zeit2.G7];IF([.X16]+[Zeit2.X17]=2;SUMPRODUCT([Zeit2.G6:.I8];[$Verteilung.$A$4:$Verteilung.$C$6];[.G23:.I25];[.G38:.I40])+[Zeit2.H8];IF([.X14]+[Zeit2.X13]=2;SUMPRODUCT([Zeit2.G6:.I8];[$Verteilung.$A$4:$Verteilung.$C$6];[.G23:.I25];[.G38:.I40])+[Zeit2.H6];SUMPRODUCT([Zeit2.G6:.I8];[$Verteilung.$A$4:$Verteilung.$C$6];[.G23:.I25];[.G38:.I40])))))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17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2.E9]" office:value-type="string" office:string-value="Objekte im Raum (editierbar)" calcext:value-type="string">
            <text:p>Objekte im Raum (editierbar)</text:p>
          </table:table-cell>
          <table:table-cell table:number-columns-repeated="1019"/>
        </table:table-row>
        <table:table-row table:style-name="ro3">
          <table:table-cell/>
          <table:table-cell table:style-name="ce123" table:formula="of:=[Zeit2.B10]" office:value-type="float" office:value="1" calcext:value-type="float">
            <text:p>1</text:p>
          </table:table-cell>
          <table:table-cell table:style-name="ce123" table:formula="of:=[Zeit2.C10]" office:value-type="float" office:value="1" calcext:value-type="float">
            <text:p>1</text:p>
          </table:table-cell>
          <table:table-cell table:style-name="ce123" table:formula="of:=[Zeit2.D10]" office:value-type="float" office:value="1" calcext:value-type="float">
            <text:p>1</text:p>
          </table:table-cell>
          <table:table-cell table:style-name="ce123" table:formula="of:=[Zeit2.E10]" office:value-type="float" office:value="1" calcext:value-type="float">
            <text:p>1</text:p>
          </table:table-cell>
          <table:table-cell table:style-name="ce123" table:formula="of:=[Zeit2.F10]" office:value-type="float" office:value="1" calcext:value-type="float">
            <text:p>1</text:p>
          </table:table-cell>
          <table:table-cell table:style-name="ce123" table:formula="of:=[Zeit2.G10]" office:value-type="float" office:value="1" calcext:value-type="float">
            <text:p>1</text:p>
          </table:table-cell>
          <table:table-cell table:style-name="ce123" table:formula="of:=[Zeit2.H10]" office:value-type="float" office:value="1" calcext:value-type="float">
            <text:p>1</text:p>
          </table:table-cell>
          <table:table-cell table:style-name="ce123" table:formula="of:=[Zeit2.I10]" office:value-type="float" office:value="1" calcext:value-type="float">
            <text:p>1</text:p>
          </table:table-cell>
          <table:table-cell table:number-columns-repeated="8"/>
          <table:table-cell table:style-name="ce126" table:formula="of:=[.B10]-[Zeit2.B10]" office:value-type="float" office:value="0" calcext:value-type="float">
            <text:p>0</text:p>
          </table:table-cell>
          <table:table-cell table:style-name="ce126" table:formula="of:=[.C10]-[Zeit2.C10]" office:value-type="float" office:value="0" calcext:value-type="float">
            <text:p>0</text:p>
          </table:table-cell>
          <table:table-cell table:style-name="ce126" table:formula="of:=[.D10]-[Zeit2.D10]" office:value-type="float" office:value="0" calcext:value-type="float">
            <text:p>0</text:p>
          </table:table-cell>
          <table:table-cell table:style-name="ce126" table:formula="of:=[.E10]-[Zeit2.E10]" office:value-type="float" office:value="0" calcext:value-type="float">
            <text:p>0</text:p>
          </table:table-cell>
          <table:table-cell table:style-name="ce126" table:formula="of:=[.F10]-[Zeit2.F10]" office:value-type="float" office:value="0" calcext:value-type="float">
            <text:p>0</text:p>
          </table:table-cell>
          <table:table-cell table:style-name="ce126" table:formula="of:=[.G10]-[Zeit2.G10]" office:value-type="float" office:value="0" calcext:value-type="float">
            <text:p>0</text:p>
          </table:table-cell>
          <table:table-cell table:style-name="ce126" table:formula="of:=[.H10]-[Zeit2.H10]" office:value-type="float" office:value="0" calcext:value-type="float">
            <text:p>0</text:p>
          </table:table-cell>
          <table:table-cell table:style-name="ce126" table:formula="of:=[.I10]-[Zeit2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3" table:formula="of:=[Zeit2.B11]" office:value-type="float" office:value="1" calcext:value-type="float">
            <text:p>1</text:p>
          </table:table-cell>
          <table:table-cell table:style-name="ce123" table:formula="of:=[Zeit2.C11]" office:value-type="float" office:value="0" calcext:value-type="float">
            <text:p>0</text:p>
          </table:table-cell>
          <table:table-cell table:style-name="ce123" table:formula="of:=[Zeit2.D11]" office:value-type="float" office:value="0" calcext:value-type="float">
            <text:p>0</text:p>
          </table:table-cell>
          <table:table-cell table:style-name="ce123" table:formula="of:=[Zeit2.E11]" office:value-type="float" office:value="0" calcext:value-type="float">
            <text:p>0</text:p>
          </table:table-cell>
          <table:table-cell table:style-name="ce123" table:formula="of:=[Zeit2.F11]" office:value-type="float" office:value="0" calcext:value-type="float">
            <text:p>0</text:p>
          </table:table-cell>
          <table:table-cell table:style-name="ce123" table:formula="of:=[Zeit2.G11]" office:value-type="float" office:value="0" calcext:value-type="float">
            <text:p>0</text:p>
          </table:table-cell>
          <table:table-cell table:style-name="ce123" table:formula="of:=[Zeit2.H11]" office:value-type="float" office:value="0" calcext:value-type="float">
            <text:p>0</text:p>
          </table:table-cell>
          <table:table-cell table:style-name="ce123" table:formula="of:=[Zeit2.I11]" office:value-type="float" office:value="1" calcext:value-type="float">
            <text:p>1</text:p>
          </table:table-cell>
          <table:table-cell table:number-columns-repeated="8"/>
          <table:table-cell table:style-name="ce126" table:formula="of:=[.B11]-[Zeit2.B11]" office:value-type="float" office:value="0" calcext:value-type="float">
            <text:p>0</text:p>
          </table:table-cell>
          <table:table-cell table:style-name="ce126" table:formula="of:=[.C11]-[Zeit2.C11]" office:value-type="float" office:value="0" calcext:value-type="float">
            <text:p>0</text:p>
          </table:table-cell>
          <table:table-cell table:style-name="ce126" table:formula="of:=[.D11]-[Zeit2.D11]" office:value-type="float" office:value="0" calcext:value-type="float">
            <text:p>0</text:p>
          </table:table-cell>
          <table:table-cell table:style-name="ce126" table:formula="of:=[.E11]-[Zeit2.E11]" office:value-type="float" office:value="0" calcext:value-type="float">
            <text:p>0</text:p>
          </table:table-cell>
          <table:table-cell table:style-name="ce126" table:formula="of:=[.F11]-[Zeit2.F11]" office:value-type="float" office:value="0" calcext:value-type="float">
            <text:p>0</text:p>
          </table:table-cell>
          <table:table-cell table:style-name="ce126" table:formula="of:=[.G11]-[Zeit2.G11]" office:value-type="float" office:value="0" calcext:value-type="float">
            <text:p>0</text:p>
          </table:table-cell>
          <table:table-cell table:style-name="ce126" table:formula="of:=[.H11]-[Zeit2.H11]" office:value-type="float" office:value="0" calcext:value-type="float">
            <text:p>0</text:p>
          </table:table-cell>
          <table:table-cell table:style-name="ce126" table:formula="of:=[.I11]-[Zeit2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3" table:formula="of:=[Zeit2.B12]" office:value-type="float" office:value="1" calcext:value-type="float">
            <text:p>1</text:p>
          </table:table-cell>
          <table:table-cell table:style-name="ce123" table:formula="of:=[Zeit2.C12]" office:value-type="float" office:value="0" calcext:value-type="float">
            <text:p>0</text:p>
          </table:table-cell>
          <table:table-cell table:style-name="ce123" table:formula="of:=[Zeit2.D12]" office:value-type="float" office:value="0" calcext:value-type="float">
            <text:p>0</text:p>
          </table:table-cell>
          <table:table-cell table:style-name="ce123" table:formula="of:=[Zeit2.E12]" office:value-type="float" office:value="0" calcext:value-type="float">
            <text:p>0</text:p>
          </table:table-cell>
          <table:table-cell table:style-name="ce123" table:formula="of:=[Zeit2.F12]" office:value-type="float" office:value="0" calcext:value-type="float">
            <text:p>0</text:p>
          </table:table-cell>
          <table:table-cell table:style-name="ce123" table:formula="of:=[Zeit2.G12]" office:value-type="float" office:value="0" calcext:value-type="float">
            <text:p>0</text:p>
          </table:table-cell>
          <table:table-cell table:style-name="ce123" table:formula="of:=[Zeit2.H12]" office:value-type="float" office:value="0" calcext:value-type="float">
            <text:p>0</text:p>
          </table:table-cell>
          <table:table-cell table:style-name="ce123" table:formula="of:=[Zeit2.I12]" office:value-type="float" office:value="1" calcext:value-type="float">
            <text:p>1</text:p>
          </table:table-cell>
          <table:table-cell table:number-columns-repeated="8"/>
          <table:table-cell table:style-name="ce126" table:formula="of:=[.B12]-[Zeit2.B12]" office:value-type="float" office:value="0" calcext:value-type="float">
            <text:p>0</text:p>
          </table:table-cell>
          <table:table-cell table:style-name="ce126" table:formula="of:=[.C12]-[Zeit2.C12]" office:value-type="float" office:value="0" calcext:value-type="float">
            <text:p>0</text:p>
          </table:table-cell>
          <table:table-cell table:style-name="ce126" table:formula="of:=[.D12]-[Zeit2.D12]" office:value-type="float" office:value="0" calcext:value-type="float">
            <text:p>0</text:p>
          </table:table-cell>
          <table:table-cell table:style-name="ce126" table:formula="of:=[.E12]-[Zeit2.E12]" office:value-type="float" office:value="0" calcext:value-type="float">
            <text:p>0</text:p>
          </table:table-cell>
          <table:table-cell table:style-name="ce126" table:formula="of:=[.F12]-[Zeit2.F12]" office:value-type="float" office:value="0" calcext:value-type="float">
            <text:p>0</text:p>
          </table:table-cell>
          <table:table-cell table:style-name="ce126" table:formula="of:=[.G12]-[Zeit2.G12]" office:value-type="float" office:value="0" calcext:value-type="float">
            <text:p>0</text:p>
          </table:table-cell>
          <table:table-cell table:style-name="ce126" table:formula="of:=[.H12]-[Zeit2.H12]" office:value-type="float" office:value="0" calcext:value-type="float">
            <text:p>0</text:p>
          </table:table-cell>
          <table:table-cell table:style-name="ce126" table:formula="of:=[.I12]-[Zeit2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3" table:formula="of:=[Zeit2.B13]" office:value-type="float" office:value="1" calcext:value-type="float">
            <text:p>1</text:p>
          </table:table-cell>
          <table:table-cell table:style-name="ce123" table:formula="of:=[Zeit2.C13]" office:value-type="float" office:value="0" calcext:value-type="float">
            <text:p>0</text:p>
          </table:table-cell>
          <table:table-cell table:style-name="ce123" table:formula="of:=[Zeit2.D13]" office:value-type="float" office:value="0" calcext:value-type="float">
            <text:p>0</text:p>
          </table:table-cell>
          <table:table-cell table:style-name="ce123" table:formula="of:=[Zeit2.E13]" office:value-type="float" office:value="0" calcext:value-type="float">
            <text:p>0</text:p>
          </table:table-cell>
          <table:table-cell table:style-name="ce123" table:formula="of:=[Zeit2.F13]" office:value-type="float" office:value="0" calcext:value-type="float">
            <text:p>0</text:p>
          </table:table-cell>
          <table:table-cell table:style-name="ce123" table:formula="of:=[Zeit2.G13]" office:value-type="float" office:value="0" calcext:value-type="float">
            <text:p>0</text:p>
          </table:table-cell>
          <table:table-cell table:style-name="ce123" table:formula="of:=[Zeit2.H13]" office:value-type="float" office:value="0" calcext:value-type="float">
            <text:p>0</text:p>
          </table:table-cell>
          <table:table-cell table:style-name="ce123" table:formula="of:=[Zeit2.I13]" office:value-type="float" office:value="1" calcext:value-type="float">
            <text:p>1</text:p>
          </table:table-cell>
          <table:table-cell table:number-columns-repeated="8"/>
          <table:table-cell table:style-name="ce126" table:formula="of:=[.B13]-[Zeit2.B13]" office:value-type="float" office:value="0" calcext:value-type="float">
            <text:p>0</text:p>
          </table:table-cell>
          <table:table-cell table:style-name="ce126" table:formula="of:=[.C13]-[Zeit2.C13]" office:value-type="float" office:value="0" calcext:value-type="float">
            <text:p>0</text:p>
          </table:table-cell>
          <table:table-cell table:style-name="ce126" table:formula="of:=[.D13]-[Zeit2.D13]" office:value-type="float" office:value="0" calcext:value-type="float">
            <text:p>0</text:p>
          </table:table-cell>
          <table:table-cell table:style-name="ce126" table:formula="of:=[.E13]-[Zeit2.E13]" office:value-type="float" office:value="0" calcext:value-type="float">
            <text:p>0</text:p>
          </table:table-cell>
          <table:table-cell table:style-name="ce126" table:formula="of:=[.F13]-[Zeit2.F13]" office:value-type="float" office:value="0" calcext:value-type="float">
            <text:p>0</text:p>
          </table:table-cell>
          <table:table-cell table:style-name="ce126" table:formula="of:=[.G13]-[Zeit2.G13]" office:value-type="float" office:value="0" calcext:value-type="float">
            <text:p>0</text:p>
          </table:table-cell>
          <table:table-cell table:style-name="ce126" table:formula="of:=[.H13]-[Zeit2.H13]" office:value-type="float" office:value="0" calcext:value-type="float">
            <text:p>0</text:p>
          </table:table-cell>
          <table:table-cell table:style-name="ce126" table:formula="of:=[.I13]-[Zeit2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3" table:formula="of:=[Zeit2.B14]" office:value-type="float" office:value="1" calcext:value-type="float">
            <text:p>1</text:p>
          </table:table-cell>
          <table:table-cell table:style-name="ce123" table:formula="of:=[Zeit2.C14]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table:formula="of:=[Zeit2.E14]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[Zeit2.G14]" office:value-type="float" office:value="0" calcext:value-type="float">
            <text:p>0</text:p>
          </table:table-cell>
          <table:table-cell table:style-name="ce123" table:formula="of:=[Zeit2.H14]" office:value-type="float" office:value="0" calcext:value-type="float">
            <text:p>0</text:p>
          </table:table-cell>
          <table:table-cell table:style-name="ce123" table:formula="of:=[Zeit2.I14]" office:value-type="float" office:value="1" calcext:value-type="float">
            <text:p>1</text:p>
          </table:table-cell>
          <table:table-cell table:number-columns-repeated="8"/>
          <table:table-cell table:style-name="ce126" table:formula="of:=[.B14]-[Zeit2.B14]" office:value-type="float" office:value="0" calcext:value-type="float">
            <text:p>0</text:p>
          </table:table-cell>
          <table:table-cell table:style-name="ce126" table:formula="of:=[.C14]-[Zeit2.C14]" office:value-type="float" office:value="0" calcext:value-type="float">
            <text:p>0</text:p>
          </table:table-cell>
          <table:table-cell table:style-name="ce126" table:formula="of:=[.D14]-[Zeit2.D14]" office:value-type="float" office:value="1" calcext:value-type="float">
            <text:p>1</text:p>
          </table:table-cell>
          <table:table-cell table:style-name="ce126" table:formula="of:=[.E14]-[Zeit2.E14]" office:value-type="float" office:value="0" calcext:value-type="float">
            <text:p>0</text:p>
          </table:table-cell>
          <table:table-cell table:style-name="ce126" table:formula="of:=[.F14]-[Zeit2.F14]" office:value-type="float" office:value="-1" calcext:value-type="float">
            <text:p>-1</text:p>
          </table:table-cell>
          <table:table-cell table:style-name="ce126" table:formula="of:=[.G14]-[Zeit2.G14]" office:value-type="float" office:value="0" calcext:value-type="float">
            <text:p>0</text:p>
          </table:table-cell>
          <table:table-cell table:style-name="ce126" table:formula="of:=[.H14]-[Zeit2.H14]" office:value-type="float" office:value="0" calcext:value-type="float">
            <text:p>0</text:p>
          </table:table-cell>
          <table:table-cell table:style-name="ce126" table:formula="of:=[.I14]-[Zeit2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3" table:formula="of:=[Zeit2.B15]" office:value-type="float" office:value="1" calcext:value-type="float">
            <text:p>1</text:p>
          </table:table-cell>
          <table:table-cell table:style-name="ce123" table:formula="of:=[Zeit2.C15]" office:value-type="float" office:value="0" calcext:value-type="float">
            <text:p>0</text:p>
          </table:table-cell>
          <table:table-cell table:style-name="ce123" table:formula="of:=[Zeit2.D15]" office:value-type="float" office:value="0" calcext:value-type="float">
            <text:p>0</text:p>
          </table:table-cell>
          <table:table-cell table:style-name="ce123" table:formula="of:=[Zeit2.E15]" office:value-type="float" office:value="0" calcext:value-type="float">
            <text:p>0</text:p>
          </table:table-cell>
          <table:table-cell table:style-name="ce123" table:formula="of:=[Zeit2.F15]" office:value-type="float" office:value="0" calcext:value-type="float">
            <text:p>0</text:p>
          </table:table-cell>
          <table:table-cell table:style-name="ce123" table:formula="of:=[Zeit2.G15]" office:value-type="float" office:value="0" calcext:value-type="float">
            <text:p>0</text:p>
          </table:table-cell>
          <table:table-cell table:style-name="ce123" table:formula="of:=[Zeit2.H15]" office:value-type="float" office:value="0" calcext:value-type="float">
            <text:p>0</text:p>
          </table:table-cell>
          <table:table-cell table:style-name="ce123" table:formula="of:=[Zeit2.I15]" office:value-type="float" office:value="1" calcext:value-type="float">
            <text:p>1</text:p>
          </table:table-cell>
          <table:table-cell table:number-columns-repeated="8"/>
          <table:table-cell table:style-name="ce126" table:formula="of:=[.B15]-[Zeit2.B15]" office:value-type="float" office:value="0" calcext:value-type="float">
            <text:p>0</text:p>
          </table:table-cell>
          <table:table-cell table:style-name="ce126" table:formula="of:=[.C15]-[Zeit2.C15]" office:value-type="float" office:value="0" calcext:value-type="float">
            <text:p>0</text:p>
          </table:table-cell>
          <table:table-cell table:style-name="ce126" table:formula="of:=[.D15]-[Zeit2.D15]" office:value-type="float" office:value="0" calcext:value-type="float">
            <text:p>0</text:p>
          </table:table-cell>
          <table:table-cell table:style-name="ce126" table:formula="of:=[.E15]-[Zeit2.E15]" office:value-type="float" office:value="0" calcext:value-type="float">
            <text:p>0</text:p>
          </table:table-cell>
          <table:table-cell table:style-name="ce126" table:formula="of:=[.F15]-[Zeit2.F15]" office:value-type="float" office:value="0" calcext:value-type="float">
            <text:p>0</text:p>
          </table:table-cell>
          <table:table-cell table:style-name="ce126" table:formula="of:=[.G15]-[Zeit2.G15]" office:value-type="float" office:value="0" calcext:value-type="float">
            <text:p>0</text:p>
          </table:table-cell>
          <table:table-cell table:style-name="ce126" table:formula="of:=[.H15]-[Zeit2.H15]" office:value-type="float" office:value="0" calcext:value-type="float">
            <text:p>0</text:p>
          </table:table-cell>
          <table:table-cell table:style-name="ce126" table:formula="of:=[.I15]-[Zeit2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3" table:formula="of:=[Zeit2.B16]" office:value-type="float" office:value="1" calcext:value-type="float">
            <text:p>1</text:p>
          </table:table-cell>
          <table:table-cell table:style-name="ce123" table:formula="of:=[Zeit2.C16]" office:value-type="float" office:value="1" calcext:value-type="float">
            <text:p>1</text:p>
          </table:table-cell>
          <table:table-cell table:style-name="ce123" table:formula="of:=[Zeit2.D16]" office:value-type="float" office:value="1" calcext:value-type="float">
            <text:p>1</text:p>
          </table:table-cell>
          <table:table-cell table:style-name="ce123" table:formula="of:=[Zeit2.E16]" office:value-type="float" office:value="1" calcext:value-type="float">
            <text:p>1</text:p>
          </table:table-cell>
          <table:table-cell table:style-name="ce123" table:formula="of:=[Zeit2.F16]" office:value-type="float" office:value="1" calcext:value-type="float">
            <text:p>1</text:p>
          </table:table-cell>
          <table:table-cell table:style-name="ce123" table:formula="of:=[Zeit2.G16]" office:value-type="float" office:value="1" calcext:value-type="float">
            <text:p>1</text:p>
          </table:table-cell>
          <table:table-cell table:style-name="ce123" table:formula="of:=[Zeit2.H16]" office:value-type="float" office:value="1" calcext:value-type="float">
            <text:p>1</text:p>
          </table:table-cell>
          <table:table-cell table:style-name="ce123" table:formula="of:=[Zeit2.I16]" office:value-type="float" office:value="1" calcext:value-type="float">
            <text:p>1</text:p>
          </table:table-cell>
          <table:table-cell table:number-columns-repeated="8"/>
          <table:table-cell table:style-name="ce126" table:formula="of:=[.B16]-[Zeit2.B16]" office:value-type="float" office:value="0" calcext:value-type="float">
            <text:p>0</text:p>
          </table:table-cell>
          <table:table-cell table:style-name="ce126" table:formula="of:=[.C16]-[Zeit2.C16]" office:value-type="float" office:value="0" calcext:value-type="float">
            <text:p>0</text:p>
          </table:table-cell>
          <table:table-cell table:style-name="ce126" table:formula="of:=[.D16]-[Zeit2.D16]" office:value-type="float" office:value="0" calcext:value-type="float">
            <text:p>0</text:p>
          </table:table-cell>
          <table:table-cell table:style-name="ce126" table:formula="of:=[.E16]-[Zeit2.E16]" office:value-type="float" office:value="0" calcext:value-type="float">
            <text:p>0</text:p>
          </table:table-cell>
          <table:table-cell table:style-name="ce126" table:formula="of:=[.F16]-[Zeit2.F16]" office:value-type="float" office:value="0" calcext:value-type="float">
            <text:p>0</text:p>
          </table:table-cell>
          <table:table-cell table:style-name="ce126" table:formula="of:=[.G16]-[Zeit2.G16]" office:value-type="float" office:value="0" calcext:value-type="float">
            <text:p>0</text:p>
          </table:table-cell>
          <table:table-cell table:style-name="ce126" table:formula="of:=[.H16]-[Zeit2.H16]" office:value-type="float" office:value="0" calcext:value-type="float">
            <text:p>0</text:p>
          </table:table-cell>
          <table:table-cell table:style-name="ce126" table:formula="of:=[.I16]-[Zeit2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24" table:formula="of:=1-[.B10]" office:value-type="float" office:value="0" calcext:value-type="float">
            <text:p>0</text:p>
          </table:table-cell>
          <table:table-cell table:style-name="ce124" table:formula="of:=1-[.C10]" office:value-type="float" office:value="0" calcext:value-type="float">
            <text:p>0</text:p>
          </table:table-cell>
          <table:table-cell table:style-name="ce124" table:formula="of:=1-[.D10]" office:value-type="float" office:value="0" calcext:value-type="float">
            <text:p>0</text:p>
          </table:table-cell>
          <table:table-cell table:style-name="ce124" table:formula="of:=1-[.E10]" office:value-type="float" office:value="0" calcext:value-type="float">
            <text:p>0</text:p>
          </table:table-cell>
          <table:table-cell table:style-name="ce124" table:formula="of:=1-[.F10]" office:value-type="float" office:value="0" calcext:value-type="float">
            <text:p>0</text:p>
          </table:table-cell>
          <table:table-cell table:style-name="ce124" table:formula="of:=1-[.G10]" office:value-type="float" office:value="0" calcext:value-type="float">
            <text:p>0</text:p>
          </table:table-cell>
          <table:table-cell table:style-name="ce124" table:formula="of:=1-[.H10]" office:value-type="float" office:value="0" calcext:value-type="float">
            <text:p>0</text:p>
          </table:table-cell>
          <table:table-cell table:style-name="ce124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4" table:formula="of:=1-[.B11]" office:value-type="float" office:value="0" calcext:value-type="float">
            <text:p>0</text:p>
          </table:table-cell>
          <table:table-cell table:style-name="ce124" table:formula="of:=1-[.C11]" office:value-type="float" office:value="1" calcext:value-type="float">
            <text:p>1</text:p>
          </table:table-cell>
          <table:table-cell table:style-name="ce124" table:formula="of:=1-[.D11]" office:value-type="float" office:value="1" calcext:value-type="float">
            <text:p>1</text:p>
          </table:table-cell>
          <table:table-cell table:style-name="ce124" table:formula="of:=1-[.E11]" office:value-type="float" office:value="1" calcext:value-type="float">
            <text:p>1</text:p>
          </table:table-cell>
          <table:table-cell table:style-name="ce124" table:formula="of:=1-[.F11]" office:value-type="float" office:value="1" calcext:value-type="float">
            <text:p>1</text:p>
          </table:table-cell>
          <table:table-cell table:style-name="ce124" table:formula="of:=1-[.G11]" office:value-type="float" office:value="1" calcext:value-type="float">
            <text:p>1</text:p>
          </table:table-cell>
          <table:table-cell table:style-name="ce124" table:formula="of:=1-[.H11]" office:value-type="float" office:value="1" calcext:value-type="float">
            <text:p>1</text:p>
          </table:table-cell>
          <table:table-cell table:style-name="ce124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4" table:formula="of:=1-[.B12]" office:value-type="float" office:value="0" calcext:value-type="float">
            <text:p>0</text:p>
          </table:table-cell>
          <table:table-cell table:style-name="ce124" table:formula="of:=1-[.C12]" office:value-type="float" office:value="1" calcext:value-type="float">
            <text:p>1</text:p>
          </table:table-cell>
          <table:table-cell table:style-name="ce124" table:formula="of:=1-[.D12]" office:value-type="float" office:value="1" calcext:value-type="float">
            <text:p>1</text:p>
          </table:table-cell>
          <table:table-cell table:style-name="ce124" table:formula="of:=1-[.E12]" office:value-type="float" office:value="1" calcext:value-type="float">
            <text:p>1</text:p>
          </table:table-cell>
          <table:table-cell table:style-name="ce124" table:formula="of:=1-[.F12]" office:value-type="float" office:value="1" calcext:value-type="float">
            <text:p>1</text:p>
          </table:table-cell>
          <table:table-cell table:style-name="ce124" table:formula="of:=1-[.G12]" office:value-type="float" office:value="1" calcext:value-type="float">
            <text:p>1</text:p>
          </table:table-cell>
          <table:table-cell table:style-name="ce124" table:formula="of:=1-[.H12]" office:value-type="float" office:value="1" calcext:value-type="float">
            <text:p>1</text:p>
          </table:table-cell>
          <table:table-cell table:style-name="ce124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4" table:formula="of:=1-[.B13]" office:value-type="float" office:value="0" calcext:value-type="float">
            <text:p>0</text:p>
          </table:table-cell>
          <table:table-cell table:style-name="ce124" table:formula="of:=1-[.C13]" office:value-type="float" office:value="1" calcext:value-type="float">
            <text:p>1</text:p>
          </table:table-cell>
          <table:table-cell table:style-name="ce124" table:formula="of:=1-[.D13]" office:value-type="float" office:value="1" calcext:value-type="float">
            <text:p>1</text:p>
          </table:table-cell>
          <table:table-cell table:style-name="ce124" table:formula="of:=1-[.E13]" office:value-type="float" office:value="1" calcext:value-type="float">
            <text:p>1</text:p>
          </table:table-cell>
          <table:table-cell table:style-name="ce124" table:formula="of:=1-[.F13]" office:value-type="float" office:value="1" calcext:value-type="float">
            <text:p>1</text:p>
          </table:table-cell>
          <table:table-cell table:style-name="ce124" table:formula="of:=1-[.G13]" office:value-type="float" office:value="1" calcext:value-type="float">
            <text:p>1</text:p>
          </table:table-cell>
          <table:table-cell table:style-name="ce124" table:formula="of:=1-[.H13]" office:value-type="float" office:value="1" calcext:value-type="float">
            <text:p>1</text:p>
          </table:table-cell>
          <table:table-cell table:style-name="ce124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4" table:formula="of:=1-[.B14]" office:value-type="float" office:value="0" calcext:value-type="float">
            <text:p>0</text:p>
          </table:table-cell>
          <table:table-cell table:style-name="ce124" table:formula="of:=1-[.C14]" office:value-type="float" office:value="1" calcext:value-type="float">
            <text:p>1</text:p>
          </table:table-cell>
          <table:table-cell table:style-name="ce124" table:formula="of:=1-[.D14]" office:value-type="float" office:value="0" calcext:value-type="float">
            <text:p>0</text:p>
          </table:table-cell>
          <table:table-cell table:style-name="ce124" table:formula="of:=1-[.E14]" office:value-type="float" office:value="0" calcext:value-type="float">
            <text:p>0</text:p>
          </table:table-cell>
          <table:table-cell table:style-name="ce124" table:formula="of:=1-[.F14]" office:value-type="float" office:value="1" calcext:value-type="float">
            <text:p>1</text:p>
          </table:table-cell>
          <table:table-cell table:style-name="ce124" table:formula="of:=1-[.G14]" office:value-type="float" office:value="1" calcext:value-type="float">
            <text:p>1</text:p>
          </table:table-cell>
          <table:table-cell table:style-name="ce124" table:formula="of:=1-[.H14]" office:value-type="float" office:value="1" calcext:value-type="float">
            <text:p>1</text:p>
          </table:table-cell>
          <table:table-cell table:style-name="ce124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4" table:formula="of:=1-[.B15]" office:value-type="float" office:value="0" calcext:value-type="float">
            <text:p>0</text:p>
          </table:table-cell>
          <table:table-cell table:style-name="ce124" table:formula="of:=1-[.C15]" office:value-type="float" office:value="1" calcext:value-type="float">
            <text:p>1</text:p>
          </table:table-cell>
          <table:table-cell table:style-name="ce124" table:formula="of:=1-[.D15]" office:value-type="float" office:value="1" calcext:value-type="float">
            <text:p>1</text:p>
          </table:table-cell>
          <table:table-cell table:style-name="ce124" table:formula="of:=1-[.E15]" office:value-type="float" office:value="1" calcext:value-type="float">
            <text:p>1</text:p>
          </table:table-cell>
          <table:table-cell table:style-name="ce124" table:formula="of:=1-[.F15]" office:value-type="float" office:value="1" calcext:value-type="float">
            <text:p>1</text:p>
          </table:table-cell>
          <table:table-cell table:style-name="ce124" table:formula="of:=1-[.G15]" office:value-type="float" office:value="1" calcext:value-type="float">
            <text:p>1</text:p>
          </table:table-cell>
          <table:table-cell table:style-name="ce124" table:formula="of:=1-[.H15]" office:value-type="float" office:value="1" calcext:value-type="float">
            <text:p>1</text:p>
          </table:table-cell>
          <table:table-cell table:style-name="ce124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4" table:formula="of:=1-[.B16]" office:value-type="float" office:value="0" calcext:value-type="float">
            <text:p>0</text:p>
          </table:table-cell>
          <table:table-cell table:style-name="ce124" table:formula="of:=1-[.C16]" office:value-type="float" office:value="0" calcext:value-type="float">
            <text:p>0</text:p>
          </table:table-cell>
          <table:table-cell table:style-name="ce124" table:formula="of:=1-[.D16]" office:value-type="float" office:value="0" calcext:value-type="float">
            <text:p>0</text:p>
          </table:table-cell>
          <table:table-cell table:style-name="ce124" table:formula="of:=1-[.E16]" office:value-type="float" office:value="0" calcext:value-type="float">
            <text:p>0</text:p>
          </table:table-cell>
          <table:table-cell table:style-name="ce124" table:formula="of:=1-[.F16]" office:value-type="float" office:value="0" calcext:value-type="float">
            <text:p>0</text:p>
          </table:table-cell>
          <table:table-cell table:style-name="ce124" table:formula="of:=1-[.G16]" office:value-type="float" office:value="0" calcext:value-type="float">
            <text:p>0</text:p>
          </table:table-cell>
          <table:table-cell table:style-name="ce124" table:formula="of:=1-[.H16]" office:value-type="float" office:value="0" calcext:value-type="float">
            <text:p>0</text:p>
          </table:table-cell>
          <table:table-cell table:style-name="ce124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100" calcext:value-type="float">
            <text:p>100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F21:.H23];[$Verteilung.$A$4:$Verteilung.$C$6])" office:value-type="float" office:value="100" calcext:value-type="float">
            <text:p>100</text:p>
          </table:table-cell>
          <table:table-cell table:style-name="ce34" table:formula="of:=SUMPRODUCT([.G21:.I23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C22:.E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2:.F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2:.G24];[$Verteilung.$A$4:$Verteilung.$C$6])" office:value-type="float" office:value="95" calcext:value-type="float">
            <text:p>95</text:p>
          </table:table-cell>
          <table:table-cell table:style-name="ce34" table:formula="of:=SUMPRODUCT([.F22:.H24];[$Verteilung.$A$4:$Verteilung.$C$6])" office:value-type="float" office:value="100" calcext:value-type="float">
            <text:p>100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C23:.E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3:.F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23:.G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" calcext:value-type="float">
            <text:p>0,01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8492680749283" calcext:value-type="float">
            <text:p>0,011849268074928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3665115300058" calcext:value-type="float">
            <text:p>0,010366511530006</text:p>
          </table:table-cell>
          <table:table-cell table:style-name="ce34" table:formula="of:=IF([.G30]=0;0;1/[.G30])" office:value-type="float" office:value="0.01" calcext:value-type="float">
            <text:p>0,01</text:p>
          </table:table-cell>
          <table:table-cell table:style-name="ce34" table:formula="of:=IF([.H30]=0;0;1/[.H30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20585177406044" calcext:value-type="float">
            <text:p>0,012058517740604</text:p>
          </table:table-cell>
          <table:table-cell table:style-name="ce34" table:formula="of:=IF([.D31]=0;0;1/[.D31])" office:value-type="float" office:value="0.034314575050762" calcext:value-type="float">
            <text:p>0,034314575050762</text:p>
          </table:table-cell>
          <table:table-cell table:style-name="ce34" table:formula="of:=IF([.E31]=0;0;1/[.E31])" office:value-type="float" office:value="0.034314575050762" calcext:value-type="float">
            <text:p>0,034314575050762</text:p>
          </table:table-cell>
          <table:table-cell table:style-name="ce34" table:formula="of:=IF([.F31]=0;0;1/[.F31])" office:value-type="float" office:value="0.0105263157894737" calcext:value-type="float">
            <text:p>0,010526315789474</text:p>
          </table:table-cell>
          <table:table-cell table:style-name="ce34" table:formula="of:=IF([.G31]=0;0;1/[.G31])" office:value-type="float" office:value="0.01" calcext:value-type="float">
            <text:p>0,01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31825488131305" calcext:value-type="float">
            <text:p>0,013182548813131</text:p>
          </table:table-cell>
          <table:table-cell table:style-name="ce34" table:formula="of:=IF([.D32]=0;0;1/[.D32])" office:value-type="float" office:value="0.0125955056923691" calcext:value-type="float">
            <text:p>0,012595505692369</text:p>
          </table:table-cell>
          <table:table-cell table:style-name="ce34" table:formula="of:=IF([.E32]=0;0;1/[.E32])" office:value-type="float" office:value="0.0125955056923691" calcext:value-type="float">
            <text:p>0,012595505692369</text:p>
          </table:table-cell>
          <table:table-cell table:style-name="ce34" table:formula="of:=IF([.F32]=0;0;1/[.F32])" office:value-type="float" office:value="0.0118492680749283" calcext:value-type="float">
            <text:p>0,011849268074928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3.B10:Zeit3.I16">
            <calcext:condition calcext:apply-style-name="blue_dark_background" calcext:value="&gt;0.5" calcext:base-cell-address="Zeit3.B10"/>
            <calcext:condition calcext:apply-style-name="grey_background" calcext:value="&lt;=0.5" calcext:base-cell-address="Zeit3.B10"/>
          </calcext:conditional-format>
          <calcext:conditional-format calcext:target-range-address="Zeit3.B19:Zeit3.I25">
            <calcext:condition calcext:apply-style-name="blue_dark_background" calcext:value="&gt;0.5" calcext:base-cell-address="Zeit3.B19"/>
            <calcext:condition calcext:apply-style-name="grey_background" calcext:value="&lt;=0.5" calcext:base-cell-address="Zeit3.B19"/>
          </calcext:conditional-format>
          <calcext:conditional-format calcext:target-range-address="Zeit3.R10:Zeit3.Y16">
            <calcext:condition calcext:apply-style-name="Good" calcext:value="&gt;0.5" calcext:base-cell-address="Zeit3.R10"/>
            <calcext:condition calcext:apply-style-name="Bad" calcext:value="&lt;=-0.5" calcext:base-cell-address="Zeit3.R10"/>
          </calcext:conditional-format>
          <calcext:conditional-format calcext:target-range-address="Zeit3.C3:Zeit3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2" table:number-columns-repeated="15" table:default-cell-style-name="ce1"/>
        <table:table-column table:style-name="co9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29" table:formula="of:=IF([.C20]=0;0;IF([.T11]+[Zeit3.U11]=2;SUMPRODUCT([Zeit3.B2:.D4];[$Verteilung.$A$4:$Verteilung.$C$6];[.B19:.D21];[.B34:.D36])+[Zeit3.D3];IF([.R11]+[Zeit3.Q11]=2;SUMPRODUCT([Zeit3.B2:.D4];[$Verteilung.$A$4:$Verteilung.$C$6];[.B19:.D21];[.B34:.D36])+[Zeit3.B3];IF([.S12]+[Zeit3.S13]=2;SUMPRODUCT([Zeit3.B2:.D4];[$Verteilung.$A$4:$Verteilung.$C$6];[.B19:.D21];[.B34:.D36])+[Zeit3.C4];IF([.S10]+[Zeit3.S9]=2;SUMPRODUCT([Zeit3.B2:.D4];[$Verteilung.$A$4:$Verteilung.$C$6];[.B19:.D21];[.B34:.D36])+[Zeit3.C2];SUMPRODUCT([Zeit3.B2:.D4];[$Verteilung.$A$4:$Verteilung.$C$6];[.B19:.D21];[.B34:.D36]))))))" office:value-type="float" office:value="1.59020322812608" calcext:value-type="float">
            <text:p>1,59020322812608</text:p>
          </table:table-cell>
          <table:table-cell table:style-name="ce129" table:formula="of:=IF([.D20]=0;0;IF([.U11]+[Zeit3.V11]=2;SUMPRODUCT([Zeit3.C2:.E4];[$Verteilung.$A$4:$Verteilung.$C$6];[.C19:.E21];[.C34:.E36])+[Zeit3.E3];IF([.S11]+[Zeit3.R11]=2;SUMPRODUCT([Zeit3.C2:.E4];[$Verteilung.$A$4:$Verteilung.$C$6];[.C19:.E21];[.C34:.E36])+[Zeit3.C3];IF([.T12]+[Zeit3.T13]=2;SUMPRODUCT([Zeit3.C2:.E4];[$Verteilung.$A$4:$Verteilung.$C$6];[.C19:.E21];[.C34:.E36])+[Zeit3.D4];IF([.T10]+[Zeit3.T9]=2;SUMPRODUCT([Zeit3.C2:.E4];[$Verteilung.$A$4:$Verteilung.$C$6];[.C19:.E21];[.C34:.E36])+[Zeit3.D2];SUMPRODUCT([Zeit3.C2:.E4];[$Verteilung.$A$4:$Verteilung.$C$6];[.C19:.E21];[.C34:.E36]))))))" office:value-type="float" office:value="3.36933640439287" calcext:value-type="float">
            <text:p>3,36933640439287</text:p>
          </table:table-cell>
          <table:table-cell table:style-name="ce129" table:formula="of:=IF([.E20]=0;0;IF([.V11]+[Zeit3.W11]=2;SUMPRODUCT([Zeit3.D2:.F4];[$Verteilung.$A$4:$Verteilung.$C$6];[.D19:.F21];[.D34:.F36])+[Zeit3.F3];IF([.T11]+[Zeit3.S11]=2;SUMPRODUCT([Zeit3.D2:.F4];[$Verteilung.$A$4:$Verteilung.$C$6];[.D19:.F21];[.D34:.F36])+[Zeit3.D3];IF([.U12]+[Zeit3.U13]=2;SUMPRODUCT([Zeit3.D2:.F4];[$Verteilung.$A$4:$Verteilung.$C$6];[.D19:.F21];[.D34:.F36])+[Zeit3.E4];IF([.U10]+[Zeit3.U9]=2;SUMPRODUCT([Zeit3.D2:.F4];[$Verteilung.$A$4:$Verteilung.$C$6];[.D19:.F21];[.D34:.F36])+[Zeit3.E2];SUMPRODUCT([Zeit3.D2:.F4];[$Verteilung.$A$4:$Verteilung.$C$6];[.D19:.F21];[.D34:.F36]))))))" office:value-type="float" office:value="13.655128561268" calcext:value-type="float">
            <text:p>13,655128561268</text:p>
          </table:table-cell>
          <table:table-cell table:style-name="ce129" table:formula="of:=IF([.F20]=0;0;IF([.W11]+[Zeit3.X11]=2;SUMPRODUCT([Zeit3.E2:.G4];[$Verteilung.$A$4:$Verteilung.$C$6];[.E19:.G21];[.E34:.G36])+[Zeit3.G3];IF([.U11]+[Zeit3.T11]=2;SUMPRODUCT([Zeit3.E2:.G4];[$Verteilung.$A$4:$Verteilung.$C$6];[.E19:.G21];[.E34:.G36])+[Zeit3.E3];IF([.V12]+[Zeit3.V13]=2;SUMPRODUCT([Zeit3.E2:.G4];[$Verteilung.$A$4:$Verteilung.$C$6];[.E19:.G21];[.E34:.G36])+[Zeit3.F4];IF([.V10]+[Zeit3.V9]=2;SUMPRODUCT([Zeit3.E2:.G4];[$Verteilung.$A$4:$Verteilung.$C$6];[.E19:.G21];[.E34:.G36])+[Zeit3.F2];SUMPRODUCT([Zeit3.E2:.G4];[$Verteilung.$A$4:$Verteilung.$C$6];[.E19:.G21];[.E34:.G36]))))))" office:value-type="float" office:value="56.7895802748829" calcext:value-type="float">
            <text:p>56,7895802748829</text:p>
          </table:table-cell>
          <table:table-cell table:style-name="ce129" table:formula="of:=IF([.G20]=0;0;IF([.X11]+[Zeit3.Y11]=2;SUMPRODUCT([Zeit3.F2:.H4];[$Verteilung.$A$4:$Verteilung.$C$6];[.F19:.H21];[.F34:.H36])+[Zeit3.H3];IF([.V11]+[Zeit3.U11]=2;SUMPRODUCT([Zeit3.F2:.H4];[$Verteilung.$A$4:$Verteilung.$C$6];[.F19:.H21];[.F34:.H36])+[Zeit3.F3];IF([.W12]+[Zeit3.W13]=2;SUMPRODUCT([Zeit3.F2:.H4];[$Verteilung.$A$4:$Verteilung.$C$6];[.F19:.H21];[.F34:.H36])+[Zeit3.G4];IF([.W10]+[Zeit3.W9]=2;SUMPRODUCT([Zeit3.F2:.H4];[$Verteilung.$A$4:$Verteilung.$C$6];[.F19:.H21];[.F34:.H36])+[Zeit3.G2];SUMPRODUCT([Zeit3.F2:.H4];[$Verteilung.$A$4:$Verteilung.$C$6];[.F19:.H21];[.F34:.H36]))))))" office:value-type="float" office:value="157.191184513376" calcext:value-type="float">
            <text:p>157,191184513376</text:p>
          </table:table-cell>
          <table:table-cell table:style-name="ce129" table:formula="of:=IF([.H20]=0;0;IF([.Y11]+[Zeit3.Z11]=2;SUMPRODUCT([Zeit3.G2:.I4];[$Verteilung.$A$4:$Verteilung.$C$6];[.G19:.I21];[.G34:.I36])+[Zeit3.I3];IF([.W11]+[Zeit3.V11]=2;SUMPRODUCT([Zeit3.G2:.I4];[$Verteilung.$A$4:$Verteilung.$C$6];[.G19:.I21];[.G34:.I36])+[Zeit3.G3];IF([.X12]+[Zeit3.X13]=2;SUMPRODUCT([Zeit3.G2:.I4];[$Verteilung.$A$4:$Verteilung.$C$6];[.G19:.I21];[.G34:.I36])+[Zeit3.H4];IF([.X10]+[Zeit3.X9]=2;SUMPRODUCT([Zeit3.G2:.I4];[$Verteilung.$A$4:$Verteilung.$C$6];[.G19:.I21];[.G34:.I36])+[Zeit3.H2];SUMPRODUCT([Zeit3.G2:.I4];[$Verteilung.$A$4:$Verteilung.$C$6];[.G19:.I21];[.G34:.I36]))))))" office:value-type="float" office:value="511.405210749345" calcext:value-type="float">
            <text:p>511,405210749345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29" table:formula="of:=IF([.C21]=0;0;IF([.T12]+[Zeit3.U12]=2;SUMPRODUCT([Zeit3.B3:.D5];[$Verteilung.$A$4:$Verteilung.$C$6];[.B20:.D22];[.B35:.D37])+[Zeit3.D4];IF([.R12]+[Zeit3.Q12]=2;SUMPRODUCT([Zeit3.B3:.D5];[$Verteilung.$A$4:$Verteilung.$C$6];[.B20:.D22];[.B35:.D37])+[Zeit3.B4];IF([.S13]+[Zeit3.S14]=2;SUMPRODUCT([Zeit3.B3:.D5];[$Verteilung.$A$4:$Verteilung.$C$6];[.B20:.D22];[.B35:.D37])+[Zeit3.C5];IF([.S11]+[Zeit3.S10]=2;SUMPRODUCT([Zeit3.B3:.D5];[$Verteilung.$A$4:$Verteilung.$C$6];[.B20:.D22];[.B35:.D37])+[Zeit3.C3];SUMPRODUCT([Zeit3.B3:.D5];[$Verteilung.$A$4:$Verteilung.$C$6];[.B20:.D22];[.B35:.D37]))))))" office:value-type="float" office:value="16.5374316804132" calcext:value-type="float">
            <text:p>16,5374316804132</text:p>
          </table:table-cell>
          <table:table-cell table:style-name="ce129" table:formula="of:=IF([.D21]=0;0;IF([.U12]+[Zeit3.V12]=2;SUMPRODUCT([Zeit3.C3:.E5];[$Verteilung.$A$4:$Verteilung.$C$6];[.C20:.E22];[.C35:.E37])+[Zeit3.E4];IF([.S12]+[Zeit3.R12]=2;SUMPRODUCT([Zeit3.C3:.E5];[$Verteilung.$A$4:$Verteilung.$C$6];[.C20:.E22];[.C35:.E37])+[Zeit3.C4];IF([.T13]+[Zeit3.T14]=2;SUMPRODUCT([Zeit3.C3:.E5];[$Verteilung.$A$4:$Verteilung.$C$6];[.C20:.E22];[.C35:.E37])+[Zeit3.D5];IF([.T11]+[Zeit3.T10]=2;SUMPRODUCT([Zeit3.C3:.E5];[$Verteilung.$A$4:$Verteilung.$C$6];[.C20:.E22];[.C35:.E37])+[Zeit3.D3];SUMPRODUCT([Zeit3.C3:.E5];[$Verteilung.$A$4:$Verteilung.$C$6];[.C20:.E22];[.C35:.E37]))))))" office:value-type="float" office:value="91.8030118149964" calcext:value-type="float">
            <text:p>91,8030118149964</text:p>
          </table:table-cell>
          <table:table-cell table:style-name="ce129" table:formula="of:=IF([.E21]=0;0;IF([.V12]+[Zeit3.W12]=2;SUMPRODUCT([Zeit3.D3:.F5];[$Verteilung.$A$4:$Verteilung.$C$6];[.D20:.F22];[.D35:.F37])+[Zeit3.F4];IF([.T12]+[Zeit3.S12]=2;SUMPRODUCT([Zeit3.D3:.F5];[$Verteilung.$A$4:$Verteilung.$C$6];[.D20:.F22];[.D35:.F37])+[Zeit3.D4];IF([.U13]+[Zeit3.U14]=2;SUMPRODUCT([Zeit3.D3:.F5];[$Verteilung.$A$4:$Verteilung.$C$6];[.D20:.F22];[.D35:.F37])+[Zeit3.E5];IF([.U11]+[Zeit3.U10]=2;SUMPRODUCT([Zeit3.D3:.F5];[$Verteilung.$A$4:$Verteilung.$C$6];[.D20:.F22];[.D35:.F37])+[Zeit3.E3];SUMPRODUCT([Zeit3.D3:.F5];[$Verteilung.$A$4:$Verteilung.$C$6];[.D20:.F22];[.D35:.F37]))))))" office:value-type="float" office:value="13.4765478903248" calcext:value-type="float">
            <text:p>13,4765478903248</text:p>
          </table:table-cell>
          <table:table-cell table:style-name="ce129" table:formula="of:=IF([.F21]=0;0;IF([.W12]+[Zeit3.X12]=2;SUMPRODUCT([Zeit3.E3:.G5];[$Verteilung.$A$4:$Verteilung.$C$6];[.E20:.G22];[.E35:.G37])+[Zeit3.G4];IF([.U12]+[Zeit3.T12]=2;SUMPRODUCT([Zeit3.E3:.G5];[$Verteilung.$A$4:$Verteilung.$C$6];[.E20:.G22];[.E35:.G37])+[Zeit3.E4];IF([.V13]+[Zeit3.V14]=2;SUMPRODUCT([Zeit3.E3:.G5];[$Verteilung.$A$4:$Verteilung.$C$6];[.E20:.G22];[.E35:.G37])+[Zeit3.F5];IF([.V11]+[Zeit3.V10]=2;SUMPRODUCT([Zeit3.E3:.G5];[$Verteilung.$A$4:$Verteilung.$C$6];[.E20:.G22];[.E35:.G37])+[Zeit3.F3];SUMPRODUCT([Zeit3.E3:.G5];[$Verteilung.$A$4:$Verteilung.$C$6];[.E20:.G22];[.E35:.G37]))))))" office:value-type="float" office:value="30.689357184101" calcext:value-type="float">
            <text:p>30,689357184101</text:p>
          </table:table-cell>
          <table:table-cell table:style-name="ce129" table:formula="of:=IF([.G21]=0;0;IF([.X12]+[Zeit3.Y12]=2;SUMPRODUCT([Zeit3.F3:.H5];[$Verteilung.$A$4:$Verteilung.$C$6];[.F20:.H22];[.F35:.H37])+[Zeit3.H4];IF([.V12]+[Zeit3.U12]=2;SUMPRODUCT([Zeit3.F3:.H5];[$Verteilung.$A$4:$Verteilung.$C$6];[.F20:.H22];[.F35:.H37])+[Zeit3.F4];IF([.W13]+[Zeit3.W14]=2;SUMPRODUCT([Zeit3.F3:.H5];[$Verteilung.$A$4:$Verteilung.$C$6];[.F20:.H22];[.F35:.H37])+[Zeit3.G5];IF([.W11]+[Zeit3.W10]=2;SUMPRODUCT([Zeit3.F3:.H5];[$Verteilung.$A$4:$Verteilung.$C$6];[.F20:.H22];[.F35:.H37])+[Zeit3.G3];SUMPRODUCT([Zeit3.F3:.H5];[$Verteilung.$A$4:$Verteilung.$C$6];[.F20:.H22];[.F35:.H37]))))))" office:value-type="float" office:value="112.317276102641" calcext:value-type="float">
            <text:p>112,317276102641</text:p>
          </table:table-cell>
          <table:table-cell table:style-name="ce129" table:formula="of:=IF([.H21]=0;0;IF([.Y12]+[Zeit3.Z12]=2;SUMPRODUCT([Zeit3.G3:.I5];[$Verteilung.$A$4:$Verteilung.$C$6];[.G20:.I22];[.G35:.I37])+[Zeit3.I4];IF([.W12]+[Zeit3.V12]=2;SUMPRODUCT([Zeit3.G3:.I5];[$Verteilung.$A$4:$Verteilung.$C$6];[.G20:.I22];[.G35:.I37])+[Zeit3.G4];IF([.X13]+[Zeit3.X14]=2;SUMPRODUCT([Zeit3.G3:.I5];[$Verteilung.$A$4:$Verteilung.$C$6];[.G20:.I22];[.G35:.I37])+[Zeit3.H5];IF([.X11]+[Zeit3.X10]=2;SUMPRODUCT([Zeit3.G3:.I5];[$Verteilung.$A$4:$Verteilung.$C$6];[.G20:.I22];[.G35:.I37])+[Zeit3.H3];SUMPRODUCT([Zeit3.G3:.I5];[$Verteilung.$A$4:$Verteilung.$C$6];[.G20:.I22];[.G35:.I37]))))))" office:value-type="float" office:value="147.532500931836" calcext:value-type="float">
            <text:p>147,532500931836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29" table:formula="of:=IF([.C22]=0;0;IF([.T13]+[Zeit3.U13]=2;SUMPRODUCT([Zeit3.B4:.D6];[$Verteilung.$A$4:$Verteilung.$C$6];[.B21:.D23];[.B36:.D38])+[Zeit3.D5];IF([.R13]+[Zeit3.Q13]=2;SUMPRODUCT([Zeit3.B4:.D6];[$Verteilung.$A$4:$Verteilung.$C$6];[.B21:.D23];[.B36:.D38])+[Zeit3.B5];IF([.S14]+[Zeit3.S15]=2;SUMPRODUCT([Zeit3.B4:.D6];[$Verteilung.$A$4:$Verteilung.$C$6];[.B21:.D23];[.B36:.D38])+[Zeit3.C6];IF([.S12]+[Zeit3.S11]=2;SUMPRODUCT([Zeit3.B4:.D6];[$Verteilung.$A$4:$Verteilung.$C$6];[.B21:.D23];[.B36:.D38])+[Zeit3.C4];SUMPRODUCT([Zeit3.B4:.D6];[$Verteilung.$A$4:$Verteilung.$C$6];[.B21:.D23];[.B36:.D38]))))))" office:value-type="float" office:value="126.469379648477" calcext:value-type="float">
            <text:p>126,469379648477</text:p>
          </table:table-cell>
          <table:table-cell table:style-name="ce129" table:formula="of:=IF([.D22]=0;0;IF([.U13]+[Zeit3.V13]=2;SUMPRODUCT([Zeit3.C4:.E6];[$Verteilung.$A$4:$Verteilung.$C$6];[.C21:.E23];[.C36:.E38])+[Zeit3.E5];IF([.S13]+[Zeit3.R13]=2;SUMPRODUCT([Zeit3.C4:.E6];[$Verteilung.$A$4:$Verteilung.$C$6];[.C21:.E23];[.C36:.E38])+[Zeit3.C5];IF([.T14]+[Zeit3.T15]=2;SUMPRODUCT([Zeit3.C4:.E6];[$Verteilung.$A$4:$Verteilung.$C$6];[.C21:.E23];[.C36:.E38])+[Zeit3.D6];IF([.T12]+[Zeit3.T11]=2;SUMPRODUCT([Zeit3.C4:.E6];[$Verteilung.$A$4:$Verteilung.$C$6];[.C21:.E23];[.C36:.E38])+[Zeit3.D4];SUMPRODUCT([Zeit3.C4:.E6];[$Verteilung.$A$4:$Verteilung.$C$6];[.C21:.E23];[.C36:.E38]))))))" office:value-type="float" office:value="0" calcext:value-type="float">
            <text:p>0</text:p>
          </table:table-cell>
          <table:table-cell table:style-name="ce129" table:formula="of:=IF([.E22]=0;0;IF([.V13]+[Zeit3.W13]=2;SUMPRODUCT([Zeit3.D4:.F6];[$Verteilung.$A$4:$Verteilung.$C$6];[.D21:.F23];[.D36:.F38])+[Zeit3.F5];IF([.T13]+[Zeit3.S13]=2;SUMPRODUCT([Zeit3.D4:.F6];[$Verteilung.$A$4:$Verteilung.$C$6];[.D21:.F23];[.D36:.F38])+[Zeit3.D5];IF([.U14]+[Zeit3.U15]=2;SUMPRODUCT([Zeit3.D4:.F6];[$Verteilung.$A$4:$Verteilung.$C$6];[.D21:.F23];[.D36:.F38])+[Zeit3.E6];IF([.U12]+[Zeit3.U11]=2;SUMPRODUCT([Zeit3.D4:.F6];[$Verteilung.$A$4:$Verteilung.$C$6];[.D21:.F23];[.D36:.F38])+[Zeit3.E4];SUMPRODUCT([Zeit3.D4:.F6];[$Verteilung.$A$4:$Verteilung.$C$6];[.D21:.F23];[.D36:.F38]))))))" office:value-type="float" office:value="7.8760105694561" calcext:value-type="float">
            <text:p>7,8760105694561</text:p>
          </table:table-cell>
          <table:table-cell table:style-name="ce129" table:formula="of:=IF([.F22]=0;0;IF([.W13]+[Zeit3.X13]=2;SUMPRODUCT([Zeit3.E4:.G6];[$Verteilung.$A$4:$Verteilung.$C$6];[.E21:.G23];[.E36:.G38])+[Zeit3.G5];IF([.U13]+[Zeit3.T13]=2;SUMPRODUCT([Zeit3.E4:.G6];[$Verteilung.$A$4:$Verteilung.$C$6];[.E21:.G23];[.E36:.G38])+[Zeit3.E5];IF([.V14]+[Zeit3.V15]=2;SUMPRODUCT([Zeit3.E4:.G6];[$Verteilung.$A$4:$Verteilung.$C$6];[.E21:.G23];[.E36:.G38])+[Zeit3.F6];IF([.V12]+[Zeit3.V11]=2;SUMPRODUCT([Zeit3.E4:.G6];[$Verteilung.$A$4:$Verteilung.$C$6];[.E21:.G23];[.E36:.G38])+[Zeit3.F4];SUMPRODUCT([Zeit3.E4:.G6];[$Verteilung.$A$4:$Verteilung.$C$6];[.E21:.G23];[.E36:.G38]))))))" office:value-type="float" office:value="9.96775958038215" calcext:value-type="float">
            <text:p>9,96775958038215</text:p>
          </table:table-cell>
          <table:table-cell table:style-name="ce129" table:formula="of:=IF([.G22]=0;0;IF([.X13]+[Zeit3.Y13]=2;SUMPRODUCT([Zeit3.F4:.H6];[$Verteilung.$A$4:$Verteilung.$C$6];[.F21:.H23];[.F36:.H38])+[Zeit3.H5];IF([.V13]+[Zeit3.U13]=2;SUMPRODUCT([Zeit3.F4:.H6];[$Verteilung.$A$4:$Verteilung.$C$6];[.F21:.H23];[.F36:.H38])+[Zeit3.F5];IF([.W14]+[Zeit3.W15]=2;SUMPRODUCT([Zeit3.F4:.H6];[$Verteilung.$A$4:$Verteilung.$C$6];[.F21:.H23];[.F36:.H38])+[Zeit3.G6];IF([.W12]+[Zeit3.W11]=2;SUMPRODUCT([Zeit3.F4:.H6];[$Verteilung.$A$4:$Verteilung.$C$6];[.F21:.H23];[.F36:.H38])+[Zeit3.G4];SUMPRODUCT([Zeit3.F4:.H6];[$Verteilung.$A$4:$Verteilung.$C$6];[.F21:.H23];[.F36:.H38]))))))" office:value-type="float" office:value="20.3668881190727" calcext:value-type="float">
            <text:p>20,3668881190727</text:p>
          </table:table-cell>
          <table:table-cell table:style-name="ce129" table:formula="of:=IF([.H22]=0;0;IF([.Y13]+[Zeit3.Z13]=2;SUMPRODUCT([Zeit3.G4:.I6];[$Verteilung.$A$4:$Verteilung.$C$6];[.G21:.I23];[.G36:.I38])+[Zeit3.I5];IF([.W13]+[Zeit3.V13]=2;SUMPRODUCT([Zeit3.G4:.I6];[$Verteilung.$A$4:$Verteilung.$C$6];[.G21:.I23];[.G36:.I38])+[Zeit3.G5];IF([.X14]+[Zeit3.X15]=2;SUMPRODUCT([Zeit3.G4:.I6];[$Verteilung.$A$4:$Verteilung.$C$6];[.G21:.I23];[.G36:.I38])+[Zeit3.H6];IF([.X12]+[Zeit3.X11]=2;SUMPRODUCT([Zeit3.G4:.I6];[$Verteilung.$A$4:$Verteilung.$C$6];[.G21:.I23];[.G36:.I38])+[Zeit3.H4];SUMPRODUCT([Zeit3.G4:.I6];[$Verteilung.$A$4:$Verteilung.$C$6];[.G21:.I23];[.G36:.I38]))))))" office:value-type="float" office:value="21.3899547826178" calcext:value-type="float">
            <text:p>21,3899547826178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29" table:formula="of:=IF([.C23]=0;0;IF([.T14]+[Zeit3.U14]=2;SUMPRODUCT([Zeit3.B5:.D7];[$Verteilung.$A$4:$Verteilung.$C$6];[.B22:.D24];[.B37:.D39])+[Zeit3.D6];IF([.R14]+[Zeit3.Q14]=2;SUMPRODUCT([Zeit3.B5:.D7];[$Verteilung.$A$4:$Verteilung.$C$6];[.B22:.D24];[.B37:.D39])+[Zeit3.B6];IF([.S15]+[Zeit3.S16]=2;SUMPRODUCT([Zeit3.B5:.D7];[$Verteilung.$A$4:$Verteilung.$C$6];[.B22:.D24];[.B37:.D39])+[Zeit3.C7];IF([.S13]+[Zeit3.S12]=2;SUMPRODUCT([Zeit3.B5:.D7];[$Verteilung.$A$4:$Verteilung.$C$6];[.B22:.D24];[.B37:.D39])+[Zeit3.C5];SUMPRODUCT([Zeit3.B5:.D7];[$Verteilung.$A$4:$Verteilung.$C$6];[.B22:.D24];[.B37:.D39]))))))" office:value-type="float" office:value="486.440722588822" calcext:value-type="float">
            <text:p>486,440722588822</text:p>
          </table:table-cell>
          <table:table-cell table:style-name="ce129" table:formula="of:=IF([.D23]=0;0;IF([.U14]+[Zeit3.V14]=2;SUMPRODUCT([Zeit3.C5:.E7];[$Verteilung.$A$4:$Verteilung.$C$6];[.C22:.E24];[.C37:.E39])+[Zeit3.E6];IF([.S14]+[Zeit3.R14]=2;SUMPRODUCT([Zeit3.C5:.E7];[$Verteilung.$A$4:$Verteilung.$C$6];[.C22:.E24];[.C37:.E39])+[Zeit3.C6];IF([.T15]+[Zeit3.T16]=2;SUMPRODUCT([Zeit3.C5:.E7];[$Verteilung.$A$4:$Verteilung.$C$6];[.C22:.E24];[.C37:.E39])+[Zeit3.D7];IF([.T13]+[Zeit3.T12]=2;SUMPRODUCT([Zeit3.C5:.E7];[$Verteilung.$A$4:$Verteilung.$C$6];[.C22:.E24];[.C37:.E39])+[Zeit3.D5];SUMPRODUCT([Zeit3.C5:.E7];[$Verteilung.$A$4:$Verteilung.$C$6];[.C22:.E24];[.C37:.E39]))))))" office:value-type="float" office:value="0" calcext:value-type="float">
            <text:p>0</text:p>
          </table:table-cell>
          <table:table-cell table:style-name="ce129" table:formula="of:=IF([.E23]=0;0;IF([.V14]+[Zeit3.W14]=2;SUMPRODUCT([Zeit3.D5:.F7];[$Verteilung.$A$4:$Verteilung.$C$6];[.D22:.F24];[.D37:.F39])+[Zeit3.F6];IF([.T14]+[Zeit3.S14]=2;SUMPRODUCT([Zeit3.D5:.F7];[$Verteilung.$A$4:$Verteilung.$C$6];[.D22:.F24];[.D37:.F39])+[Zeit3.D6];IF([.U15]+[Zeit3.U16]=2;SUMPRODUCT([Zeit3.D5:.F7];[$Verteilung.$A$4:$Verteilung.$C$6];[.D22:.F24];[.D37:.F39])+[Zeit3.E7];IF([.U13]+[Zeit3.U12]=2;SUMPRODUCT([Zeit3.D5:.F7];[$Verteilung.$A$4:$Verteilung.$C$6];[.D22:.F24];[.D37:.F39])+[Zeit3.E5];SUMPRODUCT([Zeit3.D5:.F7];[$Verteilung.$A$4:$Verteilung.$C$6];[.D22:.F24];[.D37:.F39]))))))" office:value-type="float" office:value="4.88560465104829" calcext:value-type="float">
            <text:p>4,88560465104829</text:p>
          </table:table-cell>
          <table:table-cell table:style-name="ce129" table:formula="of:=IF([.F23]=0;0;IF([.W14]+[Zeit3.X14]=2;SUMPRODUCT([Zeit3.E5:.G7];[$Verteilung.$A$4:$Verteilung.$C$6];[.E22:.G24];[.E37:.G39])+[Zeit3.G6];IF([.U14]+[Zeit3.T14]=2;SUMPRODUCT([Zeit3.E5:.G7];[$Verteilung.$A$4:$Verteilung.$C$6];[.E22:.G24];[.E37:.G39])+[Zeit3.E6];IF([.V15]+[Zeit3.V16]=2;SUMPRODUCT([Zeit3.E5:.G7];[$Verteilung.$A$4:$Verteilung.$C$6];[.E22:.G24];[.E37:.G39])+[Zeit3.F7];IF([.V13]+[Zeit3.V12]=2;SUMPRODUCT([Zeit3.E5:.G7];[$Verteilung.$A$4:$Verteilung.$C$6];[.E22:.G24];[.E37:.G39])+[Zeit3.F5];SUMPRODUCT([Zeit3.E5:.G7];[$Verteilung.$A$4:$Verteilung.$C$6];[.E22:.G24];[.E37:.G39]))))))" office:value-type="float" office:value="1.85818595352177" calcext:value-type="float">
            <text:p>1,85818595352177</text:p>
          </table:table-cell>
          <table:table-cell table:style-name="ce129" table:formula="of:=IF([.G23]=0;0;IF([.X14]+[Zeit3.Y14]=2;SUMPRODUCT([Zeit3.F5:.H7];[$Verteilung.$A$4:$Verteilung.$C$6];[.F22:.H24];[.F37:.H39])+[Zeit3.H6];IF([.V14]+[Zeit3.U14]=2;SUMPRODUCT([Zeit3.F5:.H7];[$Verteilung.$A$4:$Verteilung.$C$6];[.F22:.H24];[.F37:.H39])+[Zeit3.F6];IF([.W15]+[Zeit3.W16]=2;SUMPRODUCT([Zeit3.F5:.H7];[$Verteilung.$A$4:$Verteilung.$C$6];[.F22:.H24];[.F37:.H39])+[Zeit3.G7];IF([.W13]+[Zeit3.W12]=2;SUMPRODUCT([Zeit3.F5:.H7];[$Verteilung.$A$4:$Verteilung.$C$6];[.F22:.H24];[.F37:.H39])+[Zeit3.G5];SUMPRODUCT([Zeit3.F5:.H7];[$Verteilung.$A$4:$Verteilung.$C$6];[.F22:.H24];[.F37:.H39]))))))" office:value-type="float" office:value="1.78413186665886" calcext:value-type="float">
            <text:p>1,78413186665886</text:p>
          </table:table-cell>
          <table:table-cell table:style-name="ce129" table:formula="of:=IF([.H23]=0;0;IF([.Y14]+[Zeit3.Z14]=2;SUMPRODUCT([Zeit3.G5:.I7];[$Verteilung.$A$4:$Verteilung.$C$6];[.G22:.I24];[.G37:.I39])+[Zeit3.I6];IF([.W14]+[Zeit3.V14]=2;SUMPRODUCT([Zeit3.G5:.I7];[$Verteilung.$A$4:$Verteilung.$C$6];[.G22:.I24];[.G37:.I39])+[Zeit3.G6];IF([.X15]+[Zeit3.X16]=2;SUMPRODUCT([Zeit3.G5:.I7];[$Verteilung.$A$4:$Verteilung.$C$6];[.G22:.I24];[.G37:.I39])+[Zeit3.H7];IF([.X13]+[Zeit3.X12]=2;SUMPRODUCT([Zeit3.G5:.I7];[$Verteilung.$A$4:$Verteilung.$C$6];[.G22:.I24];[.G37:.I39])+[Zeit3.H5];SUMPRODUCT([Zeit3.G5:.I7];[$Verteilung.$A$4:$Verteilung.$C$6];[.G22:.I24];[.G37:.I39]))))))" office:value-type="float" office:value="1.56989844435666" calcext:value-type="float">
            <text:p>1,56989844435666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29" table:formula="of:=IF([.C24]=0;0;IF([.T15]+[Zeit3.U15]=2;SUMPRODUCT([Zeit3.B6:.D8];[$Verteilung.$A$4:$Verteilung.$C$6];[.B23:.D25];[.B38:.D40])+[Zeit3.D7];IF([.R15]+[Zeit3.Q15]=2;SUMPRODUCT([Zeit3.B6:.D8];[$Verteilung.$A$4:$Verteilung.$C$6];[.B23:.D25];[.B38:.D40])+[Zeit3.B7];IF([.S16]+[Zeit3.S17]=2;SUMPRODUCT([Zeit3.B6:.D8];[$Verteilung.$A$4:$Verteilung.$C$6];[.B23:.D25];[.B38:.D40])+[Zeit3.C8];IF([.S14]+[Zeit3.S13]=2;SUMPRODUCT([Zeit3.B6:.D8];[$Verteilung.$A$4:$Verteilung.$C$6];[.B23:.D25];[.B38:.D40])+[Zeit3.C6];SUMPRODUCT([Zeit3.B6:.D8];[$Verteilung.$A$4:$Verteilung.$C$6];[.B23:.D25];[.B38:.D40]))))))" office:value-type="float" office:value="145.607660297215" calcext:value-type="float">
            <text:p>145,607660297215</text:p>
          </table:table-cell>
          <table:table-cell table:style-name="ce129" table:formula="of:=IF([.D24]=0;0;IF([.U15]+[Zeit3.V15]=2;SUMPRODUCT([Zeit3.C6:.E8];[$Verteilung.$A$4:$Verteilung.$C$6];[.C23:.E25];[.C38:.E40])+[Zeit3.E7];IF([.S15]+[Zeit3.R15]=2;SUMPRODUCT([Zeit3.C6:.E8];[$Verteilung.$A$4:$Verteilung.$C$6];[.C23:.E25];[.C38:.E40])+[Zeit3.C7];IF([.T16]+[Zeit3.T17]=2;SUMPRODUCT([Zeit3.C6:.E8];[$Verteilung.$A$4:$Verteilung.$C$6];[.C23:.E25];[.C38:.E40])+[Zeit3.D8];IF([.T14]+[Zeit3.T13]=2;SUMPRODUCT([Zeit3.C6:.E8];[$Verteilung.$A$4:$Verteilung.$C$6];[.C23:.E25];[.C38:.E40])+[Zeit3.D6];SUMPRODUCT([Zeit3.C6:.E8];[$Verteilung.$A$4:$Verteilung.$C$6];[.C23:.E25];[.C38:.E40]))))))" office:value-type="float" office:value="102.984634567776" calcext:value-type="float">
            <text:p>102,984634567776</text:p>
          </table:table-cell>
          <table:table-cell table:style-name="ce129" table:formula="of:=IF([.E24]=0;0;IF([.V15]+[Zeit3.W15]=2;SUMPRODUCT([Zeit3.D6:.F8];[$Verteilung.$A$4:$Verteilung.$C$6];[.D23:.F25];[.D38:.F40])+[Zeit3.F7];IF([.T15]+[Zeit3.S15]=2;SUMPRODUCT([Zeit3.D6:.F8];[$Verteilung.$A$4:$Verteilung.$C$6];[.D23:.F25];[.D38:.F40])+[Zeit3.D7];IF([.U16]+[Zeit3.U17]=2;SUMPRODUCT([Zeit3.D6:.F8];[$Verteilung.$A$4:$Verteilung.$C$6];[.D23:.F25];[.D38:.F40])+[Zeit3.E8];IF([.U14]+[Zeit3.U13]=2;SUMPRODUCT([Zeit3.D6:.F8];[$Verteilung.$A$4:$Verteilung.$C$6];[.D23:.F25];[.D38:.F40])+[Zeit3.E6];SUMPRODUCT([Zeit3.D6:.F8];[$Verteilung.$A$4:$Verteilung.$C$6];[.D23:.F25];[.D38:.F40]))))))" office:value-type="float" office:value="11.5684017338832" calcext:value-type="float">
            <text:p>11,5684017338832</text:p>
          </table:table-cell>
          <table:table-cell table:style-name="ce129" table:formula="of:=IF([.F24]=0;0;IF([.W15]+[Zeit3.X15]=2;SUMPRODUCT([Zeit3.E6:.G8];[$Verteilung.$A$4:$Verteilung.$C$6];[.E23:.G25];[.E38:.G40])+[Zeit3.G7];IF([.U15]+[Zeit3.T15]=2;SUMPRODUCT([Zeit3.E6:.G8];[$Verteilung.$A$4:$Verteilung.$C$6];[.E23:.G25];[.E38:.G40])+[Zeit3.E7];IF([.V16]+[Zeit3.V17]=2;SUMPRODUCT([Zeit3.E6:.G8];[$Verteilung.$A$4:$Verteilung.$C$6];[.E23:.G25];[.E38:.G40])+[Zeit3.F8];IF([.V14]+[Zeit3.V13]=2;SUMPRODUCT([Zeit3.E6:.G8];[$Verteilung.$A$4:$Verteilung.$C$6];[.E23:.G25];[.E38:.G40])+[Zeit3.F6];SUMPRODUCT([Zeit3.E6:.G8];[$Verteilung.$A$4:$Verteilung.$C$6];[.E23:.G25];[.E38:.G40]))))))" office:value-type="float" office:value="0.740268538948468" calcext:value-type="float">
            <text:p>0,740268538948468</text:p>
          </table:table-cell>
          <table:table-cell table:style-name="ce129" table:formula="of:=IF([.G24]=0;0;IF([.X15]+[Zeit3.Y15]=2;SUMPRODUCT([Zeit3.F6:.H8];[$Verteilung.$A$4:$Verteilung.$C$6];[.F23:.H25];[.F38:.H40])+[Zeit3.H7];IF([.V15]+[Zeit3.U15]=2;SUMPRODUCT([Zeit3.F6:.H8];[$Verteilung.$A$4:$Verteilung.$C$6];[.F23:.H25];[.F38:.H40])+[Zeit3.F7];IF([.W16]+[Zeit3.W17]=2;SUMPRODUCT([Zeit3.F6:.H8];[$Verteilung.$A$4:$Verteilung.$C$6];[.F23:.H25];[.F38:.H40])+[Zeit3.G8];IF([.W14]+[Zeit3.W13]=2;SUMPRODUCT([Zeit3.F6:.H8];[$Verteilung.$A$4:$Verteilung.$C$6];[.F23:.H25];[.F38:.H40])+[Zeit3.G6];SUMPRODUCT([Zeit3.F6:.H8];[$Verteilung.$A$4:$Verteilung.$C$6];[.F23:.H25];[.F38:.H40]))))))" office:value-type="float" office:value="0.0867913694679791" calcext:value-type="float">
            <text:p>0,086791369467979</text:p>
          </table:table-cell>
          <table:table-cell table:style-name="ce129" table:formula="of:=IF([.H24]=0;0;IF([.Y15]+[Zeit3.Z15]=2;SUMPRODUCT([Zeit3.G6:.I8];[$Verteilung.$A$4:$Verteilung.$C$6];[.G23:.I25];[.G38:.I40])+[Zeit3.I7];IF([.W15]+[Zeit3.V15]=2;SUMPRODUCT([Zeit3.G6:.I8];[$Verteilung.$A$4:$Verteilung.$C$6];[.G23:.I25];[.G38:.I40])+[Zeit3.G7];IF([.X16]+[Zeit3.X17]=2;SUMPRODUCT([Zeit3.G6:.I8];[$Verteilung.$A$4:$Verteilung.$C$6];[.G23:.I25];[.G38:.I40])+[Zeit3.H8];IF([.X14]+[Zeit3.X13]=2;SUMPRODUCT([Zeit3.G6:.I8];[$Verteilung.$A$4:$Verteilung.$C$6];[.G23:.I25];[.G38:.I40])+[Zeit3.H6];SUMPRODUCT([Zeit3.G6:.I8];[$Verteilung.$A$4:$Verteilung.$C$6];[.G23:.I25];[.G38:.I40]))))))" office:value-type="float" office:value="0.0469379525866311" calcext:value-type="float">
            <text:p>0,046937952586631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3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27" table:formula="of:=[Zeit3.B10]" office:value-type="float" office:value="1" calcext:value-type="float">
            <text:p>1</text:p>
          </table:table-cell>
          <table:table-cell table:style-name="ce127" table:formula="of:=[Zeit3.C10]" office:value-type="float" office:value="1" calcext:value-type="float">
            <text:p>1</text:p>
          </table:table-cell>
          <table:table-cell table:style-name="ce127" table:formula="of:=[Zeit3.D10]" office:value-type="float" office:value="1" calcext:value-type="float">
            <text:p>1</text:p>
          </table:table-cell>
          <table:table-cell table:style-name="ce127" table:formula="of:=[Zeit3.E10]" office:value-type="float" office:value="1" calcext:value-type="float">
            <text:p>1</text:p>
          </table:table-cell>
          <table:table-cell table:style-name="ce127" table:formula="of:=[Zeit3.F10]" office:value-type="float" office:value="1" calcext:value-type="float">
            <text:p>1</text:p>
          </table:table-cell>
          <table:table-cell table:style-name="ce127" table:formula="of:=[Zeit3.G10]" office:value-type="float" office:value="1" calcext:value-type="float">
            <text:p>1</text:p>
          </table:table-cell>
          <table:table-cell table:style-name="ce127" table:formula="of:=[Zeit3.H10]" office:value-type="float" office:value="1" calcext:value-type="float">
            <text:p>1</text:p>
          </table:table-cell>
          <table:table-cell table:style-name="ce127" table:formula="of:=[Zeit3.I10]" office:value-type="float" office:value="1" calcext:value-type="float">
            <text:p>1</text:p>
          </table:table-cell>
          <table:table-cell table:number-columns-repeated="8"/>
          <table:table-cell table:style-name="ce130" table:formula="of:=[.B10]-[Zeit3.B10]" office:value-type="float" office:value="0" calcext:value-type="float">
            <text:p>0</text:p>
          </table:table-cell>
          <table:table-cell table:style-name="ce130" table:formula="of:=[.C10]-[Zeit3.C10]" office:value-type="float" office:value="0" calcext:value-type="float">
            <text:p>0</text:p>
          </table:table-cell>
          <table:table-cell table:style-name="ce130" table:formula="of:=[.D10]-[Zeit3.D10]" office:value-type="float" office:value="0" calcext:value-type="float">
            <text:p>0</text:p>
          </table:table-cell>
          <table:table-cell table:style-name="ce130" table:formula="of:=[.E10]-[Zeit3.E10]" office:value-type="float" office:value="0" calcext:value-type="float">
            <text:p>0</text:p>
          </table:table-cell>
          <table:table-cell table:style-name="ce130" table:formula="of:=[.F10]-[Zeit3.F10]" office:value-type="float" office:value="0" calcext:value-type="float">
            <text:p>0</text:p>
          </table:table-cell>
          <table:table-cell table:style-name="ce130" table:formula="of:=[.G10]-[Zeit3.G10]" office:value-type="float" office:value="0" calcext:value-type="float">
            <text:p>0</text:p>
          </table:table-cell>
          <table:table-cell table:style-name="ce130" table:formula="of:=[.H10]-[Zeit3.H10]" office:value-type="float" office:value="0" calcext:value-type="float">
            <text:p>0</text:p>
          </table:table-cell>
          <table:table-cell table:style-name="ce130" table:formula="of:=[.I10]-[Zeit3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7" table:formula="of:=[Zeit3.B11]" office:value-type="float" office:value="1" calcext:value-type="float">
            <text:p>1</text:p>
          </table:table-cell>
          <table:table-cell table:style-name="ce127" table:formula="of:=[Zeit3.C11]" office:value-type="float" office:value="0" calcext:value-type="float">
            <text:p>0</text:p>
          </table:table-cell>
          <table:table-cell table:style-name="ce127" table:formula="of:=[Zeit3.D11]" office:value-type="float" office:value="0" calcext:value-type="float">
            <text:p>0</text:p>
          </table:table-cell>
          <table:table-cell table:style-name="ce127" table:formula="of:=[Zeit3.E11]" office:value-type="float" office:value="0" calcext:value-type="float">
            <text:p>0</text:p>
          </table:table-cell>
          <table:table-cell table:style-name="ce127" table:formula="of:=[Zeit3.F11]" office:value-type="float" office:value="0" calcext:value-type="float">
            <text:p>0</text:p>
          </table:table-cell>
          <table:table-cell table:style-name="ce127" table:formula="of:=[Zeit3.G11]" office:value-type="float" office:value="0" calcext:value-type="float">
            <text:p>0</text:p>
          </table:table-cell>
          <table:table-cell table:style-name="ce127" table:formula="of:=[Zeit3.H11]" office:value-type="float" office:value="0" calcext:value-type="float">
            <text:p>0</text:p>
          </table:table-cell>
          <table:table-cell table:style-name="ce127" table:formula="of:=[Zeit3.I11]" office:value-type="float" office:value="1" calcext:value-type="float">
            <text:p>1</text:p>
          </table:table-cell>
          <table:table-cell table:number-columns-repeated="8"/>
          <table:table-cell table:style-name="ce130" table:formula="of:=[.B11]-[Zeit3.B11]" office:value-type="float" office:value="0" calcext:value-type="float">
            <text:p>0</text:p>
          </table:table-cell>
          <table:table-cell table:style-name="ce130" table:formula="of:=[.C11]-[Zeit3.C11]" office:value-type="float" office:value="0" calcext:value-type="float">
            <text:p>0</text:p>
          </table:table-cell>
          <table:table-cell table:style-name="ce130" table:formula="of:=[.D11]-[Zeit3.D11]" office:value-type="float" office:value="0" calcext:value-type="float">
            <text:p>0</text:p>
          </table:table-cell>
          <table:table-cell table:style-name="ce130" table:formula="of:=[.E11]-[Zeit3.E11]" office:value-type="float" office:value="0" calcext:value-type="float">
            <text:p>0</text:p>
          </table:table-cell>
          <table:table-cell table:style-name="ce130" table:formula="of:=[.F11]-[Zeit3.F11]" office:value-type="float" office:value="0" calcext:value-type="float">
            <text:p>0</text:p>
          </table:table-cell>
          <table:table-cell table:style-name="ce130" table:formula="of:=[.G11]-[Zeit3.G11]" office:value-type="float" office:value="0" calcext:value-type="float">
            <text:p>0</text:p>
          </table:table-cell>
          <table:table-cell table:style-name="ce130" table:formula="of:=[.H11]-[Zeit3.H11]" office:value-type="float" office:value="0" calcext:value-type="float">
            <text:p>0</text:p>
          </table:table-cell>
          <table:table-cell table:style-name="ce130" table:formula="of:=[.I11]-[Zeit3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7" table:formula="of:=[Zeit3.B12]" office:value-type="float" office:value="1" calcext:value-type="float">
            <text:p>1</text:p>
          </table:table-cell>
          <table:table-cell table:style-name="ce127" table:formula="of:=[Zeit3.C12]" office:value-type="float" office:value="0" calcext:value-type="float">
            <text:p>0</text:p>
          </table:table-cell>
          <table:table-cell table:style-name="ce127" table:formula="of:=[Zeit3.D12]" office:value-type="float" office:value="0" calcext:value-type="float">
            <text:p>0</text:p>
          </table:table-cell>
          <table:table-cell table:style-name="ce127" table:formula="of:=[Zeit3.E12]" office:value-type="float" office:value="0" calcext:value-type="float">
            <text:p>0</text:p>
          </table:table-cell>
          <table:table-cell table:style-name="ce127" table:formula="of:=[Zeit3.F12]" office:value-type="float" office:value="0" calcext:value-type="float">
            <text:p>0</text:p>
          </table:table-cell>
          <table:table-cell table:style-name="ce127" table:formula="of:=[Zeit3.G12]" office:value-type="float" office:value="0" calcext:value-type="float">
            <text:p>0</text:p>
          </table:table-cell>
          <table:table-cell table:style-name="ce127" table:formula="of:=[Zeit3.H12]" office:value-type="float" office:value="0" calcext:value-type="float">
            <text:p>0</text:p>
          </table:table-cell>
          <table:table-cell table:style-name="ce127" table:formula="of:=[Zeit3.I12]" office:value-type="float" office:value="1" calcext:value-type="float">
            <text:p>1</text:p>
          </table:table-cell>
          <table:table-cell table:number-columns-repeated="8"/>
          <table:table-cell table:style-name="ce130" table:formula="of:=[.B12]-[Zeit3.B12]" office:value-type="float" office:value="0" calcext:value-type="float">
            <text:p>0</text:p>
          </table:table-cell>
          <table:table-cell table:style-name="ce130" table:formula="of:=[.C12]-[Zeit3.C12]" office:value-type="float" office:value="0" calcext:value-type="float">
            <text:p>0</text:p>
          </table:table-cell>
          <table:table-cell table:style-name="ce130" table:formula="of:=[.D12]-[Zeit3.D12]" office:value-type="float" office:value="0" calcext:value-type="float">
            <text:p>0</text:p>
          </table:table-cell>
          <table:table-cell table:style-name="ce130" table:formula="of:=[.E12]-[Zeit3.E12]" office:value-type="float" office:value="0" calcext:value-type="float">
            <text:p>0</text:p>
          </table:table-cell>
          <table:table-cell table:style-name="ce130" table:formula="of:=[.F12]-[Zeit3.F12]" office:value-type="float" office:value="0" calcext:value-type="float">
            <text:p>0</text:p>
          </table:table-cell>
          <table:table-cell table:style-name="ce130" table:formula="of:=[.G12]-[Zeit3.G12]" office:value-type="float" office:value="0" calcext:value-type="float">
            <text:p>0</text:p>
          </table:table-cell>
          <table:table-cell table:style-name="ce130" table:formula="of:=[.H12]-[Zeit3.H12]" office:value-type="float" office:value="0" calcext:value-type="float">
            <text:p>0</text:p>
          </table:table-cell>
          <table:table-cell table:style-name="ce130" table:formula="of:=[.I12]-[Zeit3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7" table:formula="of:=[Zeit3.B13]" office:value-type="float" office:value="1" calcext:value-type="float">
            <text:p>1</text:p>
          </table:table-cell>
          <table:table-cell table:style-name="ce127" table:formula="of:=[Zeit3.C13]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table:formula="of:=[Zeit3.E13]" office:value-type="float" office:value="0" calcext:value-type="float">
            <text:p>0</text:p>
          </table:table-cell>
          <table:table-cell table:style-name="ce127" table:formula="of:=[Zeit3.F13]" office:value-type="float" office:value="0" calcext:value-type="float">
            <text:p>0</text:p>
          </table:table-cell>
          <table:table-cell table:style-name="ce127" table:formula="of:=[Zeit3.G13]" office:value-type="float" office:value="0" calcext:value-type="float">
            <text:p>0</text:p>
          </table:table-cell>
          <table:table-cell table:style-name="ce127" table:formula="of:=[Zeit3.H13]" office:value-type="float" office:value="0" calcext:value-type="float">
            <text:p>0</text:p>
          </table:table-cell>
          <table:table-cell table:style-name="ce127" table:formula="of:=[Zeit3.I13]" office:value-type="float" office:value="1" calcext:value-type="float">
            <text:p>1</text:p>
          </table:table-cell>
          <table:table-cell table:number-columns-repeated="8"/>
          <table:table-cell table:style-name="ce130" table:formula="of:=[.B13]-[Zeit3.B13]" office:value-type="float" office:value="0" calcext:value-type="float">
            <text:p>0</text:p>
          </table:table-cell>
          <table:table-cell table:style-name="ce130" table:formula="of:=[.C13]-[Zeit3.C13]" office:value-type="float" office:value="0" calcext:value-type="float">
            <text:p>0</text:p>
          </table:table-cell>
          <table:table-cell table:style-name="ce130" table:formula="of:=[.D13]-[Zeit3.D13]" office:value-type="float" office:value="1" calcext:value-type="float">
            <text:p>1</text:p>
          </table:table-cell>
          <table:table-cell table:style-name="ce130" table:formula="of:=[.E13]-[Zeit3.E13]" office:value-type="float" office:value="0" calcext:value-type="float">
            <text:p>0</text:p>
          </table:table-cell>
          <table:table-cell table:style-name="ce130" table:formula="of:=[.F13]-[Zeit3.F13]" office:value-type="float" office:value="0" calcext:value-type="float">
            <text:p>0</text:p>
          </table:table-cell>
          <table:table-cell table:style-name="ce130" table:formula="of:=[.G13]-[Zeit3.G13]" office:value-type="float" office:value="0" calcext:value-type="float">
            <text:p>0</text:p>
          </table:table-cell>
          <table:table-cell table:style-name="ce130" table:formula="of:=[.H13]-[Zeit3.H13]" office:value-type="float" office:value="0" calcext:value-type="float">
            <text:p>0</text:p>
          </table:table-cell>
          <table:table-cell table:style-name="ce130" table:formula="of:=[.I13]-[Zeit3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7" table:formula="of:=[Zeit3.B14]" office:value-type="float" office:value="1" calcext:value-type="float">
            <text:p>1</text:p>
          </table:table-cell>
          <table:table-cell table:style-name="ce127" table:formula="of:=[Zeit3.C14]" office:value-type="float" office:value="0" calcext:value-type="float">
            <text:p>0</text:p>
          </table:table-cell>
          <table:table-cell table:style-name="ce127" table:formula="of:=[Zeit3.D14]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[Zeit3.F14]" office:value-type="float" office:value="0" calcext:value-type="float">
            <text:p>0</text:p>
          </table:table-cell>
          <table:table-cell table:style-name="ce127" table:formula="of:=[Zeit3.G14]" office:value-type="float" office:value="0" calcext:value-type="float">
            <text:p>0</text:p>
          </table:table-cell>
          <table:table-cell table:style-name="ce127" table:formula="of:=[Zeit3.H14]" office:value-type="float" office:value="0" calcext:value-type="float">
            <text:p>0</text:p>
          </table:table-cell>
          <table:table-cell table:style-name="ce127" table:formula="of:=[Zeit3.I14]" office:value-type="float" office:value="1" calcext:value-type="float">
            <text:p>1</text:p>
          </table:table-cell>
          <table:table-cell table:number-columns-repeated="8"/>
          <table:table-cell table:style-name="ce130" table:formula="of:=[.B14]-[Zeit3.B14]" office:value-type="float" office:value="0" calcext:value-type="float">
            <text:p>0</text:p>
          </table:table-cell>
          <table:table-cell table:style-name="ce130" table:formula="of:=[.C14]-[Zeit3.C14]" office:value-type="float" office:value="0" calcext:value-type="float">
            <text:p>0</text:p>
          </table:table-cell>
          <table:table-cell table:style-name="ce130" table:formula="of:=[.D14]-[Zeit3.D14]" office:value-type="float" office:value="0" calcext:value-type="float">
            <text:p>0</text:p>
          </table:table-cell>
          <table:table-cell table:style-name="ce130" table:formula="of:=[.E14]-[Zeit3.E14]" office:value-type="float" office:value="-1" calcext:value-type="float">
            <text:p>-1</text:p>
          </table:table-cell>
          <table:table-cell table:style-name="ce130" table:formula="of:=[.F14]-[Zeit3.F14]" office:value-type="float" office:value="0" calcext:value-type="float">
            <text:p>0</text:p>
          </table:table-cell>
          <table:table-cell table:style-name="ce130" table:formula="of:=[.G14]-[Zeit3.G14]" office:value-type="float" office:value="0" calcext:value-type="float">
            <text:p>0</text:p>
          </table:table-cell>
          <table:table-cell table:style-name="ce130" table:formula="of:=[.H14]-[Zeit3.H14]" office:value-type="float" office:value="0" calcext:value-type="float">
            <text:p>0</text:p>
          </table:table-cell>
          <table:table-cell table:style-name="ce130" table:formula="of:=[.I14]-[Zeit3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7" table:formula="of:=[Zeit3.B15]" office:value-type="float" office:value="1" calcext:value-type="float">
            <text:p>1</text:p>
          </table:table-cell>
          <table:table-cell table:style-name="ce127" table:formula="of:=[Zeit3.C15]" office:value-type="float" office:value="0" calcext:value-type="float">
            <text:p>0</text:p>
          </table:table-cell>
          <table:table-cell table:style-name="ce127" table:formula="of:=[Zeit3.D15]" office:value-type="float" office:value="0" calcext:value-type="float">
            <text:p>0</text:p>
          </table:table-cell>
          <table:table-cell table:style-name="ce127" table:formula="of:=[Zeit3.E15]" office:value-type="float" office:value="0" calcext:value-type="float">
            <text:p>0</text:p>
          </table:table-cell>
          <table:table-cell table:style-name="ce127" table:formula="of:=[Zeit3.F15]" office:value-type="float" office:value="0" calcext:value-type="float">
            <text:p>0</text:p>
          </table:table-cell>
          <table:table-cell table:style-name="ce127" table:formula="of:=[Zeit3.G15]" office:value-type="float" office:value="0" calcext:value-type="float">
            <text:p>0</text:p>
          </table:table-cell>
          <table:table-cell table:style-name="ce127" table:formula="of:=[Zeit3.H15]" office:value-type="float" office:value="0" calcext:value-type="float">
            <text:p>0</text:p>
          </table:table-cell>
          <table:table-cell table:style-name="ce127" table:formula="of:=[Zeit3.I15]" office:value-type="float" office:value="1" calcext:value-type="float">
            <text:p>1</text:p>
          </table:table-cell>
          <table:table-cell table:number-columns-repeated="8"/>
          <table:table-cell table:style-name="ce130" table:formula="of:=[.B15]-[Zeit3.B15]" office:value-type="float" office:value="0" calcext:value-type="float">
            <text:p>0</text:p>
          </table:table-cell>
          <table:table-cell table:style-name="ce130" table:formula="of:=[.C15]-[Zeit3.C15]" office:value-type="float" office:value="0" calcext:value-type="float">
            <text:p>0</text:p>
          </table:table-cell>
          <table:table-cell table:style-name="ce130" table:formula="of:=[.D15]-[Zeit3.D15]" office:value-type="float" office:value="0" calcext:value-type="float">
            <text:p>0</text:p>
          </table:table-cell>
          <table:table-cell table:style-name="ce130" table:formula="of:=[.E15]-[Zeit3.E15]" office:value-type="float" office:value="0" calcext:value-type="float">
            <text:p>0</text:p>
          </table:table-cell>
          <table:table-cell table:style-name="ce130" table:formula="of:=[.F15]-[Zeit3.F15]" office:value-type="float" office:value="0" calcext:value-type="float">
            <text:p>0</text:p>
          </table:table-cell>
          <table:table-cell table:style-name="ce130" table:formula="of:=[.G15]-[Zeit3.G15]" office:value-type="float" office:value="0" calcext:value-type="float">
            <text:p>0</text:p>
          </table:table-cell>
          <table:table-cell table:style-name="ce130" table:formula="of:=[.H15]-[Zeit3.H15]" office:value-type="float" office:value="0" calcext:value-type="float">
            <text:p>0</text:p>
          </table:table-cell>
          <table:table-cell table:style-name="ce130" table:formula="of:=[.I15]-[Zeit3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27" table:formula="of:=[Zeit3.B16]" office:value-type="float" office:value="1" calcext:value-type="float">
            <text:p>1</text:p>
          </table:table-cell>
          <table:table-cell table:style-name="ce127" table:formula="of:=[Zeit3.C16]" office:value-type="float" office:value="1" calcext:value-type="float">
            <text:p>1</text:p>
          </table:table-cell>
          <table:table-cell table:style-name="ce127" table:formula="of:=[Zeit3.D16]" office:value-type="float" office:value="1" calcext:value-type="float">
            <text:p>1</text:p>
          </table:table-cell>
          <table:table-cell table:style-name="ce127" table:formula="of:=[Zeit3.E16]" office:value-type="float" office:value="1" calcext:value-type="float">
            <text:p>1</text:p>
          </table:table-cell>
          <table:table-cell table:style-name="ce127" table:formula="of:=[Zeit3.F16]" office:value-type="float" office:value="1" calcext:value-type="float">
            <text:p>1</text:p>
          </table:table-cell>
          <table:table-cell table:style-name="ce127" table:formula="of:=[Zeit3.G16]" office:value-type="float" office:value="1" calcext:value-type="float">
            <text:p>1</text:p>
          </table:table-cell>
          <table:table-cell table:style-name="ce127" table:formula="of:=[Zeit3.H16]" office:value-type="float" office:value="1" calcext:value-type="float">
            <text:p>1</text:p>
          </table:table-cell>
          <table:table-cell table:style-name="ce127" table:formula="of:=[Zeit3.I16]" office:value-type="float" office:value="1" calcext:value-type="float">
            <text:p>1</text:p>
          </table:table-cell>
          <table:table-cell table:number-columns-repeated="8"/>
          <table:table-cell table:style-name="ce130" table:formula="of:=[.B16]-[Zeit3.B16]" office:value-type="float" office:value="0" calcext:value-type="float">
            <text:p>0</text:p>
          </table:table-cell>
          <table:table-cell table:style-name="ce130" table:formula="of:=[.C16]-[Zeit3.C16]" office:value-type="float" office:value="0" calcext:value-type="float">
            <text:p>0</text:p>
          </table:table-cell>
          <table:table-cell table:style-name="ce130" table:formula="of:=[.D16]-[Zeit3.D16]" office:value-type="float" office:value="0" calcext:value-type="float">
            <text:p>0</text:p>
          </table:table-cell>
          <table:table-cell table:style-name="ce130" table:formula="of:=[.E16]-[Zeit3.E16]" office:value-type="float" office:value="0" calcext:value-type="float">
            <text:p>0</text:p>
          </table:table-cell>
          <table:table-cell table:style-name="ce130" table:formula="of:=[.F16]-[Zeit3.F16]" office:value-type="float" office:value="0" calcext:value-type="float">
            <text:p>0</text:p>
          </table:table-cell>
          <table:table-cell table:style-name="ce130" table:formula="of:=[.G16]-[Zeit3.G16]" office:value-type="float" office:value="0" calcext:value-type="float">
            <text:p>0</text:p>
          </table:table-cell>
          <table:table-cell table:style-name="ce130" table:formula="of:=[.H16]-[Zeit3.H16]" office:value-type="float" office:value="0" calcext:value-type="float">
            <text:p>0</text:p>
          </table:table-cell>
          <table:table-cell table:style-name="ce130" table:formula="of:=[.I16]-[Zeit3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28" table:formula="of:=1-[.B10]" office:value-type="float" office:value="0" calcext:value-type="float">
            <text:p>0</text:p>
          </table:table-cell>
          <table:table-cell table:style-name="ce128" table:formula="of:=1-[.C10]" office:value-type="float" office:value="0" calcext:value-type="float">
            <text:p>0</text:p>
          </table:table-cell>
          <table:table-cell table:style-name="ce128" table:formula="of:=1-[.D10]" office:value-type="float" office:value="0" calcext:value-type="float">
            <text:p>0</text:p>
          </table:table-cell>
          <table:table-cell table:style-name="ce128" table:formula="of:=1-[.E10]" office:value-type="float" office:value="0" calcext:value-type="float">
            <text:p>0</text:p>
          </table:table-cell>
          <table:table-cell table:style-name="ce128" table:formula="of:=1-[.F10]" office:value-type="float" office:value="0" calcext:value-type="float">
            <text:p>0</text:p>
          </table:table-cell>
          <table:table-cell table:style-name="ce128" table:formula="of:=1-[.G10]" office:value-type="float" office:value="0" calcext:value-type="float">
            <text:p>0</text:p>
          </table:table-cell>
          <table:table-cell table:style-name="ce128" table:formula="of:=1-[.H10]" office:value-type="float" office:value="0" calcext:value-type="float">
            <text:p>0</text:p>
          </table:table-cell>
          <table:table-cell table:style-name="ce128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8" table:formula="of:=1-[.B11]" office:value-type="float" office:value="0" calcext:value-type="float">
            <text:p>0</text:p>
          </table:table-cell>
          <table:table-cell table:style-name="ce128" table:formula="of:=1-[.C11]" office:value-type="float" office:value="1" calcext:value-type="float">
            <text:p>1</text:p>
          </table:table-cell>
          <table:table-cell table:style-name="ce128" table:formula="of:=1-[.D11]" office:value-type="float" office:value="1" calcext:value-type="float">
            <text:p>1</text:p>
          </table:table-cell>
          <table:table-cell table:style-name="ce128" table:formula="of:=1-[.E11]" office:value-type="float" office:value="1" calcext:value-type="float">
            <text:p>1</text:p>
          </table:table-cell>
          <table:table-cell table:style-name="ce128" table:formula="of:=1-[.F11]" office:value-type="float" office:value="1" calcext:value-type="float">
            <text:p>1</text:p>
          </table:table-cell>
          <table:table-cell table:style-name="ce128" table:formula="of:=1-[.G11]" office:value-type="float" office:value="1" calcext:value-type="float">
            <text:p>1</text:p>
          </table:table-cell>
          <table:table-cell table:style-name="ce128" table:formula="of:=1-[.H11]" office:value-type="float" office:value="1" calcext:value-type="float">
            <text:p>1</text:p>
          </table:table-cell>
          <table:table-cell table:style-name="ce128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8" table:formula="of:=1-[.B12]" office:value-type="float" office:value="0" calcext:value-type="float">
            <text:p>0</text:p>
          </table:table-cell>
          <table:table-cell table:style-name="ce128" table:formula="of:=1-[.C12]" office:value-type="float" office:value="1" calcext:value-type="float">
            <text:p>1</text:p>
          </table:table-cell>
          <table:table-cell table:style-name="ce128" table:formula="of:=1-[.D12]" office:value-type="float" office:value="1" calcext:value-type="float">
            <text:p>1</text:p>
          </table:table-cell>
          <table:table-cell table:style-name="ce128" table:formula="of:=1-[.E12]" office:value-type="float" office:value="1" calcext:value-type="float">
            <text:p>1</text:p>
          </table:table-cell>
          <table:table-cell table:style-name="ce128" table:formula="of:=1-[.F12]" office:value-type="float" office:value="1" calcext:value-type="float">
            <text:p>1</text:p>
          </table:table-cell>
          <table:table-cell table:style-name="ce128" table:formula="of:=1-[.G12]" office:value-type="float" office:value="1" calcext:value-type="float">
            <text:p>1</text:p>
          </table:table-cell>
          <table:table-cell table:style-name="ce128" table:formula="of:=1-[.H12]" office:value-type="float" office:value="1" calcext:value-type="float">
            <text:p>1</text:p>
          </table:table-cell>
          <table:table-cell table:style-name="ce128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8" table:formula="of:=1-[.B13]" office:value-type="float" office:value="0" calcext:value-type="float">
            <text:p>0</text:p>
          </table:table-cell>
          <table:table-cell table:style-name="ce128" table:formula="of:=1-[.C13]" office:value-type="float" office:value="1" calcext:value-type="float">
            <text:p>1</text:p>
          </table:table-cell>
          <table:table-cell table:style-name="ce128" table:formula="of:=1-[.D13]" office:value-type="float" office:value="0" calcext:value-type="float">
            <text:p>0</text:p>
          </table:table-cell>
          <table:table-cell table:style-name="ce128" table:formula="of:=1-[.E13]" office:value-type="float" office:value="1" calcext:value-type="float">
            <text:p>1</text:p>
          </table:table-cell>
          <table:table-cell table:style-name="ce128" table:formula="of:=1-[.F13]" office:value-type="float" office:value="1" calcext:value-type="float">
            <text:p>1</text:p>
          </table:table-cell>
          <table:table-cell table:style-name="ce128" table:formula="of:=1-[.G13]" office:value-type="float" office:value="1" calcext:value-type="float">
            <text:p>1</text:p>
          </table:table-cell>
          <table:table-cell table:style-name="ce128" table:formula="of:=1-[.H13]" office:value-type="float" office:value="1" calcext:value-type="float">
            <text:p>1</text:p>
          </table:table-cell>
          <table:table-cell table:style-name="ce128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8" table:formula="of:=1-[.B14]" office:value-type="float" office:value="0" calcext:value-type="float">
            <text:p>0</text:p>
          </table:table-cell>
          <table:table-cell table:style-name="ce128" table:formula="of:=1-[.C14]" office:value-type="float" office:value="1" calcext:value-type="float">
            <text:p>1</text:p>
          </table:table-cell>
          <table:table-cell table:style-name="ce128" table:formula="of:=1-[.D14]" office:value-type="float" office:value="0" calcext:value-type="float">
            <text:p>0</text:p>
          </table:table-cell>
          <table:table-cell table:style-name="ce128" table:formula="of:=1-[.E14]" office:value-type="float" office:value="1" calcext:value-type="float">
            <text:p>1</text:p>
          </table:table-cell>
          <table:table-cell table:style-name="ce128" table:formula="of:=1-[.F14]" office:value-type="float" office:value="1" calcext:value-type="float">
            <text:p>1</text:p>
          </table:table-cell>
          <table:table-cell table:style-name="ce128" table:formula="of:=1-[.G14]" office:value-type="float" office:value="1" calcext:value-type="float">
            <text:p>1</text:p>
          </table:table-cell>
          <table:table-cell table:style-name="ce128" table:formula="of:=1-[.H14]" office:value-type="float" office:value="1" calcext:value-type="float">
            <text:p>1</text:p>
          </table:table-cell>
          <table:table-cell table:style-name="ce128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8" table:formula="of:=1-[.B15]" office:value-type="float" office:value="0" calcext:value-type="float">
            <text:p>0</text:p>
          </table:table-cell>
          <table:table-cell table:style-name="ce128" table:formula="of:=1-[.C15]" office:value-type="float" office:value="1" calcext:value-type="float">
            <text:p>1</text:p>
          </table:table-cell>
          <table:table-cell table:style-name="ce128" table:formula="of:=1-[.D15]" office:value-type="float" office:value="1" calcext:value-type="float">
            <text:p>1</text:p>
          </table:table-cell>
          <table:table-cell table:style-name="ce128" table:formula="of:=1-[.E15]" office:value-type="float" office:value="1" calcext:value-type="float">
            <text:p>1</text:p>
          </table:table-cell>
          <table:table-cell table:style-name="ce128" table:formula="of:=1-[.F15]" office:value-type="float" office:value="1" calcext:value-type="float">
            <text:p>1</text:p>
          </table:table-cell>
          <table:table-cell table:style-name="ce128" table:formula="of:=1-[.G15]" office:value-type="float" office:value="1" calcext:value-type="float">
            <text:p>1</text:p>
          </table:table-cell>
          <table:table-cell table:style-name="ce128" table:formula="of:=1-[.H15]" office:value-type="float" office:value="1" calcext:value-type="float">
            <text:p>1</text:p>
          </table:table-cell>
          <table:table-cell table:style-name="ce128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28" table:formula="of:=1-[.B16]" office:value-type="float" office:value="0" calcext:value-type="float">
            <text:p>0</text:p>
          </table:table-cell>
          <table:table-cell table:style-name="ce128" table:formula="of:=1-[.C16]" office:value-type="float" office:value="0" calcext:value-type="float">
            <text:p>0</text:p>
          </table:table-cell>
          <table:table-cell table:style-name="ce128" table:formula="of:=1-[.D16]" office:value-type="float" office:value="0" calcext:value-type="float">
            <text:p>0</text:p>
          </table:table-cell>
          <table:table-cell table:style-name="ce128" table:formula="of:=1-[.E16]" office:value-type="float" office:value="0" calcext:value-type="float">
            <text:p>0</text:p>
          </table:table-cell>
          <table:table-cell table:style-name="ce128" table:formula="of:=1-[.F16]" office:value-type="float" office:value="0" calcext:value-type="float">
            <text:p>0</text:p>
          </table:table-cell>
          <table:table-cell table:style-name="ce128" table:formula="of:=1-[.G16]" office:value-type="float" office:value="0" calcext:value-type="float">
            <text:p>0</text:p>
          </table:table-cell>
          <table:table-cell table:style-name="ce128" table:formula="of:=1-[.H16]" office:value-type="float" office:value="0" calcext:value-type="float">
            <text:p>0</text:p>
          </table:table-cell>
          <table:table-cell table:style-name="ce128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0:.E22];[$Verteilung.$A$4:$Verteilung.$C$6])" office:value-type="float" office:value="95" calcext:value-type="float">
            <text:p>95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100" calcext:value-type="float">
            <text:p>100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100" calcext:value-type="float">
            <text:p>100</text:p>
          </table:table-cell>
          <table:table-cell table:style-name="ce34" table:formula="of:=SUMPRODUCT([.F21:.H23];[$Verteilung.$A$4:$Verteilung.$C$6])" office:value-type="float" office:value="100" calcext:value-type="float">
            <text:p>100</text:p>
          </table:table-cell>
          <table:table-cell table:style-name="ce34" table:formula="of:=SUMPRODUCT([.G21:.I23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2:.E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100" calcext:value-type="float">
            <text:p>100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C23:.E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8492680749283" calcext:value-type="float">
            <text:p>0,011849268074928</text:p>
          </table:table-cell>
          <table:table-cell table:style-name="ce34" table:formula="of:=IF([.D29]=0;0;1/[.D29])" office:value-type="float" office:value="0.0105263157894737" calcext:value-type="float">
            <text:p>0,010526315789474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" calcext:value-type="float">
            <text:p>0,01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25955056923691" calcext:value-type="float">
            <text:p>0,012595505692369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" calcext:value-type="float">
            <text:p>0,01</text:p>
          </table:table-cell>
          <table:table-cell table:style-name="ce34" table:formula="of:=IF([.G30]=0;0;1/[.G30])" office:value-type="float" office:value="0.01" calcext:value-type="float">
            <text:p>0,01</text:p>
          </table:table-cell>
          <table:table-cell table:style-name="ce34" table:formula="of:=IF([.H30]=0;0;1/[.H30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25955056923691" calcext:value-type="float">
            <text:p>0,012595505692369</text:p>
          </table:table-cell>
          <table:table-cell table:style-name="ce34" table:formula="of:=IF([.D31]=0;0;1/[.D31])" office:value-type="float" office:value="0.034314575050762" calcext:value-type="float">
            <text:p>0,034314575050762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" calcext:value-type="float">
            <text:p>0,01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31825488131305" calcext:value-type="float">
            <text:p>0,013182548813131</text:p>
          </table:table-cell>
          <table:table-cell table:style-name="ce34" table:formula="of:=IF([.D32]=0;0;1/[.D32])" office:value-type="float" office:value="0.0120585177406044" calcext:value-type="float">
            <text:p>0,012058517740604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4.B10:Zeit4.I16">
            <calcext:condition calcext:apply-style-name="blue_dark_background" calcext:value="&gt;0.5" calcext:base-cell-address="Zeit4.B10"/>
            <calcext:condition calcext:apply-style-name="grey_background" calcext:value="&lt;=0.5" calcext:base-cell-address="Zeit4.B10"/>
          </calcext:conditional-format>
          <calcext:conditional-format calcext:target-range-address="Zeit4.B19:Zeit4.I25">
            <calcext:condition calcext:apply-style-name="blue_dark_background" calcext:value="&gt;0.5" calcext:base-cell-address="Zeit4.B19"/>
            <calcext:condition calcext:apply-style-name="grey_background" calcext:value="&lt;=0.5" calcext:base-cell-address="Zeit4.B19"/>
          </calcext:conditional-format>
          <calcext:conditional-format calcext:target-range-address="Zeit4.R10:Zeit4.Y16">
            <calcext:condition calcext:apply-style-name="Good" calcext:value="&gt;0.5" calcext:base-cell-address="Zeit4.R10"/>
            <calcext:condition calcext:apply-style-name="Bad" calcext:value="&lt;=-0.5" calcext:base-cell-address="Zeit4.R10"/>
          </calcext:conditional-format>
          <calcext:conditional-format calcext:target-range-address="Zeit4.C3:Zeit4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2" table:number-columns-repeated="15" table:default-cell-style-name="ce1"/>
        <table:table-column table:style-name="co5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33" table:formula="of:=IF([.C20]=0;0;IF([.T11]+[Zeit4.U11]=2;SUMPRODUCT([Zeit4.B2:.D4];[$Verteilung.$A$4:$Verteilung.$C$6];[.B19:.D21];[.B34:.D36])+[Zeit4.D3];IF([.R11]+[Zeit3.Q11]=2;SUMPRODUCT([Zeit4.B2:.D4];[$Verteilung.$A$4:$Verteilung.$C$6];[.B19:.D21];[.B34:.D36])+[Zeit4.B3];IF([.S12]+[Zeit4.S13]=2;SUMPRODUCT([Zeit4.B2:.D4];[$Verteilung.$A$4:$Verteilung.$C$6];[.B19:.D21];[.B34:.D36])+[Zeit4.C4];IF([.S10]+[Zeit4.S9]=2;SUMPRODUCT([Zeit4.B2:.D4];[$Verteilung.$A$4:$Verteilung.$C$6];[.B19:.D21];[.B34:.D36])+[Zeit4.C2];SUMPRODUCT([Zeit4.B2:.D4];[$Verteilung.$A$4:$Verteilung.$C$6];[.B19:.D21];[.B34:.D36]))))))" office:value-type="float" office:value="2.62520649972161" calcext:value-type="float">
            <text:p>2,62520649972161</text:p>
          </table:table-cell>
          <table:table-cell table:style-name="ce133" table:formula="of:=IF([.D20]=0;0;IF([.U11]+[Zeit4.V11]=2;SUMPRODUCT([Zeit4.C2:.E4];[$Verteilung.$A$4:$Verteilung.$C$6];[.C19:.E21];[.C34:.E36])+[Zeit4.E3];IF([.S11]+[Zeit3.R11]=2;SUMPRODUCT([Zeit4.C2:.E4];[$Verteilung.$A$4:$Verteilung.$C$6];[.C19:.E21];[.C34:.E36])+[Zeit4.C3];IF([.T12]+[Zeit4.T13]=2;SUMPRODUCT([Zeit4.C2:.E4];[$Verteilung.$A$4:$Verteilung.$C$6];[.C19:.E21];[.C34:.E36])+[Zeit4.D4];IF([.T10]+[Zeit4.T9]=2;SUMPRODUCT([Zeit4.C2:.E4];[$Verteilung.$A$4:$Verteilung.$C$6];[.C19:.E21];[.C34:.E36])+[Zeit4.D2];SUMPRODUCT([Zeit4.C2:.E4];[$Verteilung.$A$4:$Verteilung.$C$6];[.C19:.E21];[.C34:.E36]))))))" office:value-type="float" office:value="96.649969885952" calcext:value-type="float">
            <text:p>96,649969885952</text:p>
          </table:table-cell>
          <table:table-cell table:style-name="ce133" table:formula="of:=IF([.E20]=0;0;IF([.V11]+[Zeit4.W11]=2;SUMPRODUCT([Zeit4.D2:.F4];[$Verteilung.$A$4:$Verteilung.$C$6];[.D19:.F21];[.D34:.F36])+[Zeit4.F3];IF([.T11]+[Zeit3.S11]=2;SUMPRODUCT([Zeit4.D2:.F4];[$Verteilung.$A$4:$Verteilung.$C$6];[.D19:.F21];[.D34:.F36])+[Zeit4.D3];IF([.U12]+[Zeit4.U13]=2;SUMPRODUCT([Zeit4.D2:.F4];[$Verteilung.$A$4:$Verteilung.$C$6];[.D19:.F21];[.D34:.F36])+[Zeit4.E4];IF([.U10]+[Zeit4.U9]=2;SUMPRODUCT([Zeit4.D2:.F4];[$Verteilung.$A$4:$Verteilung.$C$6];[.D19:.F21];[.D34:.F36])+[Zeit4.E2];SUMPRODUCT([Zeit4.D2:.F4];[$Verteilung.$A$4:$Verteilung.$C$6];[.D19:.F21];[.D34:.F36]))))))" office:value-type="float" office:value="15.9101951583733" calcext:value-type="float">
            <text:p>15,9101951583733</text:p>
          </table:table-cell>
          <table:table-cell table:style-name="ce133" table:formula="of:=IF([.F20]=0;0;IF([.W11]+[Zeit4.X11]=2;SUMPRODUCT([Zeit4.E2:.G4];[$Verteilung.$A$4:$Verteilung.$C$6];[.E19:.G21];[.E34:.G36])+[Zeit4.G3];IF([.U11]+[Zeit3.T11]=2;SUMPRODUCT([Zeit4.E2:.G4];[$Verteilung.$A$4:$Verteilung.$C$6];[.E19:.G21];[.E34:.G36])+[Zeit4.E3];IF([.V12]+[Zeit4.V13]=2;SUMPRODUCT([Zeit4.E2:.G4];[$Verteilung.$A$4:$Verteilung.$C$6];[.E19:.G21];[.E34:.G36])+[Zeit4.F4];IF([.V10]+[Zeit4.V9]=2;SUMPRODUCT([Zeit4.E2:.G4];[$Verteilung.$A$4:$Verteilung.$C$6];[.E19:.G21];[.E34:.G36])+[Zeit4.F2];SUMPRODUCT([Zeit4.E2:.G4];[$Verteilung.$A$4:$Verteilung.$C$6];[.E19:.G21];[.E34:.G36]))))))" office:value-type="float" office:value="58.3087784532758" calcext:value-type="float">
            <text:p>58,3087784532758</text:p>
          </table:table-cell>
          <table:table-cell table:style-name="ce133" table:formula="of:=IF([.G20]=0;0;IF([.X11]+[Zeit4.Y11]=2;SUMPRODUCT([Zeit4.F2:.H4];[$Verteilung.$A$4:$Verteilung.$C$6];[.F19:.H21];[.F34:.H36])+[Zeit4.H3];IF([.V11]+[Zeit3.U11]=2;SUMPRODUCT([Zeit4.F2:.H4];[$Verteilung.$A$4:$Verteilung.$C$6];[.F19:.H21];[.F34:.H36])+[Zeit4.F3];IF([.W12]+[Zeit4.W13]=2;SUMPRODUCT([Zeit4.F2:.H4];[$Verteilung.$A$4:$Verteilung.$C$6];[.F19:.H21];[.F34:.H36])+[Zeit4.G4];IF([.W10]+[Zeit4.W9]=2;SUMPRODUCT([Zeit4.F2:.H4];[$Verteilung.$A$4:$Verteilung.$C$6];[.F19:.H21];[.F34:.H36])+[Zeit4.G2];SUMPRODUCT([Zeit4.F2:.H4];[$Verteilung.$A$4:$Verteilung.$C$6];[.F19:.H21];[.F34:.H36]))))))" office:value-type="float" office:value="165.803932564408" calcext:value-type="float">
            <text:p>165,803932564408</text:p>
          </table:table-cell>
          <table:table-cell table:style-name="ce133" table:formula="of:=IF([.H20]=0;0;IF([.Y11]+[Zeit4.Z11]=2;SUMPRODUCT([Zeit4.G2:.I4];[$Verteilung.$A$4:$Verteilung.$C$6];[.G19:.I21];[.G34:.I36])+[Zeit4.I3];IF([.W11]+[Zeit3.V11]=2;SUMPRODUCT([Zeit4.G2:.I4];[$Verteilung.$A$4:$Verteilung.$C$6];[.G19:.I21];[.G34:.I36])+[Zeit4.G3];IF([.X12]+[Zeit4.X13]=2;SUMPRODUCT([Zeit4.G2:.I4];[$Verteilung.$A$4:$Verteilung.$C$6];[.G19:.I21];[.G34:.I36])+[Zeit4.H4];IF([.X10]+[Zeit4.X9]=2;SUMPRODUCT([Zeit4.G2:.I4];[$Verteilung.$A$4:$Verteilung.$C$6];[.G19:.I21];[.G34:.I36])+[Zeit4.H2];SUMPRODUCT([Zeit4.G2:.I4];[$Verteilung.$A$4:$Verteilung.$C$6];[.G19:.I21];[.G34:.I36]))))))" office:value-type="float" office:value="445.516179519833" calcext:value-type="float">
            <text:p>445,516179519833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33" table:formula="of:=IF([.C21]=0;0;IF([.T12]+[Zeit4.U12]=2;SUMPRODUCT([Zeit4.B3:.D5];[$Verteilung.$A$4:$Verteilung.$C$6];[.B20:.D22];[.B35:.D37])+[Zeit4.D4];IF([.R12]+[Zeit3.Q12]=2;SUMPRODUCT([Zeit4.B3:.D5];[$Verteilung.$A$4:$Verteilung.$C$6];[.B20:.D22];[.B35:.D37])+[Zeit4.B4];IF([.S13]+[Zeit4.S14]=2;SUMPRODUCT([Zeit4.B3:.D5];[$Verteilung.$A$4:$Verteilung.$C$6];[.B20:.D22];[.B35:.D37])+[Zeit4.C5];IF([.S11]+[Zeit4.S10]=2;SUMPRODUCT([Zeit4.B3:.D5];[$Verteilung.$A$4:$Verteilung.$C$6];[.B20:.D22];[.B35:.D37])+[Zeit4.C3];SUMPRODUCT([Zeit4.B3:.D5];[$Verteilung.$A$4:$Verteilung.$C$6];[.B20:.D22];[.B35:.D37]))))))" office:value-type="float" office:value="21.9312058513501" calcext:value-type="float">
            <text:p>21,9312058513501</text:p>
          </table:table-cell>
          <table:table-cell table:style-name="ce133" table:formula="of:=IF([.D21]=0;0;IF([.U12]+[Zeit4.V12]=2;SUMPRODUCT([Zeit4.C3:.E5];[$Verteilung.$A$4:$Verteilung.$C$6];[.C20:.E22];[.C35:.E37])+[Zeit4.E4];IF([.S12]+[Zeit3.R12]=2;SUMPRODUCT([Zeit4.C3:.E5];[$Verteilung.$A$4:$Verteilung.$C$6];[.C20:.E22];[.C35:.E37])+[Zeit4.C4];IF([.T13]+[Zeit4.T14]=2;SUMPRODUCT([Zeit4.C3:.E5];[$Verteilung.$A$4:$Verteilung.$C$6];[.C20:.E22];[.C35:.E37])+[Zeit4.D5];IF([.T11]+[Zeit4.T10]=2;SUMPRODUCT([Zeit4.C3:.E5];[$Verteilung.$A$4:$Verteilung.$C$6];[.C20:.E22];[.C35:.E37])+[Zeit4.D3];SUMPRODUCT([Zeit4.C3:.E5];[$Verteilung.$A$4:$Verteilung.$C$6];[.C20:.E22];[.C35:.E37]))))))" office:value-type="float" office:value="0" calcext:value-type="float">
            <text:p>0</text:p>
          </table:table-cell>
          <table:table-cell table:style-name="ce133" table:formula="of:=IF([.E21]=0;0;IF([.V12]+[Zeit4.W12]=2;SUMPRODUCT([Zeit4.D3:.F5];[$Verteilung.$A$4:$Verteilung.$C$6];[.D20:.F22];[.D35:.F37])+[Zeit4.F4];IF([.T12]+[Zeit3.S12]=2;SUMPRODUCT([Zeit4.D3:.F5];[$Verteilung.$A$4:$Verteilung.$C$6];[.D20:.F22];[.D35:.F37])+[Zeit4.D4];IF([.U13]+[Zeit4.U14]=2;SUMPRODUCT([Zeit4.D3:.F5];[$Verteilung.$A$4:$Verteilung.$C$6];[.D20:.F22];[.D35:.F37])+[Zeit4.E5];IF([.U11]+[Zeit4.U10]=2;SUMPRODUCT([Zeit4.D3:.F5];[$Verteilung.$A$4:$Verteilung.$C$6];[.D20:.F22];[.D35:.F37])+[Zeit4.E3];SUMPRODUCT([Zeit4.D3:.F5];[$Verteilung.$A$4:$Verteilung.$C$6];[.D20:.F22];[.D35:.F37]))))))" office:value-type="float" office:value="15.2571685164652" calcext:value-type="float">
            <text:p>15,2571685164652</text:p>
          </table:table-cell>
          <table:table-cell table:style-name="ce133" table:formula="of:=IF([.F21]=0;0;IF([.W12]+[Zeit4.X12]=2;SUMPRODUCT([Zeit4.E3:.G5];[$Verteilung.$A$4:$Verteilung.$C$6];[.E20:.G22];[.E35:.G37])+[Zeit4.G4];IF([.U12]+[Zeit3.T12]=2;SUMPRODUCT([Zeit4.E3:.G5];[$Verteilung.$A$4:$Verteilung.$C$6];[.E20:.G22];[.E35:.G37])+[Zeit4.E4];IF([.V13]+[Zeit4.V14]=2;SUMPRODUCT([Zeit4.E3:.G5];[$Verteilung.$A$4:$Verteilung.$C$6];[.E20:.G22];[.E35:.G37])+[Zeit4.F5];IF([.V11]+[Zeit4.V10]=2;SUMPRODUCT([Zeit4.E3:.G5];[$Verteilung.$A$4:$Verteilung.$C$6];[.E20:.G22];[.E35:.G37])+[Zeit4.F3];SUMPRODUCT([Zeit4.E3:.G5];[$Verteilung.$A$4:$Verteilung.$C$6];[.E20:.G22];[.E35:.G37]))))))" office:value-type="float" office:value="38.2086887735673" calcext:value-type="float">
            <text:p>38,2086887735673</text:p>
          </table:table-cell>
          <table:table-cell table:style-name="ce133" table:formula="of:=IF([.G21]=0;0;IF([.X12]+[Zeit4.Y12]=2;SUMPRODUCT([Zeit4.F3:.H5];[$Verteilung.$A$4:$Verteilung.$C$6];[.F20:.H22];[.F35:.H37])+[Zeit4.H4];IF([.V12]+[Zeit3.U12]=2;SUMPRODUCT([Zeit4.F3:.H5];[$Verteilung.$A$4:$Verteilung.$C$6];[.F20:.H22];[.F35:.H37])+[Zeit4.F4];IF([.W13]+[Zeit4.W14]=2;SUMPRODUCT([Zeit4.F3:.H5];[$Verteilung.$A$4:$Verteilung.$C$6];[.F20:.H22];[.F35:.H37])+[Zeit4.G5];IF([.W11]+[Zeit4.W10]=2;SUMPRODUCT([Zeit4.F3:.H5];[$Verteilung.$A$4:$Verteilung.$C$6];[.F20:.H22];[.F35:.H37])+[Zeit4.G3];SUMPRODUCT([Zeit4.F3:.H5];[$Verteilung.$A$4:$Verteilung.$C$6];[.F20:.H22];[.F35:.H37]))))))" office:value-type="float" office:value="120.12015884935" calcext:value-type="float">
            <text:p>120,12015884935</text:p>
          </table:table-cell>
          <table:table-cell table:style-name="ce133" table:formula="of:=IF([.H21]=0;0;IF([.Y12]+[Zeit4.Z12]=2;SUMPRODUCT([Zeit4.G3:.I5];[$Verteilung.$A$4:$Verteilung.$C$6];[.G20:.I22];[.G35:.I37])+[Zeit4.I4];IF([.W12]+[Zeit3.V12]=2;SUMPRODUCT([Zeit4.G3:.I5];[$Verteilung.$A$4:$Verteilung.$C$6];[.G20:.I22];[.G35:.I37])+[Zeit4.G4];IF([.X13]+[Zeit4.X14]=2;SUMPRODUCT([Zeit4.G3:.I5];[$Verteilung.$A$4:$Verteilung.$C$6];[.G20:.I22];[.G35:.I37])+[Zeit4.H5];IF([.X11]+[Zeit4.X10]=2;SUMPRODUCT([Zeit4.G3:.I5];[$Verteilung.$A$4:$Verteilung.$C$6];[.G20:.I22];[.G35:.I37])+[Zeit4.H3];SUMPRODUCT([Zeit4.G3:.I5];[$Verteilung.$A$4:$Verteilung.$C$6];[.G20:.I22];[.G35:.I37]))))))" office:value-type="float" office:value="156.580121612847" calcext:value-type="float">
            <text:p>156,580121612847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33" table:formula="of:=IF([.C22]=0;0;IF([.T13]+[Zeit4.U13]=2;SUMPRODUCT([Zeit4.B4:.D6];[$Verteilung.$A$4:$Verteilung.$C$6];[.B21:.D23];[.B36:.D38])+[Zeit4.D5];IF([.R13]+[Zeit3.Q13]=2;SUMPRODUCT([Zeit4.B4:.D6];[$Verteilung.$A$4:$Verteilung.$C$6];[.B21:.D23];[.B36:.D38])+[Zeit4.B5];IF([.S14]+[Zeit4.S15]=2;SUMPRODUCT([Zeit4.B4:.D6];[$Verteilung.$A$4:$Verteilung.$C$6];[.B21:.D23];[.B36:.D38])+[Zeit4.C6];IF([.S12]+[Zeit4.S11]=2;SUMPRODUCT([Zeit4.B4:.D6];[$Verteilung.$A$4:$Verteilung.$C$6];[.B21:.D23];[.B36:.D38])+[Zeit4.C4];SUMPRODUCT([Zeit4.B4:.D6];[$Verteilung.$A$4:$Verteilung.$C$6];[.B21:.D23];[.B36:.D38]))))))" office:value-type="float" office:value="134.769327077315" calcext:value-type="float">
            <text:p>134,769327077315</text:p>
          </table:table-cell>
          <table:table-cell table:style-name="ce133" table:formula="of:=IF([.D22]=0;0;IF([.U13]+[Zeit4.V13]=2;SUMPRODUCT([Zeit4.C4:.E6];[$Verteilung.$A$4:$Verteilung.$C$6];[.C21:.E23];[.C36:.E38])+[Zeit4.E5];IF([.S13]+[Zeit3.R13]=2;SUMPRODUCT([Zeit4.C4:.E6];[$Verteilung.$A$4:$Verteilung.$C$6];[.C21:.E23];[.C36:.E38])+[Zeit4.C5];IF([.T14]+[Zeit4.T15]=2;SUMPRODUCT([Zeit4.C4:.E6];[$Verteilung.$A$4:$Verteilung.$C$6];[.C21:.E23];[.C36:.E38])+[Zeit4.D6];IF([.T12]+[Zeit4.T11]=2;SUMPRODUCT([Zeit4.C4:.E6];[$Verteilung.$A$4:$Verteilung.$C$6];[.C21:.E23];[.C36:.E38])+[Zeit4.D4];SUMPRODUCT([Zeit4.C4:.E6];[$Verteilung.$A$4:$Verteilung.$C$6];[.C21:.E23];[.C36:.E38]))))))" office:value-type="float" office:value="0" calcext:value-type="float">
            <text:p>0</text:p>
          </table:table-cell>
          <table:table-cell table:style-name="ce133" table:formula="of:=IF([.E22]=0;0;IF([.V13]+[Zeit4.W13]=2;SUMPRODUCT([Zeit4.D4:.F6];[$Verteilung.$A$4:$Verteilung.$C$6];[.D21:.F23];[.D36:.F38])+[Zeit4.F5];IF([.T13]+[Zeit3.S13]=2;SUMPRODUCT([Zeit4.D4:.F6];[$Verteilung.$A$4:$Verteilung.$C$6];[.D21:.F23];[.D36:.F38])+[Zeit4.D5];IF([.U14]+[Zeit4.U15]=2;SUMPRODUCT([Zeit4.D4:.F6];[$Verteilung.$A$4:$Verteilung.$C$6];[.D21:.F23];[.D36:.F38])+[Zeit4.E6];IF([.U12]+[Zeit4.U11]=2;SUMPRODUCT([Zeit4.D4:.F6];[$Verteilung.$A$4:$Verteilung.$C$6];[.D21:.F23];[.D36:.F38])+[Zeit4.E4];SUMPRODUCT([Zeit4.D4:.F6];[$Verteilung.$A$4:$Verteilung.$C$6];[.D21:.F23];[.D36:.F38]))))))" office:value-type="float" office:value="8.31008485447528" calcext:value-type="float">
            <text:p>8,31008485447528</text:p>
          </table:table-cell>
          <table:table-cell table:style-name="ce133" table:formula="of:=IF([.F22]=0;0;IF([.W13]+[Zeit4.X13]=2;SUMPRODUCT([Zeit4.E4:.G6];[$Verteilung.$A$4:$Verteilung.$C$6];[.E21:.G23];[.E36:.G38])+[Zeit4.G5];IF([.U13]+[Zeit3.T13]=2;SUMPRODUCT([Zeit4.E4:.G6];[$Verteilung.$A$4:$Verteilung.$C$6];[.E21:.G23];[.E36:.G38])+[Zeit4.E5];IF([.V14]+[Zeit4.V15]=2;SUMPRODUCT([Zeit4.E4:.G6];[$Verteilung.$A$4:$Verteilung.$C$6];[.E21:.G23];[.E36:.G38])+[Zeit4.F6];IF([.V12]+[Zeit4.V11]=2;SUMPRODUCT([Zeit4.E4:.G6];[$Verteilung.$A$4:$Verteilung.$C$6];[.E21:.G23];[.E36:.G38])+[Zeit4.F4];SUMPRODUCT([Zeit4.E4:.G6];[$Verteilung.$A$4:$Verteilung.$C$6];[.E21:.G23];[.E36:.G38]))))))" office:value-type="float" office:value="14.3749147235717" calcext:value-type="float">
            <text:p>14,3749147235717</text:p>
          </table:table-cell>
          <table:table-cell table:style-name="ce133" table:formula="of:=IF([.G22]=0;0;IF([.X13]+[Zeit4.Y13]=2;SUMPRODUCT([Zeit4.F4:.H6];[$Verteilung.$A$4:$Verteilung.$C$6];[.F21:.H23];[.F36:.H38])+[Zeit4.H5];IF([.V13]+[Zeit3.U13]=2;SUMPRODUCT([Zeit4.F4:.H6];[$Verteilung.$A$4:$Verteilung.$C$6];[.F21:.H23];[.F36:.H38])+[Zeit4.F5];IF([.W14]+[Zeit4.W15]=2;SUMPRODUCT([Zeit4.F4:.H6];[$Verteilung.$A$4:$Verteilung.$C$6];[.F21:.H23];[.F36:.H38])+[Zeit4.G6];IF([.W12]+[Zeit4.W11]=2;SUMPRODUCT([Zeit4.F4:.H6];[$Verteilung.$A$4:$Verteilung.$C$6];[.F21:.H23];[.F36:.H38])+[Zeit4.G4];SUMPRODUCT([Zeit4.F4:.H6];[$Verteilung.$A$4:$Verteilung.$C$6];[.F21:.H23];[.F36:.H38]))))))" office:value-type="float" office:value="27.9789634630577" calcext:value-type="float">
            <text:p>27,9789634630577</text:p>
          </table:table-cell>
          <table:table-cell table:style-name="ce133" table:formula="of:=IF([.H22]=0;0;IF([.Y13]+[Zeit4.Z13]=2;SUMPRODUCT([Zeit4.G4:.I6];[$Verteilung.$A$4:$Verteilung.$C$6];[.G21:.I23];[.G36:.I38])+[Zeit4.I5];IF([.W13]+[Zeit3.V13]=2;SUMPRODUCT([Zeit4.G4:.I6];[$Verteilung.$A$4:$Verteilung.$C$6];[.G21:.I23];[.G36:.I38])+[Zeit4.G5];IF([.X14]+[Zeit4.X15]=2;SUMPRODUCT([Zeit4.G4:.I6];[$Verteilung.$A$4:$Verteilung.$C$6];[.G21:.I23];[.G36:.I38])+[Zeit4.H6];IF([.X12]+[Zeit4.X11]=2;SUMPRODUCT([Zeit4.G4:.I6];[$Verteilung.$A$4:$Verteilung.$C$6];[.G21:.I23];[.G36:.I38])+[Zeit4.H4];SUMPRODUCT([Zeit4.G4:.I6];[$Verteilung.$A$4:$Verteilung.$C$6];[.G21:.I23];[.G36:.I38]))))))" office:value-type="float" office:value="29.5518685862459" calcext:value-type="float">
            <text:p>29,5518685862459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33" table:formula="of:=IF([.C23]=0;0;IF([.T14]+[Zeit4.U14]=2;SUMPRODUCT([Zeit4.B5:.D7];[$Verteilung.$A$4:$Verteilung.$C$6];[.B22:.D24];[.B37:.D39])+[Zeit4.D6];IF([.R14]+[Zeit3.Q14]=2;SUMPRODUCT([Zeit4.B5:.D7];[$Verteilung.$A$4:$Verteilung.$C$6];[.B22:.D24];[.B37:.D39])+[Zeit4.B6];IF([.S15]+[Zeit4.S16]=2;SUMPRODUCT([Zeit4.B5:.D7];[$Verteilung.$A$4:$Verteilung.$C$6];[.B22:.D24];[.B37:.D39])+[Zeit4.C7];IF([.S13]+[Zeit4.S12]=2;SUMPRODUCT([Zeit4.B5:.D7];[$Verteilung.$A$4:$Verteilung.$C$6];[.B22:.D24];[.B37:.D39])+[Zeit4.C5];SUMPRODUCT([Zeit4.B5:.D7];[$Verteilung.$A$4:$Verteilung.$C$6];[.B22:.D24];[.B37:.D39]))))))" office:value-type="float" office:value="400.878173720412" calcext:value-type="float">
            <text:p>400,878173720412</text:p>
          </table:table-cell>
          <table:table-cell table:style-name="ce133" table:formula="of:=IF([.D23]=0;0;IF([.U14]+[Zeit4.V14]=2;SUMPRODUCT([Zeit4.C5:.E7];[$Verteilung.$A$4:$Verteilung.$C$6];[.C22:.E24];[.C37:.E39])+[Zeit4.E6];IF([.S14]+[Zeit3.R14]=2;SUMPRODUCT([Zeit4.C5:.E7];[$Verteilung.$A$4:$Verteilung.$C$6];[.C22:.E24];[.C37:.E39])+[Zeit4.C6];IF([.T15]+[Zeit4.T16]=2;SUMPRODUCT([Zeit4.C5:.E7];[$Verteilung.$A$4:$Verteilung.$C$6];[.C22:.E24];[.C37:.E39])+[Zeit4.D7];IF([.T13]+[Zeit4.T12]=2;SUMPRODUCT([Zeit4.C5:.E7];[$Verteilung.$A$4:$Verteilung.$C$6];[.C22:.E24];[.C37:.E39])+[Zeit4.D5];SUMPRODUCT([Zeit4.C5:.E7];[$Verteilung.$A$4:$Verteilung.$C$6];[.C22:.E24];[.C37:.E39]))))))" office:value-type="float" office:value="47.8148843850633" calcext:value-type="float">
            <text:p>47,8148843850633</text:p>
          </table:table-cell>
          <table:table-cell table:style-name="ce133" table:formula="of:=IF([.E23]=0;0;IF([.V14]+[Zeit4.W14]=2;SUMPRODUCT([Zeit4.D5:.F7];[$Verteilung.$A$4:$Verteilung.$C$6];[.D22:.F24];[.D37:.F39])+[Zeit4.F6];IF([.T14]+[Zeit3.S14]=2;SUMPRODUCT([Zeit4.D5:.F7];[$Verteilung.$A$4:$Verteilung.$C$6];[.D22:.F24];[.D37:.F39])+[Zeit4.D6];IF([.U15]+[Zeit4.U16]=2;SUMPRODUCT([Zeit4.D5:.F7];[$Verteilung.$A$4:$Verteilung.$C$6];[.D22:.F24];[.D37:.F39])+[Zeit4.E7];IF([.U13]+[Zeit4.U12]=2;SUMPRODUCT([Zeit4.D5:.F7];[$Verteilung.$A$4:$Verteilung.$C$6];[.D22:.F24];[.D37:.F39])+[Zeit4.E5];SUMPRODUCT([Zeit4.D5:.F7];[$Verteilung.$A$4:$Verteilung.$C$6];[.D22:.F24];[.D37:.F39]))))))" office:value-type="float" office:value="9.03985590587835" calcext:value-type="float">
            <text:p>9,03985590587835</text:p>
          </table:table-cell>
          <table:table-cell table:style-name="ce133" table:formula="of:=IF([.F23]=0;0;IF([.W14]+[Zeit4.X14]=2;SUMPRODUCT([Zeit4.E5:.G7];[$Verteilung.$A$4:$Verteilung.$C$6];[.E22:.G24];[.E37:.G39])+[Zeit4.G6];IF([.U14]+[Zeit3.T14]=2;SUMPRODUCT([Zeit4.E5:.G7];[$Verteilung.$A$4:$Verteilung.$C$6];[.E22:.G24];[.E37:.G39])+[Zeit4.E6];IF([.V15]+[Zeit4.V16]=2;SUMPRODUCT([Zeit4.E5:.G7];[$Verteilung.$A$4:$Verteilung.$C$6];[.E22:.G24];[.E37:.G39])+[Zeit4.F7];IF([.V13]+[Zeit4.V12]=2;SUMPRODUCT([Zeit4.E5:.G7];[$Verteilung.$A$4:$Verteilung.$C$6];[.E22:.G24];[.E37:.G39])+[Zeit4.F5];SUMPRODUCT([Zeit4.E5:.G7];[$Verteilung.$A$4:$Verteilung.$C$6];[.E22:.G24];[.E37:.G39]))))))" office:value-type="float" office:value="3.59985110749516" calcext:value-type="float">
            <text:p>3,59985110749516</text:p>
          </table:table-cell>
          <table:table-cell table:style-name="ce133" table:formula="of:=IF([.G23]=0;0;IF([.X14]+[Zeit4.Y14]=2;SUMPRODUCT([Zeit4.F5:.H7];[$Verteilung.$A$4:$Verteilung.$C$6];[.F22:.H24];[.F37:.H39])+[Zeit4.H6];IF([.V14]+[Zeit3.U14]=2;SUMPRODUCT([Zeit4.F5:.H7];[$Verteilung.$A$4:$Verteilung.$C$6];[.F22:.H24];[.F37:.H39])+[Zeit4.F6];IF([.W15]+[Zeit4.W16]=2;SUMPRODUCT([Zeit4.F5:.H7];[$Verteilung.$A$4:$Verteilung.$C$6];[.F22:.H24];[.F37:.H39])+[Zeit4.G7];IF([.W13]+[Zeit4.W12]=2;SUMPRODUCT([Zeit4.F5:.H7];[$Verteilung.$A$4:$Verteilung.$C$6];[.F22:.H24];[.F37:.H39])+[Zeit4.G5];SUMPRODUCT([Zeit4.F5:.H7];[$Verteilung.$A$4:$Verteilung.$C$6];[.F22:.H24];[.F37:.H39]))))))" office:value-type="float" office:value="3.62478880102444" calcext:value-type="float">
            <text:p>3,62478880102444</text:p>
          </table:table-cell>
          <table:table-cell table:style-name="ce133" table:formula="of:=IF([.H23]=0;0;IF([.Y14]+[Zeit4.Z14]=2;SUMPRODUCT([Zeit4.G5:.I7];[$Verteilung.$A$4:$Verteilung.$C$6];[.G22:.I24];[.G37:.I39])+[Zeit4.I6];IF([.W14]+[Zeit3.V14]=2;SUMPRODUCT([Zeit4.G5:.I7];[$Verteilung.$A$4:$Verteilung.$C$6];[.G22:.I24];[.G37:.I39])+[Zeit4.G6];IF([.X15]+[Zeit4.X16]=2;SUMPRODUCT([Zeit4.G5:.I7];[$Verteilung.$A$4:$Verteilung.$C$6];[.G22:.I24];[.G37:.I39])+[Zeit4.H7];IF([.X13]+[Zeit4.X12]=2;SUMPRODUCT([Zeit4.G5:.I7];[$Verteilung.$A$4:$Verteilung.$C$6];[.G22:.I24];[.G37:.I39])+[Zeit4.H5];SUMPRODUCT([Zeit4.G5:.I7];[$Verteilung.$A$4:$Verteilung.$C$6];[.G22:.I24];[.G37:.I39]))))))" office:value-type="float" office:value="3.20788904699591" calcext:value-type="float">
            <text:p>3,20788904699591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33" table:formula="of:=IF([.C24]=0;0;IF([.T15]+[Zeit4.U15]=2;SUMPRODUCT([Zeit4.B6:.D8];[$Verteilung.$A$4:$Verteilung.$C$6];[.B23:.D25];[.B38:.D40])+[Zeit4.D7];IF([.R15]+[Zeit3.Q15]=2;SUMPRODUCT([Zeit4.B6:.D8];[$Verteilung.$A$4:$Verteilung.$C$6];[.B23:.D25];[.B38:.D40])+[Zeit4.B7];IF([.S16]+[Zeit4.S17]=2;SUMPRODUCT([Zeit4.B6:.D8];[$Verteilung.$A$4:$Verteilung.$C$6];[.B23:.D25];[.B38:.D40])+[Zeit4.C8];IF([.S14]+[Zeit4.S13]=2;SUMPRODUCT([Zeit4.B6:.D8];[$Verteilung.$A$4:$Verteilung.$C$6];[.B23:.D25];[.B38:.D40])+[Zeit4.C6];SUMPRODUCT([Zeit4.B6:.D8];[$Verteilung.$A$4:$Verteilung.$C$6];[.B23:.D25];[.B38:.D40]))))))" office:value-type="float" office:value="155.459424155895" calcext:value-type="float">
            <text:p>155,459424155895</text:p>
          </table:table-cell>
          <table:table-cell table:style-name="ce133" table:formula="of:=IF([.D24]=0;0;IF([.U15]+[Zeit4.V15]=2;SUMPRODUCT([Zeit4.C6:.E8];[$Verteilung.$A$4:$Verteilung.$C$6];[.C23:.E25];[.C38:.E40])+[Zeit4.E7];IF([.S15]+[Zeit3.R15]=2;SUMPRODUCT([Zeit4.C6:.E8];[$Verteilung.$A$4:$Verteilung.$C$6];[.C23:.E25];[.C38:.E40])+[Zeit4.C7];IF([.T16]+[Zeit4.T17]=2;SUMPRODUCT([Zeit4.C6:.E8];[$Verteilung.$A$4:$Verteilung.$C$6];[.C23:.E25];[.C38:.E40])+[Zeit4.D8];IF([.T14]+[Zeit4.T13]=2;SUMPRODUCT([Zeit4.C6:.E8];[$Verteilung.$A$4:$Verteilung.$C$6];[.C23:.E25];[.C38:.E40])+[Zeit4.D6];SUMPRODUCT([Zeit4.C6:.E8];[$Verteilung.$A$4:$Verteilung.$C$6];[.C23:.E25];[.C38:.E40]))))))" office:value-type="float" office:value="107.520029857586" calcext:value-type="float">
            <text:p>107,520029857586</text:p>
          </table:table-cell>
          <table:table-cell table:style-name="ce133" table:formula="of:=IF([.E24]=0;0;IF([.V15]+[Zeit4.W15]=2;SUMPRODUCT([Zeit4.D6:.F8];[$Verteilung.$A$4:$Verteilung.$C$6];[.D23:.F25];[.D38:.F40])+[Zeit4.F7];IF([.T15]+[Zeit3.S15]=2;SUMPRODUCT([Zeit4.D6:.F8];[$Verteilung.$A$4:$Verteilung.$C$6];[.D23:.F25];[.D38:.F40])+[Zeit4.D7];IF([.U16]+[Zeit4.U17]=2;SUMPRODUCT([Zeit4.D6:.F8];[$Verteilung.$A$4:$Verteilung.$C$6];[.D23:.F25];[.D38:.F40])+[Zeit4.E8];IF([.U14]+[Zeit4.U13]=2;SUMPRODUCT([Zeit4.D6:.F8];[$Verteilung.$A$4:$Verteilung.$C$6];[.D23:.F25];[.D38:.F40])+[Zeit4.E6];SUMPRODUCT([Zeit4.D6:.F8];[$Verteilung.$A$4:$Verteilung.$C$6];[.D23:.F25];[.D38:.F40]))))))" office:value-type="float" office:value="14.8817676446883" calcext:value-type="float">
            <text:p>14,8817676446883</text:p>
          </table:table-cell>
          <table:table-cell table:style-name="ce133" table:formula="of:=IF([.F24]=0;0;IF([.W15]+[Zeit4.X15]=2;SUMPRODUCT([Zeit4.E6:.G8];[$Verteilung.$A$4:$Verteilung.$C$6];[.E23:.G25];[.E38:.G40])+[Zeit4.G7];IF([.U15]+[Zeit3.T15]=2;SUMPRODUCT([Zeit4.E6:.G8];[$Verteilung.$A$4:$Verteilung.$C$6];[.E23:.G25];[.E38:.G40])+[Zeit4.E7];IF([.V16]+[Zeit4.V17]=2;SUMPRODUCT([Zeit4.E6:.G8];[$Verteilung.$A$4:$Verteilung.$C$6];[.E23:.G25];[.E38:.G40])+[Zeit4.F8];IF([.V14]+[Zeit4.V13]=2;SUMPRODUCT([Zeit4.E6:.G8];[$Verteilung.$A$4:$Verteilung.$C$6];[.E23:.G25];[.E38:.G40])+[Zeit4.F6];SUMPRODUCT([Zeit4.E6:.G8];[$Verteilung.$A$4:$Verteilung.$C$6];[.E23:.G25];[.E38:.G40]))))))" office:value-type="float" office:value="1.55226655795302" calcext:value-type="float">
            <text:p>1,55226655795302</text:p>
          </table:table-cell>
          <table:table-cell table:style-name="ce133" table:formula="of:=IF([.G24]=0;0;IF([.X15]+[Zeit4.Y15]=2;SUMPRODUCT([Zeit4.F6:.H8];[$Verteilung.$A$4:$Verteilung.$C$6];[.F23:.H25];[.F38:.H40])+[Zeit4.H7];IF([.V15]+[Zeit3.U15]=2;SUMPRODUCT([Zeit4.F6:.H8];[$Verteilung.$A$4:$Verteilung.$C$6];[.F23:.H25];[.F38:.H40])+[Zeit4.F7];IF([.W16]+[Zeit4.W17]=2;SUMPRODUCT([Zeit4.F6:.H8];[$Verteilung.$A$4:$Verteilung.$C$6];[.F23:.H25];[.F38:.H40])+[Zeit4.G8];IF([.W14]+[Zeit4.W13]=2;SUMPRODUCT([Zeit4.F6:.H8];[$Verteilung.$A$4:$Verteilung.$C$6];[.F23:.H25];[.F38:.H40])+[Zeit4.G6];SUMPRODUCT([Zeit4.F6:.H8];[$Verteilung.$A$4:$Verteilung.$C$6];[.F23:.H25];[.F38:.H40]))))))" office:value-type="float" office:value="0.328084010385965" calcext:value-type="float">
            <text:p>0,328084010385965</text:p>
          </table:table-cell>
          <table:table-cell table:style-name="ce133" table:formula="of:=IF([.H24]=0;0;IF([.Y15]+[Zeit4.Z15]=2;SUMPRODUCT([Zeit4.G6:.I8];[$Verteilung.$A$4:$Verteilung.$C$6];[.G23:.I25];[.G38:.I40])+[Zeit4.I7];IF([.W15]+[Zeit3.V15]=2;SUMPRODUCT([Zeit4.G6:.I8];[$Verteilung.$A$4:$Verteilung.$C$6];[.G23:.I25];[.G38:.I40])+[Zeit4.G7];IF([.X16]+[Zeit4.X17]=2;SUMPRODUCT([Zeit4.G6:.I8];[$Verteilung.$A$4:$Verteilung.$C$6];[.G23:.I25];[.G38:.I40])+[Zeit4.H8];IF([.X14]+[Zeit4.X13]=2;SUMPRODUCT([Zeit4.G6:.I8];[$Verteilung.$A$4:$Verteilung.$C$6];[.G23:.I25];[.G38:.I40])+[Zeit4.H6];SUMPRODUCT([Zeit4.G6:.I8];[$Verteilung.$A$4:$Verteilung.$C$6];[.G23:.I25];[.G38:.I40]))))))" office:value-type="float" office:value="0.196220416808443" calcext:value-type="float">
            <text:p>0,196220416808443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4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31" table:formula="of:=[Zeit4.B10]" office:value-type="float" office:value="1" calcext:value-type="float">
            <text:p>1</text:p>
          </table:table-cell>
          <table:table-cell table:style-name="ce131" table:formula="of:=[Zeit4.C10]" office:value-type="float" office:value="1" calcext:value-type="float">
            <text:p>1</text:p>
          </table:table-cell>
          <table:table-cell table:style-name="ce131" table:formula="of:=[Zeit4.D10]" office:value-type="float" office:value="1" calcext:value-type="float">
            <text:p>1</text:p>
          </table:table-cell>
          <table:table-cell table:style-name="ce131" table:formula="of:=[Zeit4.E10]" office:value-type="float" office:value="1" calcext:value-type="float">
            <text:p>1</text:p>
          </table:table-cell>
          <table:table-cell table:style-name="ce131" table:formula="of:=[Zeit4.F10]" office:value-type="float" office:value="1" calcext:value-type="float">
            <text:p>1</text:p>
          </table:table-cell>
          <table:table-cell table:style-name="ce131" table:formula="of:=[Zeit4.G10]" office:value-type="float" office:value="1" calcext:value-type="float">
            <text:p>1</text:p>
          </table:table-cell>
          <table:table-cell table:style-name="ce131" table:formula="of:=[Zeit4.H10]" office:value-type="float" office:value="1" calcext:value-type="float">
            <text:p>1</text:p>
          </table:table-cell>
          <table:table-cell table:style-name="ce131" table:formula="of:=[Zeit4.I10]" office:value-type="float" office:value="1" calcext:value-type="float">
            <text:p>1</text:p>
          </table:table-cell>
          <table:table-cell table:number-columns-repeated="8"/>
          <table:table-cell table:style-name="ce134" table:formula="of:=[.B10]-[Zeit4.B10]" office:value-type="float" office:value="0" calcext:value-type="float">
            <text:p>0</text:p>
          </table:table-cell>
          <table:table-cell table:style-name="ce134" table:formula="of:=[.C10]-[Zeit4.C10]" office:value-type="float" office:value="0" calcext:value-type="float">
            <text:p>0</text:p>
          </table:table-cell>
          <table:table-cell table:style-name="ce134" table:formula="of:=[.D10]-[Zeit4.D10]" office:value-type="float" office:value="0" calcext:value-type="float">
            <text:p>0</text:p>
          </table:table-cell>
          <table:table-cell table:style-name="ce134" table:formula="of:=[.E10]-[Zeit4.E10]" office:value-type="float" office:value="0" calcext:value-type="float">
            <text:p>0</text:p>
          </table:table-cell>
          <table:table-cell table:style-name="ce134" table:formula="of:=[.F10]-[Zeit4.F10]" office:value-type="float" office:value="0" calcext:value-type="float">
            <text:p>0</text:p>
          </table:table-cell>
          <table:table-cell table:style-name="ce134" table:formula="of:=[.G10]-[Zeit4.G10]" office:value-type="float" office:value="0" calcext:value-type="float">
            <text:p>0</text:p>
          </table:table-cell>
          <table:table-cell table:style-name="ce134" table:formula="of:=[.H10]-[Zeit4.H10]" office:value-type="float" office:value="0" calcext:value-type="float">
            <text:p>0</text:p>
          </table:table-cell>
          <table:table-cell table:style-name="ce134" table:formula="of:=[.I10]-[Zeit4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1" table:formula="of:=[Zeit4.B11]" office:value-type="float" office:value="1" calcext:value-type="float">
            <text:p>1</text:p>
          </table:table-cell>
          <table:table-cell table:style-name="ce131" table:formula="of:=[Zeit4.C11]" office:value-type="float" office:value="0" calcext:value-type="float">
            <text:p>0</text:p>
          </table:table-cell>
          <table:table-cell table:style-name="ce131" table:formula="of:=[Zeit4.D11]" office:value-type="float" office:value="0" calcext:value-type="float">
            <text:p>0</text:p>
          </table:table-cell>
          <table:table-cell table:style-name="ce131" table:formula="of:=[Zeit4.E11]" office:value-type="float" office:value="0" calcext:value-type="float">
            <text:p>0</text:p>
          </table:table-cell>
          <table:table-cell table:style-name="ce131" table:formula="of:=[Zeit4.F11]" office:value-type="float" office:value="0" calcext:value-type="float">
            <text:p>0</text:p>
          </table:table-cell>
          <table:table-cell table:style-name="ce131" table:formula="of:=[Zeit4.G11]" office:value-type="float" office:value="0" calcext:value-type="float">
            <text:p>0</text:p>
          </table:table-cell>
          <table:table-cell table:style-name="ce131" table:formula="of:=[Zeit4.H11]" office:value-type="float" office:value="0" calcext:value-type="float">
            <text:p>0</text:p>
          </table:table-cell>
          <table:table-cell table:style-name="ce131" table:formula="of:=[Zeit4.I11]" office:value-type="float" office:value="1" calcext:value-type="float">
            <text:p>1</text:p>
          </table:table-cell>
          <table:table-cell table:number-columns-repeated="8"/>
          <table:table-cell table:style-name="ce134" table:formula="of:=[.B11]-[Zeit4.B11]" office:value-type="float" office:value="0" calcext:value-type="float">
            <text:p>0</text:p>
          </table:table-cell>
          <table:table-cell table:style-name="ce134" table:formula="of:=[.C11]-[Zeit4.C11]" office:value-type="float" office:value="0" calcext:value-type="float">
            <text:p>0</text:p>
          </table:table-cell>
          <table:table-cell table:style-name="ce134" table:formula="of:=[.D11]-[Zeit4.D11]" office:value-type="float" office:value="0" calcext:value-type="float">
            <text:p>0</text:p>
          </table:table-cell>
          <table:table-cell table:style-name="ce134" table:formula="of:=[.E11]-[Zeit4.E11]" office:value-type="float" office:value="0" calcext:value-type="float">
            <text:p>0</text:p>
          </table:table-cell>
          <table:table-cell table:style-name="ce134" table:formula="of:=[.F11]-[Zeit4.F11]" office:value-type="float" office:value="0" calcext:value-type="float">
            <text:p>0</text:p>
          </table:table-cell>
          <table:table-cell table:style-name="ce134" table:formula="of:=[.G11]-[Zeit4.G11]" office:value-type="float" office:value="0" calcext:value-type="float">
            <text:p>0</text:p>
          </table:table-cell>
          <table:table-cell table:style-name="ce134" table:formula="of:=[.H11]-[Zeit4.H11]" office:value-type="float" office:value="0" calcext:value-type="float">
            <text:p>0</text:p>
          </table:table-cell>
          <table:table-cell table:style-name="ce134" table:formula="of:=[.I11]-[Zeit4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1" table:formula="of:=[Zeit4.B12]" office:value-type="float" office:value="1" calcext:value-type="float">
            <text:p>1</text:p>
          </table:table-cell>
          <table:table-cell table:style-name="ce131" table:formula="of:=[Zeit4.C12]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table:formula="of:=[Zeit4.E12]" office:value-type="float" office:value="0" calcext:value-type="float">
            <text:p>0</text:p>
          </table:table-cell>
          <table:table-cell table:style-name="ce131" table:formula="of:=[Zeit4.F12]" office:value-type="float" office:value="0" calcext:value-type="float">
            <text:p>0</text:p>
          </table:table-cell>
          <table:table-cell table:style-name="ce131" table:formula="of:=[Zeit4.G12]" office:value-type="float" office:value="0" calcext:value-type="float">
            <text:p>0</text:p>
          </table:table-cell>
          <table:table-cell table:style-name="ce131" table:formula="of:=[Zeit4.H12]" office:value-type="float" office:value="0" calcext:value-type="float">
            <text:p>0</text:p>
          </table:table-cell>
          <table:table-cell table:style-name="ce131" table:formula="of:=[Zeit4.I12]" office:value-type="float" office:value="1" calcext:value-type="float">
            <text:p>1</text:p>
          </table:table-cell>
          <table:table-cell table:number-columns-repeated="8"/>
          <table:table-cell table:style-name="ce134" table:formula="of:=[.B12]-[Zeit4.B12]" office:value-type="float" office:value="0" calcext:value-type="float">
            <text:p>0</text:p>
          </table:table-cell>
          <table:table-cell table:style-name="ce134" table:formula="of:=[.C12]-[Zeit4.C12]" office:value-type="float" office:value="0" calcext:value-type="float">
            <text:p>0</text:p>
          </table:table-cell>
          <table:table-cell table:style-name="ce134" table:formula="of:=[.D12]-[Zeit4.D12]" office:value-type="float" office:value="1" calcext:value-type="float">
            <text:p>1</text:p>
          </table:table-cell>
          <table:table-cell table:style-name="ce134" table:formula="of:=[.E12]-[Zeit4.E12]" office:value-type="float" office:value="0" calcext:value-type="float">
            <text:p>0</text:p>
          </table:table-cell>
          <table:table-cell table:style-name="ce134" table:formula="of:=[.F12]-[Zeit4.F12]" office:value-type="float" office:value="0" calcext:value-type="float">
            <text:p>0</text:p>
          </table:table-cell>
          <table:table-cell table:style-name="ce134" table:formula="of:=[.G12]-[Zeit4.G12]" office:value-type="float" office:value="0" calcext:value-type="float">
            <text:p>0</text:p>
          </table:table-cell>
          <table:table-cell table:style-name="ce134" table:formula="of:=[.H12]-[Zeit4.H12]" office:value-type="float" office:value="0" calcext:value-type="float">
            <text:p>0</text:p>
          </table:table-cell>
          <table:table-cell table:style-name="ce134" table:formula="of:=[.I12]-[Zeit4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1" table:formula="of:=[Zeit4.B13]" office:value-type="float" office:value="1" calcext:value-type="float">
            <text:p>1</text:p>
          </table:table-cell>
          <table:table-cell table:style-name="ce131" table:formula="of:=[Zeit4.C13]" office:value-type="float" office:value="0" calcext:value-type="float">
            <text:p>0</text:p>
          </table:table-cell>
          <table:table-cell table:style-name="ce131" table:formula="of:=[Zeit4.D13]" office:value-type="float" office:value="1" calcext:value-type="float">
            <text:p>1</text:p>
          </table:table-cell>
          <table:table-cell table:style-name="ce131" table:formula="of:=[Zeit4.E13]" office:value-type="float" office:value="0" calcext:value-type="float">
            <text:p>0</text:p>
          </table:table-cell>
          <table:table-cell table:style-name="ce131" table:formula="of:=[Zeit4.F13]" office:value-type="float" office:value="0" calcext:value-type="float">
            <text:p>0</text:p>
          </table:table-cell>
          <table:table-cell table:style-name="ce131" table:formula="of:=[Zeit4.G13]" office:value-type="float" office:value="0" calcext:value-type="float">
            <text:p>0</text:p>
          </table:table-cell>
          <table:table-cell table:style-name="ce131" table:formula="of:=[Zeit4.H13]" office:value-type="float" office:value="0" calcext:value-type="float">
            <text:p>0</text:p>
          </table:table-cell>
          <table:table-cell table:style-name="ce131" table:formula="of:=[Zeit4.I13]" office:value-type="float" office:value="1" calcext:value-type="float">
            <text:p>1</text:p>
          </table:table-cell>
          <table:table-cell table:number-columns-repeated="8"/>
          <table:table-cell table:style-name="ce134" table:formula="of:=[.B13]-[Zeit4.B13]" office:value-type="float" office:value="0" calcext:value-type="float">
            <text:p>0</text:p>
          </table:table-cell>
          <table:table-cell table:style-name="ce134" table:formula="of:=[.C13]-[Zeit4.C13]" office:value-type="float" office:value="0" calcext:value-type="float">
            <text:p>0</text:p>
          </table:table-cell>
          <table:table-cell table:style-name="ce134" table:formula="of:=[.D13]-[Zeit4.D13]" office:value-type="float" office:value="0" calcext:value-type="float">
            <text:p>0</text:p>
          </table:table-cell>
          <table:table-cell table:style-name="ce134" table:formula="of:=[.E13]-[Zeit4.E13]" office:value-type="float" office:value="0" calcext:value-type="float">
            <text:p>0</text:p>
          </table:table-cell>
          <table:table-cell table:style-name="ce134" table:formula="of:=[.F13]-[Zeit4.F13]" office:value-type="float" office:value="0" calcext:value-type="float">
            <text:p>0</text:p>
          </table:table-cell>
          <table:table-cell table:style-name="ce134" table:formula="of:=[.G13]-[Zeit4.G13]" office:value-type="float" office:value="0" calcext:value-type="float">
            <text:p>0</text:p>
          </table:table-cell>
          <table:table-cell table:style-name="ce134" table:formula="of:=[.H13]-[Zeit4.H13]" office:value-type="float" office:value="0" calcext:value-type="float">
            <text:p>0</text:p>
          </table:table-cell>
          <table:table-cell table:style-name="ce134" table:formula="of:=[.I13]-[Zeit4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1" table:formula="of:=[Zeit4.B14]" office:value-type="float" office:value="1" calcext:value-type="float">
            <text:p>1</text:p>
          </table:table-cell>
          <table:table-cell table:style-name="ce131" table:formula="of:=[Zeit4.C14]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table:formula="of:=[Zeit4.E14]" office:value-type="float" office:value="0" calcext:value-type="float">
            <text:p>0</text:p>
          </table:table-cell>
          <table:table-cell table:style-name="ce131" table:formula="of:=[Zeit4.F14]" office:value-type="float" office:value="0" calcext:value-type="float">
            <text:p>0</text:p>
          </table:table-cell>
          <table:table-cell table:style-name="ce131" table:formula="of:=[Zeit4.G14]" office:value-type="float" office:value="0" calcext:value-type="float">
            <text:p>0</text:p>
          </table:table-cell>
          <table:table-cell table:style-name="ce131" table:formula="of:=[Zeit4.H14]" office:value-type="float" office:value="0" calcext:value-type="float">
            <text:p>0</text:p>
          </table:table-cell>
          <table:table-cell table:style-name="ce131" table:formula="of:=[Zeit4.I14]" office:value-type="float" office:value="1" calcext:value-type="float">
            <text:p>1</text:p>
          </table:table-cell>
          <table:table-cell table:number-columns-repeated="8"/>
          <table:table-cell table:style-name="ce134" table:formula="of:=[.B14]-[Zeit4.B14]" office:value-type="float" office:value="0" calcext:value-type="float">
            <text:p>0</text:p>
          </table:table-cell>
          <table:table-cell table:style-name="ce134" table:formula="of:=[.C14]-[Zeit4.C14]" office:value-type="float" office:value="0" calcext:value-type="float">
            <text:p>0</text:p>
          </table:table-cell>
          <table:table-cell table:style-name="ce134" table:formula="of:=[.D14]-[Zeit4.D14]" office:value-type="float" office:value="-1" calcext:value-type="float">
            <text:p>-1</text:p>
          </table:table-cell>
          <table:table-cell table:style-name="ce134" table:formula="of:=[.E14]-[Zeit4.E14]" office:value-type="float" office:value="0" calcext:value-type="float">
            <text:p>0</text:p>
          </table:table-cell>
          <table:table-cell table:style-name="ce134" table:formula="of:=[.F14]-[Zeit4.F14]" office:value-type="float" office:value="0" calcext:value-type="float">
            <text:p>0</text:p>
          </table:table-cell>
          <table:table-cell table:style-name="ce134" table:formula="of:=[.G14]-[Zeit4.G14]" office:value-type="float" office:value="0" calcext:value-type="float">
            <text:p>0</text:p>
          </table:table-cell>
          <table:table-cell table:style-name="ce134" table:formula="of:=[.H14]-[Zeit4.H14]" office:value-type="float" office:value="0" calcext:value-type="float">
            <text:p>0</text:p>
          </table:table-cell>
          <table:table-cell table:style-name="ce134" table:formula="of:=[.I14]-[Zeit4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1" table:formula="of:=[Zeit4.B15]" office:value-type="float" office:value="1" calcext:value-type="float">
            <text:p>1</text:p>
          </table:table-cell>
          <table:table-cell table:style-name="ce131" table:formula="of:=[Zeit4.C15]" office:value-type="float" office:value="0" calcext:value-type="float">
            <text:p>0</text:p>
          </table:table-cell>
          <table:table-cell table:style-name="ce131" table:formula="of:=[Zeit4.D15]" office:value-type="float" office:value="0" calcext:value-type="float">
            <text:p>0</text:p>
          </table:table-cell>
          <table:table-cell table:style-name="ce131" table:formula="of:=[Zeit4.E15]" office:value-type="float" office:value="0" calcext:value-type="float">
            <text:p>0</text:p>
          </table:table-cell>
          <table:table-cell table:style-name="ce131" table:formula="of:=[Zeit4.F15]" office:value-type="float" office:value="0" calcext:value-type="float">
            <text:p>0</text:p>
          </table:table-cell>
          <table:table-cell table:style-name="ce131" table:formula="of:=[Zeit4.G15]" office:value-type="float" office:value="0" calcext:value-type="float">
            <text:p>0</text:p>
          </table:table-cell>
          <table:table-cell table:style-name="ce131" table:formula="of:=[Zeit4.H15]" office:value-type="float" office:value="0" calcext:value-type="float">
            <text:p>0</text:p>
          </table:table-cell>
          <table:table-cell table:style-name="ce131" table:formula="of:=[Zeit4.I15]" office:value-type="float" office:value="1" calcext:value-type="float">
            <text:p>1</text:p>
          </table:table-cell>
          <table:table-cell table:number-columns-repeated="8"/>
          <table:table-cell table:style-name="ce134" table:formula="of:=[.B15]-[Zeit4.B15]" office:value-type="float" office:value="0" calcext:value-type="float">
            <text:p>0</text:p>
          </table:table-cell>
          <table:table-cell table:style-name="ce134" table:formula="of:=[.C15]-[Zeit4.C15]" office:value-type="float" office:value="0" calcext:value-type="float">
            <text:p>0</text:p>
          </table:table-cell>
          <table:table-cell table:style-name="ce134" table:formula="of:=[.D15]-[Zeit4.D15]" office:value-type="float" office:value="0" calcext:value-type="float">
            <text:p>0</text:p>
          </table:table-cell>
          <table:table-cell table:style-name="ce134" table:formula="of:=[.E15]-[Zeit4.E15]" office:value-type="float" office:value="0" calcext:value-type="float">
            <text:p>0</text:p>
          </table:table-cell>
          <table:table-cell table:style-name="ce134" table:formula="of:=[.F15]-[Zeit4.F15]" office:value-type="float" office:value="0" calcext:value-type="float">
            <text:p>0</text:p>
          </table:table-cell>
          <table:table-cell table:style-name="ce134" table:formula="of:=[.G15]-[Zeit4.G15]" office:value-type="float" office:value="0" calcext:value-type="float">
            <text:p>0</text:p>
          </table:table-cell>
          <table:table-cell table:style-name="ce134" table:formula="of:=[.H15]-[Zeit4.H15]" office:value-type="float" office:value="0" calcext:value-type="float">
            <text:p>0</text:p>
          </table:table-cell>
          <table:table-cell table:style-name="ce134" table:formula="of:=[.I15]-[Zeit4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1" table:formula="of:=[Zeit4.B16]" office:value-type="float" office:value="1" calcext:value-type="float">
            <text:p>1</text:p>
          </table:table-cell>
          <table:table-cell table:style-name="ce131" table:formula="of:=[Zeit4.C16]" office:value-type="float" office:value="1" calcext:value-type="float">
            <text:p>1</text:p>
          </table:table-cell>
          <table:table-cell table:style-name="ce131" table:formula="of:=[Zeit4.D16]" office:value-type="float" office:value="1" calcext:value-type="float">
            <text:p>1</text:p>
          </table:table-cell>
          <table:table-cell table:style-name="ce131" table:formula="of:=[Zeit4.E16]" office:value-type="float" office:value="1" calcext:value-type="float">
            <text:p>1</text:p>
          </table:table-cell>
          <table:table-cell table:style-name="ce131" table:formula="of:=[Zeit4.F16]" office:value-type="float" office:value="1" calcext:value-type="float">
            <text:p>1</text:p>
          </table:table-cell>
          <table:table-cell table:style-name="ce131" table:formula="of:=[Zeit4.G16]" office:value-type="float" office:value="1" calcext:value-type="float">
            <text:p>1</text:p>
          </table:table-cell>
          <table:table-cell table:style-name="ce131" table:formula="of:=[Zeit4.H16]" office:value-type="float" office:value="1" calcext:value-type="float">
            <text:p>1</text:p>
          </table:table-cell>
          <table:table-cell table:style-name="ce131" table:formula="of:=[Zeit4.I16]" office:value-type="float" office:value="1" calcext:value-type="float">
            <text:p>1</text:p>
          </table:table-cell>
          <table:table-cell table:number-columns-repeated="8"/>
          <table:table-cell table:style-name="ce134" table:formula="of:=[.B16]-[Zeit4.B16]" office:value-type="float" office:value="0" calcext:value-type="float">
            <text:p>0</text:p>
          </table:table-cell>
          <table:table-cell table:style-name="ce134" table:formula="of:=[.C16]-[Zeit4.C16]" office:value-type="float" office:value="0" calcext:value-type="float">
            <text:p>0</text:p>
          </table:table-cell>
          <table:table-cell table:style-name="ce134" table:formula="of:=[.D16]-[Zeit4.D16]" office:value-type="float" office:value="0" calcext:value-type="float">
            <text:p>0</text:p>
          </table:table-cell>
          <table:table-cell table:style-name="ce134" table:formula="of:=[.E16]-[Zeit4.E16]" office:value-type="float" office:value="0" calcext:value-type="float">
            <text:p>0</text:p>
          </table:table-cell>
          <table:table-cell table:style-name="ce134" table:formula="of:=[.F16]-[Zeit4.F16]" office:value-type="float" office:value="0" calcext:value-type="float">
            <text:p>0</text:p>
          </table:table-cell>
          <table:table-cell table:style-name="ce134" table:formula="of:=[.G16]-[Zeit4.G16]" office:value-type="float" office:value="0" calcext:value-type="float">
            <text:p>0</text:p>
          </table:table-cell>
          <table:table-cell table:style-name="ce134" table:formula="of:=[.H16]-[Zeit4.H16]" office:value-type="float" office:value="0" calcext:value-type="float">
            <text:p>0</text:p>
          </table:table-cell>
          <table:table-cell table:style-name="ce134" table:formula="of:=[.I16]-[Zeit4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32" table:formula="of:=1-[.B10]" office:value-type="float" office:value="0" calcext:value-type="float">
            <text:p>0</text:p>
          </table:table-cell>
          <table:table-cell table:style-name="ce132" table:formula="of:=1-[.C10]" office:value-type="float" office:value="0" calcext:value-type="float">
            <text:p>0</text:p>
          </table:table-cell>
          <table:table-cell table:style-name="ce132" table:formula="of:=1-[.D10]" office:value-type="float" office:value="0" calcext:value-type="float">
            <text:p>0</text:p>
          </table:table-cell>
          <table:table-cell table:style-name="ce132" table:formula="of:=1-[.E10]" office:value-type="float" office:value="0" calcext:value-type="float">
            <text:p>0</text:p>
          </table:table-cell>
          <table:table-cell table:style-name="ce132" table:formula="of:=1-[.F10]" office:value-type="float" office:value="0" calcext:value-type="float">
            <text:p>0</text:p>
          </table:table-cell>
          <table:table-cell table:style-name="ce132" table:formula="of:=1-[.G10]" office:value-type="float" office:value="0" calcext:value-type="float">
            <text:p>0</text:p>
          </table:table-cell>
          <table:table-cell table:style-name="ce132" table:formula="of:=1-[.H10]" office:value-type="float" office:value="0" calcext:value-type="float">
            <text:p>0</text:p>
          </table:table-cell>
          <table:table-cell table:style-name="ce132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2" table:formula="of:=1-[.B11]" office:value-type="float" office:value="0" calcext:value-type="float">
            <text:p>0</text:p>
          </table:table-cell>
          <table:table-cell table:style-name="ce132" table:formula="of:=1-[.C11]" office:value-type="float" office:value="1" calcext:value-type="float">
            <text:p>1</text:p>
          </table:table-cell>
          <table:table-cell table:style-name="ce132" table:formula="of:=1-[.D11]" office:value-type="float" office:value="1" calcext:value-type="float">
            <text:p>1</text:p>
          </table:table-cell>
          <table:table-cell table:style-name="ce132" table:formula="of:=1-[.E11]" office:value-type="float" office:value="1" calcext:value-type="float">
            <text:p>1</text:p>
          </table:table-cell>
          <table:table-cell table:style-name="ce132" table:formula="of:=1-[.F11]" office:value-type="float" office:value="1" calcext:value-type="float">
            <text:p>1</text:p>
          </table:table-cell>
          <table:table-cell table:style-name="ce132" table:formula="of:=1-[.G11]" office:value-type="float" office:value="1" calcext:value-type="float">
            <text:p>1</text:p>
          </table:table-cell>
          <table:table-cell table:style-name="ce132" table:formula="of:=1-[.H11]" office:value-type="float" office:value="1" calcext:value-type="float">
            <text:p>1</text:p>
          </table:table-cell>
          <table:table-cell table:style-name="ce132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2" table:formula="of:=1-[.B12]" office:value-type="float" office:value="0" calcext:value-type="float">
            <text:p>0</text:p>
          </table:table-cell>
          <table:table-cell table:style-name="ce132" table:formula="of:=1-[.C12]" office:value-type="float" office:value="1" calcext:value-type="float">
            <text:p>1</text:p>
          </table:table-cell>
          <table:table-cell table:style-name="ce132" table:formula="of:=1-[.D12]" office:value-type="float" office:value="0" calcext:value-type="float">
            <text:p>0</text:p>
          </table:table-cell>
          <table:table-cell table:style-name="ce132" table:formula="of:=1-[.E12]" office:value-type="float" office:value="1" calcext:value-type="float">
            <text:p>1</text:p>
          </table:table-cell>
          <table:table-cell table:style-name="ce132" table:formula="of:=1-[.F12]" office:value-type="float" office:value="1" calcext:value-type="float">
            <text:p>1</text:p>
          </table:table-cell>
          <table:table-cell table:style-name="ce132" table:formula="of:=1-[.G12]" office:value-type="float" office:value="1" calcext:value-type="float">
            <text:p>1</text:p>
          </table:table-cell>
          <table:table-cell table:style-name="ce132" table:formula="of:=1-[.H12]" office:value-type="float" office:value="1" calcext:value-type="float">
            <text:p>1</text:p>
          </table:table-cell>
          <table:table-cell table:style-name="ce132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2" table:formula="of:=1-[.B13]" office:value-type="float" office:value="0" calcext:value-type="float">
            <text:p>0</text:p>
          </table:table-cell>
          <table:table-cell table:style-name="ce132" table:formula="of:=1-[.C13]" office:value-type="float" office:value="1" calcext:value-type="float">
            <text:p>1</text:p>
          </table:table-cell>
          <table:table-cell table:style-name="ce132" table:formula="of:=1-[.D13]" office:value-type="float" office:value="0" calcext:value-type="float">
            <text:p>0</text:p>
          </table:table-cell>
          <table:table-cell table:style-name="ce132" table:formula="of:=1-[.E13]" office:value-type="float" office:value="1" calcext:value-type="float">
            <text:p>1</text:p>
          </table:table-cell>
          <table:table-cell table:style-name="ce132" table:formula="of:=1-[.F13]" office:value-type="float" office:value="1" calcext:value-type="float">
            <text:p>1</text:p>
          </table:table-cell>
          <table:table-cell table:style-name="ce132" table:formula="of:=1-[.G13]" office:value-type="float" office:value="1" calcext:value-type="float">
            <text:p>1</text:p>
          </table:table-cell>
          <table:table-cell table:style-name="ce132" table:formula="of:=1-[.H13]" office:value-type="float" office:value="1" calcext:value-type="float">
            <text:p>1</text:p>
          </table:table-cell>
          <table:table-cell table:style-name="ce132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2" table:formula="of:=1-[.B14]" office:value-type="float" office:value="0" calcext:value-type="float">
            <text:p>0</text:p>
          </table:table-cell>
          <table:table-cell table:style-name="ce132" table:formula="of:=1-[.C14]" office:value-type="float" office:value="1" calcext:value-type="float">
            <text:p>1</text:p>
          </table:table-cell>
          <table:table-cell table:style-name="ce132" table:formula="of:=1-[.D14]" office:value-type="float" office:value="1" calcext:value-type="float">
            <text:p>1</text:p>
          </table:table-cell>
          <table:table-cell table:style-name="ce132" table:formula="of:=1-[.E14]" office:value-type="float" office:value="1" calcext:value-type="float">
            <text:p>1</text:p>
          </table:table-cell>
          <table:table-cell table:style-name="ce132" table:formula="of:=1-[.F14]" office:value-type="float" office:value="1" calcext:value-type="float">
            <text:p>1</text:p>
          </table:table-cell>
          <table:table-cell table:style-name="ce132" table:formula="of:=1-[.G14]" office:value-type="float" office:value="1" calcext:value-type="float">
            <text:p>1</text:p>
          </table:table-cell>
          <table:table-cell table:style-name="ce132" table:formula="of:=1-[.H14]" office:value-type="float" office:value="1" calcext:value-type="float">
            <text:p>1</text:p>
          </table:table-cell>
          <table:table-cell table:style-name="ce132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2" table:formula="of:=1-[.B15]" office:value-type="float" office:value="0" calcext:value-type="float">
            <text:p>0</text:p>
          </table:table-cell>
          <table:table-cell table:style-name="ce132" table:formula="of:=1-[.C15]" office:value-type="float" office:value="1" calcext:value-type="float">
            <text:p>1</text:p>
          </table:table-cell>
          <table:table-cell table:style-name="ce132" table:formula="of:=1-[.D15]" office:value-type="float" office:value="1" calcext:value-type="float">
            <text:p>1</text:p>
          </table:table-cell>
          <table:table-cell table:style-name="ce132" table:formula="of:=1-[.E15]" office:value-type="float" office:value="1" calcext:value-type="float">
            <text:p>1</text:p>
          </table:table-cell>
          <table:table-cell table:style-name="ce132" table:formula="of:=1-[.F15]" office:value-type="float" office:value="1" calcext:value-type="float">
            <text:p>1</text:p>
          </table:table-cell>
          <table:table-cell table:style-name="ce132" table:formula="of:=1-[.G15]" office:value-type="float" office:value="1" calcext:value-type="float">
            <text:p>1</text:p>
          </table:table-cell>
          <table:table-cell table:style-name="ce132" table:formula="of:=1-[.H15]" office:value-type="float" office:value="1" calcext:value-type="float">
            <text:p>1</text:p>
          </table:table-cell>
          <table:table-cell table:style-name="ce132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2" table:formula="of:=1-[.B16]" office:value-type="float" office:value="0" calcext:value-type="float">
            <text:p>0</text:p>
          </table:table-cell>
          <table:table-cell table:style-name="ce132" table:formula="of:=1-[.C16]" office:value-type="float" office:value="0" calcext:value-type="float">
            <text:p>0</text:p>
          </table:table-cell>
          <table:table-cell table:style-name="ce132" table:formula="of:=1-[.D16]" office:value-type="float" office:value="0" calcext:value-type="float">
            <text:p>0</text:p>
          </table:table-cell>
          <table:table-cell table:style-name="ce132" table:formula="of:=1-[.E16]" office:value-type="float" office:value="0" calcext:value-type="float">
            <text:p>0</text:p>
          </table:table-cell>
          <table:table-cell table:style-name="ce132" table:formula="of:=1-[.F16]" office:value-type="float" office:value="0" calcext:value-type="float">
            <text:p>0</text:p>
          </table:table-cell>
          <table:table-cell table:style-name="ce132" table:formula="of:=1-[.G16]" office:value-type="float" office:value="0" calcext:value-type="float">
            <text:p>0</text:p>
          </table:table-cell>
          <table:table-cell table:style-name="ce132" table:formula="of:=1-[.H16]" office:value-type="float" office:value="0" calcext:value-type="float">
            <text:p>0</text:p>
          </table:table-cell>
          <table:table-cell table:style-name="ce132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C19:.E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19:.F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0:.E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0:.F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100" calcext:value-type="float">
            <text:p>100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100" calcext:value-type="float">
            <text:p>100</text:p>
          </table:table-cell>
          <table:table-cell table:style-name="ce34" table:formula="of:=SUMPRODUCT([.F21:.H23];[$Verteilung.$A$4:$Verteilung.$C$6])" office:value-type="float" office:value="100" calcext:value-type="float">
            <text:p>100</text:p>
          </table:table-cell>
          <table:table-cell table:style-name="ce34" table:formula="of:=SUMPRODUCT([.G21:.I23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95" calcext:value-type="float">
            <text:p>95</text:p>
          </table:table-cell>
          <table:table-cell table:style-name="ce34" table:formula="of:=SUMPRODUCT([.D22:.F24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100" calcext:value-type="float">
            <text:p>100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31825488131305" calcext:value-type="float">
            <text:p>0,013182548813131</text:p>
          </table:table-cell>
          <table:table-cell table:style-name="ce34" table:formula="of:=IF([.D28]=0;0;1/[.D28])" office:value-type="float" office:value="0.0120585177406044" calcext:value-type="float">
            <text:p>0,012058517740604</text:p>
          </table:table-cell>
          <table:table-cell table:style-name="ce34" table:formula="of:=IF([.E28]=0;0;1/[.E28])" office:value-type="float" office:value="0.0118492680749283" calcext:value-type="float">
            <text:p>0,011849268074928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25955056923691" calcext:value-type="float">
            <text:p>0,012595505692369</text:p>
          </table:table-cell>
          <table:table-cell table:style-name="ce34" table:formula="of:=IF([.D29]=0;0;1/[.D29])" office:value-type="float" office:value="0.034314575050762" calcext:value-type="float">
            <text:p>0,034314575050762</text:p>
          </table:table-cell>
          <table:table-cell table:style-name="ce34" table:formula="of:=IF([.E29]=0;0;1/[.E29])" office:value-type="float" office:value="0.0109332076455959" calcext:value-type="float">
            <text:p>0,010933207645596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" calcext:value-type="float">
            <text:p>0,01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25955056923691" calcext:value-type="float">
            <text:p>0,012595505692369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" calcext:value-type="float">
            <text:p>0,01</text:p>
          </table:table-cell>
          <table:table-cell table:style-name="ce34" table:formula="of:=IF([.G30]=0;0;1/[.G30])" office:value-type="float" office:value="0.01" calcext:value-type="float">
            <text:p>0,01</text:p>
          </table:table-cell>
          <table:table-cell table:style-name="ce34" table:formula="of:=IF([.H30]=0;0;1/[.H30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05263157894737" calcext:value-type="float">
            <text:p>0,010526315789474</text:p>
          </table:table-cell>
          <table:table-cell table:style-name="ce34" table:formula="of:=IF([.E31]=0;0;1/[.E31])" office:value-type="float" office:value="0.0103665115300058" calcext:value-type="float">
            <text:p>0,010366511530006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" calcext:value-type="float">
            <text:p>0,01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5.B10:Zeit5.I16">
            <calcext:condition calcext:apply-style-name="blue_dark_background" calcext:value="&gt;0.5" calcext:base-cell-address="Zeit5.B10"/>
            <calcext:condition calcext:apply-style-name="grey_background" calcext:value="&lt;=0.5" calcext:base-cell-address="Zeit5.B10"/>
          </calcext:conditional-format>
          <calcext:conditional-format calcext:target-range-address="Zeit5.B19:Zeit5.I25">
            <calcext:condition calcext:apply-style-name="blue_dark_background" calcext:value="&gt;0.5" calcext:base-cell-address="Zeit5.B19"/>
            <calcext:condition calcext:apply-style-name="grey_background" calcext:value="&lt;=0.5" calcext:base-cell-address="Zeit5.B19"/>
          </calcext:conditional-format>
          <calcext:conditional-format calcext:target-range-address="Zeit5.R10:Zeit5.Y16">
            <calcext:condition calcext:apply-style-name="Good" calcext:value="&gt;0.5" calcext:base-cell-address="Zeit5.R10"/>
            <calcext:condition calcext:apply-style-name="Bad" calcext:value="&lt;=-0.5" calcext:base-cell-address="Zeit5.R10"/>
          </calcext:conditional-format>
          <calcext:conditional-format calcext:target-range-address="Zeit5.C3:Zeit5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2" table:number-columns-repeated="15" table:default-cell-style-name="ce1"/>
        <table:table-column table:style-name="co10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37" table:formula="of:=IF([.C20]=0;0;IF([.T11]+[Zeit5.U11]=2;SUMPRODUCT([Zeit5.B2:.D4];[$Verteilung.$A$4:$Verteilung.$C$6];[.B19:.D21];[.B34:.D36])+[Zeit5.D3];IF([.R11]+[Zeit5.Q11]=2;SUMPRODUCT([Zeit5.B2:.D4];[$Verteilung.$A$4:$Verteilung.$C$6];[.B19:.D21];[.B34:.D36])+[Zeit5.B3];IF([.S12]+[Zeit5.S13]=2;SUMPRODUCT([Zeit5.B2:.D4];[$Verteilung.$A$4:$Verteilung.$C$6];[.B19:.D21];[.B34:.D36])+[Zeit5.C4];IF([.S10]+[Zeit5.S9]=2;SUMPRODUCT([Zeit5.B2:.D4];[$Verteilung.$A$4:$Verteilung.$C$6];[.B19:.D21];[.B34:.D36])+[Zeit5.C2];SUMPRODUCT([Zeit5.B2:.D4];[$Verteilung.$A$4:$Verteilung.$C$6];[.B19:.D21];[.B34:.D36]))))))" office:value-type="float" office:value="9.68820277493615" calcext:value-type="float">
            <text:p>9,68820277493615</text:p>
          </table:table-cell>
          <table:table-cell table:style-name="ce137" table:formula="of:=IF([.D20]=0;0;IF([.U11]+[Zeit5.V11]=2;SUMPRODUCT([Zeit5.C2:.E4];[$Verteilung.$A$4:$Verteilung.$C$6];[.C19:.E21];[.C34:.E36])+[Zeit5.E3];IF([.S11]+[Zeit5.R11]=2;SUMPRODUCT([Zeit5.C2:.E4];[$Verteilung.$A$4:$Verteilung.$C$6];[.C19:.E21];[.C34:.E36])+[Zeit5.C3];IF([.T12]+[Zeit5.T13]=2;SUMPRODUCT([Zeit5.C2:.E4];[$Verteilung.$A$4:$Verteilung.$C$6];[.C19:.E21];[.C34:.E36])+[Zeit5.D4];IF([.T10]+[Zeit5.T9]=2;SUMPRODUCT([Zeit5.C2:.E4];[$Verteilung.$A$4:$Verteilung.$C$6];[.C19:.E21];[.C34:.E36])+[Zeit5.D2];SUMPRODUCT([Zeit5.C2:.E4];[$Verteilung.$A$4:$Verteilung.$C$6];[.C19:.E21];[.C34:.E36]))))))" office:value-type="float" office:value="82.2824356542617" calcext:value-type="float">
            <text:p>82,2824356542617</text:p>
          </table:table-cell>
          <table:table-cell table:style-name="ce137" table:formula="of:=IF([.E20]=0;0;IF([.V11]+[Zeit5.W11]=2;SUMPRODUCT([Zeit5.D2:.F4];[$Verteilung.$A$4:$Verteilung.$C$6];[.D19:.F21];[.D34:.F36])+[Zeit5.F3];IF([.T11]+[Zeit5.S11]=2;SUMPRODUCT([Zeit5.D2:.F4];[$Verteilung.$A$4:$Verteilung.$C$6];[.D19:.F21];[.D34:.F36])+[Zeit5.D3];IF([.U12]+[Zeit5.U13]=2;SUMPRODUCT([Zeit5.D2:.F4];[$Verteilung.$A$4:$Verteilung.$C$6];[.D19:.F21];[.D34:.F36])+[Zeit5.E4];IF([.U10]+[Zeit5.U9]=2;SUMPRODUCT([Zeit5.D2:.F4];[$Verteilung.$A$4:$Verteilung.$C$6];[.D19:.F21];[.D34:.F36])+[Zeit5.E2];SUMPRODUCT([Zeit5.D2:.F4];[$Verteilung.$A$4:$Verteilung.$C$6];[.D19:.F21];[.D34:.F36]))))))" office:value-type="float" office:value="24.1610535158571" calcext:value-type="float">
            <text:p>24,1610535158571</text:p>
          </table:table-cell>
          <table:table-cell table:style-name="ce137" table:formula="of:=IF([.F20]=0;0;IF([.W11]+[Zeit5.X11]=2;SUMPRODUCT([Zeit5.E2:.G4];[$Verteilung.$A$4:$Verteilung.$C$6];[.E19:.G21];[.E34:.G36])+[Zeit5.G3];IF([.U11]+[Zeit5.T11]=2;SUMPRODUCT([Zeit5.E2:.G4];[$Verteilung.$A$4:$Verteilung.$C$6];[.E19:.G21];[.E34:.G36])+[Zeit5.E3];IF([.V12]+[Zeit5.V13]=2;SUMPRODUCT([Zeit5.E2:.G4];[$Verteilung.$A$4:$Verteilung.$C$6];[.E19:.G21];[.E34:.G36])+[Zeit5.F4];IF([.V10]+[Zeit5.V9]=2;SUMPRODUCT([Zeit5.E2:.G4];[$Verteilung.$A$4:$Verteilung.$C$6];[.E19:.G21];[.E34:.G36])+[Zeit5.F2];SUMPRODUCT([Zeit5.E2:.G4];[$Verteilung.$A$4:$Verteilung.$C$6];[.E19:.G21];[.E34:.G36]))))))" office:value-type="float" office:value="62.1904245785883" calcext:value-type="float">
            <text:p>62,1904245785883</text:p>
          </table:table-cell>
          <table:table-cell table:style-name="ce137" table:formula="of:=IF([.G20]=0;0;IF([.X11]+[Zeit5.Y11]=2;SUMPRODUCT([Zeit5.F2:.H4];[$Verteilung.$A$4:$Verteilung.$C$6];[.F19:.H21];[.F34:.H36])+[Zeit5.H3];IF([.V11]+[Zeit5.U11]=2;SUMPRODUCT([Zeit5.F2:.H4];[$Verteilung.$A$4:$Verteilung.$C$6];[.F19:.H21];[.F34:.H36])+[Zeit5.F3];IF([.W12]+[Zeit5.W13]=2;SUMPRODUCT([Zeit5.F2:.H4];[$Verteilung.$A$4:$Verteilung.$C$6];[.F19:.H21];[.F34:.H36])+[Zeit5.G4];IF([.W10]+[Zeit5.W9]=2;SUMPRODUCT([Zeit5.F2:.H4];[$Verteilung.$A$4:$Verteilung.$C$6];[.F19:.H21];[.F34:.H36])+[Zeit5.G2];SUMPRODUCT([Zeit5.F2:.H4];[$Verteilung.$A$4:$Verteilung.$C$6];[.F19:.H21];[.F34:.H36]))))))" office:value-type="float" office:value="169.4214442765" calcext:value-type="float">
            <text:p>169,4214442765</text:p>
          </table:table-cell>
          <table:table-cell table:style-name="ce137" table:formula="of:=IF([.H20]=0;0;IF([.Y11]+[Zeit5.Z11]=2;SUMPRODUCT([Zeit5.G2:.I4];[$Verteilung.$A$4:$Verteilung.$C$6];[.G19:.I21];[.G34:.I36])+[Zeit5.I3];IF([.W11]+[Zeit5.V11]=2;SUMPRODUCT([Zeit5.G2:.I4];[$Verteilung.$A$4:$Verteilung.$C$6];[.G19:.I21];[.G34:.I36])+[Zeit5.G3];IF([.X12]+[Zeit5.X13]=2;SUMPRODUCT([Zeit5.G2:.I4];[$Verteilung.$A$4:$Verteilung.$C$6];[.G19:.I21];[.G34:.I36])+[Zeit5.H4];IF([.X10]+[Zeit5.X9]=2;SUMPRODUCT([Zeit5.G2:.I4];[$Verteilung.$A$4:$Verteilung.$C$6];[.G19:.I21];[.G34:.I36])+[Zeit5.H2];SUMPRODUCT([Zeit5.G2:.I4];[$Verteilung.$A$4:$Verteilung.$C$6];[.G19:.I21];[.G34:.I36]))))))" office:value-type="float" office:value="392.140479217668" calcext:value-type="float">
            <text:p>392,140479217668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37" table:formula="of:=IF([.C21]=0;0;IF([.T12]+[Zeit5.U12]=2;SUMPRODUCT([Zeit5.B3:.D5];[$Verteilung.$A$4:$Verteilung.$C$6];[.B20:.D22];[.B35:.D37])+[Zeit5.D4];IF([.R12]+[Zeit5.Q12]=2;SUMPRODUCT([Zeit5.B3:.D5];[$Verteilung.$A$4:$Verteilung.$C$6];[.B20:.D22];[.B35:.D37])+[Zeit5.B4];IF([.S13]+[Zeit5.S14]=2;SUMPRODUCT([Zeit5.B3:.D5];[$Verteilung.$A$4:$Verteilung.$C$6];[.B20:.D22];[.B35:.D37])+[Zeit5.C5];IF([.S11]+[Zeit5.S10]=2;SUMPRODUCT([Zeit5.B3:.D5];[$Verteilung.$A$4:$Verteilung.$C$6];[.B20:.D22];[.B35:.D37])+[Zeit5.C3];SUMPRODUCT([Zeit5.B3:.D5];[$Verteilung.$A$4:$Verteilung.$C$6];[.B20:.D22];[.B35:.D37]))))))" office:value-type="float" office:value="29.8782529551083" calcext:value-type="float">
            <text:p>29,8782529551083</text:p>
          </table:table-cell>
          <table:table-cell table:style-name="ce137" table:formula="of:=IF([.D21]=0;0;IF([.U12]+[Zeit5.V12]=2;SUMPRODUCT([Zeit5.C3:.E5];[$Verteilung.$A$4:$Verteilung.$C$6];[.C20:.E22];[.C35:.E37])+[Zeit5.E4];IF([.S12]+[Zeit5.R12]=2;SUMPRODUCT([Zeit5.C3:.E5];[$Verteilung.$A$4:$Verteilung.$C$6];[.C20:.E22];[.C35:.E37])+[Zeit5.C4];IF([.T13]+[Zeit5.T14]=2;SUMPRODUCT([Zeit5.C3:.E5];[$Verteilung.$A$4:$Verteilung.$C$6];[.C20:.E22];[.C35:.E37])+[Zeit5.D5];IF([.T11]+[Zeit5.T10]=2;SUMPRODUCT([Zeit5.C3:.E5];[$Verteilung.$A$4:$Verteilung.$C$6];[.C20:.E22];[.C35:.E37])+[Zeit5.D3];SUMPRODUCT([Zeit5.C3:.E5];[$Verteilung.$A$4:$Verteilung.$C$6];[.C20:.E22];[.C35:.E37]))))))" office:value-type="float" office:value="0" calcext:value-type="float">
            <text:p>0</text:p>
          </table:table-cell>
          <table:table-cell table:style-name="ce137" table:formula="of:=IF([.E21]=0;0;IF([.V12]+[Zeit5.W12]=2;SUMPRODUCT([Zeit5.D3:.F5];[$Verteilung.$A$4:$Verteilung.$C$6];[.D20:.F22];[.D35:.F37])+[Zeit5.F4];IF([.T12]+[Zeit5.S12]=2;SUMPRODUCT([Zeit5.D3:.F5];[$Verteilung.$A$4:$Verteilung.$C$6];[.D20:.F22];[.D35:.F37])+[Zeit5.D4];IF([.U13]+[Zeit5.U14]=2;SUMPRODUCT([Zeit5.D3:.F5];[$Verteilung.$A$4:$Verteilung.$C$6];[.D20:.F22];[.D35:.F37])+[Zeit5.E5];IF([.U11]+[Zeit5.U10]=2;SUMPRODUCT([Zeit5.D3:.F5];[$Verteilung.$A$4:$Verteilung.$C$6];[.D20:.F22];[.D35:.F37])+[Zeit5.E3];SUMPRODUCT([Zeit5.D3:.F5];[$Verteilung.$A$4:$Verteilung.$C$6];[.D20:.F22];[.D35:.F37]))))))" office:value-type="float" office:value="0" calcext:value-type="float">
            <text:p>0</text:p>
          </table:table-cell>
          <table:table-cell table:style-name="ce137" table:formula="of:=IF([.F21]=0;0;IF([.W12]+[Zeit5.X12]=2;SUMPRODUCT([Zeit5.E3:.G5];[$Verteilung.$A$4:$Verteilung.$C$6];[.E20:.G22];[.E35:.G37])+[Zeit5.G4];IF([.U12]+[Zeit5.T12]=2;SUMPRODUCT([Zeit5.E3:.G5];[$Verteilung.$A$4:$Verteilung.$C$6];[.E20:.G22];[.E35:.G37])+[Zeit5.E4];IF([.V13]+[Zeit5.V14]=2;SUMPRODUCT([Zeit5.E3:.G5];[$Verteilung.$A$4:$Verteilung.$C$6];[.E20:.G22];[.E35:.G37])+[Zeit5.F5];IF([.V11]+[Zeit5.V10]=2;SUMPRODUCT([Zeit5.E3:.G5];[$Verteilung.$A$4:$Verteilung.$C$6];[.E20:.G22];[.E35:.G37])+[Zeit5.F3];SUMPRODUCT([Zeit5.E3:.G5];[$Verteilung.$A$4:$Verteilung.$C$6];[.E20:.G22];[.E35:.G37]))))))" office:value-type="float" office:value="60.6364134355064" calcext:value-type="float">
            <text:p>60,6364134355064</text:p>
          </table:table-cell>
          <table:table-cell table:style-name="ce137" table:formula="of:=IF([.G21]=0;0;IF([.X12]+[Zeit5.Y12]=2;SUMPRODUCT([Zeit5.F3:.H5];[$Verteilung.$A$4:$Verteilung.$C$6];[.F20:.H22];[.F35:.H37])+[Zeit5.H4];IF([.V12]+[Zeit5.U12]=2;SUMPRODUCT([Zeit5.F3:.H5];[$Verteilung.$A$4:$Verteilung.$C$6];[.F20:.H22];[.F35:.H37])+[Zeit5.F4];IF([.W13]+[Zeit5.W14]=2;SUMPRODUCT([Zeit5.F3:.H5];[$Verteilung.$A$4:$Verteilung.$C$6];[.F20:.H22];[.F35:.H37])+[Zeit5.G5];IF([.W11]+[Zeit5.W10]=2;SUMPRODUCT([Zeit5.F3:.H5];[$Verteilung.$A$4:$Verteilung.$C$6];[.F20:.H22];[.F35:.H37])+[Zeit5.G3];SUMPRODUCT([Zeit5.F3:.H5];[$Verteilung.$A$4:$Verteilung.$C$6];[.F20:.H22];[.F35:.H37]))))))" office:value-type="float" office:value="124.848104042925" calcext:value-type="float">
            <text:p>124,848104042925</text:p>
          </table:table-cell>
          <table:table-cell table:style-name="ce137" table:formula="of:=IF([.H21]=0;0;IF([.Y12]+[Zeit5.Z12]=2;SUMPRODUCT([Zeit5.G3:.I5];[$Verteilung.$A$4:$Verteilung.$C$6];[.G20:.I22];[.G35:.I37])+[Zeit5.I4];IF([.W12]+[Zeit5.V12]=2;SUMPRODUCT([Zeit5.G3:.I5];[$Verteilung.$A$4:$Verteilung.$C$6];[.G20:.I22];[.G35:.I37])+[Zeit5.G4];IF([.X13]+[Zeit5.X14]=2;SUMPRODUCT([Zeit5.G3:.I5];[$Verteilung.$A$4:$Verteilung.$C$6];[.G20:.I22];[.G35:.I37])+[Zeit5.H5];IF([.X11]+[Zeit5.X10]=2;SUMPRODUCT([Zeit5.G3:.I5];[$Verteilung.$A$4:$Verteilung.$C$6];[.G20:.I22];[.G35:.I37])+[Zeit5.H3];SUMPRODUCT([Zeit5.G3:.I5];[$Verteilung.$A$4:$Verteilung.$C$6];[.G20:.I22];[.G35:.I37]))))))" office:value-type="float" office:value="160.676869453117" calcext:value-type="float">
            <text:p>160,676869453117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37" table:formula="of:=IF([.C22]=0;0;IF([.T13]+[Zeit5.U13]=2;SUMPRODUCT([Zeit5.B4:.D6];[$Verteilung.$A$4:$Verteilung.$C$6];[.B21:.D23];[.B36:.D38])+[Zeit5.D5];IF([.R13]+[Zeit5.Q13]=2;SUMPRODUCT([Zeit5.B4:.D6];[$Verteilung.$A$4:$Verteilung.$C$6];[.B21:.D23];[.B36:.D38])+[Zeit5.B5];IF([.S14]+[Zeit5.S15]=2;SUMPRODUCT([Zeit5.B4:.D6];[$Verteilung.$A$4:$Verteilung.$C$6];[.B21:.D23];[.B36:.D38])+[Zeit5.C6];IF([.S12]+[Zeit5.S11]=2;SUMPRODUCT([Zeit5.B4:.D6];[$Verteilung.$A$4:$Verteilung.$C$6];[.B21:.D23];[.B36:.D38])+[Zeit5.C4];SUMPRODUCT([Zeit5.B4:.D6];[$Verteilung.$A$4:$Verteilung.$C$6];[.B21:.D23];[.B36:.D38]))))))" office:value-type="float" office:value="130.977980516524" calcext:value-type="float">
            <text:p>130,977980516524</text:p>
          </table:table-cell>
          <table:table-cell table:style-name="ce137" table:formula="of:=IF([.D22]=0;0;IF([.U13]+[Zeit5.V13]=2;SUMPRODUCT([Zeit5.C4:.E6];[$Verteilung.$A$4:$Verteilung.$C$6];[.C21:.E23];[.C36:.E38])+[Zeit5.E5];IF([.S13]+[Zeit5.R13]=2;SUMPRODUCT([Zeit5.C4:.E6];[$Verteilung.$A$4:$Verteilung.$C$6];[.C21:.E23];[.C36:.E38])+[Zeit5.C5];IF([.T14]+[Zeit5.T15]=2;SUMPRODUCT([Zeit5.C4:.E6];[$Verteilung.$A$4:$Verteilung.$C$6];[.C21:.E23];[.C36:.E38])+[Zeit5.D6];IF([.T12]+[Zeit5.T11]=2;SUMPRODUCT([Zeit5.C4:.E6];[$Verteilung.$A$4:$Verteilung.$C$6];[.C21:.E23];[.C36:.E38])+[Zeit5.D4];SUMPRODUCT([Zeit5.C4:.E6];[$Verteilung.$A$4:$Verteilung.$C$6];[.C21:.E23];[.C36:.E38]))))))" office:value-type="float" office:value="28.2031279500015" calcext:value-type="float">
            <text:p>28,2031279500015</text:p>
          </table:table-cell>
          <table:table-cell table:style-name="ce137" table:formula="of:=IF([.E22]=0;0;IF([.V13]+[Zeit5.W13]=2;SUMPRODUCT([Zeit5.D4:.F6];[$Verteilung.$A$4:$Verteilung.$C$6];[.D21:.F23];[.D36:.F38])+[Zeit5.F5];IF([.T13]+[Zeit5.S13]=2;SUMPRODUCT([Zeit5.D4:.F6];[$Verteilung.$A$4:$Verteilung.$C$6];[.D21:.F23];[.D36:.F38])+[Zeit5.D5];IF([.U14]+[Zeit5.U15]=2;SUMPRODUCT([Zeit5.D4:.F6];[$Verteilung.$A$4:$Verteilung.$C$6];[.D21:.F23];[.D36:.F38])+[Zeit5.E6];IF([.U12]+[Zeit5.U11]=2;SUMPRODUCT([Zeit5.D4:.F6];[$Verteilung.$A$4:$Verteilung.$C$6];[.D21:.F23];[.D36:.F38])+[Zeit5.E4];SUMPRODUCT([Zeit5.D4:.F6];[$Verteilung.$A$4:$Verteilung.$C$6];[.D21:.F23];[.D36:.F38]))))))" office:value-type="float" office:value="10.4204213896717" calcext:value-type="float">
            <text:p>10,4204213896717</text:p>
          </table:table-cell>
          <table:table-cell table:style-name="ce137" table:formula="of:=IF([.F22]=0;0;IF([.W13]+[Zeit5.X13]=2;SUMPRODUCT([Zeit5.E4:.G6];[$Verteilung.$A$4:$Verteilung.$C$6];[.E21:.G23];[.E36:.G38])+[Zeit5.G5];IF([.U13]+[Zeit5.T13]=2;SUMPRODUCT([Zeit5.E4:.G6];[$Verteilung.$A$4:$Verteilung.$C$6];[.E21:.G23];[.E36:.G38])+[Zeit5.E5];IF([.V14]+[Zeit5.V15]=2;SUMPRODUCT([Zeit5.E4:.G6];[$Verteilung.$A$4:$Verteilung.$C$6];[.E21:.G23];[.E36:.G38])+[Zeit5.F6];IF([.V12]+[Zeit5.V11]=2;SUMPRODUCT([Zeit5.E4:.G6];[$Verteilung.$A$4:$Verteilung.$C$6];[.E21:.G23];[.E36:.G38])+[Zeit5.F4];SUMPRODUCT([Zeit5.E4:.G6];[$Verteilung.$A$4:$Verteilung.$C$6];[.E21:.G23];[.E36:.G38]))))))" office:value-type="float" office:value="18.552844258544" calcext:value-type="float">
            <text:p>18,552844258544</text:p>
          </table:table-cell>
          <table:table-cell table:style-name="ce137" table:formula="of:=IF([.G22]=0;0;IF([.X13]+[Zeit5.Y13]=2;SUMPRODUCT([Zeit5.F4:.H6];[$Verteilung.$A$4:$Verteilung.$C$6];[.F21:.H23];[.F36:.H38])+[Zeit5.H5];IF([.V13]+[Zeit5.U13]=2;SUMPRODUCT([Zeit5.F4:.H6];[$Verteilung.$A$4:$Verteilung.$C$6];[.F21:.H23];[.F36:.H38])+[Zeit5.F5];IF([.W14]+[Zeit5.W15]=2;SUMPRODUCT([Zeit5.F4:.H6];[$Verteilung.$A$4:$Verteilung.$C$6];[.F21:.H23];[.F36:.H38])+[Zeit5.G6];IF([.W12]+[Zeit5.W11]=2;SUMPRODUCT([Zeit5.F4:.H6];[$Verteilung.$A$4:$Verteilung.$C$6];[.F21:.H23];[.F36:.H38])+[Zeit5.G4];SUMPRODUCT([Zeit5.F4:.H6];[$Verteilung.$A$4:$Verteilung.$C$6];[.F21:.H23];[.F36:.H38]))))))" office:value-type="float" office:value="35.0132936084877" calcext:value-type="float">
            <text:p>35,0132936084877</text:p>
          </table:table-cell>
          <table:table-cell table:style-name="ce137" table:formula="of:=IF([.H22]=0;0;IF([.Y13]+[Zeit5.Z13]=2;SUMPRODUCT([Zeit5.G4:.I6];[$Verteilung.$A$4:$Verteilung.$C$6];[.G21:.I23];[.G36:.I38])+[Zeit5.I5];IF([.W13]+[Zeit5.V13]=2;SUMPRODUCT([Zeit5.G4:.I6];[$Verteilung.$A$4:$Verteilung.$C$6];[.G21:.I23];[.G36:.I38])+[Zeit5.G5];IF([.X14]+[Zeit5.X15]=2;SUMPRODUCT([Zeit5.G4:.I6];[$Verteilung.$A$4:$Verteilung.$C$6];[.G21:.I23];[.G36:.I38])+[Zeit5.H6];IF([.X12]+[Zeit5.X11]=2;SUMPRODUCT([Zeit5.G4:.I6];[$Verteilung.$A$4:$Verteilung.$C$6];[.G21:.I23];[.G36:.I38])+[Zeit5.H4];SUMPRODUCT([Zeit5.G4:.I6];[$Verteilung.$A$4:$Verteilung.$C$6];[.G21:.I23];[.G36:.I38]))))))" office:value-type="float" office:value="36.9942400425992" calcext:value-type="float">
            <text:p>36,9942400425992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37" table:formula="of:=IF([.C23]=0;0;IF([.T14]+[Zeit5.U14]=2;SUMPRODUCT([Zeit5.B5:.D7];[$Verteilung.$A$4:$Verteilung.$C$6];[.B22:.D24];[.B37:.D39])+[Zeit5.D6];IF([.R14]+[Zeit5.Q14]=2;SUMPRODUCT([Zeit5.B5:.D7];[$Verteilung.$A$4:$Verteilung.$C$6];[.B22:.D24];[.B37:.D39])+[Zeit5.B6];IF([.S15]+[Zeit5.S16]=2;SUMPRODUCT([Zeit5.B5:.D7];[$Verteilung.$A$4:$Verteilung.$C$6];[.B22:.D24];[.B37:.D39])+[Zeit5.C7];IF([.S13]+[Zeit5.S12]=2;SUMPRODUCT([Zeit5.B5:.D7];[$Verteilung.$A$4:$Verteilung.$C$6];[.B22:.D24];[.B37:.D39])+[Zeit5.C5];SUMPRODUCT([Zeit5.B5:.D7];[$Verteilung.$A$4:$Verteilung.$C$6];[.B22:.D24];[.B37:.D39]))))))" office:value-type="float" office:value="324.742678507942" calcext:value-type="float">
            <text:p>324,742678507942</text:p>
          </table:table-cell>
          <table:table-cell table:style-name="ce137" table:formula="of:=IF([.D23]=0;0;IF([.U14]+[Zeit5.V14]=2;SUMPRODUCT([Zeit5.C5:.E7];[$Verteilung.$A$4:$Verteilung.$C$6];[.C22:.E24];[.C37:.E39])+[Zeit5.E6];IF([.S14]+[Zeit5.R14]=2;SUMPRODUCT([Zeit5.C5:.E7];[$Verteilung.$A$4:$Verteilung.$C$6];[.C22:.E24];[.C37:.E39])+[Zeit5.C6];IF([.T15]+[Zeit5.T16]=2;SUMPRODUCT([Zeit5.C5:.E7];[$Verteilung.$A$4:$Verteilung.$C$6];[.C22:.E24];[.C37:.E39])+[Zeit5.D7];IF([.T13]+[Zeit5.T12]=2;SUMPRODUCT([Zeit5.C5:.E7];[$Verteilung.$A$4:$Verteilung.$C$6];[.C22:.E24];[.C37:.E39])+[Zeit5.D5];SUMPRODUCT([Zeit5.C5:.E7];[$Verteilung.$A$4:$Verteilung.$C$6];[.C22:.E24];[.C37:.E39]))))))" office:value-type="float" office:value="74.3399192405983" calcext:value-type="float">
            <text:p>74,3399192405983</text:p>
          </table:table-cell>
          <table:table-cell table:style-name="ce137" table:formula="of:=IF([.E23]=0;0;IF([.V14]+[Zeit5.W14]=2;SUMPRODUCT([Zeit5.D5:.F7];[$Verteilung.$A$4:$Verteilung.$C$6];[.D22:.F24];[.D37:.F39])+[Zeit5.F6];IF([.T14]+[Zeit5.S14]=2;SUMPRODUCT([Zeit5.D5:.F7];[$Verteilung.$A$4:$Verteilung.$C$6];[.D22:.F24];[.D37:.F39])+[Zeit5.D6];IF([.U15]+[Zeit5.U16]=2;SUMPRODUCT([Zeit5.D5:.F7];[$Verteilung.$A$4:$Verteilung.$C$6];[.D22:.F24];[.D37:.F39])+[Zeit5.E7];IF([.U13]+[Zeit5.U12]=2;SUMPRODUCT([Zeit5.D5:.F7];[$Verteilung.$A$4:$Verteilung.$C$6];[.D22:.F24];[.D37:.F39])+[Zeit5.E5];SUMPRODUCT([Zeit5.D5:.F7];[$Verteilung.$A$4:$Verteilung.$C$6];[.D22:.F24];[.D37:.F39]))))))" office:value-type="float" office:value="14.7372551356919" calcext:value-type="float">
            <text:p>14,7372551356919</text:p>
          </table:table-cell>
          <table:table-cell table:style-name="ce137" table:formula="of:=IF([.F23]=0;0;IF([.W14]+[Zeit5.X14]=2;SUMPRODUCT([Zeit5.E5:.G7];[$Verteilung.$A$4:$Verteilung.$C$6];[.E22:.G24];[.E37:.G39])+[Zeit5.G6];IF([.U14]+[Zeit5.T14]=2;SUMPRODUCT([Zeit5.E5:.G7];[$Verteilung.$A$4:$Verteilung.$C$6];[.E22:.G24];[.E37:.G39])+[Zeit5.E6];IF([.V15]+[Zeit5.V16]=2;SUMPRODUCT([Zeit5.E5:.G7];[$Verteilung.$A$4:$Verteilung.$C$6];[.E22:.G24];[.E37:.G39])+[Zeit5.F7];IF([.V13]+[Zeit5.V12]=2;SUMPRODUCT([Zeit5.E5:.G7];[$Verteilung.$A$4:$Verteilung.$C$6];[.E22:.G24];[.E37:.G39])+[Zeit5.F5];SUMPRODUCT([Zeit5.E5:.G7];[$Verteilung.$A$4:$Verteilung.$C$6];[.E22:.G24];[.E37:.G39]))))))" office:value-type="float" office:value="5.75937676895715" calcext:value-type="float">
            <text:p>5,75937676895715</text:p>
          </table:table-cell>
          <table:table-cell table:style-name="ce137" table:formula="of:=IF([.G23]=0;0;IF([.X14]+[Zeit5.Y14]=2;SUMPRODUCT([Zeit5.F5:.H7];[$Verteilung.$A$4:$Verteilung.$C$6];[.F22:.H24];[.F37:.H39])+[Zeit5.H6];IF([.V14]+[Zeit5.U14]=2;SUMPRODUCT([Zeit5.F5:.H7];[$Verteilung.$A$4:$Verteilung.$C$6];[.F22:.H24];[.F37:.H39])+[Zeit5.F6];IF([.W15]+[Zeit5.W16]=2;SUMPRODUCT([Zeit5.F5:.H7];[$Verteilung.$A$4:$Verteilung.$C$6];[.F22:.H24];[.F37:.H39])+[Zeit5.G7];IF([.W13]+[Zeit5.W12]=2;SUMPRODUCT([Zeit5.F5:.H7];[$Verteilung.$A$4:$Verteilung.$C$6];[.F22:.H24];[.F37:.H39])+[Zeit5.G5];SUMPRODUCT([Zeit5.F5:.H7];[$Verteilung.$A$4:$Verteilung.$C$6];[.F22:.H24];[.F37:.H39]))))))" office:value-type="float" office:value="5.95348040063439" calcext:value-type="float">
            <text:p>5,95348040063439</text:p>
          </table:table-cell>
          <table:table-cell table:style-name="ce137" table:formula="of:=IF([.H23]=0;0;IF([.Y14]+[Zeit5.Z14]=2;SUMPRODUCT([Zeit5.G5:.I7];[$Verteilung.$A$4:$Verteilung.$C$6];[.G22:.I24];[.G37:.I39])+[Zeit5.I6];IF([.W14]+[Zeit5.V14]=2;SUMPRODUCT([Zeit5.G5:.I7];[$Verteilung.$A$4:$Verteilung.$C$6];[.G22:.I24];[.G37:.I39])+[Zeit5.G6];IF([.X15]+[Zeit5.X16]=2;SUMPRODUCT([Zeit5.G5:.I7];[$Verteilung.$A$4:$Verteilung.$C$6];[.G22:.I24];[.G37:.I39])+[Zeit5.H7];IF([.X13]+[Zeit5.X12]=2;SUMPRODUCT([Zeit5.G5:.I7];[$Verteilung.$A$4:$Verteilung.$C$6];[.G22:.I24];[.G37:.I39])+[Zeit5.H5];SUMPRODUCT([Zeit5.G5:.I7];[$Verteilung.$A$4:$Verteilung.$C$6];[.G22:.I24];[.G37:.I39]))))))" office:value-type="float" office:value="5.27911098095562" calcext:value-type="float">
            <text:p>5,27911098095562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37" table:formula="of:=IF([.C24]=0;0;IF([.T15]+[Zeit5.U15]=2;SUMPRODUCT([Zeit5.B6:.D8];[$Verteilung.$A$4:$Verteilung.$C$6];[.B23:.D25];[.B38:.D40])+[Zeit5.D7];IF([.R15]+[Zeit5.Q15]=2;SUMPRODUCT([Zeit5.B6:.D8];[$Verteilung.$A$4:$Verteilung.$C$6];[.B23:.D25];[.B38:.D40])+[Zeit5.B7];IF([.S16]+[Zeit5.S17]=2;SUMPRODUCT([Zeit5.B6:.D8];[$Verteilung.$A$4:$Verteilung.$C$6];[.B23:.D25];[.B38:.D40])+[Zeit5.C8];IF([.S14]+[Zeit5.S13]=2;SUMPRODUCT([Zeit5.B6:.D8];[$Verteilung.$A$4:$Verteilung.$C$6];[.B23:.D25];[.B38:.D40])+[Zeit5.C6];SUMPRODUCT([Zeit5.B6:.D8];[$Verteilung.$A$4:$Verteilung.$C$6];[.B23:.D25];[.B38:.D40]))))))" office:value-type="float" office:value="159.555749824108" calcext:value-type="float">
            <text:p>159,555749824108</text:p>
          </table:table-cell>
          <table:table-cell table:style-name="ce137" table:formula="of:=IF([.D24]=0;0;IF([.U15]+[Zeit5.V15]=2;SUMPRODUCT([Zeit5.C6:.E8];[$Verteilung.$A$4:$Verteilung.$C$6];[.C23:.E25];[.C38:.E40])+[Zeit5.E7];IF([.S15]+[Zeit5.R15]=2;SUMPRODUCT([Zeit5.C6:.E8];[$Verteilung.$A$4:$Verteilung.$C$6];[.C23:.E25];[.C38:.E40])+[Zeit5.C7];IF([.T16]+[Zeit5.T17]=2;SUMPRODUCT([Zeit5.C6:.E8];[$Verteilung.$A$4:$Verteilung.$C$6];[.C23:.E25];[.C38:.E40])+[Zeit5.D8];IF([.T14]+[Zeit5.T13]=2;SUMPRODUCT([Zeit5.C6:.E8];[$Verteilung.$A$4:$Verteilung.$C$6];[.C23:.E25];[.C38:.E40])+[Zeit5.D6];SUMPRODUCT([Zeit5.C6:.E8];[$Verteilung.$A$4:$Verteilung.$C$6];[.C23:.E25];[.C38:.E40]))))))" office:value-type="float" office:value="109.997342875423" calcext:value-type="float">
            <text:p>109,997342875423</text:p>
          </table:table-cell>
          <table:table-cell table:style-name="ce137" table:formula="of:=IF([.E24]=0;0;IF([.V15]+[Zeit5.W15]=2;SUMPRODUCT([Zeit5.D6:.F8];[$Verteilung.$A$4:$Verteilung.$C$6];[.D23:.F25];[.D38:.F40])+[Zeit5.F7];IF([.T15]+[Zeit5.S15]=2;SUMPRODUCT([Zeit5.D6:.F8];[$Verteilung.$A$4:$Verteilung.$C$6];[.D23:.F25];[.D38:.F40])+[Zeit5.D7];IF([.U16]+[Zeit5.U17]=2;SUMPRODUCT([Zeit5.D6:.F8];[$Verteilung.$A$4:$Verteilung.$C$6];[.D23:.F25];[.D38:.F40])+[Zeit5.E8];IF([.U14]+[Zeit5.U13]=2;SUMPRODUCT([Zeit5.D6:.F8];[$Verteilung.$A$4:$Verteilung.$C$6];[.D23:.F25];[.D38:.F40])+[Zeit5.E6];SUMPRODUCT([Zeit5.D6:.F8];[$Verteilung.$A$4:$Verteilung.$C$6];[.D23:.F25];[.D38:.F40]))))))" office:value-type="float" office:value="19.6183673327476" calcext:value-type="float">
            <text:p>19,6183673327476</text:p>
          </table:table-cell>
          <table:table-cell table:style-name="ce137" table:formula="of:=IF([.F24]=0;0;IF([.W15]+[Zeit5.X15]=2;SUMPRODUCT([Zeit5.E6:.G8];[$Verteilung.$A$4:$Verteilung.$C$6];[.E23:.G25];[.E38:.G40])+[Zeit5.G7];IF([.U15]+[Zeit5.T15]=2;SUMPRODUCT([Zeit5.E6:.G8];[$Verteilung.$A$4:$Verteilung.$C$6];[.E23:.G25];[.E38:.G40])+[Zeit5.E7];IF([.V16]+[Zeit5.V17]=2;SUMPRODUCT([Zeit5.E6:.G8];[$Verteilung.$A$4:$Verteilung.$C$6];[.E23:.G25];[.E38:.G40])+[Zeit5.F8];IF([.V14]+[Zeit5.V13]=2;SUMPRODUCT([Zeit5.E6:.G8];[$Verteilung.$A$4:$Verteilung.$C$6];[.E23:.G25];[.E38:.G40])+[Zeit5.F6];SUMPRODUCT([Zeit5.E6:.G8];[$Verteilung.$A$4:$Verteilung.$C$6];[.E23:.G25];[.E38:.G40]))))))" office:value-type="float" office:value="2.65528161963747" calcext:value-type="float">
            <text:p>2,65528161963747</text:p>
          </table:table-cell>
          <table:table-cell table:style-name="ce137" table:formula="of:=IF([.G24]=0;0;IF([.X15]+[Zeit5.Y15]=2;SUMPRODUCT([Zeit5.F6:.H8];[$Verteilung.$A$4:$Verteilung.$C$6];[.F23:.H25];[.F38:.H40])+[Zeit5.H7];IF([.V15]+[Zeit5.U15]=2;SUMPRODUCT([Zeit5.F6:.H8];[$Verteilung.$A$4:$Verteilung.$C$6];[.F23:.H25];[.F38:.H40])+[Zeit5.F7];IF([.W16]+[Zeit5.W17]=2;SUMPRODUCT([Zeit5.F6:.H8];[$Verteilung.$A$4:$Verteilung.$C$6];[.F23:.H25];[.F38:.H40])+[Zeit5.G8];IF([.W14]+[Zeit5.W13]=2;SUMPRODUCT([Zeit5.F6:.H8];[$Verteilung.$A$4:$Verteilung.$C$6];[.F23:.H25];[.F38:.H40])+[Zeit5.G6];SUMPRODUCT([Zeit5.F6:.H8];[$Verteilung.$A$4:$Verteilung.$C$6];[.F23:.H25];[.F38:.H40]))))))" office:value-type="float" office:value="0.783856656682032" calcext:value-type="float">
            <text:p>0,783856656682032</text:p>
          </table:table-cell>
          <table:table-cell table:style-name="ce137" table:formula="of:=IF([.H24]=0;0;IF([.Y15]+[Zeit5.Z15]=2;SUMPRODUCT([Zeit5.G6:.I8];[$Verteilung.$A$4:$Verteilung.$C$6];[.G23:.I25];[.G38:.I40])+[Zeit5.I7];IF([.W15]+[Zeit5.V15]=2;SUMPRODUCT([Zeit5.G6:.I8];[$Verteilung.$A$4:$Verteilung.$C$6];[.G23:.I25];[.G38:.I40])+[Zeit5.G7];IF([.X16]+[Zeit5.X17]=2;SUMPRODUCT([Zeit5.G6:.I8];[$Verteilung.$A$4:$Verteilung.$C$6];[.G23:.I25];[.G38:.I40])+[Zeit5.H8];IF([.X14]+[Zeit5.X13]=2;SUMPRODUCT([Zeit5.G6:.I8];[$Verteilung.$A$4:$Verteilung.$C$6];[.G23:.I25];[.G38:.I40])+[Zeit5.H6];SUMPRODUCT([Zeit5.G6:.I8];[$Verteilung.$A$4:$Verteilung.$C$6];[.G23:.I25];[.G38:.I40]))))))" office:value-type="float" office:value="0.491992986320962" calcext:value-type="float">
            <text:p>0,491992986320962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5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35" table:formula="of:=[Zeit5.B10]" office:value-type="float" office:value="1" calcext:value-type="float">
            <text:p>1</text:p>
          </table:table-cell>
          <table:table-cell table:style-name="ce135" table:formula="of:=[Zeit5.C10]" office:value-type="float" office:value="1" calcext:value-type="float">
            <text:p>1</text:p>
          </table:table-cell>
          <table:table-cell table:style-name="ce135" table:formula="of:=[Zeit5.D10]" office:value-type="float" office:value="1" calcext:value-type="float">
            <text:p>1</text:p>
          </table:table-cell>
          <table:table-cell table:style-name="ce135" table:formula="of:=[Zeit5.E10]" office:value-type="float" office:value="1" calcext:value-type="float">
            <text:p>1</text:p>
          </table:table-cell>
          <table:table-cell table:style-name="ce135" table:formula="of:=[Zeit5.F10]" office:value-type="float" office:value="1" calcext:value-type="float">
            <text:p>1</text:p>
          </table:table-cell>
          <table:table-cell table:style-name="ce135" table:formula="of:=[Zeit5.G10]" office:value-type="float" office:value="1" calcext:value-type="float">
            <text:p>1</text:p>
          </table:table-cell>
          <table:table-cell table:style-name="ce135" table:formula="of:=[Zeit5.H10]" office:value-type="float" office:value="1" calcext:value-type="float">
            <text:p>1</text:p>
          </table:table-cell>
          <table:table-cell table:style-name="ce135" table:formula="of:=[Zeit5.I10]" office:value-type="float" office:value="1" calcext:value-type="float">
            <text:p>1</text:p>
          </table:table-cell>
          <table:table-cell table:number-columns-repeated="8"/>
          <table:table-cell table:style-name="ce138" table:formula="of:=[.B10]-[Zeit5.B10]" office:value-type="float" office:value="0" calcext:value-type="float">
            <text:p>0</text:p>
          </table:table-cell>
          <table:table-cell table:style-name="ce138" table:formula="of:=[.C10]-[Zeit5.C10]" office:value-type="float" office:value="0" calcext:value-type="float">
            <text:p>0</text:p>
          </table:table-cell>
          <table:table-cell table:style-name="ce138" table:formula="of:=[.D10]-[Zeit5.D10]" office:value-type="float" office:value="0" calcext:value-type="float">
            <text:p>0</text:p>
          </table:table-cell>
          <table:table-cell table:style-name="ce138" table:formula="of:=[.E10]-[Zeit5.E10]" office:value-type="float" office:value="0" calcext:value-type="float">
            <text:p>0</text:p>
          </table:table-cell>
          <table:table-cell table:style-name="ce138" table:formula="of:=[.F10]-[Zeit5.F10]" office:value-type="float" office:value="0" calcext:value-type="float">
            <text:p>0</text:p>
          </table:table-cell>
          <table:table-cell table:style-name="ce138" table:formula="of:=[.G10]-[Zeit5.G10]" office:value-type="float" office:value="0" calcext:value-type="float">
            <text:p>0</text:p>
          </table:table-cell>
          <table:table-cell table:style-name="ce138" table:formula="of:=[.H10]-[Zeit5.H10]" office:value-type="float" office:value="0" calcext:value-type="float">
            <text:p>0</text:p>
          </table:table-cell>
          <table:table-cell table:style-name="ce138" table:formula="of:=[.I10]-[Zeit5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5" table:formula="of:=[Zeit5.B11]" office:value-type="float" office:value="1" calcext:value-type="float">
            <text:p>1</text:p>
          </table:table-cell>
          <table:table-cell table:style-name="ce135" table:formula="of:=[Zeit5.C11]" office:value-type="float" office:value="0" calcext:value-type="float">
            <text:p>0</text:p>
          </table:table-cell>
          <table:table-cell table:style-name="ce135" table:formula="of:=[Zeit5.D11]" office:value-type="float" office:value="0" calcext:value-type="float">
            <text:p>0</text:p>
          </table:table-cell>
          <table:table-cell table:style-name="ce135" table:formula="of:=[Zeit5.E11]" office:value-type="float" office:value="0" calcext:value-type="float">
            <text:p>0</text:p>
          </table:table-cell>
          <table:table-cell table:style-name="ce135" table:formula="of:=[Zeit5.F11]" office:value-type="float" office:value="0" calcext:value-type="float">
            <text:p>0</text:p>
          </table:table-cell>
          <table:table-cell table:style-name="ce135" table:formula="of:=[Zeit5.G11]" office:value-type="float" office:value="0" calcext:value-type="float">
            <text:p>0</text:p>
          </table:table-cell>
          <table:table-cell table:style-name="ce135" table:formula="of:=[Zeit5.H11]" office:value-type="float" office:value="0" calcext:value-type="float">
            <text:p>0</text:p>
          </table:table-cell>
          <table:table-cell table:style-name="ce135" table:formula="of:=[Zeit5.I11]" office:value-type="float" office:value="1" calcext:value-type="float">
            <text:p>1</text:p>
          </table:table-cell>
          <table:table-cell table:number-columns-repeated="8"/>
          <table:table-cell table:style-name="ce138" table:formula="of:=[.B11]-[Zeit5.B11]" office:value-type="float" office:value="0" calcext:value-type="float">
            <text:p>0</text:p>
          </table:table-cell>
          <table:table-cell table:style-name="ce138" table:formula="of:=[.C11]-[Zeit5.C11]" office:value-type="float" office:value="0" calcext:value-type="float">
            <text:p>0</text:p>
          </table:table-cell>
          <table:table-cell table:style-name="ce138" table:formula="of:=[.D11]-[Zeit5.D11]" office:value-type="float" office:value="0" calcext:value-type="float">
            <text:p>0</text:p>
          </table:table-cell>
          <table:table-cell table:style-name="ce138" table:formula="of:=[.E11]-[Zeit5.E11]" office:value-type="float" office:value="0" calcext:value-type="float">
            <text:p>0</text:p>
          </table:table-cell>
          <table:table-cell table:style-name="ce138" table:formula="of:=[.F11]-[Zeit5.F11]" office:value-type="float" office:value="0" calcext:value-type="float">
            <text:p>0</text:p>
          </table:table-cell>
          <table:table-cell table:style-name="ce138" table:formula="of:=[.G11]-[Zeit5.G11]" office:value-type="float" office:value="0" calcext:value-type="float">
            <text:p>0</text:p>
          </table:table-cell>
          <table:table-cell table:style-name="ce138" table:formula="of:=[.H11]-[Zeit5.H11]" office:value-type="float" office:value="0" calcext:value-type="float">
            <text:p>0</text:p>
          </table:table-cell>
          <table:table-cell table:style-name="ce138" table:formula="of:=[.I11]-[Zeit5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5" table:formula="of:=[Zeit5.B12]" office:value-type="float" office:value="1" calcext:value-type="float">
            <text:p>1</text:p>
          </table:table-cell>
          <table:table-cell table:style-name="ce135" table:formula="of:=[Zeit5.C12]" office:value-type="float" office:value="0" calcext:value-type="float">
            <text:p>0</text:p>
          </table:table-cell>
          <table:table-cell table:style-name="ce135" table:formula="of:=[Zeit5.D12]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table:formula="of:=[Zeit5.F12]" office:value-type="float" office:value="0" calcext:value-type="float">
            <text:p>0</text:p>
          </table:table-cell>
          <table:table-cell table:style-name="ce135" table:formula="of:=[Zeit5.G12]" office:value-type="float" office:value="0" calcext:value-type="float">
            <text:p>0</text:p>
          </table:table-cell>
          <table:table-cell table:style-name="ce135" table:formula="of:=[Zeit5.H12]" office:value-type="float" office:value="0" calcext:value-type="float">
            <text:p>0</text:p>
          </table:table-cell>
          <table:table-cell table:style-name="ce135" table:formula="of:=[Zeit5.I12]" office:value-type="float" office:value="1" calcext:value-type="float">
            <text:p>1</text:p>
          </table:table-cell>
          <table:table-cell table:number-columns-repeated="8"/>
          <table:table-cell table:style-name="ce138" table:formula="of:=[.B12]-[Zeit5.B12]" office:value-type="float" office:value="0" calcext:value-type="float">
            <text:p>0</text:p>
          </table:table-cell>
          <table:table-cell table:style-name="ce138" table:formula="of:=[.C12]-[Zeit5.C12]" office:value-type="float" office:value="0" calcext:value-type="float">
            <text:p>0</text:p>
          </table:table-cell>
          <table:table-cell table:style-name="ce138" table:formula="of:=[.D12]-[Zeit5.D12]" office:value-type="float" office:value="0" calcext:value-type="float">
            <text:p>0</text:p>
          </table:table-cell>
          <table:table-cell table:style-name="ce138" table:formula="of:=[.E12]-[Zeit5.E12]" office:value-type="float" office:value="1" calcext:value-type="float">
            <text:p>1</text:p>
          </table:table-cell>
          <table:table-cell table:style-name="ce138" table:formula="of:=[.F12]-[Zeit5.F12]" office:value-type="float" office:value="0" calcext:value-type="float">
            <text:p>0</text:p>
          </table:table-cell>
          <table:table-cell table:style-name="ce138" table:formula="of:=[.G12]-[Zeit5.G12]" office:value-type="float" office:value="0" calcext:value-type="float">
            <text:p>0</text:p>
          </table:table-cell>
          <table:table-cell table:style-name="ce138" table:formula="of:=[.H12]-[Zeit5.H12]" office:value-type="float" office:value="0" calcext:value-type="float">
            <text:p>0</text:p>
          </table:table-cell>
          <table:table-cell table:style-name="ce138" table:formula="of:=[.I12]-[Zeit5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5" table:formula="of:=[Zeit5.B13]" office:value-type="float" office:value="1" calcext:value-type="float">
            <text:p>1</text:p>
          </table:table-cell>
          <table:table-cell table:style-name="ce135" table:formula="of:=[Zeit5.C13]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formula="of:=[Zeit5.E13]" office:value-type="float" office:value="0" calcext:value-type="float">
            <text:p>0</text:p>
          </table:table-cell>
          <table:table-cell table:style-name="ce135" table:formula="of:=[Zeit5.F13]" office:value-type="float" office:value="0" calcext:value-type="float">
            <text:p>0</text:p>
          </table:table-cell>
          <table:table-cell table:style-name="ce135" table:formula="of:=[Zeit5.G13]" office:value-type="float" office:value="0" calcext:value-type="float">
            <text:p>0</text:p>
          </table:table-cell>
          <table:table-cell table:style-name="ce135" table:formula="of:=[Zeit5.H13]" office:value-type="float" office:value="0" calcext:value-type="float">
            <text:p>0</text:p>
          </table:table-cell>
          <table:table-cell table:style-name="ce135" table:formula="of:=[Zeit5.I13]" office:value-type="float" office:value="1" calcext:value-type="float">
            <text:p>1</text:p>
          </table:table-cell>
          <table:table-cell table:number-columns-repeated="8"/>
          <table:table-cell table:style-name="ce138" table:formula="of:=[.B13]-[Zeit5.B13]" office:value-type="float" office:value="0" calcext:value-type="float">
            <text:p>0</text:p>
          </table:table-cell>
          <table:table-cell table:style-name="ce138" table:formula="of:=[.C13]-[Zeit5.C13]" office:value-type="float" office:value="0" calcext:value-type="float">
            <text:p>0</text:p>
          </table:table-cell>
          <table:table-cell table:style-name="ce138" table:formula="of:=[.D13]-[Zeit5.D13]" office:value-type="float" office:value="-1" calcext:value-type="float">
            <text:p>-1</text:p>
          </table:table-cell>
          <table:table-cell table:style-name="ce138" table:formula="of:=[.E13]-[Zeit5.E13]" office:value-type="float" office:value="0" calcext:value-type="float">
            <text:p>0</text:p>
          </table:table-cell>
          <table:table-cell table:style-name="ce138" table:formula="of:=[.F13]-[Zeit5.F13]" office:value-type="float" office:value="0" calcext:value-type="float">
            <text:p>0</text:p>
          </table:table-cell>
          <table:table-cell table:style-name="ce138" table:formula="of:=[.G13]-[Zeit5.G13]" office:value-type="float" office:value="0" calcext:value-type="float">
            <text:p>0</text:p>
          </table:table-cell>
          <table:table-cell table:style-name="ce138" table:formula="of:=[.H13]-[Zeit5.H13]" office:value-type="float" office:value="0" calcext:value-type="float">
            <text:p>0</text:p>
          </table:table-cell>
          <table:table-cell table:style-name="ce138" table:formula="of:=[.I13]-[Zeit5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5" table:formula="of:=[Zeit5.B14]" office:value-type="float" office:value="1" calcext:value-type="float">
            <text:p>1</text:p>
          </table:table-cell>
          <table:table-cell table:style-name="ce135" table:formula="of:=[Zeit5.C14]" office:value-type="float" office:value="0" calcext:value-type="float">
            <text:p>0</text:p>
          </table:table-cell>
          <table:table-cell table:style-name="ce135" table:formula="of:=[Zeit5.D14]" office:value-type="float" office:value="0" calcext:value-type="float">
            <text:p>0</text:p>
          </table:table-cell>
          <table:table-cell table:style-name="ce135" table:formula="of:=[Zeit5.E14]" office:value-type="float" office:value="0" calcext:value-type="float">
            <text:p>0</text:p>
          </table:table-cell>
          <table:table-cell table:style-name="ce135" table:formula="of:=[Zeit5.F14]" office:value-type="float" office:value="0" calcext:value-type="float">
            <text:p>0</text:p>
          </table:table-cell>
          <table:table-cell table:style-name="ce135" table:formula="of:=[Zeit5.G14]" office:value-type="float" office:value="0" calcext:value-type="float">
            <text:p>0</text:p>
          </table:table-cell>
          <table:table-cell table:style-name="ce135" table:formula="of:=[Zeit5.H14]" office:value-type="float" office:value="0" calcext:value-type="float">
            <text:p>0</text:p>
          </table:table-cell>
          <table:table-cell table:style-name="ce135" table:formula="of:=[Zeit5.I14]" office:value-type="float" office:value="1" calcext:value-type="float">
            <text:p>1</text:p>
          </table:table-cell>
          <table:table-cell table:number-columns-repeated="8"/>
          <table:table-cell table:style-name="ce138" table:formula="of:=[.B14]-[Zeit5.B14]" office:value-type="float" office:value="0" calcext:value-type="float">
            <text:p>0</text:p>
          </table:table-cell>
          <table:table-cell table:style-name="ce138" table:formula="of:=[.C14]-[Zeit5.C14]" office:value-type="float" office:value="0" calcext:value-type="float">
            <text:p>0</text:p>
          </table:table-cell>
          <table:table-cell table:style-name="ce138" table:formula="of:=[.D14]-[Zeit5.D14]" office:value-type="float" office:value="0" calcext:value-type="float">
            <text:p>0</text:p>
          </table:table-cell>
          <table:table-cell table:style-name="ce138" table:formula="of:=[.E14]-[Zeit5.E14]" office:value-type="float" office:value="0" calcext:value-type="float">
            <text:p>0</text:p>
          </table:table-cell>
          <table:table-cell table:style-name="ce138" table:formula="of:=[.F14]-[Zeit5.F14]" office:value-type="float" office:value="0" calcext:value-type="float">
            <text:p>0</text:p>
          </table:table-cell>
          <table:table-cell table:style-name="ce138" table:formula="of:=[.G14]-[Zeit5.G14]" office:value-type="float" office:value="0" calcext:value-type="float">
            <text:p>0</text:p>
          </table:table-cell>
          <table:table-cell table:style-name="ce138" table:formula="of:=[.H14]-[Zeit5.H14]" office:value-type="float" office:value="0" calcext:value-type="float">
            <text:p>0</text:p>
          </table:table-cell>
          <table:table-cell table:style-name="ce138" table:formula="of:=[.I14]-[Zeit5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5" table:formula="of:=[Zeit5.B15]" office:value-type="float" office:value="1" calcext:value-type="float">
            <text:p>1</text:p>
          </table:table-cell>
          <table:table-cell table:style-name="ce135" table:formula="of:=[Zeit5.C15]" office:value-type="float" office:value="0" calcext:value-type="float">
            <text:p>0</text:p>
          </table:table-cell>
          <table:table-cell table:style-name="ce135" table:formula="of:=[Zeit5.D15]" office:value-type="float" office:value="0" calcext:value-type="float">
            <text:p>0</text:p>
          </table:table-cell>
          <table:table-cell table:style-name="ce135" table:formula="of:=[Zeit5.E15]" office:value-type="float" office:value="0" calcext:value-type="float">
            <text:p>0</text:p>
          </table:table-cell>
          <table:table-cell table:style-name="ce135" table:formula="of:=[Zeit5.F15]" office:value-type="float" office:value="0" calcext:value-type="float">
            <text:p>0</text:p>
          </table:table-cell>
          <table:table-cell table:style-name="ce135" table:formula="of:=[Zeit5.G15]" office:value-type="float" office:value="0" calcext:value-type="float">
            <text:p>0</text:p>
          </table:table-cell>
          <table:table-cell table:style-name="ce135" table:formula="of:=[Zeit5.H15]" office:value-type="float" office:value="0" calcext:value-type="float">
            <text:p>0</text:p>
          </table:table-cell>
          <table:table-cell table:style-name="ce135" table:formula="of:=[Zeit5.I15]" office:value-type="float" office:value="1" calcext:value-type="float">
            <text:p>1</text:p>
          </table:table-cell>
          <table:table-cell table:number-columns-repeated="8"/>
          <table:table-cell table:style-name="ce138" table:formula="of:=[.B15]-[Zeit5.B15]" office:value-type="float" office:value="0" calcext:value-type="float">
            <text:p>0</text:p>
          </table:table-cell>
          <table:table-cell table:style-name="ce138" table:formula="of:=[.C15]-[Zeit5.C15]" office:value-type="float" office:value="0" calcext:value-type="float">
            <text:p>0</text:p>
          </table:table-cell>
          <table:table-cell table:style-name="ce138" table:formula="of:=[.D15]-[Zeit5.D15]" office:value-type="float" office:value="0" calcext:value-type="float">
            <text:p>0</text:p>
          </table:table-cell>
          <table:table-cell table:style-name="ce138" table:formula="of:=[.E15]-[Zeit5.E15]" office:value-type="float" office:value="0" calcext:value-type="float">
            <text:p>0</text:p>
          </table:table-cell>
          <table:table-cell table:style-name="ce138" table:formula="of:=[.F15]-[Zeit5.F15]" office:value-type="float" office:value="0" calcext:value-type="float">
            <text:p>0</text:p>
          </table:table-cell>
          <table:table-cell table:style-name="ce138" table:formula="of:=[.G15]-[Zeit5.G15]" office:value-type="float" office:value="0" calcext:value-type="float">
            <text:p>0</text:p>
          </table:table-cell>
          <table:table-cell table:style-name="ce138" table:formula="of:=[.H15]-[Zeit5.H15]" office:value-type="float" office:value="0" calcext:value-type="float">
            <text:p>0</text:p>
          </table:table-cell>
          <table:table-cell table:style-name="ce138" table:formula="of:=[.I15]-[Zeit5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5" table:formula="of:=[Zeit5.B16]" office:value-type="float" office:value="1" calcext:value-type="float">
            <text:p>1</text:p>
          </table:table-cell>
          <table:table-cell table:style-name="ce135" table:formula="of:=[Zeit5.C16]" office:value-type="float" office:value="1" calcext:value-type="float">
            <text:p>1</text:p>
          </table:table-cell>
          <table:table-cell table:style-name="ce135" table:formula="of:=[Zeit5.D16]" office:value-type="float" office:value="1" calcext:value-type="float">
            <text:p>1</text:p>
          </table:table-cell>
          <table:table-cell table:style-name="ce135" table:formula="of:=[Zeit5.E16]" office:value-type="float" office:value="1" calcext:value-type="float">
            <text:p>1</text:p>
          </table:table-cell>
          <table:table-cell table:style-name="ce135" table:formula="of:=[Zeit5.F16]" office:value-type="float" office:value="1" calcext:value-type="float">
            <text:p>1</text:p>
          </table:table-cell>
          <table:table-cell table:style-name="ce135" table:formula="of:=[Zeit5.G16]" office:value-type="float" office:value="1" calcext:value-type="float">
            <text:p>1</text:p>
          </table:table-cell>
          <table:table-cell table:style-name="ce135" table:formula="of:=[Zeit5.H16]" office:value-type="float" office:value="1" calcext:value-type="float">
            <text:p>1</text:p>
          </table:table-cell>
          <table:table-cell table:style-name="ce135" table:formula="of:=[Zeit5.I16]" office:value-type="float" office:value="1" calcext:value-type="float">
            <text:p>1</text:p>
          </table:table-cell>
          <table:table-cell table:number-columns-repeated="8"/>
          <table:table-cell table:style-name="ce138" table:formula="of:=[.B16]-[Zeit5.B16]" office:value-type="float" office:value="0" calcext:value-type="float">
            <text:p>0</text:p>
          </table:table-cell>
          <table:table-cell table:style-name="ce138" table:formula="of:=[.C16]-[Zeit5.C16]" office:value-type="float" office:value="0" calcext:value-type="float">
            <text:p>0</text:p>
          </table:table-cell>
          <table:table-cell table:style-name="ce138" table:formula="of:=[.D16]-[Zeit5.D16]" office:value-type="float" office:value="0" calcext:value-type="float">
            <text:p>0</text:p>
          </table:table-cell>
          <table:table-cell table:style-name="ce138" table:formula="of:=[.E16]-[Zeit5.E16]" office:value-type="float" office:value="0" calcext:value-type="float">
            <text:p>0</text:p>
          </table:table-cell>
          <table:table-cell table:style-name="ce138" table:formula="of:=[.F16]-[Zeit5.F16]" office:value-type="float" office:value="0" calcext:value-type="float">
            <text:p>0</text:p>
          </table:table-cell>
          <table:table-cell table:style-name="ce138" table:formula="of:=[.G16]-[Zeit5.G16]" office:value-type="float" office:value="0" calcext:value-type="float">
            <text:p>0</text:p>
          </table:table-cell>
          <table:table-cell table:style-name="ce138" table:formula="of:=[.H16]-[Zeit5.H16]" office:value-type="float" office:value="0" calcext:value-type="float">
            <text:p>0</text:p>
          </table:table-cell>
          <table:table-cell table:style-name="ce138" table:formula="of:=[.I16]-[Zeit5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36" table:formula="of:=1-[.B10]" office:value-type="float" office:value="0" calcext:value-type="float">
            <text:p>0</text:p>
          </table:table-cell>
          <table:table-cell table:style-name="ce136" table:formula="of:=1-[.C10]" office:value-type="float" office:value="0" calcext:value-type="float">
            <text:p>0</text:p>
          </table:table-cell>
          <table:table-cell table:style-name="ce136" table:formula="of:=1-[.D10]" office:value-type="float" office:value="0" calcext:value-type="float">
            <text:p>0</text:p>
          </table:table-cell>
          <table:table-cell table:style-name="ce136" table:formula="of:=1-[.E10]" office:value-type="float" office:value="0" calcext:value-type="float">
            <text:p>0</text:p>
          </table:table-cell>
          <table:table-cell table:style-name="ce136" table:formula="of:=1-[.F10]" office:value-type="float" office:value="0" calcext:value-type="float">
            <text:p>0</text:p>
          </table:table-cell>
          <table:table-cell table:style-name="ce136" table:formula="of:=1-[.G10]" office:value-type="float" office:value="0" calcext:value-type="float">
            <text:p>0</text:p>
          </table:table-cell>
          <table:table-cell table:style-name="ce136" table:formula="of:=1-[.H10]" office:value-type="float" office:value="0" calcext:value-type="float">
            <text:p>0</text:p>
          </table:table-cell>
          <table:table-cell table:style-name="ce136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6" table:formula="of:=1-[.B11]" office:value-type="float" office:value="0" calcext:value-type="float">
            <text:p>0</text:p>
          </table:table-cell>
          <table:table-cell table:style-name="ce136" table:formula="of:=1-[.C11]" office:value-type="float" office:value="1" calcext:value-type="float">
            <text:p>1</text:p>
          </table:table-cell>
          <table:table-cell table:style-name="ce136" table:formula="of:=1-[.D11]" office:value-type="float" office:value="1" calcext:value-type="float">
            <text:p>1</text:p>
          </table:table-cell>
          <table:table-cell table:style-name="ce136" table:formula="of:=1-[.E11]" office:value-type="float" office:value="1" calcext:value-type="float">
            <text:p>1</text:p>
          </table:table-cell>
          <table:table-cell table:style-name="ce136" table:formula="of:=1-[.F11]" office:value-type="float" office:value="1" calcext:value-type="float">
            <text:p>1</text:p>
          </table:table-cell>
          <table:table-cell table:style-name="ce136" table:formula="of:=1-[.G11]" office:value-type="float" office:value="1" calcext:value-type="float">
            <text:p>1</text:p>
          </table:table-cell>
          <table:table-cell table:style-name="ce136" table:formula="of:=1-[.H11]" office:value-type="float" office:value="1" calcext:value-type="float">
            <text:p>1</text:p>
          </table:table-cell>
          <table:table-cell table:style-name="ce136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6" table:formula="of:=1-[.B12]" office:value-type="float" office:value="0" calcext:value-type="float">
            <text:p>0</text:p>
          </table:table-cell>
          <table:table-cell table:style-name="ce136" table:formula="of:=1-[.C12]" office:value-type="float" office:value="1" calcext:value-type="float">
            <text:p>1</text:p>
          </table:table-cell>
          <table:table-cell table:style-name="ce136" table:formula="of:=1-[.D12]" office:value-type="float" office:value="0" calcext:value-type="float">
            <text:p>0</text:p>
          </table:table-cell>
          <table:table-cell table:style-name="ce136" table:formula="of:=1-[.E12]" office:value-type="float" office:value="0" calcext:value-type="float">
            <text:p>0</text:p>
          </table:table-cell>
          <table:table-cell table:style-name="ce136" table:formula="of:=1-[.F12]" office:value-type="float" office:value="1" calcext:value-type="float">
            <text:p>1</text:p>
          </table:table-cell>
          <table:table-cell table:style-name="ce136" table:formula="of:=1-[.G12]" office:value-type="float" office:value="1" calcext:value-type="float">
            <text:p>1</text:p>
          </table:table-cell>
          <table:table-cell table:style-name="ce136" table:formula="of:=1-[.H12]" office:value-type="float" office:value="1" calcext:value-type="float">
            <text:p>1</text:p>
          </table:table-cell>
          <table:table-cell table:style-name="ce136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6" table:formula="of:=1-[.B13]" office:value-type="float" office:value="0" calcext:value-type="float">
            <text:p>0</text:p>
          </table:table-cell>
          <table:table-cell table:style-name="ce136" table:formula="of:=1-[.C13]" office:value-type="float" office:value="1" calcext:value-type="float">
            <text:p>1</text:p>
          </table:table-cell>
          <table:table-cell table:style-name="ce136" table:formula="of:=1-[.D13]" office:value-type="float" office:value="1" calcext:value-type="float">
            <text:p>1</text:p>
          </table:table-cell>
          <table:table-cell table:style-name="ce136" table:formula="of:=1-[.E13]" office:value-type="float" office:value="1" calcext:value-type="float">
            <text:p>1</text:p>
          </table:table-cell>
          <table:table-cell table:style-name="ce136" table:formula="of:=1-[.F13]" office:value-type="float" office:value="1" calcext:value-type="float">
            <text:p>1</text:p>
          </table:table-cell>
          <table:table-cell table:style-name="ce136" table:formula="of:=1-[.G13]" office:value-type="float" office:value="1" calcext:value-type="float">
            <text:p>1</text:p>
          </table:table-cell>
          <table:table-cell table:style-name="ce136" table:formula="of:=1-[.H13]" office:value-type="float" office:value="1" calcext:value-type="float">
            <text:p>1</text:p>
          </table:table-cell>
          <table:table-cell table:style-name="ce136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6" table:formula="of:=1-[.B14]" office:value-type="float" office:value="0" calcext:value-type="float">
            <text:p>0</text:p>
          </table:table-cell>
          <table:table-cell table:style-name="ce136" table:formula="of:=1-[.C14]" office:value-type="float" office:value="1" calcext:value-type="float">
            <text:p>1</text:p>
          </table:table-cell>
          <table:table-cell table:style-name="ce136" table:formula="of:=1-[.D14]" office:value-type="float" office:value="1" calcext:value-type="float">
            <text:p>1</text:p>
          </table:table-cell>
          <table:table-cell table:style-name="ce136" table:formula="of:=1-[.E14]" office:value-type="float" office:value="1" calcext:value-type="float">
            <text:p>1</text:p>
          </table:table-cell>
          <table:table-cell table:style-name="ce136" table:formula="of:=1-[.F14]" office:value-type="float" office:value="1" calcext:value-type="float">
            <text:p>1</text:p>
          </table:table-cell>
          <table:table-cell table:style-name="ce136" table:formula="of:=1-[.G14]" office:value-type="float" office:value="1" calcext:value-type="float">
            <text:p>1</text:p>
          </table:table-cell>
          <table:table-cell table:style-name="ce136" table:formula="of:=1-[.H14]" office:value-type="float" office:value="1" calcext:value-type="float">
            <text:p>1</text:p>
          </table:table-cell>
          <table:table-cell table:style-name="ce136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6" table:formula="of:=1-[.B15]" office:value-type="float" office:value="0" calcext:value-type="float">
            <text:p>0</text:p>
          </table:table-cell>
          <table:table-cell table:style-name="ce136" table:formula="of:=1-[.C15]" office:value-type="float" office:value="1" calcext:value-type="float">
            <text:p>1</text:p>
          </table:table-cell>
          <table:table-cell table:style-name="ce136" table:formula="of:=1-[.D15]" office:value-type="float" office:value="1" calcext:value-type="float">
            <text:p>1</text:p>
          </table:table-cell>
          <table:table-cell table:style-name="ce136" table:formula="of:=1-[.E15]" office:value-type="float" office:value="1" calcext:value-type="float">
            <text:p>1</text:p>
          </table:table-cell>
          <table:table-cell table:style-name="ce136" table:formula="of:=1-[.F15]" office:value-type="float" office:value="1" calcext:value-type="float">
            <text:p>1</text:p>
          </table:table-cell>
          <table:table-cell table:style-name="ce136" table:formula="of:=1-[.G15]" office:value-type="float" office:value="1" calcext:value-type="float">
            <text:p>1</text:p>
          </table:table-cell>
          <table:table-cell table:style-name="ce136" table:formula="of:=1-[.H15]" office:value-type="float" office:value="1" calcext:value-type="float">
            <text:p>1</text:p>
          </table:table-cell>
          <table:table-cell table:style-name="ce136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36" table:formula="of:=1-[.B16]" office:value-type="float" office:value="0" calcext:value-type="float">
            <text:p>0</text:p>
          </table:table-cell>
          <table:table-cell table:style-name="ce136" table:formula="of:=1-[.C16]" office:value-type="float" office:value="0" calcext:value-type="float">
            <text:p>0</text:p>
          </table:table-cell>
          <table:table-cell table:style-name="ce136" table:formula="of:=1-[.D16]" office:value-type="float" office:value="0" calcext:value-type="float">
            <text:p>0</text:p>
          </table:table-cell>
          <table:table-cell table:style-name="ce136" table:formula="of:=1-[.E16]" office:value-type="float" office:value="0" calcext:value-type="float">
            <text:p>0</text:p>
          </table:table-cell>
          <table:table-cell table:style-name="ce136" table:formula="of:=1-[.F16]" office:value-type="float" office:value="0" calcext:value-type="float">
            <text:p>0</text:p>
          </table:table-cell>
          <table:table-cell table:style-name="ce136" table:formula="of:=1-[.G16]" office:value-type="float" office:value="0" calcext:value-type="float">
            <text:p>0</text:p>
          </table:table-cell>
          <table:table-cell table:style-name="ce136" table:formula="of:=1-[.H16]" office:value-type="float" office:value="0" calcext:value-type="float">
            <text:p>0</text:p>
          </table:table-cell>
          <table:table-cell table:style-name="ce136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C19:.E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9:.F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19:.G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C20:.E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0:.F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100" calcext:value-type="float">
            <text:p>100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F21:.H23];[$Verteilung.$A$4:$Verteilung.$C$6])" office:value-type="float" office:value="100" calcext:value-type="float">
            <text:p>100</text:p>
          </table:table-cell>
          <table:table-cell table:style-name="ce34" table:formula="of:=SUMPRODUCT([.G21:.I23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100" calcext:value-type="float">
            <text:p>100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31825488131305" calcext:value-type="float">
            <text:p>0,013182548813131</text:p>
          </table:table-cell>
          <table:table-cell table:style-name="ce34" table:formula="of:=IF([.D28]=0;0;1/[.D28])" office:value-type="float" office:value="0.0125955056923691" calcext:value-type="float">
            <text:p>0,012595505692369</text:p>
          </table:table-cell>
          <table:table-cell table:style-name="ce34" table:formula="of:=IF([.E28]=0;0;1/[.E28])" office:value-type="float" office:value="0.0125955056923691" calcext:value-type="float">
            <text:p>0,012595505692369</text:p>
          </table:table-cell>
          <table:table-cell table:style-name="ce34" table:formula="of:=IF([.F28]=0;0;1/[.F28])" office:value-type="float" office:value="0.0118492680749283" calcext:value-type="float">
            <text:p>0,011849268074928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20585177406044" calcext:value-type="float">
            <text:p>0,012058517740604</text:p>
          </table:table-cell>
          <table:table-cell table:style-name="ce34" table:formula="of:=IF([.D29]=0;0;1/[.D29])" office:value-type="float" office:value="0.034314575050762" calcext:value-type="float">
            <text:p>0,034314575050762</text:p>
          </table:table-cell>
          <table:table-cell table:style-name="ce34" table:formula="of:=IF([.E29]=0;0;1/[.E29])" office:value-type="float" office:value="0.034314575050762" calcext:value-type="float">
            <text:p>0,034314575050762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" calcext:value-type="float">
            <text:p>0,01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8492680749283" calcext:value-type="float">
            <text:p>0,011849268074928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3665115300058" calcext:value-type="float">
            <text:p>0,010366511530006</text:p>
          </table:table-cell>
          <table:table-cell table:style-name="ce34" table:formula="of:=IF([.G30]=0;0;1/[.G30])" office:value-type="float" office:value="0.01" calcext:value-type="float">
            <text:p>0,01</text:p>
          </table:table-cell>
          <table:table-cell table:style-name="ce34" table:formula="of:=IF([.H30]=0;0;1/[.H30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" calcext:value-type="float">
            <text:p>0,01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6.B10:Zeit6.I16">
            <calcext:condition calcext:apply-style-name="blue_dark_background" calcext:value="&gt;0.5" calcext:base-cell-address="Zeit6.B10"/>
            <calcext:condition calcext:apply-style-name="grey_background" calcext:value="&lt;=0.5" calcext:base-cell-address="Zeit6.B10"/>
          </calcext:conditional-format>
          <calcext:conditional-format calcext:target-range-address="Zeit6.B19:Zeit6.I25">
            <calcext:condition calcext:apply-style-name="blue_dark_background" calcext:value="&gt;0.5" calcext:base-cell-address="Zeit6.B19"/>
            <calcext:condition calcext:apply-style-name="grey_background" calcext:value="&lt;=0.5" calcext:base-cell-address="Zeit6.B19"/>
          </calcext:conditional-format>
          <calcext:conditional-format calcext:target-range-address="Zeit6.R10:Zeit6.Y16">
            <calcext:condition calcext:apply-style-name="Good" calcext:value="&gt;0.5" calcext:base-cell-address="Zeit6.R10"/>
            <calcext:condition calcext:apply-style-name="Bad" calcext:value="&lt;=-0.5" calcext:base-cell-address="Zeit6.R10"/>
          </calcext:conditional-format>
          <calcext:conditional-format calcext:target-range-address="Zeit6.C3:Zeit6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2" table:number-columns-repeated="15" table:default-cell-style-name="ce1"/>
        <table:table-column table:style-name="co11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43" table:formula="of:=IF([.C20]=0;0;IF([.T11]+[Zeit6.U11]=2;SUMPRODUCT([Zeit6.B2:.D4];[$Verteilung.$A$4:$Verteilung.$C$6];[.B19:.D21];[.B34:.D36])+[Zeit6.D3];IF([.R11]+[Zeit6.Q11]=2;SUMPRODUCT([Zeit6.B2:.D4];[$Verteilung.$A$4:$Verteilung.$C$6];[.B19:.D21];[.B34:.D36])+[Zeit6.B3];IF([.S12]+[Zeit6.S13]=2;SUMPRODUCT([Zeit6.B2:.D4];[$Verteilung.$A$4:$Verteilung.$C$6];[.B19:.D21];[.B34:.D36])+[Zeit6.C4];IF([.S10]+[Zeit6.S9]=2;SUMPRODUCT([Zeit6.B2:.D4];[$Verteilung.$A$4:$Verteilung.$C$6];[.B19:.D21];[.B34:.D36])+[Zeit6.C2];SUMPRODUCT([Zeit6.B2:.D4];[$Verteilung.$A$4:$Verteilung.$C$6];[.B19:.D21];[.B34:.D36]))))))" office:value-type="float" office:value="14.6104244637382" calcext:value-type="float">
            <text:p>14,6104244637382</text:p>
          </table:table-cell>
          <table:table-cell table:style-name="ce143" table:formula="of:=IF([.D20]=0;0;IF([.U11]+[Zeit6.V11]=2;SUMPRODUCT([Zeit6.C2:.E4];[$Verteilung.$A$4:$Verteilung.$C$6];[.C19:.E21];[.C34:.E36])+[Zeit6.E3];IF([.S11]+[Zeit6.R11]=2;SUMPRODUCT([Zeit6.C2:.E4];[$Verteilung.$A$4:$Verteilung.$C$6];[.C19:.E21];[.C34:.E36])+[Zeit6.C3];IF([.T12]+[Zeit6.T13]=2;SUMPRODUCT([Zeit6.C2:.E4];[$Verteilung.$A$4:$Verteilung.$C$6];[.C19:.E21];[.C34:.E36])+[Zeit6.D4];IF([.T10]+[Zeit6.T9]=2;SUMPRODUCT([Zeit6.C2:.E4];[$Verteilung.$A$4:$Verteilung.$C$6];[.C19:.E21];[.C34:.E36])+[Zeit6.D2];SUMPRODUCT([Zeit6.C2:.E4];[$Verteilung.$A$4:$Verteilung.$C$6];[.C19:.E21];[.C34:.E36]))))))" office:value-type="float" office:value="67.5436547641452" calcext:value-type="float">
            <text:p>67,5436547641452</text:p>
          </table:table-cell>
          <table:table-cell table:style-name="ce143" table:formula="of:=IF([.E20]=0;0;IF([.V11]+[Zeit6.W11]=2;SUMPRODUCT([Zeit6.D2:.F4];[$Verteilung.$A$4:$Verteilung.$C$6];[.D19:.F21];[.D34:.F36])+[Zeit6.F3];IF([.T11]+[Zeit6.S11]=2;SUMPRODUCT([Zeit6.D2:.F4];[$Verteilung.$A$4:$Verteilung.$C$6];[.D19:.F21];[.D34:.F36])+[Zeit6.D3];IF([.U12]+[Zeit6.U13]=2;SUMPRODUCT([Zeit6.D2:.F4];[$Verteilung.$A$4:$Verteilung.$C$6];[.D19:.F21];[.D34:.F36])+[Zeit6.E4];IF([.U10]+[Zeit6.U9]=2;SUMPRODUCT([Zeit6.D2:.F4];[$Verteilung.$A$4:$Verteilung.$C$6];[.D19:.F21];[.D34:.F36])+[Zeit6.E2];SUMPRODUCT([Zeit6.D2:.F4];[$Verteilung.$A$4:$Verteilung.$C$6];[.D19:.F21];[.D34:.F36]))))))" office:value-type="float" office:value="28.8334429610175" calcext:value-type="float">
            <text:p>28,8334429610175</text:p>
          </table:table-cell>
          <table:table-cell table:style-name="ce143" table:formula="of:=IF([.F20]=0;0;IF([.W11]+[Zeit6.X11]=2;SUMPRODUCT([Zeit6.E2:.G4];[$Verteilung.$A$4:$Verteilung.$C$6];[.E19:.G21];[.E34:.G36])+[Zeit6.G3];IF([.U11]+[Zeit6.T11]=2;SUMPRODUCT([Zeit6.E2:.G4];[$Verteilung.$A$4:$Verteilung.$C$6];[.E19:.G21];[.E34:.G36])+[Zeit6.E3];IF([.V12]+[Zeit6.V13]=2;SUMPRODUCT([Zeit6.E2:.G4];[$Verteilung.$A$4:$Verteilung.$C$6];[.E19:.G21];[.E34:.G36])+[Zeit6.F4];IF([.V10]+[Zeit6.V9]=2;SUMPRODUCT([Zeit6.E2:.G4];[$Verteilung.$A$4:$Verteilung.$C$6];[.E19:.G21];[.E34:.G36])+[Zeit6.F2];SUMPRODUCT([Zeit6.E2:.G4];[$Verteilung.$A$4:$Verteilung.$C$6];[.E19:.G21];[.E34:.G36]))))))" office:value-type="float" office:value="67.7933415381051" calcext:value-type="float">
            <text:p>67,7933415381051</text:p>
          </table:table-cell>
          <table:table-cell table:style-name="ce143" table:formula="of:=IF([.G20]=0;0;IF([.X11]+[Zeit6.Y11]=2;SUMPRODUCT([Zeit6.F2:.H4];[$Verteilung.$A$4:$Verteilung.$C$6];[.F19:.H21];[.F34:.H36])+[Zeit6.H3];IF([.V11]+[Zeit6.U11]=2;SUMPRODUCT([Zeit6.F2:.H4];[$Verteilung.$A$4:$Verteilung.$C$6];[.F19:.H21];[.F34:.H36])+[Zeit6.F3];IF([.W12]+[Zeit6.W13]=2;SUMPRODUCT([Zeit6.F2:.H4];[$Verteilung.$A$4:$Verteilung.$C$6];[.F19:.H21];[.F34:.H36])+[Zeit6.G4];IF([.W10]+[Zeit6.W9]=2;SUMPRODUCT([Zeit6.F2:.H4];[$Verteilung.$A$4:$Verteilung.$C$6];[.F19:.H21];[.F34:.H36])+[Zeit6.G2];SUMPRODUCT([Zeit6.F2:.H4];[$Verteilung.$A$4:$Verteilung.$C$6];[.F19:.H21];[.F34:.H36]))))))" office:value-type="float" office:value="173.85523274208" calcext:value-type="float">
            <text:p>173,85523274208</text:p>
          </table:table-cell>
          <table:table-cell table:style-name="ce143" table:formula="of:=IF([.H20]=0;0;IF([.Y11]+[Zeit6.Z11]=2;SUMPRODUCT([Zeit6.G2:.I4];[$Verteilung.$A$4:$Verteilung.$C$6];[.G19:.I21];[.G34:.I36])+[Zeit6.I3];IF([.W11]+[Zeit6.V11]=2;SUMPRODUCT([Zeit6.G2:.I4];[$Verteilung.$A$4:$Verteilung.$C$6];[.G19:.I21];[.G34:.I36])+[Zeit6.G3];IF([.X12]+[Zeit6.X13]=2;SUMPRODUCT([Zeit6.G2:.I4];[$Verteilung.$A$4:$Verteilung.$C$6];[.G19:.I21];[.G34:.I36])+[Zeit6.H4];IF([.X10]+[Zeit6.X9]=2;SUMPRODUCT([Zeit6.G2:.I4];[$Verteilung.$A$4:$Verteilung.$C$6];[.G19:.I21];[.G34:.I36])+[Zeit6.H2];SUMPRODUCT([Zeit6.G2:.I4];[$Verteilung.$A$4:$Verteilung.$C$6];[.G19:.I21];[.G34:.I36]))))))" office:value-type="float" office:value="349.106378948214" calcext:value-type="float">
            <text:p>349,106378948214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43" table:formula="of:=IF([.C21]=0;0;IF([.T12]+[Zeit6.U12]=2;SUMPRODUCT([Zeit6.B3:.D5];[$Verteilung.$A$4:$Verteilung.$C$6];[.B20:.D22];[.B35:.D37])+[Zeit6.D4];IF([.R12]+[Zeit6.Q12]=2;SUMPRODUCT([Zeit6.B3:.D5];[$Verteilung.$A$4:$Verteilung.$C$6];[.B20:.D22];[.B35:.D37])+[Zeit6.B4];IF([.S13]+[Zeit6.S14]=2;SUMPRODUCT([Zeit6.B3:.D5];[$Verteilung.$A$4:$Verteilung.$C$6];[.B20:.D22];[.B35:.D37])+[Zeit6.C5];IF([.S11]+[Zeit6.S10]=2;SUMPRODUCT([Zeit6.B3:.D5];[$Verteilung.$A$4:$Verteilung.$C$6];[.B20:.D22];[.B35:.D37])+[Zeit6.C3];SUMPRODUCT([Zeit6.B3:.D5];[$Verteilung.$A$4:$Verteilung.$C$6];[.B20:.D22];[.B35:.D37]))))))" office:value-type="float" office:value="34.9173637896266" calcext:value-type="float">
            <text:p>34,9173637896266</text:p>
          </table:table-cell>
          <table:table-cell table:style-name="ce143" table:formula="of:=IF([.D21]=0;0;IF([.U12]+[Zeit6.V12]=2;SUMPRODUCT([Zeit6.C3:.E5];[$Verteilung.$A$4:$Verteilung.$C$6];[.C20:.E22];[.C35:.E37])+[Zeit6.E4];IF([.S12]+[Zeit6.R12]=2;SUMPRODUCT([Zeit6.C3:.E5];[$Verteilung.$A$4:$Verteilung.$C$6];[.C20:.E22];[.C35:.E37])+[Zeit6.C4];IF([.T13]+[Zeit6.T14]=2;SUMPRODUCT([Zeit6.C3:.E5];[$Verteilung.$A$4:$Verteilung.$C$6];[.C20:.E22];[.C35:.E37])+[Zeit6.D5];IF([.T11]+[Zeit6.T10]=2;SUMPRODUCT([Zeit6.C3:.E5];[$Verteilung.$A$4:$Verteilung.$C$6];[.C20:.E22];[.C35:.E37])+[Zeit6.D3];SUMPRODUCT([Zeit6.C3:.E5];[$Verteilung.$A$4:$Verteilung.$C$6];[.C20:.E22];[.C35:.E37]))))))" office:value-type="float" office:value="15.2124344942923" calcext:value-type="float">
            <text:p>15,2124344942923</text:p>
          </table:table-cell>
          <table:table-cell table:style-name="ce143" table:formula="of:=IF([.E21]=0;0;IF([.V12]+[Zeit6.W12]=2;SUMPRODUCT([Zeit6.D3:.F5];[$Verteilung.$A$4:$Verteilung.$C$6];[.D20:.F22];[.D35:.F37])+[Zeit6.F4];IF([.T12]+[Zeit6.S12]=2;SUMPRODUCT([Zeit6.D3:.F5];[$Verteilung.$A$4:$Verteilung.$C$6];[.D20:.F22];[.D35:.F37])+[Zeit6.D4];IF([.U13]+[Zeit6.U14]=2;SUMPRODUCT([Zeit6.D3:.F5];[$Verteilung.$A$4:$Verteilung.$C$6];[.D20:.F22];[.D35:.F37])+[Zeit6.E5];IF([.U11]+[Zeit6.U10]=2;SUMPRODUCT([Zeit6.D3:.F5];[$Verteilung.$A$4:$Verteilung.$C$6];[.D20:.F22];[.D35:.F37])+[Zeit6.E3];SUMPRODUCT([Zeit6.D3:.F5];[$Verteilung.$A$4:$Verteilung.$C$6];[.D20:.F22];[.D35:.F37]))))))" office:value-type="float" office:value="0" calcext:value-type="float">
            <text:p>0</text:p>
          </table:table-cell>
          <table:table-cell table:style-name="ce143" table:formula="of:=IF([.F21]=0;0;IF([.W12]+[Zeit6.X12]=2;SUMPRODUCT([Zeit6.E3:.G5];[$Verteilung.$A$4:$Verteilung.$C$6];[.E20:.G22];[.E35:.G37])+[Zeit6.G4];IF([.U12]+[Zeit6.T12]=2;SUMPRODUCT([Zeit6.E3:.G5];[$Verteilung.$A$4:$Verteilung.$C$6];[.E20:.G22];[.E35:.G37])+[Zeit6.E4];IF([.V13]+[Zeit6.V14]=2;SUMPRODUCT([Zeit6.E3:.G5];[$Verteilung.$A$4:$Verteilung.$C$6];[.E20:.G22];[.E35:.G37])+[Zeit6.F5];IF([.V11]+[Zeit6.V10]=2;SUMPRODUCT([Zeit6.E3:.G5];[$Verteilung.$A$4:$Verteilung.$C$6];[.E20:.G22];[.E35:.G37])+[Zeit6.F3];SUMPRODUCT([Zeit6.E3:.G5];[$Verteilung.$A$4:$Verteilung.$C$6];[.E20:.G22];[.E35:.G37]))))))" office:value-type="float" office:value="0" calcext:value-type="float">
            <text:p>0</text:p>
          </table:table-cell>
          <table:table-cell table:style-name="ce143" table:formula="of:=IF([.G21]=0;0;IF([.X12]+[Zeit6.Y12]=2;SUMPRODUCT([Zeit6.F3:.H5];[$Verteilung.$A$4:$Verteilung.$C$6];[.F20:.H22];[.F35:.H37])+[Zeit6.H4];IF([.V12]+[Zeit6.U12]=2;SUMPRODUCT([Zeit6.F3:.H5];[$Verteilung.$A$4:$Verteilung.$C$6];[.F20:.H22];[.F35:.H37])+[Zeit6.F4];IF([.W13]+[Zeit6.W14]=2;SUMPRODUCT([Zeit6.F3:.H5];[$Verteilung.$A$4:$Verteilung.$C$6];[.F20:.H22];[.F35:.H37])+[Zeit6.G5];IF([.W11]+[Zeit6.W10]=2;SUMPRODUCT([Zeit6.F3:.H5];[$Verteilung.$A$4:$Verteilung.$C$6];[.F20:.H22];[.F35:.H37])+[Zeit6.G3];SUMPRODUCT([Zeit6.F3:.H5];[$Verteilung.$A$4:$Verteilung.$C$6];[.F20:.H22];[.F35:.H37]))))))" office:value-type="float" office:value="190.612219358886" calcext:value-type="float">
            <text:p>190,612219358886</text:p>
          </table:table-cell>
          <table:table-cell table:style-name="ce143" table:formula="of:=IF([.H21]=0;0;IF([.Y12]+[Zeit6.Z12]=2;SUMPRODUCT([Zeit6.G3:.I5];[$Verteilung.$A$4:$Verteilung.$C$6];[.G20:.I22];[.G35:.I37])+[Zeit6.I4];IF([.W12]+[Zeit6.V12]=2;SUMPRODUCT([Zeit6.G3:.I5];[$Verteilung.$A$4:$Verteilung.$C$6];[.G20:.I22];[.G35:.I37])+[Zeit6.G4];IF([.X13]+[Zeit6.X14]=2;SUMPRODUCT([Zeit6.G3:.I5];[$Verteilung.$A$4:$Verteilung.$C$6];[.G20:.I22];[.G35:.I37])+[Zeit6.H5];IF([.X11]+[Zeit6.X10]=2;SUMPRODUCT([Zeit6.G3:.I5];[$Verteilung.$A$4:$Verteilung.$C$6];[.G20:.I22];[.G35:.I37])+[Zeit6.H3];SUMPRODUCT([Zeit6.G3:.I5];[$Verteilung.$A$4:$Verteilung.$C$6];[.G20:.I22];[.G35:.I37]))))))" office:value-type="float" office:value="162.096888319552" calcext:value-type="float">
            <text:p>162,096888319552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43" table:formula="of:=IF([.C22]=0;0;IF([.T13]+[Zeit6.U13]=2;SUMPRODUCT([Zeit6.B4:.D6];[$Verteilung.$A$4:$Verteilung.$C$6];[.B21:.D23];[.B36:.D38])+[Zeit6.D5];IF([.R13]+[Zeit6.Q13]=2;SUMPRODUCT([Zeit6.B4:.D6];[$Verteilung.$A$4:$Verteilung.$C$6];[.B21:.D23];[.B36:.D38])+[Zeit6.B5];IF([.S14]+[Zeit6.S15]=2;SUMPRODUCT([Zeit6.B4:.D6];[$Verteilung.$A$4:$Verteilung.$C$6];[.B21:.D23];[.B36:.D38])+[Zeit6.C6];IF([.S12]+[Zeit6.S11]=2;SUMPRODUCT([Zeit6.B4:.D6];[$Verteilung.$A$4:$Verteilung.$C$6];[.B21:.D23];[.B36:.D38])+[Zeit6.C4];SUMPRODUCT([Zeit6.B4:.D6];[$Verteilung.$A$4:$Verteilung.$C$6];[.B21:.D23];[.B36:.D38]))))))" office:value-type="float" office:value="122.356513145105" calcext:value-type="float">
            <text:p>122,356513145105</text:p>
          </table:table-cell>
          <table:table-cell table:style-name="ce143" table:formula="of:=IF([.D22]=0;0;IF([.U13]+[Zeit6.V13]=2;SUMPRODUCT([Zeit6.C4:.E6];[$Verteilung.$A$4:$Verteilung.$C$6];[.C21:.E23];[.C36:.E38])+[Zeit6.E5];IF([.S13]+[Zeit6.R13]=2;SUMPRODUCT([Zeit6.C4:.E6];[$Verteilung.$A$4:$Verteilung.$C$6];[.C21:.E23];[.C36:.E38])+[Zeit6.C5];IF([.T14]+[Zeit6.T15]=2;SUMPRODUCT([Zeit6.C4:.E6];[$Verteilung.$A$4:$Verteilung.$C$6];[.C21:.E23];[.C36:.E38])+[Zeit6.D6];IF([.T12]+[Zeit6.T11]=2;SUMPRODUCT([Zeit6.C4:.E6];[$Verteilung.$A$4:$Verteilung.$C$6];[.C21:.E23];[.C36:.E38])+[Zeit6.D4];SUMPRODUCT([Zeit6.C4:.E6];[$Verteilung.$A$4:$Verteilung.$C$6];[.C21:.E23];[.C36:.E38]))))))" office:value-type="float" office:value="45.7693117143581" calcext:value-type="float">
            <text:p>45,7693117143581</text:p>
          </table:table-cell>
          <table:table-cell table:style-name="ce143" table:formula="of:=IF([.E22]=0;0;IF([.V13]+[Zeit6.W13]=2;SUMPRODUCT([Zeit6.D4:.F6];[$Verteilung.$A$4:$Verteilung.$C$6];[.D21:.F23];[.D36:.F38])+[Zeit6.F5];IF([.T13]+[Zeit6.S13]=2;SUMPRODUCT([Zeit6.D4:.F6];[$Verteilung.$A$4:$Verteilung.$C$6];[.D21:.F23];[.D36:.F38])+[Zeit6.D5];IF([.U14]+[Zeit6.U15]=2;SUMPRODUCT([Zeit6.D4:.F6];[$Verteilung.$A$4:$Verteilung.$C$6];[.D21:.F23];[.D36:.F38])+[Zeit6.E6];IF([.U12]+[Zeit6.U11]=2;SUMPRODUCT([Zeit6.D4:.F6];[$Verteilung.$A$4:$Verteilung.$C$6];[.D21:.F23];[.D36:.F38])+[Zeit6.E4];SUMPRODUCT([Zeit6.D4:.F6];[$Verteilung.$A$4:$Verteilung.$C$6];[.D21:.F23];[.D36:.F38]))))))" office:value-type="float" office:value="13.5479475907908" calcext:value-type="float">
            <text:p>13,5479475907908</text:p>
          </table:table-cell>
          <table:table-cell table:style-name="ce143" table:formula="of:=IF([.F22]=0;0;IF([.W13]+[Zeit6.X13]=2;SUMPRODUCT([Zeit6.E4:.G6];[$Verteilung.$A$4:$Verteilung.$C$6];[.E21:.G23];[.E36:.G38])+[Zeit6.G5];IF([.U13]+[Zeit6.T13]=2;SUMPRODUCT([Zeit6.E4:.G6];[$Verteilung.$A$4:$Verteilung.$C$6];[.E21:.G23];[.E36:.G38])+[Zeit6.E5];IF([.V14]+[Zeit6.V15]=2;SUMPRODUCT([Zeit6.E4:.G6];[$Verteilung.$A$4:$Verteilung.$C$6];[.E21:.G23];[.E36:.G38])+[Zeit6.F6];IF([.V12]+[Zeit6.V11]=2;SUMPRODUCT([Zeit6.E4:.G6];[$Verteilung.$A$4:$Verteilung.$C$6];[.E21:.G23];[.E36:.G38])+[Zeit6.F4];SUMPRODUCT([Zeit6.E4:.G6];[$Verteilung.$A$4:$Verteilung.$C$6];[.E21:.G23];[.E36:.G38]))))))" office:value-type="float" office:value="21.4090812630048" calcext:value-type="float">
            <text:p>21,4090812630048</text:p>
          </table:table-cell>
          <table:table-cell table:style-name="ce143" table:formula="of:=IF([.G22]=0;0;IF([.X13]+[Zeit6.Y13]=2;SUMPRODUCT([Zeit6.F4:.H6];[$Verteilung.$A$4:$Verteilung.$C$6];[.F21:.H23];[.F36:.H38])+[Zeit6.H5];IF([.V13]+[Zeit6.U13]=2;SUMPRODUCT([Zeit6.F4:.H6];[$Verteilung.$A$4:$Verteilung.$C$6];[.F21:.H23];[.F36:.H38])+[Zeit6.F5];IF([.W14]+[Zeit6.W15]=2;SUMPRODUCT([Zeit6.F4:.H6];[$Verteilung.$A$4:$Verteilung.$C$6];[.F21:.H23];[.F36:.H38])+[Zeit6.G6];IF([.W12]+[Zeit6.W11]=2;SUMPRODUCT([Zeit6.F4:.H6];[$Verteilung.$A$4:$Verteilung.$C$6];[.F21:.H23];[.F36:.H38])+[Zeit6.G4];SUMPRODUCT([Zeit6.F4:.H6];[$Verteilung.$A$4:$Verteilung.$C$6];[.F21:.H23];[.F36:.H38]))))))" office:value-type="float" office:value="40.7671760600332" calcext:value-type="float">
            <text:p>40,7671760600332</text:p>
          </table:table-cell>
          <table:table-cell table:style-name="ce143" table:formula="of:=IF([.H22]=0;0;IF([.Y13]+[Zeit6.Z13]=2;SUMPRODUCT([Zeit6.G4:.I6];[$Verteilung.$A$4:$Verteilung.$C$6];[.G21:.I23];[.G36:.I38])+[Zeit6.I5];IF([.W13]+[Zeit6.V13]=2;SUMPRODUCT([Zeit6.G4:.I6];[$Verteilung.$A$4:$Verteilung.$C$6];[.G21:.I23];[.G36:.I38])+[Zeit6.G5];IF([.X14]+[Zeit6.X15]=2;SUMPRODUCT([Zeit6.G4:.I6];[$Verteilung.$A$4:$Verteilung.$C$6];[.G21:.I23];[.G36:.I38])+[Zeit6.H6];IF([.X12]+[Zeit6.X11]=2;SUMPRODUCT([Zeit6.G4:.I6];[$Verteilung.$A$4:$Verteilung.$C$6];[.G21:.I23];[.G36:.I38])+[Zeit6.H4];SUMPRODUCT([Zeit6.G4:.I6];[$Verteilung.$A$4:$Verteilung.$C$6];[.G21:.I23];[.G36:.I38]))))))" office:value-type="float" office:value="43.8169241101697" calcext:value-type="float">
            <text:p>43,8169241101697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43" table:formula="of:=IF([.C23]=0;0;IF([.T14]+[Zeit6.U14]=2;SUMPRODUCT([Zeit6.B5:.D7];[$Verteilung.$A$4:$Verteilung.$C$6];[.B22:.D24];[.B37:.D39])+[Zeit6.D6];IF([.R14]+[Zeit6.Q14]=2;SUMPRODUCT([Zeit6.B5:.D7];[$Verteilung.$A$4:$Verteilung.$C$6];[.B22:.D24];[.B37:.D39])+[Zeit6.B6];IF([.S15]+[Zeit6.S16]=2;SUMPRODUCT([Zeit6.B5:.D7];[$Verteilung.$A$4:$Verteilung.$C$6];[.B22:.D24];[.B37:.D39])+[Zeit6.C7];IF([.S13]+[Zeit6.S12]=2;SUMPRODUCT([Zeit6.B5:.D7];[$Verteilung.$A$4:$Verteilung.$C$6];[.B22:.D24];[.B37:.D39])+[Zeit6.C5];SUMPRODUCT([Zeit6.B5:.D7];[$Verteilung.$A$4:$Verteilung.$C$6];[.B22:.D24];[.B37:.D39]))))))" office:value-type="float" office:value="269.898848727242" calcext:value-type="float">
            <text:p>269,898848727242</text:p>
          </table:table-cell>
          <table:table-cell table:style-name="ce143" table:formula="of:=IF([.D23]=0;0;IF([.U14]+[Zeit6.V14]=2;SUMPRODUCT([Zeit6.C5:.E7];[$Verteilung.$A$4:$Verteilung.$C$6];[.C22:.E24];[.C37:.E39])+[Zeit6.E6];IF([.S14]+[Zeit6.R14]=2;SUMPRODUCT([Zeit6.C5:.E7];[$Verteilung.$A$4:$Verteilung.$C$6];[.C22:.E24];[.C37:.E39])+[Zeit6.C6];IF([.T15]+[Zeit6.T16]=2;SUMPRODUCT([Zeit6.C5:.E7];[$Verteilung.$A$4:$Verteilung.$C$6];[.C22:.E24];[.C37:.E39])+[Zeit6.D7];IF([.T13]+[Zeit6.T12]=2;SUMPRODUCT([Zeit6.C5:.E7];[$Verteilung.$A$4:$Verteilung.$C$6];[.C22:.E24];[.C37:.E39])+[Zeit6.D5];SUMPRODUCT([Zeit6.C5:.E7];[$Verteilung.$A$4:$Verteilung.$C$6];[.C22:.E24];[.C37:.E39]))))))" office:value-type="float" office:value="89.4419251622487" calcext:value-type="float">
            <text:p>89,4419251622487</text:p>
          </table:table-cell>
          <table:table-cell table:style-name="ce143" table:formula="of:=IF([.E23]=0;0;IF([.V14]+[Zeit6.W14]=2;SUMPRODUCT([Zeit6.D5:.F7];[$Verteilung.$A$4:$Verteilung.$C$6];[.D22:.F24];[.D37:.F39])+[Zeit6.F6];IF([.T14]+[Zeit6.S14]=2;SUMPRODUCT([Zeit6.D5:.F7];[$Verteilung.$A$4:$Verteilung.$C$6];[.D22:.F24];[.D37:.F39])+[Zeit6.D6];IF([.U15]+[Zeit6.U16]=2;SUMPRODUCT([Zeit6.D5:.F7];[$Verteilung.$A$4:$Verteilung.$C$6];[.D22:.F24];[.D37:.F39])+[Zeit6.E7];IF([.U13]+[Zeit6.U12]=2;SUMPRODUCT([Zeit6.D5:.F7];[$Verteilung.$A$4:$Verteilung.$C$6];[.D22:.F24];[.D37:.F39])+[Zeit6.E5];SUMPRODUCT([Zeit6.D5:.F7];[$Verteilung.$A$4:$Verteilung.$C$6];[.D22:.F24];[.D37:.F39]))))))" office:value-type="float" office:value="21.6763113236553" calcext:value-type="float">
            <text:p>21,6763113236553</text:p>
          </table:table-cell>
          <table:table-cell table:style-name="ce143" table:formula="of:=IF([.F23]=0;0;IF([.W14]+[Zeit6.X14]=2;SUMPRODUCT([Zeit6.E5:.G7];[$Verteilung.$A$4:$Verteilung.$C$6];[.E22:.G24];[.E37:.G39])+[Zeit6.G6];IF([.U14]+[Zeit6.T14]=2;SUMPRODUCT([Zeit6.E5:.G7];[$Verteilung.$A$4:$Verteilung.$C$6];[.E22:.G24];[.E37:.G39])+[Zeit6.E6];IF([.V15]+[Zeit6.V16]=2;SUMPRODUCT([Zeit6.E5:.G7];[$Verteilung.$A$4:$Verteilung.$C$6];[.E22:.G24];[.E37:.G39])+[Zeit6.F7];IF([.V13]+[Zeit6.V12]=2;SUMPRODUCT([Zeit6.E5:.G7];[$Verteilung.$A$4:$Verteilung.$C$6];[.E22:.G24];[.E37:.G39])+[Zeit6.F5];SUMPRODUCT([Zeit6.E5:.G7];[$Verteilung.$A$4:$Verteilung.$C$6];[.E22:.G24];[.E37:.G39]))))))" office:value-type="float" office:value="8.49916904351035" calcext:value-type="float">
            <text:p>8,49916904351035</text:p>
          </table:table-cell>
          <table:table-cell table:style-name="ce143" table:formula="of:=IF([.G23]=0;0;IF([.X14]+[Zeit6.Y14]=2;SUMPRODUCT([Zeit6.F5:.H7];[$Verteilung.$A$4:$Verteilung.$C$6];[.F22:.H24];[.F37:.H39])+[Zeit6.H6];IF([.V14]+[Zeit6.U14]=2;SUMPRODUCT([Zeit6.F5:.H7];[$Verteilung.$A$4:$Verteilung.$C$6];[.F22:.H24];[.F37:.H39])+[Zeit6.F6];IF([.W15]+[Zeit6.W16]=2;SUMPRODUCT([Zeit6.F5:.H7];[$Verteilung.$A$4:$Verteilung.$C$6];[.F22:.H24];[.F37:.H39])+[Zeit6.G7];IF([.W13]+[Zeit6.W12]=2;SUMPRODUCT([Zeit6.F5:.H7];[$Verteilung.$A$4:$Verteilung.$C$6];[.F22:.H24];[.F37:.H39])+[Zeit6.G5];SUMPRODUCT([Zeit6.F5:.H7];[$Verteilung.$A$4:$Verteilung.$C$6];[.F22:.H24];[.F37:.H39]))))))" office:value-type="float" office:value="8.7017295193755" calcext:value-type="float">
            <text:p>8,7017295193755</text:p>
          </table:table-cell>
          <table:table-cell table:style-name="ce143" table:formula="of:=IF([.H23]=0;0;IF([.Y14]+[Zeit6.Z14]=2;SUMPRODUCT([Zeit6.G5:.I7];[$Verteilung.$A$4:$Verteilung.$C$6];[.G22:.I24];[.G37:.I39])+[Zeit6.I6];IF([.W14]+[Zeit6.V14]=2;SUMPRODUCT([Zeit6.G5:.I7];[$Verteilung.$A$4:$Verteilung.$C$6];[.G22:.I24];[.G37:.I39])+[Zeit6.G6];IF([.X15]+[Zeit6.X16]=2;SUMPRODUCT([Zeit6.G5:.I7];[$Verteilung.$A$4:$Verteilung.$C$6];[.G22:.I24];[.G37:.I39])+[Zeit6.H7];IF([.X13]+[Zeit6.X12]=2;SUMPRODUCT([Zeit6.G5:.I7];[$Verteilung.$A$4:$Verteilung.$C$6];[.G22:.I24];[.G37:.I39])+[Zeit6.H5];SUMPRODUCT([Zeit6.G5:.I7];[$Verteilung.$A$4:$Verteilung.$C$6];[.G22:.I24];[.G37:.I39]))))))" office:value-type="float" office:value="7.70109826754587" calcext:value-type="float">
            <text:p>7,70109826754587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43" table:formula="of:=IF([.C24]=0;0;IF([.T15]+[Zeit6.U15]=2;SUMPRODUCT([Zeit6.B6:.D8];[$Verteilung.$A$4:$Verteilung.$C$6];[.B23:.D25];[.B38:.D40])+[Zeit6.D7];IF([.R15]+[Zeit6.Q15]=2;SUMPRODUCT([Zeit6.B6:.D8];[$Verteilung.$A$4:$Verteilung.$C$6];[.B23:.D25];[.B38:.D40])+[Zeit6.B7];IF([.S16]+[Zeit6.S17]=2;SUMPRODUCT([Zeit6.B6:.D8];[$Verteilung.$A$4:$Verteilung.$C$6];[.B23:.D25];[.B38:.D40])+[Zeit6.C8];IF([.S14]+[Zeit6.S13]=2;SUMPRODUCT([Zeit6.B6:.D8];[$Verteilung.$A$4:$Verteilung.$C$6];[.B23:.D25];[.B38:.D40])+[Zeit6.C6];SUMPRODUCT([Zeit6.B6:.D8];[$Verteilung.$A$4:$Verteilung.$C$6];[.B23:.D25];[.B38:.D40]))))))" office:value-type="float" office:value="159.703000672519" calcext:value-type="float">
            <text:p>159,703000672519</text:p>
          </table:table-cell>
          <table:table-cell table:style-name="ce143" table:formula="of:=IF([.D24]=0;0;IF([.U15]+[Zeit6.V15]=2;SUMPRODUCT([Zeit6.C6:.E8];[$Verteilung.$A$4:$Verteilung.$C$6];[.C23:.E25];[.C38:.E40])+[Zeit6.E7];IF([.S15]+[Zeit6.R15]=2;SUMPRODUCT([Zeit6.C6:.E8];[$Verteilung.$A$4:$Verteilung.$C$6];[.C23:.E25];[.C38:.E40])+[Zeit6.C7];IF([.T16]+[Zeit6.T17]=2;SUMPRODUCT([Zeit6.C6:.E8];[$Verteilung.$A$4:$Verteilung.$C$6];[.C23:.E25];[.C38:.E40])+[Zeit6.D8];IF([.T14]+[Zeit6.T13]=2;SUMPRODUCT([Zeit6.C6:.E8];[$Verteilung.$A$4:$Verteilung.$C$6];[.C23:.E25];[.C38:.E40])+[Zeit6.D6];SUMPRODUCT([Zeit6.C6:.E8];[$Verteilung.$A$4:$Verteilung.$C$6];[.C23:.E25];[.C38:.E40]))))))" office:value-type="float" office:value="110.846497326285" calcext:value-type="float">
            <text:p>110,846497326285</text:p>
          </table:table-cell>
          <table:table-cell table:style-name="ce143" table:formula="of:=IF([.E24]=0;0;IF([.V15]+[Zeit6.W15]=2;SUMPRODUCT([Zeit6.D6:.F8];[$Verteilung.$A$4:$Verteilung.$C$6];[.D23:.F25];[.D38:.F40])+[Zeit6.F7];IF([.T15]+[Zeit6.S15]=2;SUMPRODUCT([Zeit6.D6:.F8];[$Verteilung.$A$4:$Verteilung.$C$6];[.D23:.F25];[.D38:.F40])+[Zeit6.D7];IF([.U16]+[Zeit6.U17]=2;SUMPRODUCT([Zeit6.D6:.F8];[$Verteilung.$A$4:$Verteilung.$C$6];[.D23:.F25];[.D38:.F40])+[Zeit6.E8];IF([.U14]+[Zeit6.U13]=2;SUMPRODUCT([Zeit6.D6:.F8];[$Verteilung.$A$4:$Verteilung.$C$6];[.D23:.F25];[.D38:.F40])+[Zeit6.E6];SUMPRODUCT([Zeit6.D6:.F8];[$Verteilung.$A$4:$Verteilung.$C$6];[.D23:.F25];[.D38:.F40]))))))" office:value-type="float" office:value="24.6686461781209" calcext:value-type="float">
            <text:p>24,6686461781209</text:p>
          </table:table-cell>
          <table:table-cell table:style-name="ce143" table:formula="of:=IF([.F24]=0;0;IF([.W15]+[Zeit6.X15]=2;SUMPRODUCT([Zeit6.E6:.G8];[$Verteilung.$A$4:$Verteilung.$C$6];[.E23:.G25];[.E38:.G40])+[Zeit6.G7];IF([.U15]+[Zeit6.T15]=2;SUMPRODUCT([Zeit6.E6:.G8];[$Verteilung.$A$4:$Verteilung.$C$6];[.E23:.G25];[.E38:.G40])+[Zeit6.E7];IF([.V16]+[Zeit6.V17]=2;SUMPRODUCT([Zeit6.E6:.G8];[$Verteilung.$A$4:$Verteilung.$C$6];[.E23:.G25];[.E38:.G40])+[Zeit6.F8];IF([.V14]+[Zeit6.V13]=2;SUMPRODUCT([Zeit6.E6:.G8];[$Verteilung.$A$4:$Verteilung.$C$6];[.E23:.G25];[.E38:.G40])+[Zeit6.F6];SUMPRODUCT([Zeit6.E6:.G8];[$Verteilung.$A$4:$Verteilung.$C$6];[.E23:.G25];[.E38:.G40]))))))" office:value-type="float" office:value="4.16842958708861" calcext:value-type="float">
            <text:p>4,16842958708861</text:p>
          </table:table-cell>
          <table:table-cell table:style-name="ce143" table:formula="of:=IF([.G24]=0;0;IF([.X15]+[Zeit6.Y15]=2;SUMPRODUCT([Zeit6.F6:.H8];[$Verteilung.$A$4:$Verteilung.$C$6];[.F23:.H25];[.F38:.H40])+[Zeit6.H7];IF([.V15]+[Zeit6.U15]=2;SUMPRODUCT([Zeit6.F6:.H8];[$Verteilung.$A$4:$Verteilung.$C$6];[.F23:.H25];[.F38:.H40])+[Zeit6.F7];IF([.W16]+[Zeit6.W17]=2;SUMPRODUCT([Zeit6.F6:.H8];[$Verteilung.$A$4:$Verteilung.$C$6];[.F23:.H25];[.F38:.H40])+[Zeit6.G8];IF([.W14]+[Zeit6.W13]=2;SUMPRODUCT([Zeit6.F6:.H8];[$Verteilung.$A$4:$Verteilung.$C$6];[.F23:.H25];[.F38:.H40])+[Zeit6.G6];SUMPRODUCT([Zeit6.F6:.H8];[$Verteilung.$A$4:$Verteilung.$C$6];[.F23:.H25];[.F38:.H40]))))))" office:value-type="float" office:value="1.48264175498166" calcext:value-type="float">
            <text:p>1,48264175498166</text:p>
          </table:table-cell>
          <table:table-cell table:style-name="ce143" table:formula="of:=IF([.H24]=0;0;IF([.Y15]+[Zeit6.Z15]=2;SUMPRODUCT([Zeit6.G6:.I8];[$Verteilung.$A$4:$Verteilung.$C$6];[.G23:.I25];[.G38:.I40])+[Zeit6.I7];IF([.W15]+[Zeit6.V15]=2;SUMPRODUCT([Zeit6.G6:.I8];[$Verteilung.$A$4:$Verteilung.$C$6];[.G23:.I25];[.G38:.I40])+[Zeit6.G7];IF([.X16]+[Zeit6.X17]=2;SUMPRODUCT([Zeit6.G6:.I8];[$Verteilung.$A$4:$Verteilung.$C$6];[.G23:.I25];[.G38:.I40])+[Zeit6.H8];IF([.X14]+[Zeit6.X13]=2;SUMPRODUCT([Zeit6.G6:.I8];[$Verteilung.$A$4:$Verteilung.$C$6];[.G23:.I25];[.G38:.I40])+[Zeit6.H6];SUMPRODUCT([Zeit6.G6:.I8];[$Verteilung.$A$4:$Verteilung.$C$6];[.G23:.I25];[.G38:.I40]))))))" office:value-type="float" office:value="0.963367174301344" calcext:value-type="float">
            <text:p>0,963367174301344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6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39" table:formula="of:=[Zeit6.B10]" office:value-type="float" office:value="1" calcext:value-type="float">
            <text:p>1</text:p>
          </table:table-cell>
          <table:table-cell table:style-name="ce139" table:formula="of:=[Zeit6.C10]" office:value-type="float" office:value="1" calcext:value-type="float">
            <text:p>1</text:p>
          </table:table-cell>
          <table:table-cell table:style-name="ce139" table:formula="of:=[Zeit6.D10]" office:value-type="float" office:value="1" calcext:value-type="float">
            <text:p>1</text:p>
          </table:table-cell>
          <table:table-cell table:style-name="ce139" table:formula="of:=[Zeit6.E10]" office:value-type="float" office:value="1" calcext:value-type="float">
            <text:p>1</text:p>
          </table:table-cell>
          <table:table-cell table:style-name="ce139" table:formula="of:=[Zeit6.F10]" office:value-type="float" office:value="1" calcext:value-type="float">
            <text:p>1</text:p>
          </table:table-cell>
          <table:table-cell table:style-name="ce139" table:formula="of:=[Zeit6.G10]" office:value-type="float" office:value="1" calcext:value-type="float">
            <text:p>1</text:p>
          </table:table-cell>
          <table:table-cell table:style-name="ce139" table:formula="of:=[Zeit6.H10]" office:value-type="float" office:value="1" calcext:value-type="float">
            <text:p>1</text:p>
          </table:table-cell>
          <table:table-cell table:style-name="ce139" table:formula="of:=[Zeit6.I10]" office:value-type="float" office:value="1" calcext:value-type="float">
            <text:p>1</text:p>
          </table:table-cell>
          <table:table-cell table:number-columns-repeated="8"/>
          <table:table-cell table:style-name="ce144" table:formula="of:=[.B10]-[Zeit6.B10]" office:value-type="float" office:value="0" calcext:value-type="float">
            <text:p>0</text:p>
          </table:table-cell>
          <table:table-cell table:style-name="ce144" table:formula="of:=[.C10]-[Zeit6.C10]" office:value-type="float" office:value="0" calcext:value-type="float">
            <text:p>0</text:p>
          </table:table-cell>
          <table:table-cell table:style-name="ce144" table:formula="of:=[.D10]-[Zeit6.D10]" office:value-type="float" office:value="0" calcext:value-type="float">
            <text:p>0</text:p>
          </table:table-cell>
          <table:table-cell table:style-name="ce144" table:formula="of:=[.E10]-[Zeit6.E10]" office:value-type="float" office:value="0" calcext:value-type="float">
            <text:p>0</text:p>
          </table:table-cell>
          <table:table-cell table:style-name="ce144" table:formula="of:=[.F10]-[Zeit6.F10]" office:value-type="float" office:value="0" calcext:value-type="float">
            <text:p>0</text:p>
          </table:table-cell>
          <table:table-cell table:style-name="ce144" table:formula="of:=[.G10]-[Zeit6.G10]" office:value-type="float" office:value="0" calcext:value-type="float">
            <text:p>0</text:p>
          </table:table-cell>
          <table:table-cell table:style-name="ce144" table:formula="of:=[.H10]-[Zeit6.H10]" office:value-type="float" office:value="0" calcext:value-type="float">
            <text:p>0</text:p>
          </table:table-cell>
          <table:table-cell table:style-name="ce144" table:formula="of:=[.I10]-[Zeit6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9" table:formula="of:=[Zeit6.B11]" office:value-type="float" office:value="1" calcext:value-type="float">
            <text:p>1</text:p>
          </table:table-cell>
          <table:table-cell table:style-name="ce139" table:formula="of:=[Zeit6.C11]" office:value-type="float" office:value="0" calcext:value-type="float">
            <text:p>0</text:p>
          </table:table-cell>
          <table:table-cell table:style-name="ce139" table:formula="of:=[Zeit6.D11]" office:value-type="float" office:value="0" calcext:value-type="float">
            <text:p>0</text:p>
          </table:table-cell>
          <table:table-cell table:style-name="ce139" table:formula="of:=[Zeit6.E11]" office:value-type="float" office:value="0" calcext:value-type="float">
            <text:p>0</text:p>
          </table:table-cell>
          <table:table-cell table:style-name="ce139" table:formula="of:=[Zeit6.F11]" office:value-type="float" office:value="0" calcext:value-type="float">
            <text:p>0</text:p>
          </table:table-cell>
          <table:table-cell table:style-name="ce139" table:formula="of:=[Zeit6.G11]" office:value-type="float" office:value="0" calcext:value-type="float">
            <text:p>0</text:p>
          </table:table-cell>
          <table:table-cell table:style-name="ce139" table:formula="of:=[Zeit6.H11]" office:value-type="float" office:value="0" calcext:value-type="float">
            <text:p>0</text:p>
          </table:table-cell>
          <table:table-cell table:style-name="ce139" table:formula="of:=[Zeit6.I11]" office:value-type="float" office:value="1" calcext:value-type="float">
            <text:p>1</text:p>
          </table:table-cell>
          <table:table-cell table:number-columns-repeated="8"/>
          <table:table-cell table:style-name="ce144" table:formula="of:=[.B11]-[Zeit6.B11]" office:value-type="float" office:value="0" calcext:value-type="float">
            <text:p>0</text:p>
          </table:table-cell>
          <table:table-cell table:style-name="ce144" table:formula="of:=[.C11]-[Zeit6.C11]" office:value-type="float" office:value="0" calcext:value-type="float">
            <text:p>0</text:p>
          </table:table-cell>
          <table:table-cell table:style-name="ce144" table:formula="of:=[.D11]-[Zeit6.D11]" office:value-type="float" office:value="0" calcext:value-type="float">
            <text:p>0</text:p>
          </table:table-cell>
          <table:table-cell table:style-name="ce144" table:formula="of:=[.E11]-[Zeit6.E11]" office:value-type="float" office:value="0" calcext:value-type="float">
            <text:p>0</text:p>
          </table:table-cell>
          <table:table-cell table:style-name="ce144" table:formula="of:=[.F11]-[Zeit6.F11]" office:value-type="float" office:value="0" calcext:value-type="float">
            <text:p>0</text:p>
          </table:table-cell>
          <table:table-cell table:style-name="ce144" table:formula="of:=[.G11]-[Zeit6.G11]" office:value-type="float" office:value="0" calcext:value-type="float">
            <text:p>0</text:p>
          </table:table-cell>
          <table:table-cell table:style-name="ce144" table:formula="of:=[.H11]-[Zeit6.H11]" office:value-type="float" office:value="0" calcext:value-type="float">
            <text:p>0</text:p>
          </table:table-cell>
          <table:table-cell table:style-name="ce144" table:formula="of:=[.I11]-[Zeit6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9" table:formula="of:=[Zeit6.B12]" office:value-type="float" office:value="1" calcext:value-type="float">
            <text:p>1</text:p>
          </table:table-cell>
          <table:table-cell table:style-name="ce139" table:formula="of:=[Zeit6.C12]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table:formula="of:=[Zeit6.E12]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formula="of:=[Zeit6.G12]" office:value-type="float" office:value="0" calcext:value-type="float">
            <text:p>0</text:p>
          </table:table-cell>
          <table:table-cell table:style-name="ce139" table:formula="of:=[Zeit6.H12]" office:value-type="float" office:value="0" calcext:value-type="float">
            <text:p>0</text:p>
          </table:table-cell>
          <table:table-cell table:style-name="ce139" table:formula="of:=[Zeit6.I12]" office:value-type="float" office:value="1" calcext:value-type="float">
            <text:p>1</text:p>
          </table:table-cell>
          <table:table-cell table:number-columns-repeated="8"/>
          <table:table-cell table:style-name="ce144" table:formula="of:=[.B12]-[Zeit6.B12]" office:value-type="float" office:value="0" calcext:value-type="float">
            <text:p>0</text:p>
          </table:table-cell>
          <table:table-cell table:style-name="ce144" table:formula="of:=[.C12]-[Zeit6.C12]" office:value-type="float" office:value="0" calcext:value-type="float">
            <text:p>0</text:p>
          </table:table-cell>
          <table:table-cell table:style-name="ce144" table:formula="of:=[.D12]-[Zeit6.D12]" office:value-type="float" office:value="-1" calcext:value-type="float">
            <text:p>-1</text:p>
          </table:table-cell>
          <table:table-cell table:style-name="ce144" table:formula="of:=[.E12]-[Zeit6.E12]" office:value-type="float" office:value="0" calcext:value-type="float">
            <text:p>0</text:p>
          </table:table-cell>
          <table:table-cell table:style-name="ce144" table:formula="of:=[.F12]-[Zeit6.F12]" office:value-type="float" office:value="1" calcext:value-type="float">
            <text:p>1</text:p>
          </table:table-cell>
          <table:table-cell table:style-name="ce144" table:formula="of:=[.G12]-[Zeit6.G12]" office:value-type="float" office:value="0" calcext:value-type="float">
            <text:p>0</text:p>
          </table:table-cell>
          <table:table-cell table:style-name="ce144" table:formula="of:=[.H12]-[Zeit6.H12]" office:value-type="float" office:value="0" calcext:value-type="float">
            <text:p>0</text:p>
          </table:table-cell>
          <table:table-cell table:style-name="ce144" table:formula="of:=[.I12]-[Zeit6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9" table:formula="of:=[Zeit6.B13]" office:value-type="float" office:value="1" calcext:value-type="float">
            <text:p>1</text:p>
          </table:table-cell>
          <table:table-cell table:style-name="ce139" table:formula="of:=[Zeit6.C13]" office:value-type="float" office:value="0" calcext:value-type="float">
            <text:p>0</text:p>
          </table:table-cell>
          <table:table-cell table:style-name="ce139" table:formula="of:=[Zeit6.D13]" office:value-type="float" office:value="0" calcext:value-type="float">
            <text:p>0</text:p>
          </table:table-cell>
          <table:table-cell table:style-name="ce139" table:formula="of:=[Zeit6.E13]" office:value-type="float" office:value="0" calcext:value-type="float">
            <text:p>0</text:p>
          </table:table-cell>
          <table:table-cell table:style-name="ce139" table:formula="of:=[Zeit6.F13]" office:value-type="float" office:value="0" calcext:value-type="float">
            <text:p>0</text:p>
          </table:table-cell>
          <table:table-cell table:style-name="ce139" table:formula="of:=[Zeit6.G13]" office:value-type="float" office:value="0" calcext:value-type="float">
            <text:p>0</text:p>
          </table:table-cell>
          <table:table-cell table:style-name="ce139" table:formula="of:=[Zeit6.H13]" office:value-type="float" office:value="0" calcext:value-type="float">
            <text:p>0</text:p>
          </table:table-cell>
          <table:table-cell table:style-name="ce139" table:formula="of:=[Zeit6.I13]" office:value-type="float" office:value="1" calcext:value-type="float">
            <text:p>1</text:p>
          </table:table-cell>
          <table:table-cell table:number-columns-repeated="8"/>
          <table:table-cell table:style-name="ce144" table:formula="of:=[.B13]-[Zeit6.B13]" office:value-type="float" office:value="0" calcext:value-type="float">
            <text:p>0</text:p>
          </table:table-cell>
          <table:table-cell table:style-name="ce144" table:formula="of:=[.C13]-[Zeit6.C13]" office:value-type="float" office:value="0" calcext:value-type="float">
            <text:p>0</text:p>
          </table:table-cell>
          <table:table-cell table:style-name="ce144" table:formula="of:=[.D13]-[Zeit6.D13]" office:value-type="float" office:value="0" calcext:value-type="float">
            <text:p>0</text:p>
          </table:table-cell>
          <table:table-cell table:style-name="ce144" table:formula="of:=[.E13]-[Zeit6.E13]" office:value-type="float" office:value="0" calcext:value-type="float">
            <text:p>0</text:p>
          </table:table-cell>
          <table:table-cell table:style-name="ce144" table:formula="of:=[.F13]-[Zeit6.F13]" office:value-type="float" office:value="0" calcext:value-type="float">
            <text:p>0</text:p>
          </table:table-cell>
          <table:table-cell table:style-name="ce144" table:formula="of:=[.G13]-[Zeit6.G13]" office:value-type="float" office:value="0" calcext:value-type="float">
            <text:p>0</text:p>
          </table:table-cell>
          <table:table-cell table:style-name="ce144" table:formula="of:=[.H13]-[Zeit6.H13]" office:value-type="float" office:value="0" calcext:value-type="float">
            <text:p>0</text:p>
          </table:table-cell>
          <table:table-cell table:style-name="ce144" table:formula="of:=[.I13]-[Zeit6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9" table:formula="of:=[Zeit6.B14]" office:value-type="float" office:value="1" calcext:value-type="float">
            <text:p>1</text:p>
          </table:table-cell>
          <table:table-cell table:style-name="ce139" table:formula="of:=[Zeit6.C14]" office:value-type="float" office:value="0" calcext:value-type="float">
            <text:p>0</text:p>
          </table:table-cell>
          <table:table-cell table:style-name="ce139" table:formula="of:=[Zeit6.D14]" office:value-type="float" office:value="0" calcext:value-type="float">
            <text:p>0</text:p>
          </table:table-cell>
          <table:table-cell table:style-name="ce139" table:formula="of:=[Zeit6.E14]" office:value-type="float" office:value="0" calcext:value-type="float">
            <text:p>0</text:p>
          </table:table-cell>
          <table:table-cell table:style-name="ce139" table:formula="of:=[Zeit6.F14]" office:value-type="float" office:value="0" calcext:value-type="float">
            <text:p>0</text:p>
          </table:table-cell>
          <table:table-cell table:style-name="ce139" table:formula="of:=[Zeit6.G14]" office:value-type="float" office:value="0" calcext:value-type="float">
            <text:p>0</text:p>
          </table:table-cell>
          <table:table-cell table:style-name="ce139" table:formula="of:=[Zeit6.H14]" office:value-type="float" office:value="0" calcext:value-type="float">
            <text:p>0</text:p>
          </table:table-cell>
          <table:table-cell table:style-name="ce139" table:formula="of:=[Zeit6.I14]" office:value-type="float" office:value="1" calcext:value-type="float">
            <text:p>1</text:p>
          </table:table-cell>
          <table:table-cell table:number-columns-repeated="8"/>
          <table:table-cell table:style-name="ce144" table:formula="of:=[.B14]-[Zeit6.B14]" office:value-type="float" office:value="0" calcext:value-type="float">
            <text:p>0</text:p>
          </table:table-cell>
          <table:table-cell table:style-name="ce144" table:formula="of:=[.C14]-[Zeit6.C14]" office:value-type="float" office:value="0" calcext:value-type="float">
            <text:p>0</text:p>
          </table:table-cell>
          <table:table-cell table:style-name="ce144" table:formula="of:=[.D14]-[Zeit6.D14]" office:value-type="float" office:value="0" calcext:value-type="float">
            <text:p>0</text:p>
          </table:table-cell>
          <table:table-cell table:style-name="ce144" table:formula="of:=[.E14]-[Zeit6.E14]" office:value-type="float" office:value="0" calcext:value-type="float">
            <text:p>0</text:p>
          </table:table-cell>
          <table:table-cell table:style-name="ce144" table:formula="of:=[.F14]-[Zeit6.F14]" office:value-type="float" office:value="0" calcext:value-type="float">
            <text:p>0</text:p>
          </table:table-cell>
          <table:table-cell table:style-name="ce144" table:formula="of:=[.G14]-[Zeit6.G14]" office:value-type="float" office:value="0" calcext:value-type="float">
            <text:p>0</text:p>
          </table:table-cell>
          <table:table-cell table:style-name="ce144" table:formula="of:=[.H14]-[Zeit6.H14]" office:value-type="float" office:value="0" calcext:value-type="float">
            <text:p>0</text:p>
          </table:table-cell>
          <table:table-cell table:style-name="ce144" table:formula="of:=[.I14]-[Zeit6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9" table:formula="of:=[Zeit6.B15]" office:value-type="float" office:value="1" calcext:value-type="float">
            <text:p>1</text:p>
          </table:table-cell>
          <table:table-cell table:style-name="ce139" table:formula="of:=[Zeit6.C15]" office:value-type="float" office:value="0" calcext:value-type="float">
            <text:p>0</text:p>
          </table:table-cell>
          <table:table-cell table:style-name="ce139" table:formula="of:=[Zeit6.D15]" office:value-type="float" office:value="0" calcext:value-type="float">
            <text:p>0</text:p>
          </table:table-cell>
          <table:table-cell table:style-name="ce139" table:formula="of:=[Zeit6.E15]" office:value-type="float" office:value="0" calcext:value-type="float">
            <text:p>0</text:p>
          </table:table-cell>
          <table:table-cell table:style-name="ce139" table:formula="of:=[Zeit6.F15]" office:value-type="float" office:value="0" calcext:value-type="float">
            <text:p>0</text:p>
          </table:table-cell>
          <table:table-cell table:style-name="ce139" table:formula="of:=[Zeit6.G15]" office:value-type="float" office:value="0" calcext:value-type="float">
            <text:p>0</text:p>
          </table:table-cell>
          <table:table-cell table:style-name="ce139" table:formula="of:=[Zeit6.H15]" office:value-type="float" office:value="0" calcext:value-type="float">
            <text:p>0</text:p>
          </table:table-cell>
          <table:table-cell table:style-name="ce139" table:formula="of:=[Zeit6.I15]" office:value-type="float" office:value="1" calcext:value-type="float">
            <text:p>1</text:p>
          </table:table-cell>
          <table:table-cell table:number-columns-repeated="8"/>
          <table:table-cell table:style-name="ce144" table:formula="of:=[.B15]-[Zeit6.B15]" office:value-type="float" office:value="0" calcext:value-type="float">
            <text:p>0</text:p>
          </table:table-cell>
          <table:table-cell table:style-name="ce144" table:formula="of:=[.C15]-[Zeit6.C15]" office:value-type="float" office:value="0" calcext:value-type="float">
            <text:p>0</text:p>
          </table:table-cell>
          <table:table-cell table:style-name="ce144" table:formula="of:=[.D15]-[Zeit6.D15]" office:value-type="float" office:value="0" calcext:value-type="float">
            <text:p>0</text:p>
          </table:table-cell>
          <table:table-cell table:style-name="ce144" table:formula="of:=[.E15]-[Zeit6.E15]" office:value-type="float" office:value="0" calcext:value-type="float">
            <text:p>0</text:p>
          </table:table-cell>
          <table:table-cell table:style-name="ce144" table:formula="of:=[.F15]-[Zeit6.F15]" office:value-type="float" office:value="0" calcext:value-type="float">
            <text:p>0</text:p>
          </table:table-cell>
          <table:table-cell table:style-name="ce144" table:formula="of:=[.G15]-[Zeit6.G15]" office:value-type="float" office:value="0" calcext:value-type="float">
            <text:p>0</text:p>
          </table:table-cell>
          <table:table-cell table:style-name="ce144" table:formula="of:=[.H15]-[Zeit6.H15]" office:value-type="float" office:value="0" calcext:value-type="float">
            <text:p>0</text:p>
          </table:table-cell>
          <table:table-cell table:style-name="ce144" table:formula="of:=[.I15]-[Zeit6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39" table:formula="of:=[Zeit6.B16]" office:value-type="float" office:value="1" calcext:value-type="float">
            <text:p>1</text:p>
          </table:table-cell>
          <table:table-cell table:style-name="ce139" table:formula="of:=[Zeit6.C16]" office:value-type="float" office:value="1" calcext:value-type="float">
            <text:p>1</text:p>
          </table:table-cell>
          <table:table-cell table:style-name="ce139" table:formula="of:=[Zeit6.D16]" office:value-type="float" office:value="1" calcext:value-type="float">
            <text:p>1</text:p>
          </table:table-cell>
          <table:table-cell table:style-name="ce139" table:formula="of:=[Zeit6.E16]" office:value-type="float" office:value="1" calcext:value-type="float">
            <text:p>1</text:p>
          </table:table-cell>
          <table:table-cell table:style-name="ce139" table:formula="of:=[Zeit6.F16]" office:value-type="float" office:value="1" calcext:value-type="float">
            <text:p>1</text:p>
          </table:table-cell>
          <table:table-cell table:style-name="ce139" table:formula="of:=[Zeit6.G16]" office:value-type="float" office:value="1" calcext:value-type="float">
            <text:p>1</text:p>
          </table:table-cell>
          <table:table-cell table:style-name="ce139" table:formula="of:=[Zeit6.H16]" office:value-type="float" office:value="1" calcext:value-type="float">
            <text:p>1</text:p>
          </table:table-cell>
          <table:table-cell table:style-name="ce139" table:formula="of:=[Zeit6.I16]" office:value-type="float" office:value="1" calcext:value-type="float">
            <text:p>1</text:p>
          </table:table-cell>
          <table:table-cell table:number-columns-repeated="8"/>
          <table:table-cell table:style-name="ce144" table:formula="of:=[.B16]-[Zeit6.B16]" office:value-type="float" office:value="0" calcext:value-type="float">
            <text:p>0</text:p>
          </table:table-cell>
          <table:table-cell table:style-name="ce144" table:formula="of:=[.C16]-[Zeit6.C16]" office:value-type="float" office:value="0" calcext:value-type="float">
            <text:p>0</text:p>
          </table:table-cell>
          <table:table-cell table:style-name="ce144" table:formula="of:=[.D16]-[Zeit6.D16]" office:value-type="float" office:value="0" calcext:value-type="float">
            <text:p>0</text:p>
          </table:table-cell>
          <table:table-cell table:style-name="ce144" table:formula="of:=[.E16]-[Zeit6.E16]" office:value-type="float" office:value="0" calcext:value-type="float">
            <text:p>0</text:p>
          </table:table-cell>
          <table:table-cell table:style-name="ce144" table:formula="of:=[.F16]-[Zeit6.F16]" office:value-type="float" office:value="0" calcext:value-type="float">
            <text:p>0</text:p>
          </table:table-cell>
          <table:table-cell table:style-name="ce144" table:formula="of:=[.G16]-[Zeit6.G16]" office:value-type="float" office:value="0" calcext:value-type="float">
            <text:p>0</text:p>
          </table:table-cell>
          <table:table-cell table:style-name="ce144" table:formula="of:=[.H16]-[Zeit6.H16]" office:value-type="float" office:value="0" calcext:value-type="float">
            <text:p>0</text:p>
          </table:table-cell>
          <table:table-cell table:style-name="ce144" table:formula="of:=[.I16]-[Zeit6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42" table:formula="of:=1-[.B10]" office:value-type="float" office:value="0" calcext:value-type="float">
            <text:p>0</text:p>
          </table:table-cell>
          <table:table-cell table:style-name="ce142" table:formula="of:=1-[.C10]" office:value-type="float" office:value="0" calcext:value-type="float">
            <text:p>0</text:p>
          </table:table-cell>
          <table:table-cell table:style-name="ce142" table:formula="of:=1-[.D10]" office:value-type="float" office:value="0" calcext:value-type="float">
            <text:p>0</text:p>
          </table:table-cell>
          <table:table-cell table:style-name="ce142" table:formula="of:=1-[.E10]" office:value-type="float" office:value="0" calcext:value-type="float">
            <text:p>0</text:p>
          </table:table-cell>
          <table:table-cell table:style-name="ce142" table:formula="of:=1-[.F10]" office:value-type="float" office:value="0" calcext:value-type="float">
            <text:p>0</text:p>
          </table:table-cell>
          <table:table-cell table:style-name="ce142" table:formula="of:=1-[.G10]" office:value-type="float" office:value="0" calcext:value-type="float">
            <text:p>0</text:p>
          </table:table-cell>
          <table:table-cell table:style-name="ce142" table:formula="of:=1-[.H10]" office:value-type="float" office:value="0" calcext:value-type="float">
            <text:p>0</text:p>
          </table:table-cell>
          <table:table-cell table:style-name="ce142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2" table:formula="of:=1-[.B11]" office:value-type="float" office:value="0" calcext:value-type="float">
            <text:p>0</text:p>
          </table:table-cell>
          <table:table-cell table:style-name="ce142" table:formula="of:=1-[.C11]" office:value-type="float" office:value="1" calcext:value-type="float">
            <text:p>1</text:p>
          </table:table-cell>
          <table:table-cell table:style-name="ce142" table:formula="of:=1-[.D11]" office:value-type="float" office:value="1" calcext:value-type="float">
            <text:p>1</text:p>
          </table:table-cell>
          <table:table-cell table:style-name="ce142" table:formula="of:=1-[.E11]" office:value-type="float" office:value="1" calcext:value-type="float">
            <text:p>1</text:p>
          </table:table-cell>
          <table:table-cell table:style-name="ce142" table:formula="of:=1-[.F11]" office:value-type="float" office:value="1" calcext:value-type="float">
            <text:p>1</text:p>
          </table:table-cell>
          <table:table-cell table:style-name="ce142" table:formula="of:=1-[.G11]" office:value-type="float" office:value="1" calcext:value-type="float">
            <text:p>1</text:p>
          </table:table-cell>
          <table:table-cell table:style-name="ce142" table:formula="of:=1-[.H11]" office:value-type="float" office:value="1" calcext:value-type="float">
            <text:p>1</text:p>
          </table:table-cell>
          <table:table-cell table:style-name="ce142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2" table:formula="of:=1-[.B12]" office:value-type="float" office:value="0" calcext:value-type="float">
            <text:p>0</text:p>
          </table:table-cell>
          <table:table-cell table:style-name="ce142" table:formula="of:=1-[.C12]" office:value-type="float" office:value="1" calcext:value-type="float">
            <text:p>1</text:p>
          </table:table-cell>
          <table:table-cell table:style-name="ce142" table:formula="of:=1-[.D12]" office:value-type="float" office:value="1" calcext:value-type="float">
            <text:p>1</text:p>
          </table:table-cell>
          <table:table-cell table:style-name="ce142" table:formula="of:=1-[.E12]" office:value-type="float" office:value="0" calcext:value-type="float">
            <text:p>0</text:p>
          </table:table-cell>
          <table:table-cell table:style-name="ce142" table:formula="of:=1-[.F12]" office:value-type="float" office:value="0" calcext:value-type="float">
            <text:p>0</text:p>
          </table:table-cell>
          <table:table-cell table:style-name="ce142" table:formula="of:=1-[.G12]" office:value-type="float" office:value="1" calcext:value-type="float">
            <text:p>1</text:p>
          </table:table-cell>
          <table:table-cell table:style-name="ce142" table:formula="of:=1-[.H12]" office:value-type="float" office:value="1" calcext:value-type="float">
            <text:p>1</text:p>
          </table:table-cell>
          <table:table-cell table:style-name="ce142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2" table:formula="of:=1-[.B13]" office:value-type="float" office:value="0" calcext:value-type="float">
            <text:p>0</text:p>
          </table:table-cell>
          <table:table-cell table:style-name="ce142" table:formula="of:=1-[.C13]" office:value-type="float" office:value="1" calcext:value-type="float">
            <text:p>1</text:p>
          </table:table-cell>
          <table:table-cell table:style-name="ce142" table:formula="of:=1-[.D13]" office:value-type="float" office:value="1" calcext:value-type="float">
            <text:p>1</text:p>
          </table:table-cell>
          <table:table-cell table:style-name="ce142" table:formula="of:=1-[.E13]" office:value-type="float" office:value="1" calcext:value-type="float">
            <text:p>1</text:p>
          </table:table-cell>
          <table:table-cell table:style-name="ce142" table:formula="of:=1-[.F13]" office:value-type="float" office:value="1" calcext:value-type="float">
            <text:p>1</text:p>
          </table:table-cell>
          <table:table-cell table:style-name="ce142" table:formula="of:=1-[.G13]" office:value-type="float" office:value="1" calcext:value-type="float">
            <text:p>1</text:p>
          </table:table-cell>
          <table:table-cell table:style-name="ce142" table:formula="of:=1-[.H13]" office:value-type="float" office:value="1" calcext:value-type="float">
            <text:p>1</text:p>
          </table:table-cell>
          <table:table-cell table:style-name="ce142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2" table:formula="of:=1-[.B14]" office:value-type="float" office:value="0" calcext:value-type="float">
            <text:p>0</text:p>
          </table:table-cell>
          <table:table-cell table:style-name="ce142" table:formula="of:=1-[.C14]" office:value-type="float" office:value="1" calcext:value-type="float">
            <text:p>1</text:p>
          </table:table-cell>
          <table:table-cell table:style-name="ce142" table:formula="of:=1-[.D14]" office:value-type="float" office:value="1" calcext:value-type="float">
            <text:p>1</text:p>
          </table:table-cell>
          <table:table-cell table:style-name="ce142" table:formula="of:=1-[.E14]" office:value-type="float" office:value="1" calcext:value-type="float">
            <text:p>1</text:p>
          </table:table-cell>
          <table:table-cell table:style-name="ce142" table:formula="of:=1-[.F14]" office:value-type="float" office:value="1" calcext:value-type="float">
            <text:p>1</text:p>
          </table:table-cell>
          <table:table-cell table:style-name="ce142" table:formula="of:=1-[.G14]" office:value-type="float" office:value="1" calcext:value-type="float">
            <text:p>1</text:p>
          </table:table-cell>
          <table:table-cell table:style-name="ce142" table:formula="of:=1-[.H14]" office:value-type="float" office:value="1" calcext:value-type="float">
            <text:p>1</text:p>
          </table:table-cell>
          <table:table-cell table:style-name="ce142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2" table:formula="of:=1-[.B15]" office:value-type="float" office:value="0" calcext:value-type="float">
            <text:p>0</text:p>
          </table:table-cell>
          <table:table-cell table:style-name="ce142" table:formula="of:=1-[.C15]" office:value-type="float" office:value="1" calcext:value-type="float">
            <text:p>1</text:p>
          </table:table-cell>
          <table:table-cell table:style-name="ce142" table:formula="of:=1-[.D15]" office:value-type="float" office:value="1" calcext:value-type="float">
            <text:p>1</text:p>
          </table:table-cell>
          <table:table-cell table:style-name="ce142" table:formula="of:=1-[.E15]" office:value-type="float" office:value="1" calcext:value-type="float">
            <text:p>1</text:p>
          </table:table-cell>
          <table:table-cell table:style-name="ce142" table:formula="of:=1-[.F15]" office:value-type="float" office:value="1" calcext:value-type="float">
            <text:p>1</text:p>
          </table:table-cell>
          <table:table-cell table:style-name="ce142" table:formula="of:=1-[.G15]" office:value-type="float" office:value="1" calcext:value-type="float">
            <text:p>1</text:p>
          </table:table-cell>
          <table:table-cell table:style-name="ce142" table:formula="of:=1-[.H15]" office:value-type="float" office:value="1" calcext:value-type="float">
            <text:p>1</text:p>
          </table:table-cell>
          <table:table-cell table:style-name="ce142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2" table:formula="of:=1-[.B16]" office:value-type="float" office:value="0" calcext:value-type="float">
            <text:p>0</text:p>
          </table:table-cell>
          <table:table-cell table:style-name="ce142" table:formula="of:=1-[.C16]" office:value-type="float" office:value="0" calcext:value-type="float">
            <text:p>0</text:p>
          </table:table-cell>
          <table:table-cell table:style-name="ce142" table:formula="of:=1-[.D16]" office:value-type="float" office:value="0" calcext:value-type="float">
            <text:p>0</text:p>
          </table:table-cell>
          <table:table-cell table:style-name="ce142" table:formula="of:=1-[.E16]" office:value-type="float" office:value="0" calcext:value-type="float">
            <text:p>0</text:p>
          </table:table-cell>
          <table:table-cell table:style-name="ce142" table:formula="of:=1-[.F16]" office:value-type="float" office:value="0" calcext:value-type="float">
            <text:p>0</text:p>
          </table:table-cell>
          <table:table-cell table:style-name="ce142" table:formula="of:=1-[.G16]" office:value-type="float" office:value="0" calcext:value-type="float">
            <text:p>0</text:p>
          </table:table-cell>
          <table:table-cell table:style-name="ce142" table:formula="of:=1-[.H16]" office:value-type="float" office:value="0" calcext:value-type="float">
            <text:p>0</text:p>
          </table:table-cell>
          <table:table-cell table:style-name="ce142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D19:.F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19:.G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F19:.H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95" calcext:value-type="float">
            <text:p>95</text:p>
          </table:table-cell>
          <table:table-cell table:style-name="ce34" table:formula="of:=SUMPRODUCT([.D20:.F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0:.G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0:.H22];[$Verteilung.$A$4:$Verteilung.$C$6])" office:value-type="float" office:value="95" calcext:value-type="float">
            <text:p>95</text:p>
          </table:table-cell>
          <table:table-cell table:style-name="ce34" table:formula="of:=SUMPRODUCT([.G20:.I22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1:.E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G21:.I23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100" calcext:value-type="float">
            <text:p>100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8492680749283" calcext:value-type="float">
            <text:p>0,011849268074928</text:p>
          </table:table-cell>
          <table:table-cell table:style-name="ce34" table:formula="of:=IF([.E28]=0;0;1/[.E28])" office:value-type="float" office:value="0.0125955056923691" calcext:value-type="float">
            <text:p>0,012595505692369</text:p>
          </table:table-cell>
          <table:table-cell table:style-name="ce34" table:formula="of:=IF([.F28]=0;0;1/[.F28])" office:value-type="float" office:value="0.0125955056923691" calcext:value-type="float">
            <text:p>0,012595505692369</text:p>
          </table:table-cell>
          <table:table-cell table:style-name="ce34" table:formula="of:=IF([.G28]=0;0;1/[.G28])" office:value-type="float" office:value="0.0118492680749283" calcext:value-type="float">
            <text:p>0,011849268074928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05263157894737" calcext:value-type="float">
            <text:p>0,010526315789474</text:p>
          </table:table-cell>
          <table:table-cell table:style-name="ce34" table:formula="of:=IF([.E29]=0;0;1/[.E29])" office:value-type="float" office:value="0.034314575050762" calcext:value-type="float">
            <text:p>0,034314575050762</text:p>
          </table:table-cell>
          <table:table-cell table:style-name="ce34" table:formula="of:=IF([.F29]=0;0;1/[.F29])" office:value-type="float" office:value="0.034314575050762" calcext:value-type="float">
            <text:p>0,034314575050762</text:p>
          </table:table-cell>
          <table:table-cell table:style-name="ce34" table:formula="of:=IF([.G29]=0;0;1/[.G29])" office:value-type="float" office:value="0.0105263157894737" calcext:value-type="float">
            <text:p>0,010526315789474</text:p>
          </table:table-cell>
          <table:table-cell table:style-name="ce34" table:formula="of:=IF([.H29]=0;0;1/[.H29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3728209261131" calcext:value-type="float">
            <text:p>0,011372820926113</text:p>
          </table:table-cell>
          <table:table-cell table:style-name="ce34" table:formula="of:=IF([.D30]=0;0;1/[.D30])" office:value-type="float" office:value="0.0103665115300058" calcext:value-type="float">
            <text:p>0,01036651153000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103665115300058" calcext:value-type="float">
            <text:p>0,010366511530006</text:p>
          </table:table-cell>
          <table:table-cell table:style-name="ce34" table:formula="of:=IF([.H30]=0;0;1/[.H30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" calcext:value-type="float">
            <text:p>0,01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7.B10:Zeit7.I16">
            <calcext:condition calcext:apply-style-name="blue_dark_background" calcext:value="&gt;0.5" calcext:base-cell-address="Zeit7.B10"/>
            <calcext:condition calcext:apply-style-name="grey_background" calcext:value="&lt;=0.5" calcext:base-cell-address="Zeit7.B10"/>
          </calcext:conditional-format>
          <calcext:conditional-format calcext:target-range-address="Zeit7.B19:Zeit7.I25">
            <calcext:condition calcext:apply-style-name="blue_dark_background" calcext:value="&gt;0.5" calcext:base-cell-address="Zeit7.B19"/>
            <calcext:condition calcext:apply-style-name="grey_background" calcext:value="&lt;=0.5" calcext:base-cell-address="Zeit7.B19"/>
          </calcext:conditional-format>
          <calcext:conditional-format calcext:target-range-address="Zeit7.R10:Zeit7.Y16">
            <calcext:condition calcext:apply-style-name="Good" calcext:value="&gt;0.5" calcext:base-cell-address="Zeit7.R10"/>
            <calcext:condition calcext:apply-style-name="Bad" calcext:value="&lt;=-0.5" calcext:base-cell-address="Zeit7.R10"/>
          </calcext:conditional-format>
          <calcext:conditional-format calcext:target-range-address="Zeit7.C3:Zeit7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2" table:number-columns-repeated="15" table:default-cell-style-name="ce1"/>
        <table:table-column table:style-name="co11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47" table:formula="of:=IF([.C20]=0;0;IF([.T11]+[Zeit7.U11]=2;SUMPRODUCT([Zeit7.B2:.D4];[$Verteilung.$A$4:$Verteilung.$C$6];[.B19:.D21];[.B34:.D36])+[Zeit7.D3];IF([.R11]+[Zeit7.Q11]=2;SUMPRODUCT([Zeit7.B2:.D4];[$Verteilung.$A$4:$Verteilung.$C$6];[.B19:.D21];[.B34:.D36])+[Zeit7.B3];IF([.S12]+[Zeit7.S13]=2;SUMPRODUCT([Zeit7.B2:.D4];[$Verteilung.$A$4:$Verteilung.$C$6];[.B19:.D21];[.B34:.D36])+[Zeit7.C4];IF([.S10]+[Zeit3.S9]=2;SUMPRODUCT([Zeit7.B2:.D4];[$Verteilung.$A$4:$Verteilung.$C$6];[.B19:.D21];[.B34:.D36])+[Zeit7.C2];SUMPRODUCT([Zeit7.B2:.D4];[$Verteilung.$A$4:$Verteilung.$C$6];[.B19:.D21];[.B34:.D36]))))))" office:value-type="float" office:value="18.4837334306727" calcext:value-type="float">
            <text:p>18,4837334306727</text:p>
          </table:table-cell>
          <table:table-cell table:style-name="ce147" table:formula="of:=IF([.D20]=0;0;IF([.U11]+[Zeit7.V11]=2;SUMPRODUCT([Zeit7.C2:.E4];[$Verteilung.$A$4:$Verteilung.$C$6];[.C19:.E21];[.C34:.E36])+[Zeit7.E3];IF([.S11]+[Zeit7.R11]=2;SUMPRODUCT([Zeit7.C2:.E4];[$Verteilung.$A$4:$Verteilung.$C$6];[.C19:.E21];[.C34:.E36])+[Zeit7.C3];IF([.T12]+[Zeit7.T13]=2;SUMPRODUCT([Zeit7.C2:.E4];[$Verteilung.$A$4:$Verteilung.$C$6];[.C19:.E21];[.C34:.E36])+[Zeit7.D4];IF([.T10]+[Zeit3.T9]=2;SUMPRODUCT([Zeit7.C2:.E4];[$Verteilung.$A$4:$Verteilung.$C$6];[.C19:.E21];[.C34:.E36])+[Zeit7.D2];SUMPRODUCT([Zeit7.C2:.E4];[$Verteilung.$A$4:$Verteilung.$C$6];[.C19:.E21];[.C34:.E36]))))))" office:value-type="float" office:value="55.3825197860661" calcext:value-type="float">
            <text:p>55,3825197860661</text:p>
          </table:table-cell>
          <table:table-cell table:style-name="ce147" table:formula="of:=IF([.E20]=0;0;IF([.V11]+[Zeit7.W11]=2;SUMPRODUCT([Zeit7.D2:.F4];[$Verteilung.$A$4:$Verteilung.$C$6];[.D19:.F21];[.D34:.F36])+[Zeit7.F3];IF([.T11]+[Zeit7.S11]=2;SUMPRODUCT([Zeit7.D2:.F4];[$Verteilung.$A$4:$Verteilung.$C$6];[.D19:.F21];[.D34:.F36])+[Zeit7.D3];IF([.U12]+[Zeit7.U13]=2;SUMPRODUCT([Zeit7.D2:.F4];[$Verteilung.$A$4:$Verteilung.$C$6];[.D19:.F21];[.D34:.F36])+[Zeit7.E4];IF([.U10]+[Zeit3.U9]=2;SUMPRODUCT([Zeit7.D2:.F4];[$Verteilung.$A$4:$Verteilung.$C$6];[.D19:.F21];[.D34:.F36])+[Zeit7.E2];SUMPRODUCT([Zeit7.D2:.F4];[$Verteilung.$A$4:$Verteilung.$C$6];[.D19:.F21];[.D34:.F36]))))))" office:value-type="float" office:value="31.1487888341807" calcext:value-type="float">
            <text:p>31,1487888341807</text:p>
          </table:table-cell>
          <table:table-cell table:style-name="ce147" table:formula="of:=IF([.F20]=0;0;IF([.W11]+[Zeit7.X11]=2;SUMPRODUCT([Zeit7.E2:.G4];[$Verteilung.$A$4:$Verteilung.$C$6];[.E19:.G21];[.E34:.G36])+[Zeit7.G3];IF([.U11]+[Zeit7.T11]=2;SUMPRODUCT([Zeit7.E2:.G4];[$Verteilung.$A$4:$Verteilung.$C$6];[.E19:.G21];[.E34:.G36])+[Zeit7.E3];IF([.V12]+[Zeit7.V13]=2;SUMPRODUCT([Zeit7.E2:.G4];[$Verteilung.$A$4:$Verteilung.$C$6];[.E19:.G21];[.E34:.G36])+[Zeit7.F4];IF([.V10]+[Zeit3.V9]=2;SUMPRODUCT([Zeit7.E2:.G4];[$Verteilung.$A$4:$Verteilung.$C$6];[.E19:.G21];[.E34:.G36])+[Zeit7.F2];SUMPRODUCT([Zeit7.E2:.G4];[$Verteilung.$A$4:$Verteilung.$C$6];[.E19:.G21];[.E34:.G36]))))))" office:value-type="float" office:value="68.8927141249862" calcext:value-type="float">
            <text:p>68,8927141249862</text:p>
          </table:table-cell>
          <table:table-cell table:style-name="ce147" table:formula="of:=IF([.G20]=0;0;IF([.X11]+[Zeit7.Y11]=2;SUMPRODUCT([Zeit7.F2:.H4];[$Verteilung.$A$4:$Verteilung.$C$6];[.F19:.H21];[.F34:.H36])+[Zeit7.H3];IF([.V11]+[Zeit7.U11]=2;SUMPRODUCT([Zeit7.F2:.H4];[$Verteilung.$A$4:$Verteilung.$C$6];[.F19:.H21];[.F34:.H36])+[Zeit7.F3];IF([.W12]+[Zeit7.W13]=2;SUMPRODUCT([Zeit7.F2:.H4];[$Verteilung.$A$4:$Verteilung.$C$6];[.F19:.H21];[.F34:.H36])+[Zeit7.G4];IF([.W10]+[Zeit3.W9]=2;SUMPRODUCT([Zeit7.F2:.H4];[$Verteilung.$A$4:$Verteilung.$C$6];[.F19:.H21];[.F34:.H36])+[Zeit7.G2];SUMPRODUCT([Zeit7.F2:.H4];[$Verteilung.$A$4:$Verteilung.$C$6];[.F19:.H21];[.F34:.H36]))))))" office:value-type="float" office:value="178.405935544577" calcext:value-type="float">
            <text:p>178,405935544577</text:p>
          </table:table-cell>
          <table:table-cell table:style-name="ce147" table:formula="of:=IF([.H20]=0;0;IF([.Y11]+[Zeit7.Z11]=2;SUMPRODUCT([Zeit7.G2:.I4];[$Verteilung.$A$4:$Verteilung.$C$6];[.G19:.I21];[.G34:.I36])+[Zeit7.I3];IF([.W11]+[Zeit7.V11]=2;SUMPRODUCT([Zeit7.G2:.I4];[$Verteilung.$A$4:$Verteilung.$C$6];[.G19:.I21];[.G34:.I36])+[Zeit7.G3];IF([.X12]+[Zeit7.X13]=2;SUMPRODUCT([Zeit7.G2:.I4];[$Verteilung.$A$4:$Verteilung.$C$6];[.G19:.I21];[.G34:.I36])+[Zeit7.H4];IF([.X10]+[Zeit3.X9]=2;SUMPRODUCT([Zeit7.G2:.I4];[$Verteilung.$A$4:$Verteilung.$C$6];[.G19:.I21];[.G34:.I36])+[Zeit7.H2];SUMPRODUCT([Zeit7.G2:.I4];[$Verteilung.$A$4:$Verteilung.$C$6];[.G19:.I21];[.G34:.I36]))))))" office:value-type="float" office:value="323.807474019359" calcext:value-type="float">
            <text:p>323,807474019359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47" table:formula="of:=IF([.C21]=0;0;IF([.T12]+[Zeit7.U12]=2;SUMPRODUCT([Zeit7.B3:.D5];[$Verteilung.$A$4:$Verteilung.$C$6];[.B20:.D22];[.B35:.D37])+[Zeit7.D4];IF([.R12]+[Zeit7.Q12]=2;SUMPRODUCT([Zeit7.B3:.D5];[$Verteilung.$A$4:$Verteilung.$C$6];[.B20:.D22];[.B35:.D37])+[Zeit7.B4];IF([.S13]+[Zeit7.S14]=2;SUMPRODUCT([Zeit7.B3:.D5];[$Verteilung.$A$4:$Verteilung.$C$6];[.B20:.D22];[.B35:.D37])+[Zeit7.C5];IF([.S11]+[Zeit3.S10]=2;SUMPRODUCT([Zeit7.B3:.D5];[$Verteilung.$A$4:$Verteilung.$C$6];[.B20:.D22];[.B35:.D37])+[Zeit7.C3];SUMPRODUCT([Zeit7.B3:.D5];[$Verteilung.$A$4:$Verteilung.$C$6];[.B20:.D22];[.B35:.D37]))))))" office:value-type="float" office:value="39.1252414198087" calcext:value-type="float">
            <text:p>39,1252414198087</text:p>
          </table:table-cell>
          <table:table-cell table:style-name="ce147" table:formula="of:=IF([.D21]=0;0;IF([.U12]+[Zeit7.V12]=2;SUMPRODUCT([Zeit7.C3:.E5];[$Verteilung.$A$4:$Verteilung.$C$6];[.C20:.E22];[.C35:.E37])+[Zeit7.E4];IF([.S12]+[Zeit7.R12]=2;SUMPRODUCT([Zeit7.C3:.E5];[$Verteilung.$A$4:$Verteilung.$C$6];[.C20:.E22];[.C35:.E37])+[Zeit7.C4];IF([.T13]+[Zeit7.T14]=2;SUMPRODUCT([Zeit7.C3:.E5];[$Verteilung.$A$4:$Verteilung.$C$6];[.C20:.E22];[.C35:.E37])+[Zeit7.D5];IF([.T11]+[Zeit3.T10]=2;SUMPRODUCT([Zeit7.C3:.E5];[$Verteilung.$A$4:$Verteilung.$C$6];[.C20:.E22];[.C35:.E37])+[Zeit7.D3];SUMPRODUCT([Zeit7.C3:.E5];[$Verteilung.$A$4:$Verteilung.$C$6];[.C20:.E22];[.C35:.E37]))))))" office:value-type="float" office:value="25.4083469183933" calcext:value-type="float">
            <text:p>25,4083469183933</text:p>
          </table:table-cell>
          <table:table-cell table:style-name="ce147" table:formula="of:=IF([.E21]=0;0;IF([.V12]+[Zeit7.W12]=2;SUMPRODUCT([Zeit7.D3:.F5];[$Verteilung.$A$4:$Verteilung.$C$6];[.D20:.F22];[.D35:.F37])+[Zeit7.F4];IF([.T12]+[Zeit7.S12]=2;SUMPRODUCT([Zeit7.D3:.F5];[$Verteilung.$A$4:$Verteilung.$C$6];[.D20:.F22];[.D35:.F37])+[Zeit7.D4];IF([.U13]+[Zeit7.U14]=2;SUMPRODUCT([Zeit7.D3:.F5];[$Verteilung.$A$4:$Verteilung.$C$6];[.D20:.F22];[.D35:.F37])+[Zeit7.E5];IF([.U11]+[Zeit3.U10]=2;SUMPRODUCT([Zeit7.D3:.F5];[$Verteilung.$A$4:$Verteilung.$C$6];[.D20:.F22];[.D35:.F37])+[Zeit7.E3];SUMPRODUCT([Zeit7.D3:.F5];[$Verteilung.$A$4:$Verteilung.$C$6];[.D20:.F22];[.D35:.F37]))))))" office:value-type="float" office:value="11.3516986597364" calcext:value-type="float">
            <text:p>11,3516986597364</text:p>
          </table:table-cell>
          <table:table-cell table:style-name="ce147" table:formula="of:=IF([.F21]=0;0;IF([.W12]+[Zeit7.X12]=2;SUMPRODUCT([Zeit7.E3:.G5];[$Verteilung.$A$4:$Verteilung.$C$6];[.E20:.G22];[.E35:.G37])+[Zeit7.G4];IF([.U12]+[Zeit7.T12]=2;SUMPRODUCT([Zeit7.E3:.G5];[$Verteilung.$A$4:$Verteilung.$C$6];[.E20:.G22];[.E35:.G37])+[Zeit7.E4];IF([.V13]+[Zeit7.V14]=2;SUMPRODUCT([Zeit7.E3:.G5];[$Verteilung.$A$4:$Verteilung.$C$6];[.E20:.G22];[.E35:.G37])+[Zeit7.F5];IF([.V11]+[Zeit3.V10]=2;SUMPRODUCT([Zeit7.E3:.G5];[$Verteilung.$A$4:$Verteilung.$C$6];[.E20:.G22];[.E35:.G37])+[Zeit7.F3];SUMPRODUCT([Zeit7.E3:.G5];[$Verteilung.$A$4:$Verteilung.$C$6];[.E20:.G22];[.E35:.G37]))))))" office:value-type="float" office:value="0" calcext:value-type="float">
            <text:p>0</text:p>
          </table:table-cell>
          <table:table-cell table:style-name="ce147" table:formula="of:=IF([.G21]=0;0;IF([.X12]+[Zeit7.Y12]=2;SUMPRODUCT([Zeit7.F3:.H5];[$Verteilung.$A$4:$Verteilung.$C$6];[.F20:.H22];[.F35:.H37])+[Zeit7.H4];IF([.V12]+[Zeit7.U12]=2;SUMPRODUCT([Zeit7.F3:.H5];[$Verteilung.$A$4:$Verteilung.$C$6];[.F20:.H22];[.F35:.H37])+[Zeit7.F4];IF([.W13]+[Zeit7.W14]=2;SUMPRODUCT([Zeit7.F3:.H5];[$Verteilung.$A$4:$Verteilung.$C$6];[.F20:.H22];[.F35:.H37])+[Zeit7.G5];IF([.W11]+[Zeit3.W10]=2;SUMPRODUCT([Zeit7.F3:.H5];[$Verteilung.$A$4:$Verteilung.$C$6];[.F20:.H22];[.F35:.H37])+[Zeit7.G3];SUMPRODUCT([Zeit7.F3:.H5];[$Verteilung.$A$4:$Verteilung.$C$6];[.F20:.H22];[.F35:.H37]))))))" office:value-type="float" office:value="0" calcext:value-type="float">
            <text:p>0</text:p>
          </table:table-cell>
          <table:table-cell table:style-name="ce147" table:formula="of:=IF([.H21]=0;0;IF([.Y12]+[Zeit7.Z12]=2;SUMPRODUCT([Zeit7.G3:.I5];[$Verteilung.$A$4:$Verteilung.$C$6];[.G20:.I22];[.G35:.I37])+[Zeit7.I4];IF([.W12]+[Zeit7.V12]=2;SUMPRODUCT([Zeit7.G3:.I5];[$Verteilung.$A$4:$Verteilung.$C$6];[.G20:.I22];[.G35:.I37])+[Zeit7.G4];IF([.X13]+[Zeit7.X14]=2;SUMPRODUCT([Zeit7.G3:.I5];[$Verteilung.$A$4:$Verteilung.$C$6];[.G20:.I22];[.G35:.I37])+[Zeit7.H5];IF([.X11]+[Zeit3.X10]=2;SUMPRODUCT([Zeit7.G3:.I5];[$Verteilung.$A$4:$Verteilung.$C$6];[.G20:.I22];[.G35:.I37])+[Zeit7.H3];SUMPRODUCT([Zeit7.G3:.I5];[$Verteilung.$A$4:$Verteilung.$C$6];[.G20:.I22];[.G35:.I37]))))))" office:value-type="float" office:value="354.265664451566" calcext:value-type="float">
            <text:p>354,265664451566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47" table:formula="of:=IF([.C22]=0;0;IF([.T13]+[Zeit7.U13]=2;SUMPRODUCT([Zeit7.B4:.D6];[$Verteilung.$A$4:$Verteilung.$C$6];[.B21:.D23];[.B36:.D38])+[Zeit7.D5];IF([.R13]+[Zeit7.Q13]=2;SUMPRODUCT([Zeit7.B4:.D6];[$Verteilung.$A$4:$Verteilung.$C$6];[.B21:.D23];[.B36:.D38])+[Zeit7.B5];IF([.S14]+[Zeit7.S15]=2;SUMPRODUCT([Zeit7.B4:.D6];[$Verteilung.$A$4:$Verteilung.$C$6];[.B21:.D23];[.B36:.D38])+[Zeit7.C6];IF([.S12]+[Zeit3.S11]=2;SUMPRODUCT([Zeit7.B4:.D6];[$Verteilung.$A$4:$Verteilung.$C$6];[.B21:.D23];[.B36:.D38])+[Zeit7.C4];SUMPRODUCT([Zeit7.B4:.D6];[$Verteilung.$A$4:$Verteilung.$C$6];[.B21:.D23];[.B36:.D38]))))))" office:value-type="float" office:value="114.965424801556" calcext:value-type="float">
            <text:p>114,965424801556</text:p>
          </table:table-cell>
          <table:table-cell table:style-name="ce147" table:formula="of:=IF([.D22]=0;0;IF([.U13]+[Zeit7.V13]=2;SUMPRODUCT([Zeit7.C4:.E6];[$Verteilung.$A$4:$Verteilung.$C$6];[.C21:.E23];[.C36:.E38])+[Zeit7.E5];IF([.S13]+[Zeit7.R13]=2;SUMPRODUCT([Zeit7.C4:.E6];[$Verteilung.$A$4:$Verteilung.$C$6];[.C21:.E23];[.C36:.E38])+[Zeit7.C5];IF([.T14]+[Zeit7.T15]=2;SUMPRODUCT([Zeit7.C4:.E6];[$Verteilung.$A$4:$Verteilung.$C$6];[.C21:.E23];[.C36:.E38])+[Zeit7.D6];IF([.T12]+[Zeit3.T11]=2;SUMPRODUCT([Zeit7.C4:.E6];[$Verteilung.$A$4:$Verteilung.$C$6];[.C21:.E23];[.C36:.E38])+[Zeit7.D4];SUMPRODUCT([Zeit7.C4:.E6];[$Verteilung.$A$4:$Verteilung.$C$6];[.C21:.E23];[.C36:.E38]))))))" office:value-type="float" office:value="56.0580541515372" calcext:value-type="float">
            <text:p>56,0580541515372</text:p>
          </table:table-cell>
          <table:table-cell table:style-name="ce147" table:formula="of:=IF([.E22]=0;0;IF([.V13]+[Zeit7.W13]=2;SUMPRODUCT([Zeit7.D4:.F6];[$Verteilung.$A$4:$Verteilung.$C$6];[.D21:.F23];[.D36:.F38])+[Zeit7.F5];IF([.T13]+[Zeit7.S13]=2;SUMPRODUCT([Zeit7.D4:.F6];[$Verteilung.$A$4:$Verteilung.$C$6];[.D21:.F23];[.D36:.F38])+[Zeit7.D5];IF([.U14]+[Zeit7.U15]=2;SUMPRODUCT([Zeit7.D4:.F6];[$Verteilung.$A$4:$Verteilung.$C$6];[.D21:.F23];[.D36:.F38])+[Zeit7.E6];IF([.U12]+[Zeit3.U11]=2;SUMPRODUCT([Zeit7.D4:.F6];[$Verteilung.$A$4:$Verteilung.$C$6];[.D21:.F23];[.D36:.F38])+[Zeit7.E4];SUMPRODUCT([Zeit7.D4:.F6];[$Verteilung.$A$4:$Verteilung.$C$6];[.D21:.F23];[.D36:.F38]))))))" office:value-type="float" office:value="17.7926169722519" calcext:value-type="float">
            <text:p>17,7926169722519</text:p>
          </table:table-cell>
          <table:table-cell table:style-name="ce147" table:formula="of:=IF([.F22]=0;0;IF([.W13]+[Zeit7.X13]=2;SUMPRODUCT([Zeit7.E4:.G6];[$Verteilung.$A$4:$Verteilung.$C$6];[.E21:.G23];[.E36:.G38])+[Zeit7.G5];IF([.U13]+[Zeit7.T13]=2;SUMPRODUCT([Zeit7.E4:.G6];[$Verteilung.$A$4:$Verteilung.$C$6];[.E21:.G23];[.E36:.G38])+[Zeit7.E5];IF([.V14]+[Zeit7.V15]=2;SUMPRODUCT([Zeit7.E4:.G6];[$Verteilung.$A$4:$Verteilung.$C$6];[.E21:.G23];[.E36:.G38])+[Zeit7.F6];IF([.V12]+[Zeit3.V11]=2;SUMPRODUCT([Zeit7.E4:.G6];[$Verteilung.$A$4:$Verteilung.$C$6];[.E21:.G23];[.E36:.G38])+[Zeit7.F4];SUMPRODUCT([Zeit7.E4:.G6];[$Verteilung.$A$4:$Verteilung.$C$6];[.E21:.G23];[.E36:.G38]))))))" office:value-type="float" office:value="19.8451349326818" calcext:value-type="float">
            <text:p>19,8451349326818</text:p>
          </table:table-cell>
          <table:table-cell table:style-name="ce147" table:formula="of:=IF([.G22]=0;0;IF([.X13]+[Zeit7.Y13]=2;SUMPRODUCT([Zeit7.F4:.H6];[$Verteilung.$A$4:$Verteilung.$C$6];[.F21:.H23];[.F36:.H38])+[Zeit7.H5];IF([.V13]+[Zeit7.U13]=2;SUMPRODUCT([Zeit7.F4:.H6];[$Verteilung.$A$4:$Verteilung.$C$6];[.F21:.H23];[.F36:.H38])+[Zeit7.F5];IF([.W14]+[Zeit7.W15]=2;SUMPRODUCT([Zeit7.F4:.H6];[$Verteilung.$A$4:$Verteilung.$C$6];[.F21:.H23];[.F36:.H38])+[Zeit7.G6];IF([.W12]+[Zeit3.W11]=2;SUMPRODUCT([Zeit7.F4:.H6];[$Verteilung.$A$4:$Verteilung.$C$6];[.F21:.H23];[.F36:.H38])+[Zeit7.G4];SUMPRODUCT([Zeit7.F4:.H6];[$Verteilung.$A$4:$Verteilung.$C$6];[.F21:.H23];[.F36:.H38]))))))" office:value-type="float" office:value="41.0762018890326" calcext:value-type="float">
            <text:p>41,0762018890326</text:p>
          </table:table-cell>
          <table:table-cell table:style-name="ce147" table:formula="of:=IF([.H22]=0;0;IF([.Y13]+[Zeit7.Z13]=2;SUMPRODUCT([Zeit7.G4:.I6];[$Verteilung.$A$4:$Verteilung.$C$6];[.G21:.I23];[.G36:.I38])+[Zeit7.I5];IF([.W13]+[Zeit7.V13]=2;SUMPRODUCT([Zeit7.G4:.I6];[$Verteilung.$A$4:$Verteilung.$C$6];[.G21:.I23];[.G36:.I38])+[Zeit7.G5];IF([.X14]+[Zeit7.X15]=2;SUMPRODUCT([Zeit7.G4:.I6];[$Verteilung.$A$4:$Verteilung.$C$6];[.G21:.I23];[.G36:.I38])+[Zeit7.H6];IF([.X12]+[Zeit3.X11]=2;SUMPRODUCT([Zeit7.G4:.I6];[$Verteilung.$A$4:$Verteilung.$C$6];[.G21:.I23];[.G36:.I38])+[Zeit7.H4];SUMPRODUCT([Zeit7.G4:.I6];[$Verteilung.$A$4:$Verteilung.$C$6];[.G21:.I23];[.G36:.I38]))))))" office:value-type="float" office:value="46.9406927578687" calcext:value-type="float">
            <text:p>46,9406927578687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47" table:formula="of:=IF([.C23]=0;0;IF([.T14]+[Zeit7.U14]=2;SUMPRODUCT([Zeit7.B5:.D7];[$Verteilung.$A$4:$Verteilung.$C$6];[.B22:.D24];[.B37:.D39])+[Zeit7.D6];IF([.R14]+[Zeit7.Q14]=2;SUMPRODUCT([Zeit7.B5:.D7];[$Verteilung.$A$4:$Verteilung.$C$6];[.B22:.D24];[.B37:.D39])+[Zeit7.B6];IF([.S15]+[Zeit7.S16]=2;SUMPRODUCT([Zeit7.B5:.D7];[$Verteilung.$A$4:$Verteilung.$C$6];[.B22:.D24];[.B37:.D39])+[Zeit7.C7];IF([.S13]+[Zeit3.S12]=2;SUMPRODUCT([Zeit7.B5:.D7];[$Verteilung.$A$4:$Verteilung.$C$6];[.B22:.D24];[.B37:.D39])+[Zeit7.C5];SUMPRODUCT([Zeit7.B5:.D7];[$Verteilung.$A$4:$Verteilung.$C$6];[.B22:.D24];[.B37:.D39]))))))" office:value-type="float" office:value="229.714163006333" calcext:value-type="float">
            <text:p>229,714163006333</text:p>
          </table:table-cell>
          <table:table-cell table:style-name="ce147" table:formula="of:=IF([.D23]=0;0;IF([.U14]+[Zeit7.V14]=2;SUMPRODUCT([Zeit7.C5:.E7];[$Verteilung.$A$4:$Verteilung.$C$6];[.C22:.E24];[.C37:.E39])+[Zeit7.E6];IF([.S14]+[Zeit7.R14]=2;SUMPRODUCT([Zeit7.C5:.E7];[$Verteilung.$A$4:$Verteilung.$C$6];[.C22:.E24];[.C37:.E39])+[Zeit7.C6];IF([.T15]+[Zeit7.T16]=2;SUMPRODUCT([Zeit7.C5:.E7];[$Verteilung.$A$4:$Verteilung.$C$6];[.C22:.E24];[.C37:.E39])+[Zeit7.D7];IF([.T13]+[Zeit3.T12]=2;SUMPRODUCT([Zeit7.C5:.E7];[$Verteilung.$A$4:$Verteilung.$C$6];[.C22:.E24];[.C37:.E39])+[Zeit7.D5];SUMPRODUCT([Zeit7.C5:.E7];[$Verteilung.$A$4:$Verteilung.$C$6];[.C22:.E24];[.C37:.E39]))))))" office:value-type="float" office:value="97.4477158282902" calcext:value-type="float">
            <text:p>97,4477158282902</text:p>
          </table:table-cell>
          <table:table-cell table:style-name="ce147" table:formula="of:=IF([.E23]=0;0;IF([.V14]+[Zeit7.W14]=2;SUMPRODUCT([Zeit7.D5:.F7];[$Verteilung.$A$4:$Verteilung.$C$6];[.D22:.F24];[.D37:.F39])+[Zeit7.F6];IF([.T14]+[Zeit7.S14]=2;SUMPRODUCT([Zeit7.D5:.F7];[$Verteilung.$A$4:$Verteilung.$C$6];[.D22:.F24];[.D37:.F39])+[Zeit7.D6];IF([.U15]+[Zeit7.U16]=2;SUMPRODUCT([Zeit7.D5:.F7];[$Verteilung.$A$4:$Verteilung.$C$6];[.D22:.F24];[.D37:.F39])+[Zeit7.E7];IF([.U13]+[Zeit3.U12]=2;SUMPRODUCT([Zeit7.D5:.F7];[$Verteilung.$A$4:$Verteilung.$C$6];[.D22:.F24];[.D37:.F39])+[Zeit7.E5];SUMPRODUCT([Zeit7.D5:.F7];[$Verteilung.$A$4:$Verteilung.$C$6];[.D22:.F24];[.D37:.F39]))))))" office:value-type="float" office:value="28.3479818919739" calcext:value-type="float">
            <text:p>28,3479818919739</text:p>
          </table:table-cell>
          <table:table-cell table:style-name="ce147" table:formula="of:=IF([.F23]=0;0;IF([.W14]+[Zeit7.X14]=2;SUMPRODUCT([Zeit7.E5:.G7];[$Verteilung.$A$4:$Verteilung.$C$6];[.E22:.G24];[.E37:.G39])+[Zeit7.G6];IF([.U14]+[Zeit7.T14]=2;SUMPRODUCT([Zeit7.E5:.G7];[$Verteilung.$A$4:$Verteilung.$C$6];[.E22:.G24];[.E37:.G39])+[Zeit7.E6];IF([.V15]+[Zeit7.V16]=2;SUMPRODUCT([Zeit7.E5:.G7];[$Verteilung.$A$4:$Verteilung.$C$6];[.E22:.G24];[.E37:.G39])+[Zeit7.F7];IF([.V13]+[Zeit3.V12]=2;SUMPRODUCT([Zeit7.E5:.G7];[$Verteilung.$A$4:$Verteilung.$C$6];[.E22:.G24];[.E37:.G39])+[Zeit7.F5];SUMPRODUCT([Zeit7.E5:.G7];[$Verteilung.$A$4:$Verteilung.$C$6];[.E22:.G24];[.E37:.G39]))))))" office:value-type="float" office:value="11.6475658481207" calcext:value-type="float">
            <text:p>11,6475658481207</text:p>
          </table:table-cell>
          <table:table-cell table:style-name="ce147" table:formula="of:=IF([.G23]=0;0;IF([.X14]+[Zeit7.Y14]=2;SUMPRODUCT([Zeit7.F5:.H7];[$Verteilung.$A$4:$Verteilung.$C$6];[.F22:.H24];[.F37:.H39])+[Zeit7.H6];IF([.V14]+[Zeit7.U14]=2;SUMPRODUCT([Zeit7.F5:.H7];[$Verteilung.$A$4:$Verteilung.$C$6];[.F22:.H24];[.F37:.H39])+[Zeit7.F6];IF([.W15]+[Zeit7.W16]=2;SUMPRODUCT([Zeit7.F5:.H7];[$Verteilung.$A$4:$Verteilung.$C$6];[.F22:.H24];[.F37:.H39])+[Zeit7.G7];IF([.W13]+[Zeit3.W12]=2;SUMPRODUCT([Zeit7.F5:.H7];[$Verteilung.$A$4:$Verteilung.$C$6];[.F22:.H24];[.F37:.H39])+[Zeit7.G5];SUMPRODUCT([Zeit7.F5:.H7];[$Verteilung.$A$4:$Verteilung.$C$6];[.F22:.H24];[.F37:.H39]))))))" office:value-type="float" office:value="11.7802517137185" calcext:value-type="float">
            <text:p>11,7802517137185</text:p>
          </table:table-cell>
          <table:table-cell table:style-name="ce147" table:formula="of:=IF([.H23]=0;0;IF([.Y14]+[Zeit7.Z14]=2;SUMPRODUCT([Zeit7.G5:.I7];[$Verteilung.$A$4:$Verteilung.$C$6];[.G22:.I24];[.G37:.I39])+[Zeit7.I6];IF([.W14]+[Zeit7.V14]=2;SUMPRODUCT([Zeit7.G5:.I7];[$Verteilung.$A$4:$Verteilung.$C$6];[.G22:.I24];[.G37:.I39])+[Zeit7.G6];IF([.X15]+[Zeit7.X16]=2;SUMPRODUCT([Zeit7.G5:.I7];[$Verteilung.$A$4:$Verteilung.$C$6];[.G22:.I24];[.G37:.I39])+[Zeit7.H7];IF([.X13]+[Zeit3.X12]=2;SUMPRODUCT([Zeit7.G5:.I7];[$Verteilung.$A$4:$Verteilung.$C$6];[.G22:.I24];[.G37:.I39])+[Zeit7.H5];SUMPRODUCT([Zeit7.G5:.I7];[$Verteilung.$A$4:$Verteilung.$C$6];[.G22:.I24];[.G37:.I39]))))))" office:value-type="float" office:value="10.4952521935973" calcext:value-type="float">
            <text:p>10,4952521935973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47" table:formula="of:=IF([.C24]=0;0;IF([.T15]+[Zeit7.U15]=2;SUMPRODUCT([Zeit7.B6:.D8];[$Verteilung.$A$4:$Verteilung.$C$6];[.B23:.D25];[.B38:.D40])+[Zeit7.D7];IF([.R15]+[Zeit7.Q15]=2;SUMPRODUCT([Zeit7.B6:.D8];[$Verteilung.$A$4:$Verteilung.$C$6];[.B23:.D25];[.B38:.D40])+[Zeit7.B7];IF([.S16]+[Zeit7.S17]=2;SUMPRODUCT([Zeit7.B6:.D8];[$Verteilung.$A$4:$Verteilung.$C$6];[.B23:.D25];[.B38:.D40])+[Zeit7.C8];IF([.S14]+[Zeit3.S13]=2;SUMPRODUCT([Zeit7.B6:.D8];[$Verteilung.$A$4:$Verteilung.$C$6];[.B23:.D25];[.B38:.D40])+[Zeit7.C6];SUMPRODUCT([Zeit7.B6:.D8];[$Verteilung.$A$4:$Verteilung.$C$6];[.B23:.D25];[.B38:.D40]))))))" office:value-type="float" office:value="157.288724853478" calcext:value-type="float">
            <text:p>157,288724853478</text:p>
          </table:table-cell>
          <table:table-cell table:style-name="ce147" table:formula="of:=IF([.D24]=0;0;IF([.U15]+[Zeit7.V15]=2;SUMPRODUCT([Zeit7.C6:.E8];[$Verteilung.$A$4:$Verteilung.$C$6];[.C23:.E25];[.C38:.E40])+[Zeit7.E7];IF([.S15]+[Zeit7.R15]=2;SUMPRODUCT([Zeit7.C6:.E8];[$Verteilung.$A$4:$Verteilung.$C$6];[.C23:.E25];[.C38:.E40])+[Zeit7.C7];IF([.T16]+[Zeit7.T17]=2;SUMPRODUCT([Zeit7.C6:.E8];[$Verteilung.$A$4:$Verteilung.$C$6];[.C23:.E25];[.C38:.E40])+[Zeit7.D8];IF([.T14]+[Zeit3.T13]=2;SUMPRODUCT([Zeit7.C6:.E8];[$Verteilung.$A$4:$Verteilung.$C$6];[.C23:.E25];[.C38:.E40])+[Zeit7.D6];SUMPRODUCT([Zeit7.C6:.E8];[$Verteilung.$A$4:$Verteilung.$C$6];[.C23:.E25];[.C38:.E40]))))))" office:value-type="float" office:value="110.574176099572" calcext:value-type="float">
            <text:p>110,574176099572</text:p>
          </table:table-cell>
          <table:table-cell table:style-name="ce147" table:formula="of:=IF([.E24]=0;0;IF([.V15]+[Zeit7.W15]=2;SUMPRODUCT([Zeit7.D6:.F8];[$Verteilung.$A$4:$Verteilung.$C$6];[.D23:.F25];[.D38:.F40])+[Zeit7.F7];IF([.T15]+[Zeit7.S15]=2;SUMPRODUCT([Zeit7.D6:.F8];[$Verteilung.$A$4:$Verteilung.$C$6];[.D23:.F25];[.D38:.F40])+[Zeit7.D7];IF([.U16]+[Zeit7.U17]=2;SUMPRODUCT([Zeit7.D6:.F8];[$Verteilung.$A$4:$Verteilung.$C$6];[.D23:.F25];[.D38:.F40])+[Zeit7.E8];IF([.U14]+[Zeit3.U13]=2;SUMPRODUCT([Zeit7.D6:.F8];[$Verteilung.$A$4:$Verteilung.$C$6];[.D23:.F25];[.D38:.F40])+[Zeit7.E6];SUMPRODUCT([Zeit7.D6:.F8];[$Verteilung.$A$4:$Verteilung.$C$6];[.D23:.F25];[.D38:.F40]))))))" office:value-type="float" office:value="29.563338851914" calcext:value-type="float">
            <text:p>29,563338851914</text:p>
          </table:table-cell>
          <table:table-cell table:style-name="ce147" table:formula="of:=IF([.F24]=0;0;IF([.W15]+[Zeit7.X15]=2;SUMPRODUCT([Zeit7.E6:.G8];[$Verteilung.$A$4:$Verteilung.$C$6];[.E23:.G25];[.E38:.G40])+[Zeit7.G7];IF([.U15]+[Zeit7.T15]=2;SUMPRODUCT([Zeit7.E6:.G8];[$Verteilung.$A$4:$Verteilung.$C$6];[.E23:.G25];[.E38:.G40])+[Zeit7.E7];IF([.V16]+[Zeit7.V17]=2;SUMPRODUCT([Zeit7.E6:.G8];[$Verteilung.$A$4:$Verteilung.$C$6];[.E23:.G25];[.E38:.G40])+[Zeit7.F8];IF([.V14]+[Zeit3.V13]=2;SUMPRODUCT([Zeit7.E6:.G8];[$Verteilung.$A$4:$Verteilung.$C$6];[.E23:.G25];[.E38:.G40])+[Zeit7.F6];SUMPRODUCT([Zeit7.E6:.G8];[$Verteilung.$A$4:$Verteilung.$C$6];[.E23:.G25];[.E38:.G40]))))))" office:value-type="float" office:value="6.10816477749041" calcext:value-type="float">
            <text:p>6,10816477749041</text:p>
          </table:table-cell>
          <table:table-cell table:style-name="ce147" table:formula="of:=IF([.G24]=0;0;IF([.X15]+[Zeit7.Y15]=2;SUMPRODUCT([Zeit7.F6:.H8];[$Verteilung.$A$4:$Verteilung.$C$6];[.F23:.H25];[.F38:.H40])+[Zeit7.H7];IF([.V15]+[Zeit7.U15]=2;SUMPRODUCT([Zeit7.F6:.H8];[$Verteilung.$A$4:$Verteilung.$C$6];[.F23:.H25];[.F38:.H40])+[Zeit7.F7];IF([.W16]+[Zeit7.W17]=2;SUMPRODUCT([Zeit7.F6:.H8];[$Verteilung.$A$4:$Verteilung.$C$6];[.F23:.H25];[.F38:.H40])+[Zeit7.G8];IF([.W14]+[Zeit3.W13]=2;SUMPRODUCT([Zeit7.F6:.H8];[$Verteilung.$A$4:$Verteilung.$C$6];[.F23:.H25];[.F38:.H40])+[Zeit7.G6];SUMPRODUCT([Zeit7.F6:.H8];[$Verteilung.$A$4:$Verteilung.$C$6];[.F23:.H25];[.F38:.H40]))))))" office:value-type="float" office:value="2.4534187935028" calcext:value-type="float">
            <text:p>2,4534187935028</text:p>
          </table:table-cell>
          <table:table-cell table:style-name="ce147" table:formula="of:=IF([.H24]=0;0;IF([.Y15]+[Zeit7.Z15]=2;SUMPRODUCT([Zeit7.G6:.I8];[$Verteilung.$A$4:$Verteilung.$C$6];[.G23:.I25];[.G38:.I40])+[Zeit7.I7];IF([.W15]+[Zeit7.V15]=2;SUMPRODUCT([Zeit7.G6:.I8];[$Verteilung.$A$4:$Verteilung.$C$6];[.G23:.I25];[.G38:.I40])+[Zeit7.G7];IF([.X16]+[Zeit7.X17]=2;SUMPRODUCT([Zeit7.G6:.I8];[$Verteilung.$A$4:$Verteilung.$C$6];[.G23:.I25];[.G38:.I40])+[Zeit7.H8];IF([.X14]+[Zeit3.X13]=2;SUMPRODUCT([Zeit7.G6:.I8];[$Verteilung.$A$4:$Verteilung.$C$6];[.G23:.I25];[.G38:.I40])+[Zeit7.H6];SUMPRODUCT([Zeit7.G6:.I8];[$Verteilung.$A$4:$Verteilung.$C$6];[.G23:.I25];[.G38:.I40]))))))" office:value-type="float" office:value="1.62900344772596" calcext:value-type="float">
            <text:p>1,62900344772596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7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45" table:formula="of:=[Zeit7.B10]" office:value-type="float" office:value="1" calcext:value-type="float">
            <text:p>1</text:p>
          </table:table-cell>
          <table:table-cell table:style-name="ce145" table:formula="of:=[Zeit7.C10]" office:value-type="float" office:value="1" calcext:value-type="float">
            <text:p>1</text:p>
          </table:table-cell>
          <table:table-cell table:style-name="ce145" table:formula="of:=[Zeit7.D10]" office:value-type="float" office:value="1" calcext:value-type="float">
            <text:p>1</text:p>
          </table:table-cell>
          <table:table-cell table:style-name="ce145" table:formula="of:=[Zeit7.E10]" office:value-type="float" office:value="1" calcext:value-type="float">
            <text:p>1</text:p>
          </table:table-cell>
          <table:table-cell table:style-name="ce145" table:formula="of:=[Zeit7.F10]" office:value-type="float" office:value="1" calcext:value-type="float">
            <text:p>1</text:p>
          </table:table-cell>
          <table:table-cell table:style-name="ce145" table:formula="of:=[Zeit7.G10]" office:value-type="float" office:value="1" calcext:value-type="float">
            <text:p>1</text:p>
          </table:table-cell>
          <table:table-cell table:style-name="ce145" table:formula="of:=[Zeit7.H10]" office:value-type="float" office:value="1" calcext:value-type="float">
            <text:p>1</text:p>
          </table:table-cell>
          <table:table-cell table:style-name="ce145" table:formula="of:=[Zeit7.I10]" office:value-type="float" office:value="1" calcext:value-type="float">
            <text:p>1</text:p>
          </table:table-cell>
          <table:table-cell table:number-columns-repeated="8"/>
          <table:table-cell table:style-name="ce149" table:formula="of:=[.B10]-[Zeit7.B10]" office:value-type="float" office:value="0" calcext:value-type="float">
            <text:p>0</text:p>
          </table:table-cell>
          <table:table-cell table:style-name="ce149" table:formula="of:=[.C10]-[Zeit7.C10]" office:value-type="float" office:value="0" calcext:value-type="float">
            <text:p>0</text:p>
          </table:table-cell>
          <table:table-cell table:style-name="ce149" table:formula="of:=[.D10]-[Zeit7.D10]" office:value-type="float" office:value="0" calcext:value-type="float">
            <text:p>0</text:p>
          </table:table-cell>
          <table:table-cell table:style-name="ce149" table:formula="of:=[.E10]-[Zeit7.E10]" office:value-type="float" office:value="0" calcext:value-type="float">
            <text:p>0</text:p>
          </table:table-cell>
          <table:table-cell table:style-name="ce149" table:formula="of:=[.F10]-[Zeit7.F10]" office:value-type="float" office:value="0" calcext:value-type="float">
            <text:p>0</text:p>
          </table:table-cell>
          <table:table-cell table:style-name="ce149" table:formula="of:=[.G10]-[Zeit7.G10]" office:value-type="float" office:value="0" calcext:value-type="float">
            <text:p>0</text:p>
          </table:table-cell>
          <table:table-cell table:style-name="ce149" table:formula="of:=[.H10]-[Zeit7.H10]" office:value-type="float" office:value="0" calcext:value-type="float">
            <text:p>0</text:p>
          </table:table-cell>
          <table:table-cell table:style-name="ce149" table:formula="of:=[.I10]-[Zeit7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45" table:formula="of:=[Zeit7.B11]" office:value-type="float" office:value="1" calcext:value-type="float">
            <text:p>1</text:p>
          </table:table-cell>
          <table:table-cell table:style-name="ce145" table:formula="of:=[Zeit7.C11]" office:value-type="float" office:value="0" calcext:value-type="float">
            <text:p>0</text:p>
          </table:table-cell>
          <table:table-cell table:style-name="ce145" table:formula="of:=[Zeit7.D11]" office:value-type="float" office:value="0" calcext:value-type="float">
            <text:p>0</text:p>
          </table:table-cell>
          <table:table-cell table:style-name="ce145" table:formula="of:=[Zeit7.E11]" office:value-type="float" office:value="0" calcext:value-type="float">
            <text:p>0</text:p>
          </table:table-cell>
          <table:table-cell table:style-name="ce145" table:formula="of:=[Zeit7.F11]" office:value-type="float" office:value="0" calcext:value-type="float">
            <text:p>0</text:p>
          </table:table-cell>
          <table:table-cell table:style-name="ce145" table:formula="of:=[Zeit7.G11]" office:value-type="float" office:value="0" calcext:value-type="float">
            <text:p>0</text:p>
          </table:table-cell>
          <table:table-cell table:style-name="ce145" table:formula="of:=[Zeit7.H11]" office:value-type="float" office:value="0" calcext:value-type="float">
            <text:p>0</text:p>
          </table:table-cell>
          <table:table-cell table:style-name="ce145" table:formula="of:=[Zeit7.I11]" office:value-type="float" office:value="1" calcext:value-type="float">
            <text:p>1</text:p>
          </table:table-cell>
          <table:table-cell table:number-columns-repeated="8"/>
          <table:table-cell table:style-name="ce149" table:formula="of:=[.B11]-[Zeit7.B11]" office:value-type="float" office:value="0" calcext:value-type="float">
            <text:p>0</text:p>
          </table:table-cell>
          <table:table-cell table:style-name="ce149" table:formula="of:=[.C11]-[Zeit7.C11]" office:value-type="float" office:value="0" calcext:value-type="float">
            <text:p>0</text:p>
          </table:table-cell>
          <table:table-cell table:style-name="ce149" table:formula="of:=[.D11]-[Zeit7.D11]" office:value-type="float" office:value="0" calcext:value-type="float">
            <text:p>0</text:p>
          </table:table-cell>
          <table:table-cell table:style-name="ce149" table:formula="of:=[.E11]-[Zeit7.E11]" office:value-type="float" office:value="0" calcext:value-type="float">
            <text:p>0</text:p>
          </table:table-cell>
          <table:table-cell table:style-name="ce149" table:formula="of:=[.F11]-[Zeit7.F11]" office:value-type="float" office:value="0" calcext:value-type="float">
            <text:p>0</text:p>
          </table:table-cell>
          <table:table-cell table:style-name="ce149" table:formula="of:=[.G11]-[Zeit7.G11]" office:value-type="float" office:value="0" calcext:value-type="float">
            <text:p>0</text:p>
          </table:table-cell>
          <table:table-cell table:style-name="ce149" table:formula="of:=[.H11]-[Zeit7.H11]" office:value-type="float" office:value="0" calcext:value-type="float">
            <text:p>0</text:p>
          </table:table-cell>
          <table:table-cell table:style-name="ce149" table:formula="of:=[.I11]-[Zeit7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45" table:formula="of:=[Zeit7.B12]" office:value-type="float" office:value="1" calcext:value-type="float">
            <text:p>1</text:p>
          </table:table-cell>
          <table:table-cell table:style-name="ce145" table:formula="of:=[Zeit7.C12]" office:value-type="float" office:value="0" calcext:value-type="float">
            <text:p>0</text:p>
          </table:table-cell>
          <table:table-cell table:style-name="ce145" table:formula="of:=[Zeit7.D12]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45" table:formula="of:=[Zeit7.F12]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[Zeit7.H12]" office:value-type="float" office:value="0" calcext:value-type="float">
            <text:p>0</text:p>
          </table:table-cell>
          <table:table-cell table:style-name="ce145" table:formula="of:=[Zeit7.I12]" office:value-type="float" office:value="1" calcext:value-type="float">
            <text:p>1</text:p>
          </table:table-cell>
          <table:table-cell table:number-columns-repeated="8"/>
          <table:table-cell table:style-name="ce149" table:formula="of:=[.B12]-[Zeit7.B12]" office:value-type="float" office:value="0" calcext:value-type="float">
            <text:p>0</text:p>
          </table:table-cell>
          <table:table-cell table:style-name="ce149" table:formula="of:=[.C12]-[Zeit7.C12]" office:value-type="float" office:value="0" calcext:value-type="float">
            <text:p>0</text:p>
          </table:table-cell>
          <table:table-cell table:style-name="ce149" table:formula="of:=[.D12]-[Zeit7.D12]" office:value-type="float" office:value="0" calcext:value-type="float">
            <text:p>0</text:p>
          </table:table-cell>
          <table:table-cell table:style-name="ce149" table:formula="of:=[.E12]-[Zeit7.E12]" office:value-type="float" office:value="-1" calcext:value-type="float">
            <text:p>-1</text:p>
          </table:table-cell>
          <table:table-cell table:style-name="ce149" table:formula="of:=[.F12]-[Zeit7.F12]" office:value-type="float" office:value="0" calcext:value-type="float">
            <text:p>0</text:p>
          </table:table-cell>
          <table:table-cell table:style-name="ce149" table:formula="of:=[.G12]-[Zeit7.G12]" office:value-type="float" office:value="1" calcext:value-type="float">
            <text:p>1</text:p>
          </table:table-cell>
          <table:table-cell table:style-name="ce149" table:formula="of:=[.H12]-[Zeit7.H12]" office:value-type="float" office:value="0" calcext:value-type="float">
            <text:p>0</text:p>
          </table:table-cell>
          <table:table-cell table:style-name="ce149" table:formula="of:=[.I12]-[Zeit7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45" table:formula="of:=[Zeit7.B13]" office:value-type="float" office:value="1" calcext:value-type="float">
            <text:p>1</text:p>
          </table:table-cell>
          <table:table-cell table:style-name="ce145" table:formula="of:=[Zeit7.C13]" office:value-type="float" office:value="0" calcext:value-type="float">
            <text:p>0</text:p>
          </table:table-cell>
          <table:table-cell table:style-name="ce145" table:formula="of:=[Zeit7.D13]" office:value-type="float" office:value="0" calcext:value-type="float">
            <text:p>0</text:p>
          </table:table-cell>
          <table:table-cell table:style-name="ce145" table:formula="of:=[Zeit7.E13]" office:value-type="float" office:value="0" calcext:value-type="float">
            <text:p>0</text:p>
          </table:table-cell>
          <table:table-cell table:style-name="ce145" table:formula="of:=[Zeit7.F13]" office:value-type="float" office:value="0" calcext:value-type="float">
            <text:p>0</text:p>
          </table:table-cell>
          <table:table-cell table:style-name="ce145" table:formula="of:=[Zeit7.G13]" office:value-type="float" office:value="0" calcext:value-type="float">
            <text:p>0</text:p>
          </table:table-cell>
          <table:table-cell table:style-name="ce145" table:formula="of:=[Zeit7.H13]" office:value-type="float" office:value="0" calcext:value-type="float">
            <text:p>0</text:p>
          </table:table-cell>
          <table:table-cell table:style-name="ce145" table:formula="of:=[Zeit7.I13]" office:value-type="float" office:value="1" calcext:value-type="float">
            <text:p>1</text:p>
          </table:table-cell>
          <table:table-cell table:number-columns-repeated="8"/>
          <table:table-cell table:style-name="ce149" table:formula="of:=[.B13]-[Zeit7.B13]" office:value-type="float" office:value="0" calcext:value-type="float">
            <text:p>0</text:p>
          </table:table-cell>
          <table:table-cell table:style-name="ce149" table:formula="of:=[.C13]-[Zeit7.C13]" office:value-type="float" office:value="0" calcext:value-type="float">
            <text:p>0</text:p>
          </table:table-cell>
          <table:table-cell table:style-name="ce149" table:formula="of:=[.D13]-[Zeit7.D13]" office:value-type="float" office:value="0" calcext:value-type="float">
            <text:p>0</text:p>
          </table:table-cell>
          <table:table-cell table:style-name="ce149" table:formula="of:=[.E13]-[Zeit7.E13]" office:value-type="float" office:value="0" calcext:value-type="float">
            <text:p>0</text:p>
          </table:table-cell>
          <table:table-cell table:style-name="ce149" table:formula="of:=[.F13]-[Zeit7.F13]" office:value-type="float" office:value="0" calcext:value-type="float">
            <text:p>0</text:p>
          </table:table-cell>
          <table:table-cell table:style-name="ce149" table:formula="of:=[.G13]-[Zeit7.G13]" office:value-type="float" office:value="0" calcext:value-type="float">
            <text:p>0</text:p>
          </table:table-cell>
          <table:table-cell table:style-name="ce149" table:formula="of:=[.H13]-[Zeit7.H13]" office:value-type="float" office:value="0" calcext:value-type="float">
            <text:p>0</text:p>
          </table:table-cell>
          <table:table-cell table:style-name="ce149" table:formula="of:=[.I13]-[Zeit7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45" table:formula="of:=[Zeit7.B14]" office:value-type="float" office:value="1" calcext:value-type="float">
            <text:p>1</text:p>
          </table:table-cell>
          <table:table-cell table:style-name="ce145" table:formula="of:=[Zeit7.C14]" office:value-type="float" office:value="0" calcext:value-type="float">
            <text:p>0</text:p>
          </table:table-cell>
          <table:table-cell table:style-name="ce145" table:formula="of:=[Zeit7.D14]" office:value-type="float" office:value="0" calcext:value-type="float">
            <text:p>0</text:p>
          </table:table-cell>
          <table:table-cell table:style-name="ce145" table:formula="of:=[Zeit7.E14]" office:value-type="float" office:value="0" calcext:value-type="float">
            <text:p>0</text:p>
          </table:table-cell>
          <table:table-cell table:style-name="ce145" table:formula="of:=[Zeit7.F14]" office:value-type="float" office:value="0" calcext:value-type="float">
            <text:p>0</text:p>
          </table:table-cell>
          <table:table-cell table:style-name="ce145" table:formula="of:=[Zeit7.G14]" office:value-type="float" office:value="0" calcext:value-type="float">
            <text:p>0</text:p>
          </table:table-cell>
          <table:table-cell table:style-name="ce145" table:formula="of:=[Zeit7.H14]" office:value-type="float" office:value="0" calcext:value-type="float">
            <text:p>0</text:p>
          </table:table-cell>
          <table:table-cell table:style-name="ce145" table:formula="of:=[Zeit7.I14]" office:value-type="float" office:value="1" calcext:value-type="float">
            <text:p>1</text:p>
          </table:table-cell>
          <table:table-cell table:number-columns-repeated="8"/>
          <table:table-cell table:style-name="ce149" table:formula="of:=[.B14]-[Zeit7.B14]" office:value-type="float" office:value="0" calcext:value-type="float">
            <text:p>0</text:p>
          </table:table-cell>
          <table:table-cell table:style-name="ce149" table:formula="of:=[.C14]-[Zeit7.C14]" office:value-type="float" office:value="0" calcext:value-type="float">
            <text:p>0</text:p>
          </table:table-cell>
          <table:table-cell table:style-name="ce149" table:formula="of:=[.D14]-[Zeit7.D14]" office:value-type="float" office:value="0" calcext:value-type="float">
            <text:p>0</text:p>
          </table:table-cell>
          <table:table-cell table:style-name="ce149" table:formula="of:=[.E14]-[Zeit7.E14]" office:value-type="float" office:value="0" calcext:value-type="float">
            <text:p>0</text:p>
          </table:table-cell>
          <table:table-cell table:style-name="ce149" table:formula="of:=[.F14]-[Zeit7.F14]" office:value-type="float" office:value="0" calcext:value-type="float">
            <text:p>0</text:p>
          </table:table-cell>
          <table:table-cell table:style-name="ce149" table:formula="of:=[.G14]-[Zeit7.G14]" office:value-type="float" office:value="0" calcext:value-type="float">
            <text:p>0</text:p>
          </table:table-cell>
          <table:table-cell table:style-name="ce149" table:formula="of:=[.H14]-[Zeit7.H14]" office:value-type="float" office:value="0" calcext:value-type="float">
            <text:p>0</text:p>
          </table:table-cell>
          <table:table-cell table:style-name="ce149" table:formula="of:=[.I14]-[Zeit7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45" table:formula="of:=[Zeit7.B15]" office:value-type="float" office:value="1" calcext:value-type="float">
            <text:p>1</text:p>
          </table:table-cell>
          <table:table-cell table:style-name="ce145" table:formula="of:=[Zeit7.C15]" office:value-type="float" office:value="0" calcext:value-type="float">
            <text:p>0</text:p>
          </table:table-cell>
          <table:table-cell table:style-name="ce145" table:formula="of:=[Zeit7.D15]" office:value-type="float" office:value="0" calcext:value-type="float">
            <text:p>0</text:p>
          </table:table-cell>
          <table:table-cell table:style-name="ce145" table:formula="of:=[Zeit7.E15]" office:value-type="float" office:value="0" calcext:value-type="float">
            <text:p>0</text:p>
          </table:table-cell>
          <table:table-cell table:style-name="ce145" table:formula="of:=[Zeit7.F15]" office:value-type="float" office:value="0" calcext:value-type="float">
            <text:p>0</text:p>
          </table:table-cell>
          <table:table-cell table:style-name="ce145" table:formula="of:=[Zeit7.G15]" office:value-type="float" office:value="0" calcext:value-type="float">
            <text:p>0</text:p>
          </table:table-cell>
          <table:table-cell table:style-name="ce145" table:formula="of:=[Zeit7.H15]" office:value-type="float" office:value="0" calcext:value-type="float">
            <text:p>0</text:p>
          </table:table-cell>
          <table:table-cell table:style-name="ce145" table:formula="of:=[Zeit7.I15]" office:value-type="float" office:value="1" calcext:value-type="float">
            <text:p>1</text:p>
          </table:table-cell>
          <table:table-cell table:number-columns-repeated="8"/>
          <table:table-cell table:style-name="ce149" table:formula="of:=[.B15]-[Zeit7.B15]" office:value-type="float" office:value="0" calcext:value-type="float">
            <text:p>0</text:p>
          </table:table-cell>
          <table:table-cell table:style-name="ce149" table:formula="of:=[.C15]-[Zeit7.C15]" office:value-type="float" office:value="0" calcext:value-type="float">
            <text:p>0</text:p>
          </table:table-cell>
          <table:table-cell table:style-name="ce149" table:formula="of:=[.D15]-[Zeit7.D15]" office:value-type="float" office:value="0" calcext:value-type="float">
            <text:p>0</text:p>
          </table:table-cell>
          <table:table-cell table:style-name="ce149" table:formula="of:=[.E15]-[Zeit7.E15]" office:value-type="float" office:value="0" calcext:value-type="float">
            <text:p>0</text:p>
          </table:table-cell>
          <table:table-cell table:style-name="ce149" table:formula="of:=[.F15]-[Zeit7.F15]" office:value-type="float" office:value="0" calcext:value-type="float">
            <text:p>0</text:p>
          </table:table-cell>
          <table:table-cell table:style-name="ce149" table:formula="of:=[.G15]-[Zeit7.G15]" office:value-type="float" office:value="0" calcext:value-type="float">
            <text:p>0</text:p>
          </table:table-cell>
          <table:table-cell table:style-name="ce149" table:formula="of:=[.H15]-[Zeit7.H15]" office:value-type="float" office:value="0" calcext:value-type="float">
            <text:p>0</text:p>
          </table:table-cell>
          <table:table-cell table:style-name="ce149" table:formula="of:=[.I15]-[Zeit7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45" table:formula="of:=[Zeit7.B16]" office:value-type="float" office:value="1" calcext:value-type="float">
            <text:p>1</text:p>
          </table:table-cell>
          <table:table-cell table:style-name="ce145" table:formula="of:=[Zeit7.C16]" office:value-type="float" office:value="1" calcext:value-type="float">
            <text:p>1</text:p>
          </table:table-cell>
          <table:table-cell table:style-name="ce145" table:formula="of:=[Zeit7.D16]" office:value-type="float" office:value="1" calcext:value-type="float">
            <text:p>1</text:p>
          </table:table-cell>
          <table:table-cell table:style-name="ce145" table:formula="of:=[Zeit7.E16]" office:value-type="float" office:value="1" calcext:value-type="float">
            <text:p>1</text:p>
          </table:table-cell>
          <table:table-cell table:style-name="ce145" table:formula="of:=[Zeit7.F16]" office:value-type="float" office:value="1" calcext:value-type="float">
            <text:p>1</text:p>
          </table:table-cell>
          <table:table-cell table:style-name="ce145" table:formula="of:=[Zeit7.G16]" office:value-type="float" office:value="1" calcext:value-type="float">
            <text:p>1</text:p>
          </table:table-cell>
          <table:table-cell table:style-name="ce145" table:formula="of:=[Zeit7.H16]" office:value-type="float" office:value="1" calcext:value-type="float">
            <text:p>1</text:p>
          </table:table-cell>
          <table:table-cell table:style-name="ce145" table:formula="of:=[Zeit7.I16]" office:value-type="float" office:value="1" calcext:value-type="float">
            <text:p>1</text:p>
          </table:table-cell>
          <table:table-cell table:number-columns-repeated="8"/>
          <table:table-cell table:style-name="ce149" table:formula="of:=[.B16]-[Zeit7.B16]" office:value-type="float" office:value="0" calcext:value-type="float">
            <text:p>0</text:p>
          </table:table-cell>
          <table:table-cell table:style-name="ce149" table:formula="of:=[.C16]-[Zeit7.C16]" office:value-type="float" office:value="0" calcext:value-type="float">
            <text:p>0</text:p>
          </table:table-cell>
          <table:table-cell table:style-name="ce149" table:formula="of:=[.D16]-[Zeit7.D16]" office:value-type="float" office:value="0" calcext:value-type="float">
            <text:p>0</text:p>
          </table:table-cell>
          <table:table-cell table:style-name="ce149" table:formula="of:=[.E16]-[Zeit7.E16]" office:value-type="float" office:value="0" calcext:value-type="float">
            <text:p>0</text:p>
          </table:table-cell>
          <table:table-cell table:style-name="ce149" table:formula="of:=[.F16]-[Zeit7.F16]" office:value-type="float" office:value="0" calcext:value-type="float">
            <text:p>0</text:p>
          </table:table-cell>
          <table:table-cell table:style-name="ce149" table:formula="of:=[.G16]-[Zeit7.G16]" office:value-type="float" office:value="0" calcext:value-type="float">
            <text:p>0</text:p>
          </table:table-cell>
          <table:table-cell table:style-name="ce149" table:formula="of:=[.H16]-[Zeit7.H16]" office:value-type="float" office:value="0" calcext:value-type="float">
            <text:p>0</text:p>
          </table:table-cell>
          <table:table-cell table:style-name="ce149" table:formula="of:=[.I16]-[Zeit7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46" table:formula="of:=1-[.B10]" office:value-type="float" office:value="0" calcext:value-type="float">
            <text:p>0</text:p>
          </table:table-cell>
          <table:table-cell table:style-name="ce146" table:formula="of:=1-[.C10]" office:value-type="float" office:value="0" calcext:value-type="float">
            <text:p>0</text:p>
          </table:table-cell>
          <table:table-cell table:style-name="ce146" table:formula="of:=1-[.D10]" office:value-type="float" office:value="0" calcext:value-type="float">
            <text:p>0</text:p>
          </table:table-cell>
          <table:table-cell table:style-name="ce146" table:formula="of:=1-[.E10]" office:value-type="float" office:value="0" calcext:value-type="float">
            <text:p>0</text:p>
          </table:table-cell>
          <table:table-cell table:style-name="ce146" table:formula="of:=1-[.F10]" office:value-type="float" office:value="0" calcext:value-type="float">
            <text:p>0</text:p>
          </table:table-cell>
          <table:table-cell table:style-name="ce146" table:formula="of:=1-[.G10]" office:value-type="float" office:value="0" calcext:value-type="float">
            <text:p>0</text:p>
          </table:table-cell>
          <table:table-cell table:style-name="ce146" table:formula="of:=1-[.H10]" office:value-type="float" office:value="0" calcext:value-type="float">
            <text:p>0</text:p>
          </table:table-cell>
          <table:table-cell table:style-name="ce146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6" table:formula="of:=1-[.B11]" office:value-type="float" office:value="0" calcext:value-type="float">
            <text:p>0</text:p>
          </table:table-cell>
          <table:table-cell table:style-name="ce146" table:formula="of:=1-[.C11]" office:value-type="float" office:value="1" calcext:value-type="float">
            <text:p>1</text:p>
          </table:table-cell>
          <table:table-cell table:style-name="ce146" table:formula="of:=1-[.D11]" office:value-type="float" office:value="1" calcext:value-type="float">
            <text:p>1</text:p>
          </table:table-cell>
          <table:table-cell table:style-name="ce146" table:formula="of:=1-[.E11]" office:value-type="float" office:value="1" calcext:value-type="float">
            <text:p>1</text:p>
          </table:table-cell>
          <table:table-cell table:style-name="ce146" table:formula="of:=1-[.F11]" office:value-type="float" office:value="1" calcext:value-type="float">
            <text:p>1</text:p>
          </table:table-cell>
          <table:table-cell table:style-name="ce146" table:formula="of:=1-[.G11]" office:value-type="float" office:value="1" calcext:value-type="float">
            <text:p>1</text:p>
          </table:table-cell>
          <table:table-cell table:style-name="ce146" table:formula="of:=1-[.H11]" office:value-type="float" office:value="1" calcext:value-type="float">
            <text:p>1</text:p>
          </table:table-cell>
          <table:table-cell table:style-name="ce146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6" table:formula="of:=1-[.B12]" office:value-type="float" office:value="0" calcext:value-type="float">
            <text:p>0</text:p>
          </table:table-cell>
          <table:table-cell table:style-name="ce146" table:formula="of:=1-[.C12]" office:value-type="float" office:value="1" calcext:value-type="float">
            <text:p>1</text:p>
          </table:table-cell>
          <table:table-cell table:style-name="ce146" table:formula="of:=1-[.D12]" office:value-type="float" office:value="1" calcext:value-type="float">
            <text:p>1</text:p>
          </table:table-cell>
          <table:table-cell table:style-name="ce146" table:formula="of:=1-[.E12]" office:value-type="float" office:value="1" calcext:value-type="float">
            <text:p>1</text:p>
          </table:table-cell>
          <table:table-cell table:style-name="ce146" table:formula="of:=1-[.F12]" office:value-type="float" office:value="0" calcext:value-type="float">
            <text:p>0</text:p>
          </table:table-cell>
          <table:table-cell table:style-name="ce146" table:formula="of:=1-[.G12]" office:value-type="float" office:value="0" calcext:value-type="float">
            <text:p>0</text:p>
          </table:table-cell>
          <table:table-cell table:style-name="ce146" table:formula="of:=1-[.H12]" office:value-type="float" office:value="1" calcext:value-type="float">
            <text:p>1</text:p>
          </table:table-cell>
          <table:table-cell table:style-name="ce146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6" table:formula="of:=1-[.B13]" office:value-type="float" office:value="0" calcext:value-type="float">
            <text:p>0</text:p>
          </table:table-cell>
          <table:table-cell table:style-name="ce146" table:formula="of:=1-[.C13]" office:value-type="float" office:value="1" calcext:value-type="float">
            <text:p>1</text:p>
          </table:table-cell>
          <table:table-cell table:style-name="ce146" table:formula="of:=1-[.D13]" office:value-type="float" office:value="1" calcext:value-type="float">
            <text:p>1</text:p>
          </table:table-cell>
          <table:table-cell table:style-name="ce146" table:formula="of:=1-[.E13]" office:value-type="float" office:value="1" calcext:value-type="float">
            <text:p>1</text:p>
          </table:table-cell>
          <table:table-cell table:style-name="ce146" table:formula="of:=1-[.F13]" office:value-type="float" office:value="1" calcext:value-type="float">
            <text:p>1</text:p>
          </table:table-cell>
          <table:table-cell table:style-name="ce146" table:formula="of:=1-[.G13]" office:value-type="float" office:value="1" calcext:value-type="float">
            <text:p>1</text:p>
          </table:table-cell>
          <table:table-cell table:style-name="ce146" table:formula="of:=1-[.H13]" office:value-type="float" office:value="1" calcext:value-type="float">
            <text:p>1</text:p>
          </table:table-cell>
          <table:table-cell table:style-name="ce146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6" table:formula="of:=1-[.B14]" office:value-type="float" office:value="0" calcext:value-type="float">
            <text:p>0</text:p>
          </table:table-cell>
          <table:table-cell table:style-name="ce146" table:formula="of:=1-[.C14]" office:value-type="float" office:value="1" calcext:value-type="float">
            <text:p>1</text:p>
          </table:table-cell>
          <table:table-cell table:style-name="ce146" table:formula="of:=1-[.D14]" office:value-type="float" office:value="1" calcext:value-type="float">
            <text:p>1</text:p>
          </table:table-cell>
          <table:table-cell table:style-name="ce146" table:formula="of:=1-[.E14]" office:value-type="float" office:value="1" calcext:value-type="float">
            <text:p>1</text:p>
          </table:table-cell>
          <table:table-cell table:style-name="ce146" table:formula="of:=1-[.F14]" office:value-type="float" office:value="1" calcext:value-type="float">
            <text:p>1</text:p>
          </table:table-cell>
          <table:table-cell table:style-name="ce146" table:formula="of:=1-[.G14]" office:value-type="float" office:value="1" calcext:value-type="float">
            <text:p>1</text:p>
          </table:table-cell>
          <table:table-cell table:style-name="ce146" table:formula="of:=1-[.H14]" office:value-type="float" office:value="1" calcext:value-type="float">
            <text:p>1</text:p>
          </table:table-cell>
          <table:table-cell table:style-name="ce146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6" table:formula="of:=1-[.B15]" office:value-type="float" office:value="0" calcext:value-type="float">
            <text:p>0</text:p>
          </table:table-cell>
          <table:table-cell table:style-name="ce146" table:formula="of:=1-[.C15]" office:value-type="float" office:value="1" calcext:value-type="float">
            <text:p>1</text:p>
          </table:table-cell>
          <table:table-cell table:style-name="ce146" table:formula="of:=1-[.D15]" office:value-type="float" office:value="1" calcext:value-type="float">
            <text:p>1</text:p>
          </table:table-cell>
          <table:table-cell table:style-name="ce146" table:formula="of:=1-[.E15]" office:value-type="float" office:value="1" calcext:value-type="float">
            <text:p>1</text:p>
          </table:table-cell>
          <table:table-cell table:style-name="ce146" table:formula="of:=1-[.F15]" office:value-type="float" office:value="1" calcext:value-type="float">
            <text:p>1</text:p>
          </table:table-cell>
          <table:table-cell table:style-name="ce146" table:formula="of:=1-[.G15]" office:value-type="float" office:value="1" calcext:value-type="float">
            <text:p>1</text:p>
          </table:table-cell>
          <table:table-cell table:style-name="ce146" table:formula="of:=1-[.H15]" office:value-type="float" office:value="1" calcext:value-type="float">
            <text:p>1</text:p>
          </table:table-cell>
          <table:table-cell table:style-name="ce146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46" table:formula="of:=1-[.B16]" office:value-type="float" office:value="0" calcext:value-type="float">
            <text:p>0</text:p>
          </table:table-cell>
          <table:table-cell table:style-name="ce146" table:formula="of:=1-[.C16]" office:value-type="float" office:value="0" calcext:value-type="float">
            <text:p>0</text:p>
          </table:table-cell>
          <table:table-cell table:style-name="ce146" table:formula="of:=1-[.D16]" office:value-type="float" office:value="0" calcext:value-type="float">
            <text:p>0</text:p>
          </table:table-cell>
          <table:table-cell table:style-name="ce146" table:formula="of:=1-[.E16]" office:value-type="float" office:value="0" calcext:value-type="float">
            <text:p>0</text:p>
          </table:table-cell>
          <table:table-cell table:style-name="ce146" table:formula="of:=1-[.F16]" office:value-type="float" office:value="0" calcext:value-type="float">
            <text:p>0</text:p>
          </table:table-cell>
          <table:table-cell table:style-name="ce146" table:formula="of:=1-[.G16]" office:value-type="float" office:value="0" calcext:value-type="float">
            <text:p>0</text:p>
          </table:table-cell>
          <table:table-cell table:style-name="ce146" table:formula="of:=1-[.H16]" office:value-type="float" office:value="0" calcext:value-type="float">
            <text:p>0</text:p>
          </table:table-cell>
          <table:table-cell table:style-name="ce146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9:.G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G19:.I21];[$Verteilung.$A$4:$Verteilung.$C$6])" office:value-type="float" office:value="75.8578643762691" calcext:value-type="float">
            <text:p>75,857864376269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5" calcext:value-type="float">
            <text:p>95</text:p>
          </table:table-cell>
          <table:table-cell table:style-name="ce34" table:formula="of:=SUMPRODUCT([.E20:.G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0:.H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G20:.I22];[$Verteilung.$A$4:$Verteilung.$C$6])" office:value-type="float" office:value="82.9289321881345" calcext:value-type="float">
            <text:p>82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G21:.I23];[$Verteilung.$A$4:$Verteilung.$C$6])" office:value-type="float" office:value="84.3933982822018" calcext:value-type="float">
            <text:p>84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100" calcext:value-type="float">
            <text:p>100</text:p>
          </table:table-cell>
          <table:table-cell table:style-name="ce34" table:formula="of:=SUMPRODUCT([.G22:.I24];[$Verteilung.$A$4:$Verteilung.$C$6])" office:value-type="float" office:value="87.9289321881345" calcext:value-type="float">
            <text:p>87,928932188134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8492680749283" calcext:value-type="float">
            <text:p>0,011849268074928</text:p>
          </table:table-cell>
          <table:table-cell table:style-name="ce34" table:formula="of:=IF([.F28]=0;0;1/[.F28])" office:value-type="float" office:value="0.0125955056923691" calcext:value-type="float">
            <text:p>0,012595505692369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style-name="ce34" table:formula="of:=IF([.H28]=0;0;1/[.H28])" office:value-type="float" office:value="0.0131825488131305" calcext:value-type="float">
            <text:p>0,01318254881313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5263157894737" calcext:value-type="float">
            <text:p>0,010526315789474</text:p>
          </table:table-cell>
          <table:table-cell table:style-name="ce34" table:formula="of:=IF([.F29]=0;0;1/[.F29])" office:value-type="float" office:value="0.034314575050762" calcext:value-type="float">
            <text:p>0,034314575050762</text:p>
          </table:table-cell>
          <table:table-cell table:style-name="ce34" table:formula="of:=IF([.G29]=0;0;1/[.G29])" office:value-type="float" office:value="0.034314575050762" calcext:value-type="float">
            <text:p>0,034314575050762</text:p>
          </table:table-cell>
          <table:table-cell table:style-name="ce34" table:formula="of:=IF([.H29]=0;0;1/[.H29])" office:value-type="float" office:value="0.0120585177406044" calcext:value-type="float">
            <text:p>0,01205851774060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3728209261131" calcext:value-type="float">
            <text:p>0,011372820926113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3665115300058" calcext:value-type="float">
            <text:p>0,010366511530006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109332076455959" calcext:value-type="float">
            <text:p>0,010933207645596</text:p>
          </table:table-cell>
          <table:table-cell table:style-name="ce34" table:formula="of:=IF([.H30]=0;0;1/[.H30])" office:value-type="float" office:value="0.0118492680749283" calcext:value-type="float">
            <text:p>0,01184926807492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" calcext:value-type="float">
            <text:p>0,01</text:p>
          </table:table-cell>
          <table:table-cell table:style-name="ce34" table:formula="of:=IF([.H31]=0;0;1/[.H31])" office:value-type="float" office:value="0.0113728209261131" calcext:value-type="float">
            <text:p>0,01137282092611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8.B10:Zeit8.I16">
            <calcext:condition calcext:apply-style-name="blue_dark_background" calcext:value="&gt;0.5" calcext:base-cell-address="Zeit8.B10"/>
            <calcext:condition calcext:apply-style-name="grey_background" calcext:value="&lt;=0.5" calcext:base-cell-address="Zeit8.B10"/>
          </calcext:conditional-format>
          <calcext:conditional-format calcext:target-range-address="Zeit8.B19:Zeit8.I25">
            <calcext:condition calcext:apply-style-name="blue_dark_background" calcext:value="&gt;0.5" calcext:base-cell-address="Zeit8.B19"/>
            <calcext:condition calcext:apply-style-name="grey_background" calcext:value="&lt;=0.5" calcext:base-cell-address="Zeit8.B19"/>
          </calcext:conditional-format>
          <calcext:conditional-format calcext:target-range-address="Zeit8.R10:Zeit8.Y16">
            <calcext:condition calcext:apply-style-name="Good" calcext:value="&gt;0.5" calcext:base-cell-address="Zeit8.R10"/>
            <calcext:condition calcext:apply-style-name="Bad" calcext:value="&lt;=-0.5" calcext:base-cell-address="Zeit8.R10"/>
          </calcext:conditional-format>
          <calcext:conditional-format calcext:target-range-address="Zeit8.C3:Zeit8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2" table:number-columns-repeated="15" table:default-cell-style-name="ce1"/>
        <table:table-column table:style-name="co12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52" table:formula="of:=IF([.C20]=0;0;IF([.T11]+[Zeit8.U11]=2;SUMPRODUCT([Zeit8.B2:.D4];[$Verteilung.$A$4:$Verteilung.$C$6];[.B19:.D21];[.B34:.D36])+[Zeit8.D3];IF([.R11]+[Zeit8.Q11]=2;SUMPRODUCT([Zeit8.B2:.D4];[$Verteilung.$A$4:$Verteilung.$C$6];[.B19:.D21];[.B34:.D36])+[Zeit8.B3];IF([.S12]+[Zeit8.S13]=2;SUMPRODUCT([Zeit8.B2:.D4];[$Verteilung.$A$4:$Verteilung.$C$6];[.B19:.D21];[.B34:.D36])+[Zeit8.C4];IF([.S10]+[Zeit8.S9]=2;SUMPRODUCT([Zeit8.B2:.D4];[$Verteilung.$A$4:$Verteilung.$C$6];[.B19:.D21];[.B34:.D36])+[Zeit8.C2];SUMPRODUCT([Zeit8.B2:.D4];[$Verteilung.$A$4:$Verteilung.$C$6];[.B19:.D21];[.B34:.D36]))))))" office:value-type="float" office:value="21.6049190637209" calcext:value-type="float">
            <text:p>21,6049190637209</text:p>
          </table:table-cell>
          <table:table-cell table:style-name="ce152" table:formula="of:=IF([.D20]=0;0;IF([.U11]+[Zeit8.V11]=2;SUMPRODUCT([Zeit8.C2:.E4];[$Verteilung.$A$4:$Verteilung.$C$6];[.C19:.E21];[.C34:.E36])+[Zeit8.E3];IF([.S11]+[Zeit8.R11]=2;SUMPRODUCT([Zeit8.C2:.E4];[$Verteilung.$A$4:$Verteilung.$C$6];[.C19:.E21];[.C34:.E36])+[Zeit8.C3];IF([.T12]+[Zeit8.T13]=2;SUMPRODUCT([Zeit8.C2:.E4];[$Verteilung.$A$4:$Verteilung.$C$6];[.C19:.E21];[.C34:.E36])+[Zeit8.D4];IF([.T10]+[Zeit8.T9]=2;SUMPRODUCT([Zeit8.C2:.E4];[$Verteilung.$A$4:$Verteilung.$C$6];[.C19:.E21];[.C34:.E36])+[Zeit8.D2];SUMPRODUCT([Zeit8.C2:.E4];[$Verteilung.$A$4:$Verteilung.$C$6];[.C19:.E21];[.C34:.E36]))))))" office:value-type="float" office:value="47.6611917097574" calcext:value-type="float">
            <text:p>47,6611917097574</text:p>
          </table:table-cell>
          <table:table-cell table:style-name="ce152" table:formula="of:=IF([.E20]=0;0;IF([.V11]+[Zeit8.W11]=2;SUMPRODUCT([Zeit8.D2:.F4];[$Verteilung.$A$4:$Verteilung.$C$6];[.D19:.F21];[.D34:.F36])+[Zeit8.F3];IF([.T11]+[Zeit8.S11]=2;SUMPRODUCT([Zeit8.D2:.F4];[$Verteilung.$A$4:$Verteilung.$C$6];[.D19:.F21];[.D34:.F36])+[Zeit8.D3];IF([.U12]+[Zeit8.U13]=2;SUMPRODUCT([Zeit8.D2:.F4];[$Verteilung.$A$4:$Verteilung.$C$6];[.D19:.F21];[.D34:.F36])+[Zeit8.E4];IF([.U10]+[Zeit8.U9]=2;SUMPRODUCT([Zeit8.D2:.F4];[$Verteilung.$A$4:$Verteilung.$C$6];[.D19:.F21];[.D34:.F36])+[Zeit8.E2];SUMPRODUCT([Zeit8.D2:.F4];[$Verteilung.$A$4:$Verteilung.$C$6];[.D19:.F21];[.D34:.F36]))))))" office:value-type="float" office:value="32.0269461893765" calcext:value-type="float">
            <text:p>32,0269461893765</text:p>
          </table:table-cell>
          <table:table-cell table:style-name="ce152" table:formula="of:=IF([.F20]=0;0;IF([.W11]+[Zeit8.X11]=2;SUMPRODUCT([Zeit8.E2:.G4];[$Verteilung.$A$4:$Verteilung.$C$6];[.E19:.G21];[.E34:.G36])+[Zeit8.G3];IF([.U11]+[Zeit8.T11]=2;SUMPRODUCT([Zeit8.E2:.G4];[$Verteilung.$A$4:$Verteilung.$C$6];[.E19:.G21];[.E34:.G36])+[Zeit8.E3];IF([.V12]+[Zeit8.V13]=2;SUMPRODUCT([Zeit8.E2:.G4];[$Verteilung.$A$4:$Verteilung.$C$6];[.E19:.G21];[.E34:.G36])+[Zeit8.F4];IF([.V10]+[Zeit8.V9]=2;SUMPRODUCT([Zeit8.E2:.G4];[$Verteilung.$A$4:$Verteilung.$C$6];[.E19:.G21];[.E34:.G36])+[Zeit8.F2];SUMPRODUCT([Zeit8.E2:.G4];[$Verteilung.$A$4:$Verteilung.$C$6];[.E19:.G21];[.E34:.G36]))))))" office:value-type="float" office:value="66.6907812261152" calcext:value-type="float">
            <text:p>66,6907812261152</text:p>
          </table:table-cell>
          <table:table-cell table:style-name="ce152" table:formula="of:=IF([.G20]=0;0;IF([.X11]+[Zeit8.Y11]=2;SUMPRODUCT([Zeit8.F2:.H4];[$Verteilung.$A$4:$Verteilung.$C$6];[.F19:.H21];[.F34:.H36])+[Zeit8.H3];IF([.V11]+[Zeit8.U11]=2;SUMPRODUCT([Zeit8.F2:.H4];[$Verteilung.$A$4:$Verteilung.$C$6];[.F19:.H21];[.F34:.H36])+[Zeit8.F3];IF([.W12]+[Zeit8.W13]=2;SUMPRODUCT([Zeit8.F2:.H4];[$Verteilung.$A$4:$Verteilung.$C$6];[.F19:.H21];[.F34:.H36])+[Zeit8.G4];IF([.W10]+[Zeit8.W9]=2;SUMPRODUCT([Zeit8.F2:.H4];[$Verteilung.$A$4:$Verteilung.$C$6];[.F19:.H21];[.F34:.H36])+[Zeit8.G2];SUMPRODUCT([Zeit8.F2:.H4];[$Verteilung.$A$4:$Verteilung.$C$6];[.F19:.H21];[.F34:.H36]))))))" office:value-type="float" office:value="182.881538540908" calcext:value-type="float">
            <text:p>182,881538540908</text:p>
          </table:table-cell>
          <table:table-cell table:style-name="ce152" table:formula="of:=IF([.H20]=0;0;IF([.Y11]+[Zeit8.Z11]=2;SUMPRODUCT([Zeit8.G2:.I4];[$Verteilung.$A$4:$Verteilung.$C$6];[.G19:.I21];[.G34:.I36])+[Zeit8.I3];IF([.W11]+[Zeit8.V11]=2;SUMPRODUCT([Zeit8.G2:.I4];[$Verteilung.$A$4:$Verteilung.$C$6];[.G19:.I21];[.G34:.I36])+[Zeit8.G3];IF([.X12]+[Zeit8.X13]=2;SUMPRODUCT([Zeit8.G2:.I4];[$Verteilung.$A$4:$Verteilung.$C$6];[.G19:.I21];[.G34:.I36])+[Zeit8.H4];IF([.X10]+[Zeit8.X9]=2;SUMPRODUCT([Zeit8.G2:.I4];[$Verteilung.$A$4:$Verteilung.$C$6];[.G19:.I21];[.G34:.I36])+[Zeit8.H2];SUMPRODUCT([Zeit8.G2:.I4];[$Verteilung.$A$4:$Verteilung.$C$6];[.G19:.I21];[.G34:.I36]))))))" office:value-type="float" office:value="314.188727356213" calcext:value-type="float">
            <text:p>314,188727356213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52" table:formula="of:=IF([.C21]=0;0;IF([.T12]+[Zeit8.U12]=2;SUMPRODUCT([Zeit8.B3:.D5];[$Verteilung.$A$4:$Verteilung.$C$6];[.B20:.D22];[.B35:.D37])+[Zeit8.D4];IF([.R12]+[Zeit8.Q12]=2;SUMPRODUCT([Zeit8.B3:.D5];[$Verteilung.$A$4:$Verteilung.$C$6];[.B20:.D22];[.B35:.D37])+[Zeit8.B4];IF([.S13]+[Zeit8.S14]=2;SUMPRODUCT([Zeit8.B3:.D5];[$Verteilung.$A$4:$Verteilung.$C$6];[.B20:.D22];[.B35:.D37])+[Zeit8.C5];IF([.S11]+[Zeit8.S10]=2;SUMPRODUCT([Zeit8.B3:.D5];[$Verteilung.$A$4:$Verteilung.$C$6];[.B20:.D22];[.B35:.D37])+[Zeit8.C3];SUMPRODUCT([Zeit8.B3:.D5];[$Verteilung.$A$4:$Verteilung.$C$6];[.B20:.D22];[.B35:.D37]))))))" office:value-type="float" office:value="42.4851128159176" calcext:value-type="float">
            <text:p>42,4851128159176</text:p>
          </table:table-cell>
          <table:table-cell table:style-name="ce152" table:formula="of:=IF([.D21]=0;0;IF([.U12]+[Zeit8.V12]=2;SUMPRODUCT([Zeit8.C3:.E5];[$Verteilung.$A$4:$Verteilung.$C$6];[.C20:.E22];[.C35:.E37])+[Zeit8.E4];IF([.S12]+[Zeit8.R12]=2;SUMPRODUCT([Zeit8.C3:.E5];[$Verteilung.$A$4:$Verteilung.$C$6];[.C20:.E22];[.C35:.E37])+[Zeit8.C4];IF([.T13]+[Zeit8.T14]=2;SUMPRODUCT([Zeit8.C3:.E5];[$Verteilung.$A$4:$Verteilung.$C$6];[.C20:.E22];[.C35:.E37])+[Zeit8.D5];IF([.T11]+[Zeit8.T10]=2;SUMPRODUCT([Zeit8.C3:.E5];[$Verteilung.$A$4:$Verteilung.$C$6];[.C20:.E22];[.C35:.E37])+[Zeit8.D3];SUMPRODUCT([Zeit8.C3:.E5];[$Verteilung.$A$4:$Verteilung.$C$6];[.C20:.E22];[.C35:.E37]))))))" office:value-type="float" office:value="32.8052656721139" calcext:value-type="float">
            <text:p>32,8052656721139</text:p>
          </table:table-cell>
          <table:table-cell table:style-name="ce152" table:formula="of:=IF([.E21]=0;0;IF([.V12]+[Zeit8.W12]=2;SUMPRODUCT([Zeit8.D3:.F5];[$Verteilung.$A$4:$Verteilung.$C$6];[.D20:.F22];[.D35:.F37])+[Zeit8.F4];IF([.T12]+[Zeit8.S12]=2;SUMPRODUCT([Zeit8.D3:.F5];[$Verteilung.$A$4:$Verteilung.$C$6];[.D20:.F22];[.D35:.F37])+[Zeit8.D4];IF([.U13]+[Zeit8.U14]=2;SUMPRODUCT([Zeit8.D3:.F5];[$Verteilung.$A$4:$Verteilung.$C$6];[.D20:.F22];[.D35:.F37])+[Zeit8.E5];IF([.U11]+[Zeit8.U10]=2;SUMPRODUCT([Zeit8.D3:.F5];[$Verteilung.$A$4:$Verteilung.$C$6];[.D20:.F22];[.D35:.F37])+[Zeit8.E3];SUMPRODUCT([Zeit8.D3:.F5];[$Verteilung.$A$4:$Verteilung.$C$6];[.D20:.F22];[.D35:.F37]))))))" office:value-type="float" office:value="19.2693738303558" calcext:value-type="float">
            <text:p>19,2693738303558</text:p>
          </table:table-cell>
          <table:table-cell table:style-name="ce152" table:formula="of:=IF([.F21]=0;0;IF([.W12]+[Zeit8.X12]=2;SUMPRODUCT([Zeit8.E3:.G5];[$Verteilung.$A$4:$Verteilung.$C$6];[.E20:.G22];[.E35:.G37])+[Zeit8.G4];IF([.U12]+[Zeit8.T12]=2;SUMPRODUCT([Zeit8.E3:.G5];[$Verteilung.$A$4:$Verteilung.$C$6];[.E20:.G22];[.E35:.G37])+[Zeit8.E4];IF([.V13]+[Zeit8.V14]=2;SUMPRODUCT([Zeit8.E3:.G5];[$Verteilung.$A$4:$Verteilung.$C$6];[.E20:.G22];[.E35:.G37])+[Zeit8.F5];IF([.V11]+[Zeit8.V10]=2;SUMPRODUCT([Zeit8.E3:.G5];[$Verteilung.$A$4:$Verteilung.$C$6];[.E20:.G22];[.E35:.G37])+[Zeit8.F3];SUMPRODUCT([Zeit8.E3:.G5];[$Verteilung.$A$4:$Verteilung.$C$6];[.E20:.G22];[.E35:.G37]))))))" office:value-type="float" office:value="15.2216399705006" calcext:value-type="float">
            <text:p>15,2216399705006</text:p>
          </table:table-cell>
          <table:table-cell table:style-name="ce152" table:formula="of:=IF([.G21]=0;0;IF([.X12]+[Zeit8.Y12]=2;SUMPRODUCT([Zeit8.F3:.H5];[$Verteilung.$A$4:$Verteilung.$C$6];[.F20:.H22];[.F35:.H37])+[Zeit8.H4];IF([.V12]+[Zeit8.U12]=2;SUMPRODUCT([Zeit8.F3:.H5];[$Verteilung.$A$4:$Verteilung.$C$6];[.F20:.H22];[.F35:.H37])+[Zeit8.F4];IF([.W13]+[Zeit8.W14]=2;SUMPRODUCT([Zeit8.F3:.H5];[$Verteilung.$A$4:$Verteilung.$C$6];[.F20:.H22];[.F35:.H37])+[Zeit8.G5];IF([.W11]+[Zeit8.W10]=2;SUMPRODUCT([Zeit8.F3:.H5];[$Verteilung.$A$4:$Verteilung.$C$6];[.F20:.H22];[.F35:.H37])+[Zeit8.G3];SUMPRODUCT([Zeit8.F3:.H5];[$Verteilung.$A$4:$Verteilung.$C$6];[.F20:.H22];[.F35:.H37]))))))" office:value-type="float" office:value="0" calcext:value-type="float">
            <text:p>0</text:p>
          </table:table-cell>
          <table:table-cell table:style-name="ce152" table:formula="of:=IF([.H21]=0;0;IF([.Y12]+[Zeit8.Z12]=2;SUMPRODUCT([Zeit8.G3:.I5];[$Verteilung.$A$4:$Verteilung.$C$6];[.G20:.I22];[.G35:.I37])+[Zeit8.I4];IF([.W12]+[Zeit8.V12]=2;SUMPRODUCT([Zeit8.G3:.I5];[$Verteilung.$A$4:$Verteilung.$C$6];[.G20:.I22];[.G35:.I37])+[Zeit8.G4];IF([.X13]+[Zeit8.X14]=2;SUMPRODUCT([Zeit8.G3:.I5];[$Verteilung.$A$4:$Verteilung.$C$6];[.G20:.I22];[.G35:.I37])+[Zeit8.H5];IF([.X11]+[Zeit8.X10]=2;SUMPRODUCT([Zeit8.G3:.I5];[$Verteilung.$A$4:$Verteilung.$C$6];[.G20:.I22];[.G35:.I37])+[Zeit8.H3];SUMPRODUCT([Zeit8.G3:.I5];[$Verteilung.$A$4:$Verteilung.$C$6];[.G20:.I22];[.G35:.I37]))))))" office:value-type="float" office:value="325.773292989506" calcext:value-type="float">
            <text:p>325,773292989506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52" table:formula="of:=IF([.C22]=0;0;IF([.T13]+[Zeit8.U13]=2;SUMPRODUCT([Zeit8.B4:.D6];[$Verteilung.$A$4:$Verteilung.$C$6];[.B21:.D23];[.B36:.D38])+[Zeit8.D5];IF([.R13]+[Zeit8.Q13]=2;SUMPRODUCT([Zeit8.B4:.D6];[$Verteilung.$A$4:$Verteilung.$C$6];[.B21:.D23];[.B36:.D38])+[Zeit8.B5];IF([.S14]+[Zeit8.S15]=2;SUMPRODUCT([Zeit8.B4:.D6];[$Verteilung.$A$4:$Verteilung.$C$6];[.B21:.D23];[.B36:.D38])+[Zeit8.C6];IF([.S12]+[Zeit8.S11]=2;SUMPRODUCT([Zeit8.B4:.D6];[$Verteilung.$A$4:$Verteilung.$C$6];[.B21:.D23];[.B36:.D38])+[Zeit8.C4];SUMPRODUCT([Zeit8.B4:.D6];[$Verteilung.$A$4:$Verteilung.$C$6];[.B21:.D23];[.B36:.D38]))))))" office:value-type="float" office:value="108.54175130081" calcext:value-type="float">
            <text:p>108,54175130081</text:p>
          </table:table-cell>
          <table:table-cell table:style-name="ce152" table:formula="of:=IF([.D22]=0;0;IF([.U13]+[Zeit8.V13]=2;SUMPRODUCT([Zeit8.C4:.E6];[$Verteilung.$A$4:$Verteilung.$C$6];[.C21:.E23];[.C36:.E38])+[Zeit8.E5];IF([.S13]+[Zeit8.R13]=2;SUMPRODUCT([Zeit8.C4:.E6];[$Verteilung.$A$4:$Verteilung.$C$6];[.C21:.E23];[.C36:.E38])+[Zeit8.C5];IF([.T14]+[Zeit8.T15]=2;SUMPRODUCT([Zeit8.C4:.E6];[$Verteilung.$A$4:$Verteilung.$C$6];[.C21:.E23];[.C36:.E38])+[Zeit8.D6];IF([.T12]+[Zeit8.T11]=2;SUMPRODUCT([Zeit8.C4:.E6];[$Verteilung.$A$4:$Verteilung.$C$6];[.C21:.E23];[.C36:.E38])+[Zeit8.D4];SUMPRODUCT([Zeit8.C4:.E6];[$Verteilung.$A$4:$Verteilung.$C$6];[.C21:.E23];[.C36:.E38]))))))" office:value-type="float" office:value="62.7018348692539" calcext:value-type="float">
            <text:p>62,7018348692539</text:p>
          </table:table-cell>
          <table:table-cell table:style-name="ce152" table:formula="of:=IF([.E22]=0;0;IF([.V13]+[Zeit8.W13]=2;SUMPRODUCT([Zeit8.D4:.F6];[$Verteilung.$A$4:$Verteilung.$C$6];[.D21:.F23];[.D36:.F38])+[Zeit8.F5];IF([.T13]+[Zeit8.S13]=2;SUMPRODUCT([Zeit8.D4:.F6];[$Verteilung.$A$4:$Verteilung.$C$6];[.D21:.F23];[.D36:.F38])+[Zeit8.D5];IF([.U14]+[Zeit8.U15]=2;SUMPRODUCT([Zeit8.D4:.F6];[$Verteilung.$A$4:$Verteilung.$C$6];[.D21:.F23];[.D36:.F38])+[Zeit8.E6];IF([.U12]+[Zeit8.U11]=2;SUMPRODUCT([Zeit8.D4:.F6];[$Verteilung.$A$4:$Verteilung.$C$6];[.D21:.F23];[.D36:.F38])+[Zeit8.E4];SUMPRODUCT([Zeit8.D4:.F6];[$Verteilung.$A$4:$Verteilung.$C$6];[.D21:.F23];[.D36:.F38]))))))" office:value-type="float" office:value="22.3610936664932" calcext:value-type="float">
            <text:p>22,3610936664932</text:p>
          </table:table-cell>
          <table:table-cell table:style-name="ce152" table:formula="of:=IF([.F22]=0;0;IF([.W13]+[Zeit8.X13]=2;SUMPRODUCT([Zeit8.E4:.G6];[$Verteilung.$A$4:$Verteilung.$C$6];[.E21:.G23];[.E36:.G38])+[Zeit8.G5];IF([.U13]+[Zeit8.T13]=2;SUMPRODUCT([Zeit8.E4:.G6];[$Verteilung.$A$4:$Verteilung.$C$6];[.E21:.G23];[.E36:.G38])+[Zeit8.E5];IF([.V14]+[Zeit8.V15]=2;SUMPRODUCT([Zeit8.E4:.G6];[$Verteilung.$A$4:$Verteilung.$C$6];[.E21:.G23];[.E36:.G38])+[Zeit8.F6];IF([.V12]+[Zeit8.V11]=2;SUMPRODUCT([Zeit8.E4:.G6];[$Verteilung.$A$4:$Verteilung.$C$6];[.E21:.G23];[.E36:.G38])+[Zeit8.F4];SUMPRODUCT([Zeit8.E4:.G6];[$Verteilung.$A$4:$Verteilung.$C$6];[.E21:.G23];[.E36:.G38]))))))" office:value-type="float" office:value="17.6246106540846" calcext:value-type="float">
            <text:p>17,6246106540846</text:p>
          </table:table-cell>
          <table:table-cell table:style-name="ce152" table:formula="of:=IF([.G22]=0;0;IF([.X13]+[Zeit8.Y13]=2;SUMPRODUCT([Zeit8.F4:.H6];[$Verteilung.$A$4:$Verteilung.$C$6];[.F21:.H23];[.F36:.H38])+[Zeit8.H5];IF([.V13]+[Zeit8.U13]=2;SUMPRODUCT([Zeit8.F4:.H6];[$Verteilung.$A$4:$Verteilung.$C$6];[.F21:.H23];[.F36:.H38])+[Zeit8.F5];IF([.W14]+[Zeit8.W15]=2;SUMPRODUCT([Zeit8.F4:.H6];[$Verteilung.$A$4:$Verteilung.$C$6];[.F21:.H23];[.F36:.H38])+[Zeit8.G6];IF([.W12]+[Zeit8.W11]=2;SUMPRODUCT([Zeit8.F4:.H6];[$Verteilung.$A$4:$Verteilung.$C$6];[.F21:.H23];[.F36:.H38])+[Zeit8.G4];SUMPRODUCT([Zeit8.F4:.H6];[$Verteilung.$A$4:$Verteilung.$C$6];[.F21:.H23];[.F36:.H38]))))))" office:value-type="float" office:value="0" calcext:value-type="float">
            <text:p>0</text:p>
          </table:table-cell>
          <table:table-cell table:style-name="ce152" table:formula="of:=IF([.H22]=0;0;IF([.Y13]+[Zeit8.Z13]=2;SUMPRODUCT([Zeit8.G4:.I6];[$Verteilung.$A$4:$Verteilung.$C$6];[.G21:.I23];[.G36:.I38])+[Zeit8.I5];IF([.W13]+[Zeit8.V13]=2;SUMPRODUCT([Zeit8.G4:.I6];[$Verteilung.$A$4:$Verteilung.$C$6];[.G21:.I23];[.G36:.I38])+[Zeit8.G5];IF([.X14]+[Zeit8.X15]=2;SUMPRODUCT([Zeit8.G4:.I6];[$Verteilung.$A$4:$Verteilung.$C$6];[.G21:.I23];[.G36:.I38])+[Zeit8.H6];IF([.X12]+[Zeit8.X11]=2;SUMPRODUCT([Zeit8.G4:.I6];[$Verteilung.$A$4:$Verteilung.$C$6];[.G21:.I23];[.G36:.I38])+[Zeit8.H4];SUMPRODUCT([Zeit8.G4:.I6];[$Verteilung.$A$4:$Verteilung.$C$6];[.G21:.I23];[.G36:.I38]))))))" office:value-type="float" office:value="62.3089166523885" calcext:value-type="float">
            <text:p>62,3089166523885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52" table:formula="of:=IF([.C23]=0;0;IF([.T14]+[Zeit8.U14]=2;SUMPRODUCT([Zeit8.B5:.D7];[$Verteilung.$A$4:$Verteilung.$C$6];[.B22:.D24];[.B37:.D39])+[Zeit8.D6];IF([.R14]+[Zeit8.Q14]=2;SUMPRODUCT([Zeit8.B5:.D7];[$Verteilung.$A$4:$Verteilung.$C$6];[.B22:.D24];[.B37:.D39])+[Zeit8.B6];IF([.S15]+[Zeit8.S16]=2;SUMPRODUCT([Zeit8.B5:.D7];[$Verteilung.$A$4:$Verteilung.$C$6];[.B22:.D24];[.B37:.D39])+[Zeit8.C7];IF([.S13]+[Zeit8.S12]=2;SUMPRODUCT([Zeit8.B5:.D7];[$Verteilung.$A$4:$Verteilung.$C$6];[.B22:.D24];[.B37:.D39])+[Zeit8.C5];SUMPRODUCT([Zeit8.B5:.D7];[$Verteilung.$A$4:$Verteilung.$C$6];[.B22:.D24];[.B37:.D39]))))))" office:value-type="float" office:value="199.797016381963" calcext:value-type="float">
            <text:p>199,797016381963</text:p>
          </table:table-cell>
          <table:table-cell table:style-name="ce152" table:formula="of:=IF([.D23]=0;0;IF([.U14]+[Zeit8.V14]=2;SUMPRODUCT([Zeit8.C5:.E7];[$Verteilung.$A$4:$Verteilung.$C$6];[.C22:.E24];[.C37:.E39])+[Zeit8.E6];IF([.S14]+[Zeit8.R14]=2;SUMPRODUCT([Zeit8.C5:.E7];[$Verteilung.$A$4:$Verteilung.$C$6];[.C22:.E24];[.C37:.E39])+[Zeit8.C6];IF([.T15]+[Zeit8.T16]=2;SUMPRODUCT([Zeit8.C5:.E7];[$Verteilung.$A$4:$Verteilung.$C$6];[.C22:.E24];[.C37:.E39])+[Zeit8.D7];IF([.T13]+[Zeit8.T12]=2;SUMPRODUCT([Zeit8.C5:.E7];[$Verteilung.$A$4:$Verteilung.$C$6];[.C22:.E24];[.C37:.E39])+[Zeit8.D5];SUMPRODUCT([Zeit8.C5:.E7];[$Verteilung.$A$4:$Verteilung.$C$6];[.C22:.E24];[.C37:.E39]))))))" office:value-type="float" office:value="101.192254170572" calcext:value-type="float">
            <text:p>101,192254170572</text:p>
          </table:table-cell>
          <table:table-cell table:style-name="ce152" table:formula="of:=IF([.E23]=0;0;IF([.V14]+[Zeit8.W14]=2;SUMPRODUCT([Zeit8.D5:.F7];[$Verteilung.$A$4:$Verteilung.$C$6];[.D22:.F24];[.D37:.F39])+[Zeit8.F6];IF([.T14]+[Zeit8.S14]=2;SUMPRODUCT([Zeit8.D5:.F7];[$Verteilung.$A$4:$Verteilung.$C$6];[.D22:.F24];[.D37:.F39])+[Zeit8.D6];IF([.U15]+[Zeit8.U16]=2;SUMPRODUCT([Zeit8.D5:.F7];[$Verteilung.$A$4:$Verteilung.$C$6];[.D22:.F24];[.D37:.F39])+[Zeit8.E7];IF([.U13]+[Zeit8.U12]=2;SUMPRODUCT([Zeit8.D5:.F7];[$Verteilung.$A$4:$Verteilung.$C$6];[.D22:.F24];[.D37:.F39])+[Zeit8.E5];SUMPRODUCT([Zeit8.D5:.F7];[$Verteilung.$A$4:$Verteilung.$C$6];[.D22:.F24];[.D37:.F39]))))))" office:value-type="float" office:value="34.1569473443409" calcext:value-type="float">
            <text:p>34,1569473443409</text:p>
          </table:table-cell>
          <table:table-cell table:style-name="ce152" table:formula="of:=IF([.F23]=0;0;IF([.W14]+[Zeit8.X14]=2;SUMPRODUCT([Zeit8.E5:.G7];[$Verteilung.$A$4:$Verteilung.$C$6];[.E22:.G24];[.E37:.G39])+[Zeit8.G6];IF([.U14]+[Zeit8.T14]=2;SUMPRODUCT([Zeit8.E5:.G7];[$Verteilung.$A$4:$Verteilung.$C$6];[.E22:.G24];[.E37:.G39])+[Zeit8.E6];IF([.V15]+[Zeit8.V16]=2;SUMPRODUCT([Zeit8.E5:.G7];[$Verteilung.$A$4:$Verteilung.$C$6];[.E22:.G24];[.E37:.G39])+[Zeit8.F7];IF([.V13]+[Zeit8.V12]=2;SUMPRODUCT([Zeit8.E5:.G7];[$Verteilung.$A$4:$Verteilung.$C$6];[.E22:.G24];[.E37:.G39])+[Zeit8.F5];SUMPRODUCT([Zeit8.E5:.G7];[$Verteilung.$A$4:$Verteilung.$C$6];[.E22:.G24];[.E37:.G39]))))))" office:value-type="float" office:value="13.3380113710775" calcext:value-type="float">
            <text:p>13,3380113710775</text:p>
          </table:table-cell>
          <table:table-cell table:style-name="ce152" table:formula="of:=IF([.G23]=0;0;IF([.X14]+[Zeit8.Y14]=2;SUMPRODUCT([Zeit8.F5:.H7];[$Verteilung.$A$4:$Verteilung.$C$6];[.F22:.H24];[.F37:.H39])+[Zeit8.H6];IF([.V14]+[Zeit8.U14]=2;SUMPRODUCT([Zeit8.F5:.H7];[$Verteilung.$A$4:$Verteilung.$C$6];[.F22:.H24];[.F37:.H39])+[Zeit8.F6];IF([.W15]+[Zeit8.W16]=2;SUMPRODUCT([Zeit8.F5:.H7];[$Verteilung.$A$4:$Verteilung.$C$6];[.F22:.H24];[.F37:.H39])+[Zeit8.G7];IF([.W13]+[Zeit8.W12]=2;SUMPRODUCT([Zeit8.F5:.H7];[$Verteilung.$A$4:$Verteilung.$C$6];[.F22:.H24];[.F37:.H39])+[Zeit8.G5];SUMPRODUCT([Zeit8.F5:.H7];[$Verteilung.$A$4:$Verteilung.$C$6];[.F22:.H24];[.F37:.H39]))))))" office:value-type="float" office:value="53.7834006814348" calcext:value-type="float">
            <text:p>53,7834006814348</text:p>
          </table:table-cell>
          <table:table-cell table:style-name="ce152" table:formula="of:=IF([.H23]=0;0;IF([.Y14]+[Zeit8.Z14]=2;SUMPRODUCT([Zeit8.G5:.I7];[$Verteilung.$A$4:$Verteilung.$C$6];[.G22:.I24];[.G37:.I39])+[Zeit8.I6];IF([.W14]+[Zeit8.V14]=2;SUMPRODUCT([Zeit8.G5:.I7];[$Verteilung.$A$4:$Verteilung.$C$6];[.G22:.I24];[.G37:.I39])+[Zeit8.G6];IF([.X15]+[Zeit8.X16]=2;SUMPRODUCT([Zeit8.G5:.I7];[$Verteilung.$A$4:$Verteilung.$C$6];[.G22:.I24];[.G37:.I39])+[Zeit8.H7];IF([.X13]+[Zeit8.X12]=2;SUMPRODUCT([Zeit8.G5:.I7];[$Verteilung.$A$4:$Verteilung.$C$6];[.G22:.I24];[.G37:.I39])+[Zeit8.H5];SUMPRODUCT([Zeit8.G5:.I7];[$Verteilung.$A$4:$Verteilung.$C$6];[.G22:.I24];[.G37:.I39]))))))" office:value-type="float" office:value="11.9676157843057" calcext:value-type="float">
            <text:p>11,9676157843057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52" table:formula="of:=IF([.C24]=0;0;IF([.T15]+[Zeit8.U15]=2;SUMPRODUCT([Zeit8.B6:.D8];[$Verteilung.$A$4:$Verteilung.$C$6];[.B23:.D25];[.B38:.D40])+[Zeit8.D7];IF([.R15]+[Zeit8.Q15]=2;SUMPRODUCT([Zeit8.B6:.D8];[$Verteilung.$A$4:$Verteilung.$C$6];[.B23:.D25];[.B38:.D40])+[Zeit8.B7];IF([.S16]+[Zeit8.S17]=2;SUMPRODUCT([Zeit8.B6:.D8];[$Verteilung.$A$4:$Verteilung.$C$6];[.B23:.D25];[.B38:.D40])+[Zeit8.C8];IF([.S14]+[Zeit8.S13]=2;SUMPRODUCT([Zeit8.B6:.D8];[$Verteilung.$A$4:$Verteilung.$C$6];[.B23:.D25];[.B38:.D40])+[Zeit8.C6];SUMPRODUCT([Zeit8.B6:.D8];[$Verteilung.$A$4:$Verteilung.$C$6];[.B23:.D25];[.B38:.D40]))))))" office:value-type="float" office:value="153.268547388285" calcext:value-type="float">
            <text:p>153,268547388285</text:p>
          </table:table-cell>
          <table:table-cell table:style-name="ce152" table:formula="of:=IF([.D24]=0;0;IF([.U15]+[Zeit8.V15]=2;SUMPRODUCT([Zeit8.C6:.E8];[$Verteilung.$A$4:$Verteilung.$C$6];[.C23:.E25];[.C38:.E40])+[Zeit8.E7];IF([.S15]+[Zeit8.R15]=2;SUMPRODUCT([Zeit8.C6:.E8];[$Verteilung.$A$4:$Verteilung.$C$6];[.C23:.E25];[.C38:.E40])+[Zeit8.C7];IF([.T16]+[Zeit8.T17]=2;SUMPRODUCT([Zeit8.C6:.E8];[$Verteilung.$A$4:$Verteilung.$C$6];[.C23:.E25];[.C38:.E40])+[Zeit8.D8];IF([.T14]+[Zeit8.T13]=2;SUMPRODUCT([Zeit8.C6:.E8];[$Verteilung.$A$4:$Verteilung.$C$6];[.C23:.E25];[.C38:.E40])+[Zeit8.D6];SUMPRODUCT([Zeit8.C6:.E8];[$Verteilung.$A$4:$Verteilung.$C$6];[.C23:.E25];[.C38:.E40]))))))" office:value-type="float" office:value="109.516880420091" calcext:value-type="float">
            <text:p>109,516880420091</text:p>
          </table:table-cell>
          <table:table-cell table:style-name="ce152" table:formula="of:=IF([.E24]=0;0;IF([.V15]+[Zeit8.W15]=2;SUMPRODUCT([Zeit8.D6:.F8];[$Verteilung.$A$4:$Verteilung.$C$6];[.D23:.F25];[.D38:.F40])+[Zeit8.F7];IF([.T15]+[Zeit8.S15]=2;SUMPRODUCT([Zeit8.D6:.F8];[$Verteilung.$A$4:$Verteilung.$C$6];[.D23:.F25];[.D38:.F40])+[Zeit8.D7];IF([.U16]+[Zeit8.U17]=2;SUMPRODUCT([Zeit8.D6:.F8];[$Verteilung.$A$4:$Verteilung.$C$6];[.D23:.F25];[.D38:.F40])+[Zeit8.E8];IF([.U14]+[Zeit8.U13]=2;SUMPRODUCT([Zeit8.D6:.F8];[$Verteilung.$A$4:$Verteilung.$C$6];[.D23:.F25];[.D38:.F40])+[Zeit8.E6];SUMPRODUCT([Zeit8.D6:.F8];[$Verteilung.$A$4:$Verteilung.$C$6];[.D23:.F25];[.D38:.F40]))))))" office:value-type="float" office:value="34.0672659287588" calcext:value-type="float">
            <text:p>34,0672659287588</text:p>
          </table:table-cell>
          <table:table-cell table:style-name="ce152" table:formula="of:=IF([.F24]=0;0;IF([.W15]+[Zeit8.X15]=2;SUMPRODUCT([Zeit8.E6:.G8];[$Verteilung.$A$4:$Verteilung.$C$6];[.E23:.G25];[.E38:.G40])+[Zeit8.G7];IF([.U15]+[Zeit8.T15]=2;SUMPRODUCT([Zeit8.E6:.G8];[$Verteilung.$A$4:$Verteilung.$C$6];[.E23:.G25];[.E38:.G40])+[Zeit8.E7];IF([.V16]+[Zeit8.V17]=2;SUMPRODUCT([Zeit8.E6:.G8];[$Verteilung.$A$4:$Verteilung.$C$6];[.E23:.G25];[.E38:.G40])+[Zeit8.F8];IF([.V14]+[Zeit8.V13]=2;SUMPRODUCT([Zeit8.E6:.G8];[$Verteilung.$A$4:$Verteilung.$C$6];[.E23:.G25];[.E38:.G40])+[Zeit8.F6];SUMPRODUCT([Zeit8.E6:.G8];[$Verteilung.$A$4:$Verteilung.$C$6];[.E23:.G25];[.E38:.G40]))))))" office:value-type="float" office:value="8.43994796138021" calcext:value-type="float">
            <text:p>8,43994796138021</text:p>
          </table:table-cell>
          <table:table-cell table:style-name="ce152" table:formula="of:=IF([.G24]=0;0;IF([.X15]+[Zeit8.Y15]=2;SUMPRODUCT([Zeit8.F6:.H8];[$Verteilung.$A$4:$Verteilung.$C$6];[.F23:.H25];[.F38:.H40])+[Zeit8.H7];IF([.V15]+[Zeit8.U15]=2;SUMPRODUCT([Zeit8.F6:.H8];[$Verteilung.$A$4:$Verteilung.$C$6];[.F23:.H25];[.F38:.H40])+[Zeit8.F7];IF([.W16]+[Zeit8.W17]=2;SUMPRODUCT([Zeit8.F6:.H8];[$Verteilung.$A$4:$Verteilung.$C$6];[.F23:.H25];[.F38:.H40])+[Zeit8.G8];IF([.W14]+[Zeit8.W13]=2;SUMPRODUCT([Zeit8.F6:.H8];[$Verteilung.$A$4:$Verteilung.$C$6];[.F23:.H25];[.F38:.H40])+[Zeit8.G6];SUMPRODUCT([Zeit8.F6:.H8];[$Verteilung.$A$4:$Verteilung.$C$6];[.F23:.H25];[.F38:.H40]))))))" office:value-type="float" office:value="3.77410403234006" calcext:value-type="float">
            <text:p>3,77410403234006</text:p>
          </table:table-cell>
          <table:table-cell table:style-name="ce152" table:formula="of:=IF([.H24]=0;0;IF([.Y15]+[Zeit8.Z15]=2;SUMPRODUCT([Zeit8.G6:.I8];[$Verteilung.$A$4:$Verteilung.$C$6];[.G23:.I25];[.G38:.I40])+[Zeit8.I7];IF([.W15]+[Zeit8.V15]=2;SUMPRODUCT([Zeit8.G6:.I8];[$Verteilung.$A$4:$Verteilung.$C$6];[.G23:.I25];[.G38:.I40])+[Zeit8.G7];IF([.X16]+[Zeit8.X17]=2;SUMPRODUCT([Zeit8.G6:.I8];[$Verteilung.$A$4:$Verteilung.$C$6];[.G23:.I25];[.G38:.I40])+[Zeit8.H8];IF([.X14]+[Zeit8.X13]=2;SUMPRODUCT([Zeit8.G6:.I8];[$Verteilung.$A$4:$Verteilung.$C$6];[.G23:.I25];[.G38:.I40])+[Zeit8.H6];SUMPRODUCT([Zeit8.G6:.I8];[$Verteilung.$A$4:$Verteilung.$C$6];[.G23:.I25];[.G38:.I40]))))))" office:value-type="float" office:value="2.55101202792525" calcext:value-type="float">
            <text:p>2,55101202792525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8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50" table:formula="of:=[Zeit8.B10]" office:value-type="float" office:value="1" calcext:value-type="float">
            <text:p>1</text:p>
          </table:table-cell>
          <table:table-cell table:style-name="ce150" table:formula="of:=[Zeit8.C10]" office:value-type="float" office:value="1" calcext:value-type="float">
            <text:p>1</text:p>
          </table:table-cell>
          <table:table-cell table:style-name="ce150" table:formula="of:=[Zeit8.D10]" office:value-type="float" office:value="1" calcext:value-type="float">
            <text:p>1</text:p>
          </table:table-cell>
          <table:table-cell table:style-name="ce150" table:formula="of:=[Zeit8.E10]" office:value-type="float" office:value="1" calcext:value-type="float">
            <text:p>1</text:p>
          </table:table-cell>
          <table:table-cell table:style-name="ce150" table:formula="of:=[Zeit8.F10]" office:value-type="float" office:value="1" calcext:value-type="float">
            <text:p>1</text:p>
          </table:table-cell>
          <table:table-cell table:style-name="ce150" table:formula="of:=[Zeit8.G10]" office:value-type="float" office:value="1" calcext:value-type="float">
            <text:p>1</text:p>
          </table:table-cell>
          <table:table-cell table:style-name="ce150" table:formula="of:=[Zeit8.H10]" office:value-type="float" office:value="1" calcext:value-type="float">
            <text:p>1</text:p>
          </table:table-cell>
          <table:table-cell table:style-name="ce150" table:formula="of:=[Zeit8.I10]" office:value-type="float" office:value="1" calcext:value-type="float">
            <text:p>1</text:p>
          </table:table-cell>
          <table:table-cell table:number-columns-repeated="8"/>
          <table:table-cell table:style-name="ce153" table:formula="of:=[.B10]-[Zeit8.B10]" office:value-type="float" office:value="0" calcext:value-type="float">
            <text:p>0</text:p>
          </table:table-cell>
          <table:table-cell table:style-name="ce153" table:formula="of:=[.C10]-[Zeit8.C10]" office:value-type="float" office:value="0" calcext:value-type="float">
            <text:p>0</text:p>
          </table:table-cell>
          <table:table-cell table:style-name="ce153" table:formula="of:=[.D10]-[Zeit8.D10]" office:value-type="float" office:value="0" calcext:value-type="float">
            <text:p>0</text:p>
          </table:table-cell>
          <table:table-cell table:style-name="ce153" table:formula="of:=[.E10]-[Zeit8.E10]" office:value-type="float" office:value="0" calcext:value-type="float">
            <text:p>0</text:p>
          </table:table-cell>
          <table:table-cell table:style-name="ce153" table:formula="of:=[.F10]-[Zeit8.F10]" office:value-type="float" office:value="0" calcext:value-type="float">
            <text:p>0</text:p>
          </table:table-cell>
          <table:table-cell table:style-name="ce153" table:formula="of:=[.G10]-[Zeit8.G10]" office:value-type="float" office:value="0" calcext:value-type="float">
            <text:p>0</text:p>
          </table:table-cell>
          <table:table-cell table:style-name="ce153" table:formula="of:=[.H10]-[Zeit8.H10]" office:value-type="float" office:value="0" calcext:value-type="float">
            <text:p>0</text:p>
          </table:table-cell>
          <table:table-cell table:style-name="ce153" table:formula="of:=[.I10]-[Zeit8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0" table:formula="of:=[Zeit8.B11]" office:value-type="float" office:value="1" calcext:value-type="float">
            <text:p>1</text:p>
          </table:table-cell>
          <table:table-cell table:style-name="ce150" table:formula="of:=[Zeit8.C11]" office:value-type="float" office:value="0" calcext:value-type="float">
            <text:p>0</text:p>
          </table:table-cell>
          <table:table-cell table:style-name="ce150" table:formula="of:=[Zeit8.D11]" office:value-type="float" office:value="0" calcext:value-type="float">
            <text:p>0</text:p>
          </table:table-cell>
          <table:table-cell table:style-name="ce150" table:formula="of:=[Zeit8.E11]" office:value-type="float" office:value="0" calcext:value-type="float">
            <text:p>0</text:p>
          </table:table-cell>
          <table:table-cell table:style-name="ce150" table:formula="of:=[Zeit8.F11]" office:value-type="float" office:value="0" calcext:value-type="float">
            <text:p>0</text:p>
          </table:table-cell>
          <table:table-cell table:style-name="ce150" table:formula="of:=[Zeit8.G11]" office:value-type="float" office:value="0" calcext:value-type="float">
            <text:p>0</text:p>
          </table:table-cell>
          <table:table-cell table:style-name="ce150" table:formula="of:=[Zeit8.H11]" office:value-type="float" office:value="0" calcext:value-type="float">
            <text:p>0</text:p>
          </table:table-cell>
          <table:table-cell table:style-name="ce150" table:formula="of:=[Zeit8.I11]" office:value-type="float" office:value="1" calcext:value-type="float">
            <text:p>1</text:p>
          </table:table-cell>
          <table:table-cell table:number-columns-repeated="8"/>
          <table:table-cell table:style-name="ce153" table:formula="of:=[.B11]-[Zeit8.B11]" office:value-type="float" office:value="0" calcext:value-type="float">
            <text:p>0</text:p>
          </table:table-cell>
          <table:table-cell table:style-name="ce153" table:formula="of:=[.C11]-[Zeit8.C11]" office:value-type="float" office:value="0" calcext:value-type="float">
            <text:p>0</text:p>
          </table:table-cell>
          <table:table-cell table:style-name="ce153" table:formula="of:=[.D11]-[Zeit8.D11]" office:value-type="float" office:value="0" calcext:value-type="float">
            <text:p>0</text:p>
          </table:table-cell>
          <table:table-cell table:style-name="ce153" table:formula="of:=[.E11]-[Zeit8.E11]" office:value-type="float" office:value="0" calcext:value-type="float">
            <text:p>0</text:p>
          </table:table-cell>
          <table:table-cell table:style-name="ce153" table:formula="of:=[.F11]-[Zeit8.F11]" office:value-type="float" office:value="0" calcext:value-type="float">
            <text:p>0</text:p>
          </table:table-cell>
          <table:table-cell table:style-name="ce153" table:formula="of:=[.G11]-[Zeit8.G11]" office:value-type="float" office:value="0" calcext:value-type="float">
            <text:p>0</text:p>
          </table:table-cell>
          <table:table-cell table:style-name="ce153" table:formula="of:=[.H11]-[Zeit8.H11]" office:value-type="float" office:value="0" calcext:value-type="float">
            <text:p>0</text:p>
          </table:table-cell>
          <table:table-cell table:style-name="ce153" table:formula="of:=[.I11]-[Zeit8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0" table:formula="of:=[Zeit8.B12]" office:value-type="float" office:value="1" calcext:value-type="float">
            <text:p>1</text:p>
          </table:table-cell>
          <table:table-cell table:style-name="ce150" table:formula="of:=[Zeit8.C12]" office:value-type="float" office:value="0" calcext:value-type="float">
            <text:p>0</text:p>
          </table:table-cell>
          <table:table-cell table:style-name="ce150" table:formula="of:=[Zeit8.D12]" office:value-type="float" office:value="0" calcext:value-type="float">
            <text:p>0</text:p>
          </table:table-cell>
          <table:table-cell table:style-name="ce150" table:formula="of:=[Zeit8.E12]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50" table:formula="of:=[Zeit8.G12]" office:value-type="float" office:value="1" calcext:value-type="float">
            <text:p>1</text:p>
          </table:table-cell>
          <table:table-cell table:style-name="ce150" table:formula="of:=[Zeit8.H12]" office:value-type="float" office:value="0" calcext:value-type="float">
            <text:p>0</text:p>
          </table:table-cell>
          <table:table-cell table:style-name="ce150" table:formula="of:=[Zeit8.I12]" office:value-type="float" office:value="1" calcext:value-type="float">
            <text:p>1</text:p>
          </table:table-cell>
          <table:table-cell table:number-columns-repeated="8"/>
          <table:table-cell table:style-name="ce153" table:formula="of:=[.B12]-[Zeit8.B12]" office:value-type="float" office:value="0" calcext:value-type="float">
            <text:p>0</text:p>
          </table:table-cell>
          <table:table-cell table:style-name="ce153" table:formula="of:=[.C12]-[Zeit8.C12]" office:value-type="float" office:value="0" calcext:value-type="float">
            <text:p>0</text:p>
          </table:table-cell>
          <table:table-cell table:style-name="ce153" table:formula="of:=[.D12]-[Zeit8.D12]" office:value-type="float" office:value="0" calcext:value-type="float">
            <text:p>0</text:p>
          </table:table-cell>
          <table:table-cell table:style-name="ce153" table:formula="of:=[.E12]-[Zeit8.E12]" office:value-type="float" office:value="0" calcext:value-type="float">
            <text:p>0</text:p>
          </table:table-cell>
          <table:table-cell table:style-name="ce153" table:formula="of:=[.F12]-[Zeit8.F12]" office:value-type="float" office:value="-1" calcext:value-type="float">
            <text:p>-1</text:p>
          </table:table-cell>
          <table:table-cell table:style-name="ce153" table:formula="of:=[.G12]-[Zeit8.G12]" office:value-type="float" office:value="0" calcext:value-type="float">
            <text:p>0</text:p>
          </table:table-cell>
          <table:table-cell table:style-name="ce153" table:formula="of:=[.H12]-[Zeit8.H12]" office:value-type="float" office:value="0" calcext:value-type="float">
            <text:p>0</text:p>
          </table:table-cell>
          <table:table-cell table:style-name="ce153" table:formula="of:=[.I12]-[Zeit8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0" table:formula="of:=[Zeit8.B13]" office:value-type="float" office:value="1" calcext:value-type="float">
            <text:p>1</text:p>
          </table:table-cell>
          <table:table-cell table:style-name="ce150" table:formula="of:=[Zeit8.C13]" office:value-type="float" office:value="0" calcext:value-type="float">
            <text:p>0</text:p>
          </table:table-cell>
          <table:table-cell table:style-name="ce150" table:formula="of:=[Zeit8.D13]" office:value-type="float" office:value="0" calcext:value-type="float">
            <text:p>0</text:p>
          </table:table-cell>
          <table:table-cell table:style-name="ce150" table:formula="of:=[Zeit8.E13]" office:value-type="float" office:value="0" calcext:value-type="float">
            <text:p>0</text:p>
          </table:table-cell>
          <table:table-cell table:style-name="ce150" table:formula="of:=[Zeit8.F13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table:formula="of:=[Zeit8.H13]" office:value-type="float" office:value="0" calcext:value-type="float">
            <text:p>0</text:p>
          </table:table-cell>
          <table:table-cell table:style-name="ce150" table:formula="of:=[Zeit8.I13]" office:value-type="float" office:value="1" calcext:value-type="float">
            <text:p>1</text:p>
          </table:table-cell>
          <table:table-cell table:number-columns-repeated="8"/>
          <table:table-cell table:style-name="ce153" table:formula="of:=[.B13]-[Zeit8.B13]" office:value-type="float" office:value="0" calcext:value-type="float">
            <text:p>0</text:p>
          </table:table-cell>
          <table:table-cell table:style-name="ce153" table:formula="of:=[.C13]-[Zeit8.C13]" office:value-type="float" office:value="0" calcext:value-type="float">
            <text:p>0</text:p>
          </table:table-cell>
          <table:table-cell table:style-name="ce153" table:formula="of:=[.D13]-[Zeit8.D13]" office:value-type="float" office:value="0" calcext:value-type="float">
            <text:p>0</text:p>
          </table:table-cell>
          <table:table-cell table:style-name="ce153" table:formula="of:=[.E13]-[Zeit8.E13]" office:value-type="float" office:value="0" calcext:value-type="float">
            <text:p>0</text:p>
          </table:table-cell>
          <table:table-cell table:style-name="ce153" table:formula="of:=[.F13]-[Zeit8.F13]" office:value-type="float" office:value="0" calcext:value-type="float">
            <text:p>0</text:p>
          </table:table-cell>
          <table:table-cell table:style-name="ce153" table:formula="of:=[.G13]-[Zeit8.G13]" office:value-type="float" office:value="1" calcext:value-type="float">
            <text:p>1</text:p>
          </table:table-cell>
          <table:table-cell table:style-name="ce153" table:formula="of:=[.H13]-[Zeit8.H13]" office:value-type="float" office:value="0" calcext:value-type="float">
            <text:p>0</text:p>
          </table:table-cell>
          <table:table-cell table:style-name="ce153" table:formula="of:=[.I13]-[Zeit8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0" table:formula="of:=[Zeit8.B14]" office:value-type="float" office:value="1" calcext:value-type="float">
            <text:p>1</text:p>
          </table:table-cell>
          <table:table-cell table:style-name="ce150" table:formula="of:=[Zeit8.C14]" office:value-type="float" office:value="0" calcext:value-type="float">
            <text:p>0</text:p>
          </table:table-cell>
          <table:table-cell table:style-name="ce150" table:formula="of:=[Zeit8.D14]" office:value-type="float" office:value="0" calcext:value-type="float">
            <text:p>0</text:p>
          </table:table-cell>
          <table:table-cell table:style-name="ce150" table:formula="of:=[Zeit8.E14]" office:value-type="float" office:value="0" calcext:value-type="float">
            <text:p>0</text:p>
          </table:table-cell>
          <table:table-cell table:style-name="ce150" table:formula="of:=[Zeit8.F14]" office:value-type="float" office:value="0" calcext:value-type="float">
            <text:p>0</text:p>
          </table:table-cell>
          <table:table-cell table:style-name="ce150" table:formula="of:=[Zeit8.G14]" office:value-type="float" office:value="0" calcext:value-type="float">
            <text:p>0</text:p>
          </table:table-cell>
          <table:table-cell table:style-name="ce150" table:formula="of:=[Zeit8.H14]" office:value-type="float" office:value="0" calcext:value-type="float">
            <text:p>0</text:p>
          </table:table-cell>
          <table:table-cell table:style-name="ce150" table:formula="of:=[Zeit8.I14]" office:value-type="float" office:value="1" calcext:value-type="float">
            <text:p>1</text:p>
          </table:table-cell>
          <table:table-cell table:number-columns-repeated="8"/>
          <table:table-cell table:style-name="ce153" table:formula="of:=[.B14]-[Zeit8.B14]" office:value-type="float" office:value="0" calcext:value-type="float">
            <text:p>0</text:p>
          </table:table-cell>
          <table:table-cell table:style-name="ce153" table:formula="of:=[.C14]-[Zeit8.C14]" office:value-type="float" office:value="0" calcext:value-type="float">
            <text:p>0</text:p>
          </table:table-cell>
          <table:table-cell table:style-name="ce153" table:formula="of:=[.D14]-[Zeit8.D14]" office:value-type="float" office:value="0" calcext:value-type="float">
            <text:p>0</text:p>
          </table:table-cell>
          <table:table-cell table:style-name="ce153" table:formula="of:=[.E14]-[Zeit8.E14]" office:value-type="float" office:value="0" calcext:value-type="float">
            <text:p>0</text:p>
          </table:table-cell>
          <table:table-cell table:style-name="ce153" table:formula="of:=[.F14]-[Zeit8.F14]" office:value-type="float" office:value="0" calcext:value-type="float">
            <text:p>0</text:p>
          </table:table-cell>
          <table:table-cell table:style-name="ce153" table:formula="of:=[.G14]-[Zeit8.G14]" office:value-type="float" office:value="0" calcext:value-type="float">
            <text:p>0</text:p>
          </table:table-cell>
          <table:table-cell table:style-name="ce153" table:formula="of:=[.H14]-[Zeit8.H14]" office:value-type="float" office:value="0" calcext:value-type="float">
            <text:p>0</text:p>
          </table:table-cell>
          <table:table-cell table:style-name="ce153" table:formula="of:=[.I14]-[Zeit8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0" table:formula="of:=[Zeit8.B15]" office:value-type="float" office:value="1" calcext:value-type="float">
            <text:p>1</text:p>
          </table:table-cell>
          <table:table-cell table:style-name="ce150" table:formula="of:=[Zeit8.C15]" office:value-type="float" office:value="0" calcext:value-type="float">
            <text:p>0</text:p>
          </table:table-cell>
          <table:table-cell table:style-name="ce150" table:formula="of:=[Zeit8.D15]" office:value-type="float" office:value="0" calcext:value-type="float">
            <text:p>0</text:p>
          </table:table-cell>
          <table:table-cell table:style-name="ce150" table:formula="of:=[Zeit8.E15]" office:value-type="float" office:value="0" calcext:value-type="float">
            <text:p>0</text:p>
          </table:table-cell>
          <table:table-cell table:style-name="ce150" table:formula="of:=[Zeit8.F15]" office:value-type="float" office:value="0" calcext:value-type="float">
            <text:p>0</text:p>
          </table:table-cell>
          <table:table-cell table:style-name="ce150" table:formula="of:=[Zeit8.G15]" office:value-type="float" office:value="0" calcext:value-type="float">
            <text:p>0</text:p>
          </table:table-cell>
          <table:table-cell table:style-name="ce150" table:formula="of:=[Zeit8.H15]" office:value-type="float" office:value="0" calcext:value-type="float">
            <text:p>0</text:p>
          </table:table-cell>
          <table:table-cell table:style-name="ce150" table:formula="of:=[Zeit8.I15]" office:value-type="float" office:value="1" calcext:value-type="float">
            <text:p>1</text:p>
          </table:table-cell>
          <table:table-cell table:number-columns-repeated="8"/>
          <table:table-cell table:style-name="ce153" table:formula="of:=[.B15]-[Zeit8.B15]" office:value-type="float" office:value="0" calcext:value-type="float">
            <text:p>0</text:p>
          </table:table-cell>
          <table:table-cell table:style-name="ce153" table:formula="of:=[.C15]-[Zeit8.C15]" office:value-type="float" office:value="0" calcext:value-type="float">
            <text:p>0</text:p>
          </table:table-cell>
          <table:table-cell table:style-name="ce153" table:formula="of:=[.D15]-[Zeit8.D15]" office:value-type="float" office:value="0" calcext:value-type="float">
            <text:p>0</text:p>
          </table:table-cell>
          <table:table-cell table:style-name="ce153" table:formula="of:=[.E15]-[Zeit8.E15]" office:value-type="float" office:value="0" calcext:value-type="float">
            <text:p>0</text:p>
          </table:table-cell>
          <table:table-cell table:style-name="ce153" table:formula="of:=[.F15]-[Zeit8.F15]" office:value-type="float" office:value="0" calcext:value-type="float">
            <text:p>0</text:p>
          </table:table-cell>
          <table:table-cell table:style-name="ce153" table:formula="of:=[.G15]-[Zeit8.G15]" office:value-type="float" office:value="0" calcext:value-type="float">
            <text:p>0</text:p>
          </table:table-cell>
          <table:table-cell table:style-name="ce153" table:formula="of:=[.H15]-[Zeit8.H15]" office:value-type="float" office:value="0" calcext:value-type="float">
            <text:p>0</text:p>
          </table:table-cell>
          <table:table-cell table:style-name="ce153" table:formula="of:=[.I15]-[Zeit8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0" table:formula="of:=[Zeit8.B16]" office:value-type="float" office:value="1" calcext:value-type="float">
            <text:p>1</text:p>
          </table:table-cell>
          <table:table-cell table:style-name="ce150" table:formula="of:=[Zeit8.C16]" office:value-type="float" office:value="1" calcext:value-type="float">
            <text:p>1</text:p>
          </table:table-cell>
          <table:table-cell table:style-name="ce150" table:formula="of:=[Zeit8.D16]" office:value-type="float" office:value="1" calcext:value-type="float">
            <text:p>1</text:p>
          </table:table-cell>
          <table:table-cell table:style-name="ce150" table:formula="of:=[Zeit8.E16]" office:value-type="float" office:value="1" calcext:value-type="float">
            <text:p>1</text:p>
          </table:table-cell>
          <table:table-cell table:style-name="ce150" table:formula="of:=[Zeit8.F16]" office:value-type="float" office:value="1" calcext:value-type="float">
            <text:p>1</text:p>
          </table:table-cell>
          <table:table-cell table:style-name="ce150" table:formula="of:=[Zeit8.G16]" office:value-type="float" office:value="1" calcext:value-type="float">
            <text:p>1</text:p>
          </table:table-cell>
          <table:table-cell table:style-name="ce150" table:formula="of:=[Zeit8.H16]" office:value-type="float" office:value="1" calcext:value-type="float">
            <text:p>1</text:p>
          </table:table-cell>
          <table:table-cell table:style-name="ce150" table:formula="of:=[Zeit8.I16]" office:value-type="float" office:value="1" calcext:value-type="float">
            <text:p>1</text:p>
          </table:table-cell>
          <table:table-cell table:number-columns-repeated="8"/>
          <table:table-cell table:style-name="ce153" table:formula="of:=[.B16]-[Zeit8.B16]" office:value-type="float" office:value="0" calcext:value-type="float">
            <text:p>0</text:p>
          </table:table-cell>
          <table:table-cell table:style-name="ce153" table:formula="of:=[.C16]-[Zeit8.C16]" office:value-type="float" office:value="0" calcext:value-type="float">
            <text:p>0</text:p>
          </table:table-cell>
          <table:table-cell table:style-name="ce153" table:formula="of:=[.D16]-[Zeit8.D16]" office:value-type="float" office:value="0" calcext:value-type="float">
            <text:p>0</text:p>
          </table:table-cell>
          <table:table-cell table:style-name="ce153" table:formula="of:=[.E16]-[Zeit8.E16]" office:value-type="float" office:value="0" calcext:value-type="float">
            <text:p>0</text:p>
          </table:table-cell>
          <table:table-cell table:style-name="ce153" table:formula="of:=[.F16]-[Zeit8.F16]" office:value-type="float" office:value="0" calcext:value-type="float">
            <text:p>0</text:p>
          </table:table-cell>
          <table:table-cell table:style-name="ce153" table:formula="of:=[.G16]-[Zeit8.G16]" office:value-type="float" office:value="0" calcext:value-type="float">
            <text:p>0</text:p>
          </table:table-cell>
          <table:table-cell table:style-name="ce153" table:formula="of:=[.H16]-[Zeit8.H16]" office:value-type="float" office:value="0" calcext:value-type="float">
            <text:p>0</text:p>
          </table:table-cell>
          <table:table-cell table:style-name="ce153" table:formula="of:=[.I16]-[Zeit8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51" table:formula="of:=1-[.B10]" office:value-type="float" office:value="0" calcext:value-type="float">
            <text:p>0</text:p>
          </table:table-cell>
          <table:table-cell table:style-name="ce151" table:formula="of:=1-[.C10]" office:value-type="float" office:value="0" calcext:value-type="float">
            <text:p>0</text:p>
          </table:table-cell>
          <table:table-cell table:style-name="ce151" table:formula="of:=1-[.D10]" office:value-type="float" office:value="0" calcext:value-type="float">
            <text:p>0</text:p>
          </table:table-cell>
          <table:table-cell table:style-name="ce151" table:formula="of:=1-[.E10]" office:value-type="float" office:value="0" calcext:value-type="float">
            <text:p>0</text:p>
          </table:table-cell>
          <table:table-cell table:style-name="ce151" table:formula="of:=1-[.F10]" office:value-type="float" office:value="0" calcext:value-type="float">
            <text:p>0</text:p>
          </table:table-cell>
          <table:table-cell table:style-name="ce151" table:formula="of:=1-[.G10]" office:value-type="float" office:value="0" calcext:value-type="float">
            <text:p>0</text:p>
          </table:table-cell>
          <table:table-cell table:style-name="ce151" table:formula="of:=1-[.H10]" office:value-type="float" office:value="0" calcext:value-type="float">
            <text:p>0</text:p>
          </table:table-cell>
          <table:table-cell table:style-name="ce151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1" table:formula="of:=1-[.B11]" office:value-type="float" office:value="0" calcext:value-type="float">
            <text:p>0</text:p>
          </table:table-cell>
          <table:table-cell table:style-name="ce151" table:formula="of:=1-[.C11]" office:value-type="float" office:value="1" calcext:value-type="float">
            <text:p>1</text:p>
          </table:table-cell>
          <table:table-cell table:style-name="ce151" table:formula="of:=1-[.D11]" office:value-type="float" office:value="1" calcext:value-type="float">
            <text:p>1</text:p>
          </table:table-cell>
          <table:table-cell table:style-name="ce151" table:formula="of:=1-[.E11]" office:value-type="float" office:value="1" calcext:value-type="float">
            <text:p>1</text:p>
          </table:table-cell>
          <table:table-cell table:style-name="ce151" table:formula="of:=1-[.F11]" office:value-type="float" office:value="1" calcext:value-type="float">
            <text:p>1</text:p>
          </table:table-cell>
          <table:table-cell table:style-name="ce151" table:formula="of:=1-[.G11]" office:value-type="float" office:value="1" calcext:value-type="float">
            <text:p>1</text:p>
          </table:table-cell>
          <table:table-cell table:style-name="ce151" table:formula="of:=1-[.H11]" office:value-type="float" office:value="1" calcext:value-type="float">
            <text:p>1</text:p>
          </table:table-cell>
          <table:table-cell table:style-name="ce151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1" table:formula="of:=1-[.B12]" office:value-type="float" office:value="0" calcext:value-type="float">
            <text:p>0</text:p>
          </table:table-cell>
          <table:table-cell table:style-name="ce151" table:formula="of:=1-[.C12]" office:value-type="float" office:value="1" calcext:value-type="float">
            <text:p>1</text:p>
          </table:table-cell>
          <table:table-cell table:style-name="ce151" table:formula="of:=1-[.D12]" office:value-type="float" office:value="1" calcext:value-type="float">
            <text:p>1</text:p>
          </table:table-cell>
          <table:table-cell table:style-name="ce151" table:formula="of:=1-[.E12]" office:value-type="float" office:value="1" calcext:value-type="float">
            <text:p>1</text:p>
          </table:table-cell>
          <table:table-cell table:style-name="ce151" table:formula="of:=1-[.F12]" office:value-type="float" office:value="1" calcext:value-type="float">
            <text:p>1</text:p>
          </table:table-cell>
          <table:table-cell table:style-name="ce151" table:formula="of:=1-[.G12]" office:value-type="float" office:value="0" calcext:value-type="float">
            <text:p>0</text:p>
          </table:table-cell>
          <table:table-cell table:style-name="ce151" table:formula="of:=1-[.H12]" office:value-type="float" office:value="1" calcext:value-type="float">
            <text:p>1</text:p>
          </table:table-cell>
          <table:table-cell table:style-name="ce151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1" table:formula="of:=1-[.B13]" office:value-type="float" office:value="0" calcext:value-type="float">
            <text:p>0</text:p>
          </table:table-cell>
          <table:table-cell table:style-name="ce151" table:formula="of:=1-[.C13]" office:value-type="float" office:value="1" calcext:value-type="float">
            <text:p>1</text:p>
          </table:table-cell>
          <table:table-cell table:style-name="ce151" table:formula="of:=1-[.D13]" office:value-type="float" office:value="1" calcext:value-type="float">
            <text:p>1</text:p>
          </table:table-cell>
          <table:table-cell table:style-name="ce151" table:formula="of:=1-[.E13]" office:value-type="float" office:value="1" calcext:value-type="float">
            <text:p>1</text:p>
          </table:table-cell>
          <table:table-cell table:style-name="ce151" table:formula="of:=1-[.F13]" office:value-type="float" office:value="1" calcext:value-type="float">
            <text:p>1</text:p>
          </table:table-cell>
          <table:table-cell table:style-name="ce151" table:formula="of:=1-[.G13]" office:value-type="float" office:value="0" calcext:value-type="float">
            <text:p>0</text:p>
          </table:table-cell>
          <table:table-cell table:style-name="ce151" table:formula="of:=1-[.H13]" office:value-type="float" office:value="1" calcext:value-type="float">
            <text:p>1</text:p>
          </table:table-cell>
          <table:table-cell table:style-name="ce151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1" table:formula="of:=1-[.B14]" office:value-type="float" office:value="0" calcext:value-type="float">
            <text:p>0</text:p>
          </table:table-cell>
          <table:table-cell table:style-name="ce151" table:formula="of:=1-[.C14]" office:value-type="float" office:value="1" calcext:value-type="float">
            <text:p>1</text:p>
          </table:table-cell>
          <table:table-cell table:style-name="ce151" table:formula="of:=1-[.D14]" office:value-type="float" office:value="1" calcext:value-type="float">
            <text:p>1</text:p>
          </table:table-cell>
          <table:table-cell table:style-name="ce151" table:formula="of:=1-[.E14]" office:value-type="float" office:value="1" calcext:value-type="float">
            <text:p>1</text:p>
          </table:table-cell>
          <table:table-cell table:style-name="ce151" table:formula="of:=1-[.F14]" office:value-type="float" office:value="1" calcext:value-type="float">
            <text:p>1</text:p>
          </table:table-cell>
          <table:table-cell table:style-name="ce151" table:formula="of:=1-[.G14]" office:value-type="float" office:value="1" calcext:value-type="float">
            <text:p>1</text:p>
          </table:table-cell>
          <table:table-cell table:style-name="ce151" table:formula="of:=1-[.H14]" office:value-type="float" office:value="1" calcext:value-type="float">
            <text:p>1</text:p>
          </table:table-cell>
          <table:table-cell table:style-name="ce151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1" table:formula="of:=1-[.B15]" office:value-type="float" office:value="0" calcext:value-type="float">
            <text:p>0</text:p>
          </table:table-cell>
          <table:table-cell table:style-name="ce151" table:formula="of:=1-[.C15]" office:value-type="float" office:value="1" calcext:value-type="float">
            <text:p>1</text:p>
          </table:table-cell>
          <table:table-cell table:style-name="ce151" table:formula="of:=1-[.D15]" office:value-type="float" office:value="1" calcext:value-type="float">
            <text:p>1</text:p>
          </table:table-cell>
          <table:table-cell table:style-name="ce151" table:formula="of:=1-[.E15]" office:value-type="float" office:value="1" calcext:value-type="float">
            <text:p>1</text:p>
          </table:table-cell>
          <table:table-cell table:style-name="ce151" table:formula="of:=1-[.F15]" office:value-type="float" office:value="1" calcext:value-type="float">
            <text:p>1</text:p>
          </table:table-cell>
          <table:table-cell table:style-name="ce151" table:formula="of:=1-[.G15]" office:value-type="float" office:value="1" calcext:value-type="float">
            <text:p>1</text:p>
          </table:table-cell>
          <table:table-cell table:style-name="ce151" table:formula="of:=1-[.H15]" office:value-type="float" office:value="1" calcext:value-type="float">
            <text:p>1</text:p>
          </table:table-cell>
          <table:table-cell table:style-name="ce151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1" table:formula="of:=1-[.B16]" office:value-type="float" office:value="0" calcext:value-type="float">
            <text:p>0</text:p>
          </table:table-cell>
          <table:table-cell table:style-name="ce151" table:formula="of:=1-[.C16]" office:value-type="float" office:value="0" calcext:value-type="float">
            <text:p>0</text:p>
          </table:table-cell>
          <table:table-cell table:style-name="ce151" table:formula="of:=1-[.D16]" office:value-type="float" office:value="0" calcext:value-type="float">
            <text:p>0</text:p>
          </table:table-cell>
          <table:table-cell table:style-name="ce151" table:formula="of:=1-[.E16]" office:value-type="float" office:value="0" calcext:value-type="float">
            <text:p>0</text:p>
          </table:table-cell>
          <table:table-cell table:style-name="ce151" table:formula="of:=1-[.F16]" office:value-type="float" office:value="0" calcext:value-type="float">
            <text:p>0</text:p>
          </table:table-cell>
          <table:table-cell table:style-name="ce151" table:formula="of:=1-[.G16]" office:value-type="float" office:value="0" calcext:value-type="float">
            <text:p>0</text:p>
          </table:table-cell>
          <table:table-cell table:style-name="ce151" table:formula="of:=1-[.H16]" office:value-type="float" office:value="0" calcext:value-type="float">
            <text:p>0</text:p>
          </table:table-cell>
          <table:table-cell table:style-name="ce151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F19:.H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G19:.I21];[$Verteilung.$A$4:$Verteilung.$C$6])" office:value-type="float" office:value="75.8578643762691" calcext:value-type="float">
            <text:p>75,857864376269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G20:.I22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100" calcext:value-type="float">
            <text:p>100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G21:.I23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F22:.H24];[$Verteilung.$A$4:$Verteilung.$C$6])" office:value-type="float" office:value="95" calcext:value-type="float">
            <text:p>95</text:p>
          </table:table-cell>
          <table:table-cell table:style-name="ce34" table:formula="of:=SUMPRODUCT([.G22:.I24];[$Verteilung.$A$4:$Verteilung.$C$6])" office:value-type="float" office:value="84.3933982822018" calcext:value-type="float">
            <text:p>84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23:.I25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8492680749283" calcext:value-type="float">
            <text:p>0,011849268074928</text:p>
          </table:table-cell>
          <table:table-cell table:style-name="ce34" table:formula="of:=IF([.G28]=0;0;1/[.G28])" office:value-type="float" office:value="0.0120585177406044" calcext:value-type="float">
            <text:p>0,012058517740604</text:p>
          </table:table-cell>
          <table:table-cell table:style-name="ce34" table:formula="of:=IF([.H28]=0;0;1/[.H28])" office:value-type="float" office:value="0.0131825488131305" calcext:value-type="float">
            <text:p>0,01318254881313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34314575050762" calcext:value-type="float">
            <text:p>0,034314575050762</text:p>
          </table:table-cell>
          <table:table-cell table:style-name="ce34" table:formula="of:=IF([.H29]=0;0;1/[.H29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3728209261131" calcext:value-type="float">
            <text:p>0,011372820926113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" calcext:value-type="float">
            <text:p>0,01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34314575050762" calcext:value-type="float">
            <text:p>0,034314575050762</text:p>
          </table:table-cell>
          <table:table-cell table:style-name="ce34" table:formula="of:=IF([.H30]=0;0;1/[.H30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03665115300058" calcext:value-type="float">
            <text:p>0,010366511530006</text:p>
          </table:table-cell>
          <table:table-cell table:style-name="ce34" table:formula="of:=IF([.G31]=0;0;1/[.G31])" office:value-type="float" office:value="0.0105263157894737" calcext:value-type="float">
            <text:p>0,010526315789474</text:p>
          </table:table-cell>
          <table:table-cell table:style-name="ce34" table:formula="of:=IF([.H31]=0;0;1/[.H31])" office:value-type="float" office:value="0.0118492680749283" calcext:value-type="float">
            <text:p>0,01184926807492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13728209261131" calcext:value-type="float">
            <text:p>0,011372820926113</text:p>
          </table:table-cell>
          <table:table-cell table:style-name="ce34" table:formula="of:=IF([.H32]=0;0;1/[.H32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9.B10:Zeit9.I16">
            <calcext:condition calcext:apply-style-name="blue_dark_background" calcext:value="&gt;0.5" calcext:base-cell-address="Zeit9.B10"/>
            <calcext:condition calcext:apply-style-name="grey_background" calcext:value="&lt;=0.5" calcext:base-cell-address="Zeit9.B10"/>
          </calcext:conditional-format>
          <calcext:conditional-format calcext:target-range-address="Zeit9.B19:Zeit9.I25">
            <calcext:condition calcext:apply-style-name="blue_dark_background" calcext:value="&gt;0.5" calcext:base-cell-address="Zeit9.B19"/>
            <calcext:condition calcext:apply-style-name="grey_background" calcext:value="&lt;=0.5" calcext:base-cell-address="Zeit9.B19"/>
          </calcext:conditional-format>
          <calcext:conditional-format calcext:target-range-address="Zeit9.R10:Zeit9.Y16">
            <calcext:condition calcext:apply-style-name="Good" calcext:value="&gt;0.5" calcext:base-cell-address="Zeit9.R10"/>
            <calcext:condition calcext:apply-style-name="Bad" calcext:value="&lt;=-0.5" calcext:base-cell-address="Zeit9.R10"/>
          </calcext:conditional-format>
          <calcext:conditional-format calcext:target-range-address="Zeit9.C3:Zeit9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2" table:number-columns-repeated="15" table:default-cell-style-name="ce1"/>
        <table:table-column table:style-name="co13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Default" table:number-columns-repeated="3"/>
          <table:table-cell table:style-name="ce71" table:formula="of:=[$Zeit0.E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8"/>
          <table:table-cell table:number-columns-repeated="1015"/>
        </table:table-row>
        <table:table-row table:style-name="ro3">
          <table:table-cell/>
          <table:table-cell table:style-name="ce2"/>
          <table:table-cell table:style-name="ce156" table:formula="of:=IF([.C20]=0;0;IF([.T11]+[Zeit9.U11]=2;SUMPRODUCT([Zeit9.B2:.D4];[$Verteilung.$A$4:$Verteilung.$C$6];[.B19:.D21];[.B34:.D36])+[Zeit9.D3];IF([.R11]+[Zeit9.Q11]=2;SUMPRODUCT([Zeit9.B2:.D4];[$Verteilung.$A$4:$Verteilung.$C$6];[.B19:.D21];[.B34:.D36])+[Zeit9.B3];IF([.S12]+[Zeit9.S13]=2;SUMPRODUCT([Zeit9.B2:.D4];[$Verteilung.$A$4:$Verteilung.$C$6];[.B19:.D21];[.B34:.D36])+[Zeit9.C4];IF([.S10]+[Zeit9.S9]=2;SUMPRODUCT([Zeit9.B2:.D4];[$Verteilung.$A$4:$Verteilung.$C$6];[.B19:.D21];[.B34:.D36])+[Zeit9.C2];SUMPRODUCT([Zeit9.B2:.D4];[$Verteilung.$A$4:$Verteilung.$C$6];[.B19:.D21];[.B34:.D36]))))))" office:value-type="float" office:value="24.2074936929928" calcext:value-type="float">
            <text:p>24,2074936929928</text:p>
          </table:table-cell>
          <table:table-cell table:style-name="ce156" table:formula="of:=IF([.D20]=0;0;IF([.U11]+[Zeit9.V11]=2;SUMPRODUCT([Zeit9.C2:.E4];[$Verteilung.$A$4:$Verteilung.$C$6];[.C19:.E21];[.C34:.E36])+[Zeit9.E3];IF([.S11]+[Zeit9.R11]=2;SUMPRODUCT([Zeit9.C2:.E4];[$Verteilung.$A$4:$Verteilung.$C$6];[.C19:.E21];[.C34:.E36])+[Zeit9.C3];IF([.T12]+[Zeit9.T13]=2;SUMPRODUCT([Zeit9.C2:.E4];[$Verteilung.$A$4:$Verteilung.$C$6];[.C19:.E21];[.C34:.E36])+[Zeit9.D4];IF([.T10]+[Zeit9.T9]=2;SUMPRODUCT([Zeit9.C2:.E4];[$Verteilung.$A$4:$Verteilung.$C$6];[.C19:.E21];[.C34:.E36])+[Zeit9.D2];SUMPRODUCT([Zeit9.C2:.E4];[$Verteilung.$A$4:$Verteilung.$C$6];[.C19:.E21];[.C34:.E36]))))))" office:value-type="float" office:value="42.9093717901866" calcext:value-type="float">
            <text:p>42,9093717901866</text:p>
          </table:table-cell>
          <table:table-cell table:style-name="ce156" table:formula="of:=IF([.E20]=0;0;IF([.V11]+[Zeit9.W11]=2;SUMPRODUCT([Zeit9.D2:.F4];[$Verteilung.$A$4:$Verteilung.$C$6];[.D19:.F21];[.D34:.F36])+[Zeit9.F3];IF([.T11]+[Zeit9.S11]=2;SUMPRODUCT([Zeit9.D2:.F4];[$Verteilung.$A$4:$Verteilung.$C$6];[.D19:.F21];[.D34:.F36])+[Zeit9.D3];IF([.U12]+[Zeit9.U13]=2;SUMPRODUCT([Zeit9.D2:.F4];[$Verteilung.$A$4:$Verteilung.$C$6];[.D19:.F21];[.D34:.F36])+[Zeit9.E4];IF([.U10]+[Zeit9.U9]=2;SUMPRODUCT([Zeit9.D2:.F4];[$Verteilung.$A$4:$Verteilung.$C$6];[.D19:.F21];[.D34:.F36])+[Zeit9.E2];SUMPRODUCT([Zeit9.D2:.F4];[$Verteilung.$A$4:$Verteilung.$C$6];[.D19:.F21];[.D34:.F36]))))))" office:value-type="float" office:value="33.1715759498307" calcext:value-type="float">
            <text:p>33,1715759498307</text:p>
          </table:table-cell>
          <table:table-cell table:style-name="ce156" table:formula="of:=IF([.F20]=0;0;IF([.W11]+[Zeit9.X11]=2;SUMPRODUCT([Zeit9.E2:.G4];[$Verteilung.$A$4:$Verteilung.$C$6];[.E19:.G21];[.E34:.G36])+[Zeit9.G3];IF([.U11]+[Zeit9.T11]=2;SUMPRODUCT([Zeit9.E2:.G4];[$Verteilung.$A$4:$Verteilung.$C$6];[.E19:.G21];[.E34:.G36])+[Zeit9.E3];IF([.V12]+[Zeit9.V13]=2;SUMPRODUCT([Zeit9.E2:.G4];[$Verteilung.$A$4:$Verteilung.$C$6];[.E19:.G21];[.E34:.G36])+[Zeit9.F4];IF([.V10]+[Zeit9.V9]=2;SUMPRODUCT([Zeit9.E2:.G4];[$Verteilung.$A$4:$Verteilung.$C$6];[.E19:.G21];[.E34:.G36])+[Zeit9.F2];SUMPRODUCT([Zeit9.E2:.G4];[$Verteilung.$A$4:$Verteilung.$C$6];[.E19:.G21];[.E34:.G36]))))))" office:value-type="float" office:value="63.64153843667" calcext:value-type="float">
            <text:p>63,64153843667</text:p>
          </table:table-cell>
          <table:table-cell table:style-name="ce156" table:formula="of:=IF([.G20]=0;0;IF([.X11]+[Zeit9.Y11]=2;SUMPRODUCT([Zeit9.F2:.H4];[$Verteilung.$A$4:$Verteilung.$C$6];[.F19:.H21];[.F34:.H36])+[Zeit9.H3];IF([.V11]+[Zeit9.U11]=2;SUMPRODUCT([Zeit9.F2:.H4];[$Verteilung.$A$4:$Verteilung.$C$6];[.F19:.H21];[.F34:.H36])+[Zeit9.F3];IF([.W12]+[Zeit9.W13]=2;SUMPRODUCT([Zeit9.F2:.H4];[$Verteilung.$A$4:$Verteilung.$C$6];[.F19:.H21];[.F34:.H36])+[Zeit9.G4];IF([.W10]+[Zeit9.W9]=2;SUMPRODUCT([Zeit9.F2:.H4];[$Verteilung.$A$4:$Verteilung.$C$6];[.F19:.H21];[.F34:.H36])+[Zeit9.G2];SUMPRODUCT([Zeit9.F2:.H4];[$Verteilung.$A$4:$Verteilung.$C$6];[.F19:.H21];[.F34:.H36]))))))" office:value-type="float" office:value="174.761199960522" calcext:value-type="float">
            <text:p>174,761199960522</text:p>
          </table:table-cell>
          <table:table-cell table:style-name="ce156" table:formula="of:=IF([.H20]=0;0;IF([.Y11]+[Zeit9.Z11]=2;SUMPRODUCT([Zeit9.G2:.I4];[$Verteilung.$A$4:$Verteilung.$C$6];[.G19:.I21];[.G34:.I36])+[Zeit9.I3];IF([.W11]+[Zeit9.V11]=2;SUMPRODUCT([Zeit9.G2:.I4];[$Verteilung.$A$4:$Verteilung.$C$6];[.G19:.I21];[.G34:.I36])+[Zeit9.G3];IF([.X12]+[Zeit9.X13]=2;SUMPRODUCT([Zeit9.G2:.I4];[$Verteilung.$A$4:$Verteilung.$C$6];[.G19:.I21];[.G34:.I36])+[Zeit9.H4];IF([.X10]+[Zeit9.X9]=2;SUMPRODUCT([Zeit9.G2:.I4];[$Verteilung.$A$4:$Verteilung.$C$6];[.G19:.I21];[.G34:.I36])+[Zeit9.H2];SUMPRODUCT([Zeit9.G2:.I4];[$Verteilung.$A$4:$Verteilung.$C$6];[.G19:.I21];[.G34:.I36]))))))" office:value-type="float" office:value="290.323937329895" calcext:value-type="float">
            <text:p>290,323937329895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ce15"/>
          <table:table-cell table:number-columns-repeated="1007"/>
        </table:table-row>
        <table:table-row table:style-name="ro3">
          <table:table-cell/>
          <table:table-cell table:style-name="ce2"/>
          <table:table-cell table:style-name="ce156" table:formula="of:=IF([.C21]=0;0;IF([.T12]+[Zeit9.U12]=2;SUMPRODUCT([Zeit9.B3:.D5];[$Verteilung.$A$4:$Verteilung.$C$6];[.B20:.D22];[.B35:.D37])+[Zeit9.D4];IF([.R12]+[Zeit9.Q12]=2;SUMPRODUCT([Zeit9.B3:.D5];[$Verteilung.$A$4:$Verteilung.$C$6];[.B20:.D22];[.B35:.D37])+[Zeit9.B4];IF([.S13]+[Zeit9.S14]=2;SUMPRODUCT([Zeit9.B3:.D5];[$Verteilung.$A$4:$Verteilung.$C$6];[.B20:.D22];[.B35:.D37])+[Zeit9.C5];IF([.S11]+[Zeit9.S10]=2;SUMPRODUCT([Zeit9.B3:.D5];[$Verteilung.$A$4:$Verteilung.$C$6];[.B20:.D22];[.B35:.D37])+[Zeit9.C3];SUMPRODUCT([Zeit9.B3:.D5];[$Verteilung.$A$4:$Verteilung.$C$6];[.B20:.D22];[.B35:.D37]))))))" office:value-type="float" office:value="45.1271822169964" calcext:value-type="float">
            <text:p>45,1271822169964</text:p>
          </table:table-cell>
          <table:table-cell table:style-name="ce156" table:formula="of:=IF([.D21]=0;0;IF([.U12]+[Zeit9.V12]=2;SUMPRODUCT([Zeit9.C3:.E5];[$Verteilung.$A$4:$Verteilung.$C$6];[.C20:.E22];[.C35:.E37])+[Zeit9.E4];IF([.S12]+[Zeit9.R12]=2;SUMPRODUCT([Zeit9.C3:.E5];[$Verteilung.$A$4:$Verteilung.$C$6];[.C20:.E22];[.C35:.E37])+[Zeit9.C4];IF([.T13]+[Zeit9.T14]=2;SUMPRODUCT([Zeit9.C3:.E5];[$Verteilung.$A$4:$Verteilung.$C$6];[.C20:.E22];[.C35:.E37])+[Zeit9.D5];IF([.T11]+[Zeit9.T10]=2;SUMPRODUCT([Zeit9.C3:.E5];[$Verteilung.$A$4:$Verteilung.$C$6];[.C20:.E22];[.C35:.E37])+[Zeit9.D3];SUMPRODUCT([Zeit9.C3:.E5];[$Verteilung.$A$4:$Verteilung.$C$6];[.C20:.E22];[.C35:.E37]))))))" office:value-type="float" office:value="38.2343134067379" calcext:value-type="float">
            <text:p>38,2343134067379</text:p>
          </table:table-cell>
          <table:table-cell table:style-name="ce156" table:formula="of:=IF([.E21]=0;0;IF([.V12]+[Zeit9.W12]=2;SUMPRODUCT([Zeit9.D3:.F5];[$Verteilung.$A$4:$Verteilung.$C$6];[.D20:.F22];[.D35:.F37])+[Zeit9.F4];IF([.T12]+[Zeit9.S12]=2;SUMPRODUCT([Zeit9.D3:.F5];[$Verteilung.$A$4:$Verteilung.$C$6];[.D20:.F22];[.D35:.F37])+[Zeit9.D4];IF([.U13]+[Zeit9.U14]=2;SUMPRODUCT([Zeit9.D3:.F5];[$Verteilung.$A$4:$Verteilung.$C$6];[.D20:.F22];[.D35:.F37])+[Zeit9.E5];IF([.U11]+[Zeit9.U10]=2;SUMPRODUCT([Zeit9.D3:.F5];[$Verteilung.$A$4:$Verteilung.$C$6];[.D20:.F22];[.D35:.F37])+[Zeit9.E3];SUMPRODUCT([Zeit9.D3:.F5];[$Verteilung.$A$4:$Verteilung.$C$6];[.D20:.F22];[.D35:.F37]))))))" office:value-type="float" office:value="25.5549731262367" calcext:value-type="float">
            <text:p>25,5549731262367</text:p>
          </table:table-cell>
          <table:table-cell table:style-name="ce156" table:formula="of:=IF([.F21]=0;0;IF([.W12]+[Zeit9.X12]=2;SUMPRODUCT([Zeit9.E3:.G5];[$Verteilung.$A$4:$Verteilung.$C$6];[.E20:.G22];[.E35:.G37])+[Zeit9.G4];IF([.U12]+[Zeit9.T12]=2;SUMPRODUCT([Zeit9.E3:.G5];[$Verteilung.$A$4:$Verteilung.$C$6];[.E20:.G22];[.E35:.G37])+[Zeit9.E4];IF([.V13]+[Zeit9.V14]=2;SUMPRODUCT([Zeit9.E3:.G5];[$Verteilung.$A$4:$Verteilung.$C$6];[.E20:.G22];[.E35:.G37])+[Zeit9.F5];IF([.V11]+[Zeit9.V10]=2;SUMPRODUCT([Zeit9.E3:.G5];[$Verteilung.$A$4:$Verteilung.$C$6];[.E20:.G22];[.E35:.G37])+[Zeit9.F3];SUMPRODUCT([Zeit9.E3:.G5];[$Verteilung.$A$4:$Verteilung.$C$6];[.E20:.G22];[.E35:.G37]))))))" office:value-type="float" office:value="25.5431477910091" calcext:value-type="float">
            <text:p>25,5431477910091</text:p>
          </table:table-cell>
          <table:table-cell table:style-name="ce156" table:formula="of:=IF([.G21]=0;0;IF([.X12]+[Zeit9.Y12]=2;SUMPRODUCT([Zeit9.F3:.H5];[$Verteilung.$A$4:$Verteilung.$C$6];[.F20:.H22];[.F35:.H37])+[Zeit9.H4];IF([.V12]+[Zeit9.U12]=2;SUMPRODUCT([Zeit9.F3:.H5];[$Verteilung.$A$4:$Verteilung.$C$6];[.F20:.H22];[.F35:.H37])+[Zeit9.F4];IF([.W13]+[Zeit9.W14]=2;SUMPRODUCT([Zeit9.F3:.H5];[$Verteilung.$A$4:$Verteilung.$C$6];[.F20:.H22];[.F35:.H37])+[Zeit9.G5];IF([.W11]+[Zeit9.W10]=2;SUMPRODUCT([Zeit9.F3:.H5];[$Verteilung.$A$4:$Verteilung.$C$6];[.F20:.H22];[.F35:.H37])+[Zeit9.G3];SUMPRODUCT([Zeit9.F3:.H5];[$Verteilung.$A$4:$Verteilung.$C$6];[.F20:.H22];[.F35:.H37]))))))" office:value-type="float" office:value="50.6182224770641" calcext:value-type="float">
            <text:p>50,6182224770641</text:p>
          </table:table-cell>
          <table:table-cell table:style-name="ce156" table:formula="of:=IF([.H21]=0;0;IF([.Y12]+[Zeit9.Z12]=2;SUMPRODUCT([Zeit9.G3:.I5];[$Verteilung.$A$4:$Verteilung.$C$6];[.G20:.I22];[.G35:.I37])+[Zeit9.I4];IF([.W12]+[Zeit9.V12]=2;SUMPRODUCT([Zeit9.G3:.I5];[$Verteilung.$A$4:$Verteilung.$C$6];[.G20:.I22];[.G35:.I37])+[Zeit9.G4];IF([.X13]+[Zeit9.X14]=2;SUMPRODUCT([Zeit9.G3:.I5];[$Verteilung.$A$4:$Verteilung.$C$6];[.G20:.I22];[.G35:.I37])+[Zeit9.H5];IF([.X11]+[Zeit9.X10]=2;SUMPRODUCT([Zeit9.G3:.I5];[$Verteilung.$A$4:$Verteilung.$C$6];[.G20:.I22];[.G35:.I37])+[Zeit9.H3];SUMPRODUCT([Zeit9.G3:.I5];[$Verteilung.$A$4:$Verteilung.$C$6];[.G20:.I22];[.G35:.I37]))))))" office:value-type="float" office:value="285.287260681562" calcext:value-type="float">
            <text:p>285,287260681562</text:p>
          </table:table-cell>
          <table:table-cell table:style-name="ce2"/>
          <table:table-cell table:number-columns-repeated="6"/>
          <table:table-cell table:style-name="ce16" table:formula="of:=SUM([.C3:.H7])" office:value-type="float" office:value="2099.99999999999" calcext:value-type="float">
            <text:p>2099,99999999999</text:p>
          </table:table-cell>
          <table:table-cell table:style-name="ce16"/>
          <table:table-cell table:number-columns-repeated="1007"/>
        </table:table-row>
        <table:table-row table:style-name="ro3">
          <table:table-cell/>
          <table:table-cell table:style-name="ce2"/>
          <table:table-cell table:style-name="ce156" table:formula="of:=IF([.C22]=0;0;IF([.T13]+[Zeit9.U13]=2;SUMPRODUCT([Zeit9.B4:.D6];[$Verteilung.$A$4:$Verteilung.$C$6];[.B21:.D23];[.B36:.D38])+[Zeit9.D5];IF([.R13]+[Zeit9.Q13]=2;SUMPRODUCT([Zeit9.B4:.D6];[$Verteilung.$A$4:$Verteilung.$C$6];[.B21:.D23];[.B36:.D38])+[Zeit9.B5];IF([.S14]+[Zeit9.S15]=2;SUMPRODUCT([Zeit9.B4:.D6];[$Verteilung.$A$4:$Verteilung.$C$6];[.B21:.D23];[.B36:.D38])+[Zeit9.C6];IF([.S12]+[Zeit9.S11]=2;SUMPRODUCT([Zeit9.B4:.D6];[$Verteilung.$A$4:$Verteilung.$C$6];[.B21:.D23];[.B36:.D38])+[Zeit9.C4];SUMPRODUCT([Zeit9.B4:.D6];[$Verteilung.$A$4:$Verteilung.$C$6];[.B21:.D23];[.B36:.D38]))))))" office:value-type="float" office:value="102.946429376464" calcext:value-type="float">
            <text:p>102,946429376464</text:p>
          </table:table-cell>
          <table:table-cell table:style-name="ce156" table:formula="of:=IF([.D22]=0;0;IF([.U13]+[Zeit9.V13]=2;SUMPRODUCT([Zeit9.C4:.E6];[$Verteilung.$A$4:$Verteilung.$C$6];[.C21:.E23];[.C36:.E38])+[Zeit9.E5];IF([.S13]+[Zeit9.R13]=2;SUMPRODUCT([Zeit9.C4:.E6];[$Verteilung.$A$4:$Verteilung.$C$6];[.C21:.E23];[.C36:.E38])+[Zeit9.C5];IF([.T14]+[Zeit9.T15]=2;SUMPRODUCT([Zeit9.C4:.E6];[$Verteilung.$A$4:$Verteilung.$C$6];[.C21:.E23];[.C36:.E38])+[Zeit9.D6];IF([.T12]+[Zeit9.T11]=2;SUMPRODUCT([Zeit9.C4:.E6];[$Verteilung.$A$4:$Verteilung.$C$6];[.C21:.E23];[.C36:.E38])+[Zeit9.D4];SUMPRODUCT([Zeit9.C4:.E6];[$Verteilung.$A$4:$Verteilung.$C$6];[.C21:.E23];[.C36:.E38]))))))" office:value-type="float" office:value="66.9149759245551" calcext:value-type="float">
            <text:p>66,9149759245551</text:p>
          </table:table-cell>
          <table:table-cell table:style-name="ce156" table:formula="of:=IF([.E22]=0;0;IF([.V13]+[Zeit9.W13]=2;SUMPRODUCT([Zeit9.D4:.F6];[$Verteilung.$A$4:$Verteilung.$C$6];[.D21:.F23];[.D36:.F38])+[Zeit9.F5];IF([.T13]+[Zeit9.S13]=2;SUMPRODUCT([Zeit9.D4:.F6];[$Verteilung.$A$4:$Verteilung.$C$6];[.D21:.F23];[.D36:.F38])+[Zeit9.D5];IF([.U14]+[Zeit9.U15]=2;SUMPRODUCT([Zeit9.D4:.F6];[$Verteilung.$A$4:$Verteilung.$C$6];[.D21:.F23];[.D36:.F38])+[Zeit9.E6];IF([.U12]+[Zeit9.U11]=2;SUMPRODUCT([Zeit9.D4:.F6];[$Verteilung.$A$4:$Verteilung.$C$6];[.D21:.F23];[.D36:.F38])+[Zeit9.E4];SUMPRODUCT([Zeit9.D4:.F6];[$Verteilung.$A$4:$Verteilung.$C$6];[.D21:.F23];[.D36:.F38]))))))" office:value-type="float" office:value="27.3074097638791" calcext:value-type="float">
            <text:p>27,3074097638791</text:p>
          </table:table-cell>
          <table:table-cell table:style-name="ce156" table:formula="of:=IF([.F22]=0;0;IF([.W13]+[Zeit9.X13]=2;SUMPRODUCT([Zeit9.E4:.G6];[$Verteilung.$A$4:$Verteilung.$C$6];[.E21:.G23];[.E36:.G38])+[Zeit9.G5];IF([.U13]+[Zeit9.T13]=2;SUMPRODUCT([Zeit9.E4:.G6];[$Verteilung.$A$4:$Verteilung.$C$6];[.E21:.G23];[.E36:.G38])+[Zeit9.E5];IF([.V14]+[Zeit9.V15]=2;SUMPRODUCT([Zeit9.E4:.G6];[$Verteilung.$A$4:$Verteilung.$C$6];[.E21:.G23];[.E36:.G38])+[Zeit9.F6];IF([.V12]+[Zeit9.V11]=2;SUMPRODUCT([Zeit9.E4:.G6];[$Verteilung.$A$4:$Verteilung.$C$6];[.E21:.G23];[.E36:.G38])+[Zeit9.F4];SUMPRODUCT([Zeit9.E4:.G6];[$Verteilung.$A$4:$Verteilung.$C$6];[.E21:.G23];[.E36:.G38]))))))" office:value-type="float" office:value="17.2154573841161" calcext:value-type="float">
            <text:p>17,2154573841161</text:p>
          </table:table-cell>
          <table:table-cell table:style-name="ce156" table:formula="of:=IF([.G22]=0;0;IF([.X13]+[Zeit9.Y13]=2;SUMPRODUCT([Zeit9.F4:.H6];[$Verteilung.$A$4:$Verteilung.$C$6];[.F21:.H23];[.F36:.H38])+[Zeit9.H5];IF([.V13]+[Zeit9.U13]=2;SUMPRODUCT([Zeit9.F4:.H6];[$Verteilung.$A$4:$Verteilung.$C$6];[.F21:.H23];[.F36:.H38])+[Zeit9.F5];IF([.W14]+[Zeit9.W15]=2;SUMPRODUCT([Zeit9.F4:.H6];[$Verteilung.$A$4:$Verteilung.$C$6];[.F21:.H23];[.F36:.H38])+[Zeit9.G6];IF([.W12]+[Zeit9.W11]=2;SUMPRODUCT([Zeit9.F4:.H6];[$Verteilung.$A$4:$Verteilung.$C$6];[.F21:.H23];[.F36:.H38])+[Zeit9.G4];SUMPRODUCT([Zeit9.F4:.H6];[$Verteilung.$A$4:$Verteilung.$C$6];[.F21:.H23];[.F36:.H38]))))))" office:value-type="float" office:value="0" calcext:value-type="float">
            <text:p>0</text:p>
          </table:table-cell>
          <table:table-cell table:style-name="ce156" table:formula="of:=IF([.H22]=0;0;IF([.Y13]+[Zeit9.Z13]=2;SUMPRODUCT([Zeit9.G4:.I6];[$Verteilung.$A$4:$Verteilung.$C$6];[.G21:.I23];[.G36:.I38])+[Zeit9.I5];IF([.W13]+[Zeit9.V13]=2;SUMPRODUCT([Zeit9.G4:.I6];[$Verteilung.$A$4:$Verteilung.$C$6];[.G21:.I23];[.G36:.I38])+[Zeit9.G5];IF([.X14]+[Zeit9.X15]=2;SUMPRODUCT([Zeit9.G4:.I6];[$Verteilung.$A$4:$Verteilung.$C$6];[.G21:.I23];[.G36:.I38])+[Zeit9.H6];IF([.X12]+[Zeit9.X11]=2;SUMPRODUCT([Zeit9.G4:.I6];[$Verteilung.$A$4:$Verteilung.$C$6];[.G21:.I23];[.G36:.I38])+[Zeit9.H4];SUMPRODUCT([Zeit9.G4:.I6];[$Verteilung.$A$4:$Verteilung.$C$6];[.G21:.I23];[.G36:.I38]))))))" office:value-type="float" office:value="71.7406292263982" calcext:value-type="float">
            <text:p>71,7406292263982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56" table:formula="of:=IF([.C23]=0;0;IF([.T14]+[Zeit9.U14]=2;SUMPRODUCT([Zeit9.B5:.D7];[$Verteilung.$A$4:$Verteilung.$C$6];[.B22:.D24];[.B37:.D39])+[Zeit9.D6];IF([.R14]+[Zeit9.Q14]=2;SUMPRODUCT([Zeit9.B5:.D7];[$Verteilung.$A$4:$Verteilung.$C$6];[.B22:.D24];[.B37:.D39])+[Zeit9.B6];IF([.S15]+[Zeit9.S16]=2;SUMPRODUCT([Zeit9.B5:.D7];[$Verteilung.$A$4:$Verteilung.$C$6];[.B22:.D24];[.B37:.D39])+[Zeit9.C7];IF([.S13]+[Zeit9.S12]=2;SUMPRODUCT([Zeit9.B5:.D7];[$Verteilung.$A$4:$Verteilung.$C$6];[.B22:.D24];[.B37:.D39])+[Zeit9.C5];SUMPRODUCT([Zeit9.B5:.D7];[$Verteilung.$A$4:$Verteilung.$C$6];[.B22:.D24];[.B37:.D39]))))))" office:value-type="float" office:value="177.150531721547" calcext:value-type="float">
            <text:p>177,150531721547</text:p>
          </table:table-cell>
          <table:table-cell table:style-name="ce156" table:formula="of:=IF([.D23]=0;0;IF([.U14]+[Zeit9.V14]=2;SUMPRODUCT([Zeit9.C5:.E7];[$Verteilung.$A$4:$Verteilung.$C$6];[.C22:.E24];[.C37:.E39])+[Zeit9.E6];IF([.S14]+[Zeit9.R14]=2;SUMPRODUCT([Zeit9.C5:.E7];[$Verteilung.$A$4:$Verteilung.$C$6];[.C22:.E24];[.C37:.E39])+[Zeit9.C6];IF([.T15]+[Zeit9.T16]=2;SUMPRODUCT([Zeit9.C5:.E7];[$Verteilung.$A$4:$Verteilung.$C$6];[.C22:.E24];[.C37:.E39])+[Zeit9.D7];IF([.T13]+[Zeit9.T12]=2;SUMPRODUCT([Zeit9.C5:.E7];[$Verteilung.$A$4:$Verteilung.$C$6];[.C22:.E24];[.C37:.E39])+[Zeit9.D5];SUMPRODUCT([Zeit9.C5:.E7];[$Verteilung.$A$4:$Verteilung.$C$6];[.C22:.E24];[.C37:.E39]))))))" office:value-type="float" office:value="102.424933614752" calcext:value-type="float">
            <text:p>102,424933614752</text:p>
          </table:table-cell>
          <table:table-cell table:style-name="ce156" table:formula="of:=IF([.E23]=0;0;IF([.V14]+[Zeit9.W14]=2;SUMPRODUCT([Zeit9.D5:.F7];[$Verteilung.$A$4:$Verteilung.$C$6];[.D22:.F24];[.D37:.F39])+[Zeit9.F6];IF([.T14]+[Zeit9.S14]=2;SUMPRODUCT([Zeit9.D5:.F7];[$Verteilung.$A$4:$Verteilung.$C$6];[.D22:.F24];[.D37:.F39])+[Zeit9.D6];IF([.U15]+[Zeit9.U16]=2;SUMPRODUCT([Zeit9.D5:.F7];[$Verteilung.$A$4:$Verteilung.$C$6];[.D22:.F24];[.D37:.F39])+[Zeit9.E7];IF([.U13]+[Zeit9.U12]=2;SUMPRODUCT([Zeit9.D5:.F7];[$Verteilung.$A$4:$Verteilung.$C$6];[.D22:.F24];[.D37:.F39])+[Zeit9.E5];SUMPRODUCT([Zeit9.D5:.F7];[$Verteilung.$A$4:$Verteilung.$C$6];[.D22:.F24];[.D37:.F39]))))))" office:value-type="float" office:value="38.9943058497581" calcext:value-type="float">
            <text:p>38,9943058497581</text:p>
          </table:table-cell>
          <table:table-cell table:style-name="ce156" table:formula="of:=IF([.F23]=0;0;IF([.W14]+[Zeit9.X14]=2;SUMPRODUCT([Zeit9.E5:.G7];[$Verteilung.$A$4:$Verteilung.$C$6];[.E22:.G24];[.E37:.G39])+[Zeit9.G6];IF([.U14]+[Zeit9.T14]=2;SUMPRODUCT([Zeit9.E5:.G7];[$Verteilung.$A$4:$Verteilung.$C$6];[.E22:.G24];[.E37:.G39])+[Zeit9.E6];IF([.V15]+[Zeit9.V16]=2;SUMPRODUCT([Zeit9.E5:.G7];[$Verteilung.$A$4:$Verteilung.$C$6];[.E22:.G24];[.E37:.G39])+[Zeit9.F7];IF([.V13]+[Zeit9.V12]=2;SUMPRODUCT([Zeit9.E5:.G7];[$Verteilung.$A$4:$Verteilung.$C$6];[.E22:.G24];[.E37:.G39])+[Zeit9.F5];SUMPRODUCT([Zeit9.E5:.G7];[$Verteilung.$A$4:$Verteilung.$C$6];[.E22:.G24];[.E37:.G39]))))))" office:value-type="float" office:value="15.0965191936108" calcext:value-type="float">
            <text:p>15,0965191936108</text:p>
          </table:table-cell>
          <table:table-cell table:style-name="ce156" table:formula="of:=IF([.G23]=0;0;IF([.X14]+[Zeit9.Y14]=2;SUMPRODUCT([Zeit9.F5:.H7];[$Verteilung.$A$4:$Verteilung.$C$6];[.F22:.H24];[.F37:.H39])+[Zeit9.H6];IF([.V14]+[Zeit9.U14]=2;SUMPRODUCT([Zeit9.F5:.H7];[$Verteilung.$A$4:$Verteilung.$C$6];[.F22:.H24];[.F37:.H39])+[Zeit9.F6];IF([.W15]+[Zeit9.W16]=2;SUMPRODUCT([Zeit9.F5:.H7];[$Verteilung.$A$4:$Verteilung.$C$6];[.F22:.H24];[.F37:.H39])+[Zeit9.G7];IF([.W13]+[Zeit9.W12]=2;SUMPRODUCT([Zeit9.F5:.H7];[$Verteilung.$A$4:$Verteilung.$C$6];[.F22:.H24];[.F37:.H39])+[Zeit9.G5];SUMPRODUCT([Zeit9.F5:.H7];[$Verteilung.$A$4:$Verteilung.$C$6];[.F22:.H24];[.F37:.H39]))))))" office:value-type="float" office:value="0" calcext:value-type="float">
            <text:p>0</text:p>
          </table:table-cell>
          <table:table-cell table:style-name="ce156" table:formula="of:=IF([.H23]=0;0;IF([.Y14]+[Zeit9.Z14]=2;SUMPRODUCT([Zeit9.G5:.I7];[$Verteilung.$A$4:$Verteilung.$C$6];[.G22:.I24];[.G37:.I39])+[Zeit9.I6];IF([.W14]+[Zeit9.V14]=2;SUMPRODUCT([Zeit9.G5:.I7];[$Verteilung.$A$4:$Verteilung.$C$6];[.G22:.I24];[.G37:.I39])+[Zeit9.G6];IF([.X15]+[Zeit9.X16]=2;SUMPRODUCT([Zeit9.G5:.I7];[$Verteilung.$A$4:$Verteilung.$C$6];[.G22:.I24];[.G37:.I39])+[Zeit9.H7];IF([.X13]+[Zeit9.X12]=2;SUMPRODUCT([Zeit9.G5:.I7];[$Verteilung.$A$4:$Verteilung.$C$6];[.G22:.I24];[.G37:.I39])+[Zeit9.H5];SUMPRODUCT([Zeit9.G5:.I7];[$Verteilung.$A$4:$Verteilung.$C$6];[.G22:.I24];[.G37:.I39]))))))" office:value-type="float" office:value="14.1804024142649" calcext:value-type="float">
            <text:p>14,1804024142649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/>
          <table:table-cell table:style-name="ce156" table:formula="of:=IF([.C24]=0;0;IF([.T15]+[Zeit9.U15]=2;SUMPRODUCT([Zeit9.B6:.D8];[$Verteilung.$A$4:$Verteilung.$C$6];[.B23:.D25];[.B38:.D40])+[Zeit9.D7];IF([.R15]+[Zeit9.Q15]=2;SUMPRODUCT([Zeit9.B6:.D8];[$Verteilung.$A$4:$Verteilung.$C$6];[.B23:.D25];[.B38:.D40])+[Zeit9.B7];IF([.S16]+[Zeit9.S17]=2;SUMPRODUCT([Zeit9.B6:.D8];[$Verteilung.$A$4:$Verteilung.$C$6];[.B23:.D25];[.B38:.D40])+[Zeit9.C8];IF([.S14]+[Zeit9.S13]=2;SUMPRODUCT([Zeit9.B6:.D8];[$Verteilung.$A$4:$Verteilung.$C$6];[.B23:.D25];[.B38:.D40])+[Zeit9.C6];SUMPRODUCT([Zeit9.B6:.D8];[$Verteilung.$A$4:$Verteilung.$C$6];[.B23:.D25];[.B38:.D40]))))))" office:value-type="float" office:value="148.304812988587" calcext:value-type="float">
            <text:p>148,304812988587</text:p>
          </table:table-cell>
          <table:table-cell table:style-name="ce156" table:formula="of:=IF([.D24]=0;0;IF([.U15]+[Zeit9.V15]=2;SUMPRODUCT([Zeit9.C6:.E8];[$Verteilung.$A$4:$Verteilung.$C$6];[.C23:.E25];[.C38:.E40])+[Zeit9.E7];IF([.S15]+[Zeit9.R15]=2;SUMPRODUCT([Zeit9.C6:.E8];[$Verteilung.$A$4:$Verteilung.$C$6];[.C23:.E25];[.C38:.E40])+[Zeit9.C7];IF([.T16]+[Zeit9.T17]=2;SUMPRODUCT([Zeit9.C6:.E8];[$Verteilung.$A$4:$Verteilung.$C$6];[.C23:.E25];[.C38:.E40])+[Zeit9.D8];IF([.T14]+[Zeit9.T13]=2;SUMPRODUCT([Zeit9.C6:.E8];[$Verteilung.$A$4:$Verteilung.$C$6];[.C23:.E25];[.C38:.E40])+[Zeit9.D6];SUMPRODUCT([Zeit9.C6:.E8];[$Verteilung.$A$4:$Verteilung.$C$6];[.C23:.E25];[.C38:.E40]))))))" office:value-type="float" office:value="107.917574279533" calcext:value-type="float">
            <text:p>107,917574279533</text:p>
          </table:table-cell>
          <table:table-cell table:style-name="ce156" table:formula="of:=IF([.E24]=0;0;IF([.V15]+[Zeit9.W15]=2;SUMPRODUCT([Zeit9.D6:.F8];[$Verteilung.$A$4:$Verteilung.$C$6];[.D23:.F25];[.D38:.F40])+[Zeit9.F7];IF([.T15]+[Zeit9.S15]=2;SUMPRODUCT([Zeit9.D6:.F8];[$Verteilung.$A$4:$Verteilung.$C$6];[.D23:.F25];[.D38:.F40])+[Zeit9.D7];IF([.U16]+[Zeit9.U17]=2;SUMPRODUCT([Zeit9.D6:.F8];[$Verteilung.$A$4:$Verteilung.$C$6];[.D23:.F25];[.D38:.F40])+[Zeit9.E8];IF([.U14]+[Zeit9.U13]=2;SUMPRODUCT([Zeit9.D6:.F8];[$Verteilung.$A$4:$Verteilung.$C$6];[.D23:.F25];[.D38:.F40])+[Zeit9.E6];SUMPRODUCT([Zeit9.D6:.F8];[$Verteilung.$A$4:$Verteilung.$C$6];[.D23:.F25];[.D38:.F40]))))))" office:value-type="float" office:value="38.0447576036496" calcext:value-type="float">
            <text:p>38,0447576036496</text:p>
          </table:table-cell>
          <table:table-cell table:style-name="ce156" table:formula="of:=IF([.F24]=0;0;IF([.W15]+[Zeit9.X15]=2;SUMPRODUCT([Zeit9.E6:.G8];[$Verteilung.$A$4:$Verteilung.$C$6];[.E23:.G25];[.E38:.G40])+[Zeit9.G7];IF([.U15]+[Zeit9.T15]=2;SUMPRODUCT([Zeit9.E6:.G8];[$Verteilung.$A$4:$Verteilung.$C$6];[.E23:.G25];[.E38:.G40])+[Zeit9.E7];IF([.V16]+[Zeit9.V17]=2;SUMPRODUCT([Zeit9.E6:.G8];[$Verteilung.$A$4:$Verteilung.$C$6];[.E23:.G25];[.E38:.G40])+[Zeit9.F8];IF([.V14]+[Zeit9.V13]=2;SUMPRODUCT([Zeit9.E6:.G8];[$Verteilung.$A$4:$Verteilung.$C$6];[.E23:.G25];[.E38:.G40])+[Zeit9.F6];SUMPRODUCT([Zeit9.E6:.G8];[$Verteilung.$A$4:$Verteilung.$C$6];[.E23:.G25];[.E38:.G40]))))))" office:value-type="float" office:value="10.6877827754564" calcext:value-type="float">
            <text:p>10,6877827754564</text:p>
          </table:table-cell>
          <table:table-cell table:style-name="ce156" table:formula="of:=IF([.G24]=0;0;IF([.X15]+[Zeit9.Y15]=2;SUMPRODUCT([Zeit9.F6:.H8];[$Verteilung.$A$4:$Verteilung.$C$6];[.F23:.H25];[.F38:.H40])+[Zeit9.H7];IF([.V15]+[Zeit9.U15]=2;SUMPRODUCT([Zeit9.F6:.H8];[$Verteilung.$A$4:$Verteilung.$C$6];[.F23:.H25];[.F38:.H40])+[Zeit9.F7];IF([.W16]+[Zeit9.W17]=2;SUMPRODUCT([Zeit9.F6:.H8];[$Verteilung.$A$4:$Verteilung.$C$6];[.F23:.H25];[.F38:.H40])+[Zeit9.G8];IF([.W14]+[Zeit9.W13]=2;SUMPRODUCT([Zeit9.F6:.H8];[$Verteilung.$A$4:$Verteilung.$C$6];[.F23:.H25];[.F38:.H40])+[Zeit9.G6];SUMPRODUCT([Zeit9.F6:.H8];[$Verteilung.$A$4:$Verteilung.$C$6];[.F23:.H25];[.F38:.H40]))))))" office:value-type="float" office:value="58.4972960357791" calcext:value-type="float">
            <text:p>58,4972960357791</text:p>
          </table:table-cell>
          <table:table-cell table:style-name="ce156" table:formula="of:=IF([.H24]=0;0;IF([.Y15]+[Zeit9.Z15]=2;SUMPRODUCT([Zeit9.G6:.I8];[$Verteilung.$A$4:$Verteilung.$C$6];[.G23:.I25];[.G38:.I40])+[Zeit9.I7];IF([.W15]+[Zeit9.V15]=2;SUMPRODUCT([Zeit9.G6:.I8];[$Verteilung.$A$4:$Verteilung.$C$6];[.G23:.I25];[.G38:.I40])+[Zeit9.G7];IF([.X16]+[Zeit9.X17]=2;SUMPRODUCT([Zeit9.G6:.I8];[$Verteilung.$A$4:$Verteilung.$C$6];[.G23:.I25];[.G38:.I40])+[Zeit9.H8];IF([.X14]+[Zeit9.X13]=2;SUMPRODUCT([Zeit9.G6:.I8];[$Verteilung.$A$4:$Verteilung.$C$6];[.G23:.I25];[.G38:.I40])+[Zeit9.H6];SUMPRODUCT([Zeit9.G6:.I8];[$Verteilung.$A$4:$Verteilung.$C$6];[.G23:.I25];[.G38:.I40]))))))" office:value-type="float" office:value="3.19596498793602" calcext:value-type="float">
            <text:p>3,19596498793602</text:p>
          </table:table-cell>
          <table:table-cell table:style-name="ce2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1"/>
          <table:table-cell table:style-name="ce14" table:formula="of:=[$Zeit1.U8]" office:value-type="string" office:string-value="Unterschiede bei Bewegung in Pixeln" calcext:value-type="string">
            <text:p>Unterschiede bei Bewegung in Pixeln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 table:formula="of:=[Zeit9.E9]" office:value-type="string" office:string-value="Objekte im Raum (editierbar)" calcext:value-type="string">
            <text:p>Objekte im Raum (editierbar)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style-name="ce14"/>
          <table:table-cell table:style-name="Default" table:number-columns-repeated="4"/>
          <table:table-cell table:number-columns-repeated="999"/>
        </table:table-row>
        <table:table-row table:style-name="ro3">
          <table:table-cell/>
          <table:table-cell table:style-name="ce154" table:formula="of:=[Zeit9.B10]" office:value-type="float" office:value="1" calcext:value-type="float">
            <text:p>1</text:p>
          </table:table-cell>
          <table:table-cell table:style-name="ce154" table:formula="of:=[Zeit9.C10]" office:value-type="float" office:value="1" calcext:value-type="float">
            <text:p>1</text:p>
          </table:table-cell>
          <table:table-cell table:style-name="ce154" table:formula="of:=[Zeit9.D10]" office:value-type="float" office:value="1" calcext:value-type="float">
            <text:p>1</text:p>
          </table:table-cell>
          <table:table-cell table:style-name="ce154" table:formula="of:=[Zeit9.E10]" office:value-type="float" office:value="1" calcext:value-type="float">
            <text:p>1</text:p>
          </table:table-cell>
          <table:table-cell table:style-name="ce154" table:formula="of:=[Zeit9.F10]" office:value-type="float" office:value="1" calcext:value-type="float">
            <text:p>1</text:p>
          </table:table-cell>
          <table:table-cell table:style-name="ce154" table:formula="of:=[Zeit9.G10]" office:value-type="float" office:value="1" calcext:value-type="float">
            <text:p>1</text:p>
          </table:table-cell>
          <table:table-cell table:style-name="ce154" table:formula="of:=[Zeit9.H10]" office:value-type="float" office:value="1" calcext:value-type="float">
            <text:p>1</text:p>
          </table:table-cell>
          <table:table-cell table:style-name="ce154" table:formula="of:=[Zeit9.I10]" office:value-type="float" office:value="1" calcext:value-type="float">
            <text:p>1</text:p>
          </table:table-cell>
          <table:table-cell table:number-columns-repeated="8"/>
          <table:table-cell table:style-name="ce157" table:formula="of:=[.B10]-[Zeit9.B10]" office:value-type="float" office:value="0" calcext:value-type="float">
            <text:p>0</text:p>
          </table:table-cell>
          <table:table-cell table:style-name="ce157" table:formula="of:=[.C10]-[Zeit9.C10]" office:value-type="float" office:value="0" calcext:value-type="float">
            <text:p>0</text:p>
          </table:table-cell>
          <table:table-cell table:style-name="ce157" table:formula="of:=[.D10]-[Zeit9.D10]" office:value-type="float" office:value="0" calcext:value-type="float">
            <text:p>0</text:p>
          </table:table-cell>
          <table:table-cell table:style-name="ce157" table:formula="of:=[.E10]-[Zeit9.E10]" office:value-type="float" office:value="0" calcext:value-type="float">
            <text:p>0</text:p>
          </table:table-cell>
          <table:table-cell table:style-name="ce157" table:formula="of:=[.F10]-[Zeit9.F10]" office:value-type="float" office:value="0" calcext:value-type="float">
            <text:p>0</text:p>
          </table:table-cell>
          <table:table-cell table:style-name="ce157" table:formula="of:=[.G10]-[Zeit9.G10]" office:value-type="float" office:value="0" calcext:value-type="float">
            <text:p>0</text:p>
          </table:table-cell>
          <table:table-cell table:style-name="ce157" table:formula="of:=[.H10]-[Zeit9.H10]" office:value-type="float" office:value="0" calcext:value-type="float">
            <text:p>0</text:p>
          </table:table-cell>
          <table:table-cell table:style-name="ce157" table:formula="of:=[.I10]-[Zeit9.I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4" table:formula="of:=[Zeit9.B11]" office:value-type="float" office:value="1" calcext:value-type="float">
            <text:p>1</text:p>
          </table:table-cell>
          <table:table-cell table:style-name="ce154" table:formula="of:=[Zeit9.C11]" office:value-type="float" office:value="0" calcext:value-type="float">
            <text:p>0</text:p>
          </table:table-cell>
          <table:table-cell table:style-name="ce154" table:formula="of:=[Zeit9.D11]" office:value-type="float" office:value="0" calcext:value-type="float">
            <text:p>0</text:p>
          </table:table-cell>
          <table:table-cell table:style-name="ce154" table:formula="of:=[Zeit9.E11]" office:value-type="float" office:value="0" calcext:value-type="float">
            <text:p>0</text:p>
          </table:table-cell>
          <table:table-cell table:style-name="ce154" table:formula="of:=[Zeit9.F11]" office:value-type="float" office:value="0" calcext:value-type="float">
            <text:p>0</text:p>
          </table:table-cell>
          <table:table-cell table:style-name="ce154" table:formula="of:=[Zeit9.G11]" office:value-type="float" office:value="0" calcext:value-type="float">
            <text:p>0</text:p>
          </table:table-cell>
          <table:table-cell table:style-name="ce154" table:formula="of:=[Zeit9.H11]" office:value-type="float" office:value="0" calcext:value-type="float">
            <text:p>0</text:p>
          </table:table-cell>
          <table:table-cell table:style-name="ce154" table:formula="of:=[Zeit9.I11]" office:value-type="float" office:value="1" calcext:value-type="float">
            <text:p>1</text:p>
          </table:table-cell>
          <table:table-cell table:number-columns-repeated="8"/>
          <table:table-cell table:style-name="ce157" table:formula="of:=[.B11]-[Zeit9.B11]" office:value-type="float" office:value="0" calcext:value-type="float">
            <text:p>0</text:p>
          </table:table-cell>
          <table:table-cell table:style-name="ce157" table:formula="of:=[.C11]-[Zeit9.C11]" office:value-type="float" office:value="0" calcext:value-type="float">
            <text:p>0</text:p>
          </table:table-cell>
          <table:table-cell table:style-name="ce157" table:formula="of:=[.D11]-[Zeit9.D11]" office:value-type="float" office:value="0" calcext:value-type="float">
            <text:p>0</text:p>
          </table:table-cell>
          <table:table-cell table:style-name="ce157" table:formula="of:=[.E11]-[Zeit9.E11]" office:value-type="float" office:value="0" calcext:value-type="float">
            <text:p>0</text:p>
          </table:table-cell>
          <table:table-cell table:style-name="ce157" table:formula="of:=[.F11]-[Zeit9.F11]" office:value-type="float" office:value="0" calcext:value-type="float">
            <text:p>0</text:p>
          </table:table-cell>
          <table:table-cell table:style-name="ce157" table:formula="of:=[.G11]-[Zeit9.G11]" office:value-type="float" office:value="0" calcext:value-type="float">
            <text:p>0</text:p>
          </table:table-cell>
          <table:table-cell table:style-name="ce157" table:formula="of:=[.H11]-[Zeit9.H11]" office:value-type="float" office:value="0" calcext:value-type="float">
            <text:p>0</text:p>
          </table:table-cell>
          <table:table-cell table:style-name="ce157" table:formula="of:=[.I11]-[Zeit9.I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4" table:formula="of:=[Zeit9.B12]" office:value-type="float" office:value="1" calcext:value-type="float">
            <text:p>1</text:p>
          </table:table-cell>
          <table:table-cell table:style-name="ce154" table:formula="of:=[Zeit9.C12]" office:value-type="float" office:value="0" calcext:value-type="float">
            <text:p>0</text:p>
          </table:table-cell>
          <table:table-cell table:style-name="ce154" table:formula="of:=[Zeit9.D12]" office:value-type="float" office:value="0" calcext:value-type="float">
            <text:p>0</text:p>
          </table:table-cell>
          <table:table-cell table:style-name="ce154" table:formula="of:=[Zeit9.E12]" office:value-type="float" office:value="0" calcext:value-type="float">
            <text:p>0</text:p>
          </table:table-cell>
          <table:table-cell table:style-name="ce154" table:formula="of:=[Zeit9.F12]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4" table:formula="of:=[Zeit9.H12]" office:value-type="float" office:value="0" calcext:value-type="float">
            <text:p>0</text:p>
          </table:table-cell>
          <table:table-cell table:style-name="ce154" table:formula="of:=[Zeit9.I12]" office:value-type="float" office:value="1" calcext:value-type="float">
            <text:p>1</text:p>
          </table:table-cell>
          <table:table-cell table:number-columns-repeated="8"/>
          <table:table-cell table:style-name="ce157" table:formula="of:=[.B12]-[Zeit9.B12]" office:value-type="float" office:value="0" calcext:value-type="float">
            <text:p>0</text:p>
          </table:table-cell>
          <table:table-cell table:style-name="ce157" table:formula="of:=[.C12]-[Zeit9.C12]" office:value-type="float" office:value="0" calcext:value-type="float">
            <text:p>0</text:p>
          </table:table-cell>
          <table:table-cell table:style-name="ce157" table:formula="of:=[.D12]-[Zeit9.D12]" office:value-type="float" office:value="0" calcext:value-type="float">
            <text:p>0</text:p>
          </table:table-cell>
          <table:table-cell table:style-name="ce157" table:formula="of:=[.E12]-[Zeit9.E12]" office:value-type="float" office:value="0" calcext:value-type="float">
            <text:p>0</text:p>
          </table:table-cell>
          <table:table-cell table:style-name="ce157" table:formula="of:=[.F12]-[Zeit9.F12]" office:value-type="float" office:value="0" calcext:value-type="float">
            <text:p>0</text:p>
          </table:table-cell>
          <table:table-cell table:style-name="ce157" table:formula="of:=[.G12]-[Zeit9.G12]" office:value-type="float" office:value="-1" calcext:value-type="float">
            <text:p>-1</text:p>
          </table:table-cell>
          <table:table-cell table:style-name="ce157" table:formula="of:=[.H12]-[Zeit9.H12]" office:value-type="float" office:value="0" calcext:value-type="float">
            <text:p>0</text:p>
          </table:table-cell>
          <table:table-cell table:style-name="ce157" table:formula="of:=[.I12]-[Zeit9.I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4" table:formula="of:=[Zeit9.B13]" office:value-type="float" office:value="1" calcext:value-type="float">
            <text:p>1</text:p>
          </table:table-cell>
          <table:table-cell table:style-name="ce154" table:formula="of:=[Zeit9.C13]" office:value-type="float" office:value="0" calcext:value-type="float">
            <text:p>0</text:p>
          </table:table-cell>
          <table:table-cell table:style-name="ce154" table:formula="of:=[Zeit9.D13]" office:value-type="float" office:value="0" calcext:value-type="float">
            <text:p>0</text:p>
          </table:table-cell>
          <table:table-cell table:style-name="ce154" table:formula="of:=[Zeit9.E13]" office:value-type="float" office:value="0" calcext:value-type="float">
            <text:p>0</text:p>
          </table:table-cell>
          <table:table-cell table:style-name="ce154" table:formula="of:=[Zeit9.F13]" office:value-type="float" office:value="0" calcext:value-type="float">
            <text:p>0</text:p>
          </table:table-cell>
          <table:table-cell table:style-name="ce154" table:formula="of:=[Zeit9.G13]" office:value-type="float" office:value="1" calcext:value-type="float">
            <text:p>1</text:p>
          </table:table-cell>
          <table:table-cell table:style-name="ce154" table:formula="of:=[Zeit9.H13]" office:value-type="float" office:value="0" calcext:value-type="float">
            <text:p>0</text:p>
          </table:table-cell>
          <table:table-cell table:style-name="ce154" table:formula="of:=[Zeit9.I13]" office:value-type="float" office:value="1" calcext:value-type="float">
            <text:p>1</text:p>
          </table:table-cell>
          <table:table-cell table:number-columns-repeated="8"/>
          <table:table-cell table:style-name="ce157" table:formula="of:=[.B13]-[Zeit9.B13]" office:value-type="float" office:value="0" calcext:value-type="float">
            <text:p>0</text:p>
          </table:table-cell>
          <table:table-cell table:style-name="ce157" table:formula="of:=[.C13]-[Zeit9.C13]" office:value-type="float" office:value="0" calcext:value-type="float">
            <text:p>0</text:p>
          </table:table-cell>
          <table:table-cell table:style-name="ce157" table:formula="of:=[.D13]-[Zeit9.D13]" office:value-type="float" office:value="0" calcext:value-type="float">
            <text:p>0</text:p>
          </table:table-cell>
          <table:table-cell table:style-name="ce157" table:formula="of:=[.E13]-[Zeit9.E13]" office:value-type="float" office:value="0" calcext:value-type="float">
            <text:p>0</text:p>
          </table:table-cell>
          <table:table-cell table:style-name="ce157" table:formula="of:=[.F13]-[Zeit9.F13]" office:value-type="float" office:value="0" calcext:value-type="float">
            <text:p>0</text:p>
          </table:table-cell>
          <table:table-cell table:style-name="ce157" table:formula="of:=[.G13]-[Zeit9.G13]" office:value-type="float" office:value="0" calcext:value-type="float">
            <text:p>0</text:p>
          </table:table-cell>
          <table:table-cell table:style-name="ce157" table:formula="of:=[.H13]-[Zeit9.H13]" office:value-type="float" office:value="0" calcext:value-type="float">
            <text:p>0</text:p>
          </table:table-cell>
          <table:table-cell table:style-name="ce157" table:formula="of:=[.I13]-[Zeit9.I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4" table:formula="of:=[Zeit9.B14]" office:value-type="float" office:value="1" calcext:value-type="float">
            <text:p>1</text:p>
          </table:table-cell>
          <table:table-cell table:style-name="ce154" table:formula="of:=[Zeit9.C14]" office:value-type="float" office:value="0" calcext:value-type="float">
            <text:p>0</text:p>
          </table:table-cell>
          <table:table-cell table:style-name="ce154" table:formula="of:=[Zeit9.D14]" office:value-type="float" office:value="0" calcext:value-type="float">
            <text:p>0</text:p>
          </table:table-cell>
          <table:table-cell table:style-name="ce154" table:formula="of:=[Zeit9.E14]" office:value-type="float" office:value="0" calcext:value-type="float">
            <text:p>0</text:p>
          </table:table-cell>
          <table:table-cell table:style-name="ce154" table:formula="of:=[Zeit9.F14]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table:formula="of:=[Zeit9.H14]" office:value-type="float" office:value="0" calcext:value-type="float">
            <text:p>0</text:p>
          </table:table-cell>
          <table:table-cell table:style-name="ce154" table:formula="of:=[Zeit9.I14]" office:value-type="float" office:value="1" calcext:value-type="float">
            <text:p>1</text:p>
          </table:table-cell>
          <table:table-cell table:number-columns-repeated="8"/>
          <table:table-cell table:style-name="ce157" table:formula="of:=[.B14]-[Zeit9.B14]" office:value-type="float" office:value="0" calcext:value-type="float">
            <text:p>0</text:p>
          </table:table-cell>
          <table:table-cell table:style-name="ce157" table:formula="of:=[.C14]-[Zeit9.C14]" office:value-type="float" office:value="0" calcext:value-type="float">
            <text:p>0</text:p>
          </table:table-cell>
          <table:table-cell table:style-name="ce157" table:formula="of:=[.D14]-[Zeit9.D14]" office:value-type="float" office:value="0" calcext:value-type="float">
            <text:p>0</text:p>
          </table:table-cell>
          <table:table-cell table:style-name="ce157" table:formula="of:=[.E14]-[Zeit9.E14]" office:value-type="float" office:value="0" calcext:value-type="float">
            <text:p>0</text:p>
          </table:table-cell>
          <table:table-cell table:style-name="ce157" table:formula="of:=[.F14]-[Zeit9.F14]" office:value-type="float" office:value="0" calcext:value-type="float">
            <text:p>0</text:p>
          </table:table-cell>
          <table:table-cell table:style-name="ce157" table:formula="of:=[.G14]-[Zeit9.G14]" office:value-type="float" office:value="1" calcext:value-type="float">
            <text:p>1</text:p>
          </table:table-cell>
          <table:table-cell table:style-name="ce157" table:formula="of:=[.H14]-[Zeit9.H14]" office:value-type="float" office:value="0" calcext:value-type="float">
            <text:p>0</text:p>
          </table:table-cell>
          <table:table-cell table:style-name="ce157" table:formula="of:=[.I14]-[Zeit9.I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4" table:formula="of:=[Zeit9.B15]" office:value-type="float" office:value="1" calcext:value-type="float">
            <text:p>1</text:p>
          </table:table-cell>
          <table:table-cell table:style-name="ce154" table:formula="of:=[Zeit9.C15]" office:value-type="float" office:value="0" calcext:value-type="float">
            <text:p>0</text:p>
          </table:table-cell>
          <table:table-cell table:style-name="ce154" table:formula="of:=[Zeit9.D15]" office:value-type="float" office:value="0" calcext:value-type="float">
            <text:p>0</text:p>
          </table:table-cell>
          <table:table-cell table:style-name="ce154" table:formula="of:=[Zeit9.E15]" office:value-type="float" office:value="0" calcext:value-type="float">
            <text:p>0</text:p>
          </table:table-cell>
          <table:table-cell table:style-name="ce154" table:formula="of:=[Zeit9.F15]" office:value-type="float" office:value="0" calcext:value-type="float">
            <text:p>0</text:p>
          </table:table-cell>
          <table:table-cell table:style-name="ce154" table:formula="of:=[Zeit9.G15]" office:value-type="float" office:value="0" calcext:value-type="float">
            <text:p>0</text:p>
          </table:table-cell>
          <table:table-cell table:style-name="ce154" table:formula="of:=[Zeit9.H15]" office:value-type="float" office:value="0" calcext:value-type="float">
            <text:p>0</text:p>
          </table:table-cell>
          <table:table-cell table:style-name="ce154" table:formula="of:=[Zeit9.I15]" office:value-type="float" office:value="1" calcext:value-type="float">
            <text:p>1</text:p>
          </table:table-cell>
          <table:table-cell table:number-columns-repeated="8"/>
          <table:table-cell table:style-name="ce157" table:formula="of:=[.B15]-[Zeit9.B15]" office:value-type="float" office:value="0" calcext:value-type="float">
            <text:p>0</text:p>
          </table:table-cell>
          <table:table-cell table:style-name="ce157" table:formula="of:=[.C15]-[Zeit9.C15]" office:value-type="float" office:value="0" calcext:value-type="float">
            <text:p>0</text:p>
          </table:table-cell>
          <table:table-cell table:style-name="ce157" table:formula="of:=[.D15]-[Zeit9.D15]" office:value-type="float" office:value="0" calcext:value-type="float">
            <text:p>0</text:p>
          </table:table-cell>
          <table:table-cell table:style-name="ce157" table:formula="of:=[.E15]-[Zeit9.E15]" office:value-type="float" office:value="0" calcext:value-type="float">
            <text:p>0</text:p>
          </table:table-cell>
          <table:table-cell table:style-name="ce157" table:formula="of:=[.F15]-[Zeit9.F15]" office:value-type="float" office:value="0" calcext:value-type="float">
            <text:p>0</text:p>
          </table:table-cell>
          <table:table-cell table:style-name="ce157" table:formula="of:=[.G15]-[Zeit9.G15]" office:value-type="float" office:value="0" calcext:value-type="float">
            <text:p>0</text:p>
          </table:table-cell>
          <table:table-cell table:style-name="ce157" table:formula="of:=[.H15]-[Zeit9.H15]" office:value-type="float" office:value="0" calcext:value-type="float">
            <text:p>0</text:p>
          </table:table-cell>
          <table:table-cell table:style-name="ce157" table:formula="of:=[.I15]-[Zeit9.I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154" table:formula="of:=[Zeit9.B16]" office:value-type="float" office:value="1" calcext:value-type="float">
            <text:p>1</text:p>
          </table:table-cell>
          <table:table-cell table:style-name="ce154" table:formula="of:=[Zeit9.C16]" office:value-type="float" office:value="1" calcext:value-type="float">
            <text:p>1</text:p>
          </table:table-cell>
          <table:table-cell table:style-name="ce154" table:formula="of:=[Zeit9.D16]" office:value-type="float" office:value="1" calcext:value-type="float">
            <text:p>1</text:p>
          </table:table-cell>
          <table:table-cell table:style-name="ce154" table:formula="of:=[Zeit9.E16]" office:value-type="float" office:value="1" calcext:value-type="float">
            <text:p>1</text:p>
          </table:table-cell>
          <table:table-cell table:style-name="ce154" table:formula="of:=[Zeit9.F16]" office:value-type="float" office:value="1" calcext:value-type="float">
            <text:p>1</text:p>
          </table:table-cell>
          <table:table-cell table:style-name="ce154" table:formula="of:=[Zeit9.G16]" office:value-type="float" office:value="1" calcext:value-type="float">
            <text:p>1</text:p>
          </table:table-cell>
          <table:table-cell table:style-name="ce154" table:formula="of:=[Zeit9.H16]" office:value-type="float" office:value="1" calcext:value-type="float">
            <text:p>1</text:p>
          </table:table-cell>
          <table:table-cell table:style-name="ce154" table:formula="of:=[Zeit9.I16]" office:value-type="float" office:value="1" calcext:value-type="float">
            <text:p>1</text:p>
          </table:table-cell>
          <table:table-cell table:number-columns-repeated="8"/>
          <table:table-cell table:style-name="ce157" table:formula="of:=[.B16]-[Zeit9.B16]" office:value-type="float" office:value="0" calcext:value-type="float">
            <text:p>0</text:p>
          </table:table-cell>
          <table:table-cell table:style-name="ce157" table:formula="of:=[.C16]-[Zeit9.C16]" office:value-type="float" office:value="0" calcext:value-type="float">
            <text:p>0</text:p>
          </table:table-cell>
          <table:table-cell table:style-name="ce157" table:formula="of:=[.D16]-[Zeit9.D16]" office:value-type="float" office:value="0" calcext:value-type="float">
            <text:p>0</text:p>
          </table:table-cell>
          <table:table-cell table:style-name="ce157" table:formula="of:=[.E16]-[Zeit9.E16]" office:value-type="float" office:value="0" calcext:value-type="float">
            <text:p>0</text:p>
          </table:table-cell>
          <table:table-cell table:style-name="ce157" table:formula="of:=[.F16]-[Zeit9.F16]" office:value-type="float" office:value="0" calcext:value-type="float">
            <text:p>0</text:p>
          </table:table-cell>
          <table:table-cell table:style-name="ce157" table:formula="of:=[.G16]-[Zeit9.G16]" office:value-type="float" office:value="0" calcext:value-type="float">
            <text:p>0</text:p>
          </table:table-cell>
          <table:table-cell table:style-name="ce157" table:formula="of:=[.H16]-[Zeit9.H16]" office:value-type="float" office:value="0" calcext:value-type="float">
            <text:p>0</text:p>
          </table:table-cell>
          <table:table-cell table:style-name="ce157" table:formula="of:=[.I16]-[Zeit9.I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19"/>
        </table:table-row>
        <table:table-row table:style-name="ro3">
          <table:table-cell/>
          <table:table-cell table:style-name="ce155" table:formula="of:=1-[.B10]" office:value-type="float" office:value="0" calcext:value-type="float">
            <text:p>0</text:p>
          </table:table-cell>
          <table:table-cell table:style-name="ce155" table:formula="of:=1-[.C10]" office:value-type="float" office:value="0" calcext:value-type="float">
            <text:p>0</text:p>
          </table:table-cell>
          <table:table-cell table:style-name="ce155" table:formula="of:=1-[.D10]" office:value-type="float" office:value="0" calcext:value-type="float">
            <text:p>0</text:p>
          </table:table-cell>
          <table:table-cell table:style-name="ce155" table:formula="of:=1-[.E10]" office:value-type="float" office:value="0" calcext:value-type="float">
            <text:p>0</text:p>
          </table:table-cell>
          <table:table-cell table:style-name="ce155" table:formula="of:=1-[.F10]" office:value-type="float" office:value="0" calcext:value-type="float">
            <text:p>0</text:p>
          </table:table-cell>
          <table:table-cell table:style-name="ce155" table:formula="of:=1-[.G10]" office:value-type="float" office:value="0" calcext:value-type="float">
            <text:p>0</text:p>
          </table:table-cell>
          <table:table-cell table:style-name="ce155" table:formula="of:=1-[.H10]" office:value-type="float" office:value="0" calcext:value-type="float">
            <text:p>0</text:p>
          </table:table-cell>
          <table:table-cell table:style-name="ce155" table:formula="of:=1-[.I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5" table:formula="of:=1-[.B11]" office:value-type="float" office:value="0" calcext:value-type="float">
            <text:p>0</text:p>
          </table:table-cell>
          <table:table-cell table:style-name="ce155" table:formula="of:=1-[.C11]" office:value-type="float" office:value="1" calcext:value-type="float">
            <text:p>1</text:p>
          </table:table-cell>
          <table:table-cell table:style-name="ce155" table:formula="of:=1-[.D11]" office:value-type="float" office:value="1" calcext:value-type="float">
            <text:p>1</text:p>
          </table:table-cell>
          <table:table-cell table:style-name="ce155" table:formula="of:=1-[.E11]" office:value-type="float" office:value="1" calcext:value-type="float">
            <text:p>1</text:p>
          </table:table-cell>
          <table:table-cell table:style-name="ce155" table:formula="of:=1-[.F11]" office:value-type="float" office:value="1" calcext:value-type="float">
            <text:p>1</text:p>
          </table:table-cell>
          <table:table-cell table:style-name="ce155" table:formula="of:=1-[.G11]" office:value-type="float" office:value="1" calcext:value-type="float">
            <text:p>1</text:p>
          </table:table-cell>
          <table:table-cell table:style-name="ce155" table:formula="of:=1-[.H11]" office:value-type="float" office:value="1" calcext:value-type="float">
            <text:p>1</text:p>
          </table:table-cell>
          <table:table-cell table:style-name="ce155" table:formula="of:=1-[.I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5" table:formula="of:=1-[.B12]" office:value-type="float" office:value="0" calcext:value-type="float">
            <text:p>0</text:p>
          </table:table-cell>
          <table:table-cell table:style-name="ce155" table:formula="of:=1-[.C12]" office:value-type="float" office:value="1" calcext:value-type="float">
            <text:p>1</text:p>
          </table:table-cell>
          <table:table-cell table:style-name="ce155" table:formula="of:=1-[.D12]" office:value-type="float" office:value="1" calcext:value-type="float">
            <text:p>1</text:p>
          </table:table-cell>
          <table:table-cell table:style-name="ce155" table:formula="of:=1-[.E12]" office:value-type="float" office:value="1" calcext:value-type="float">
            <text:p>1</text:p>
          </table:table-cell>
          <table:table-cell table:style-name="ce155" table:formula="of:=1-[.F12]" office:value-type="float" office:value="1" calcext:value-type="float">
            <text:p>1</text:p>
          </table:table-cell>
          <table:table-cell table:style-name="ce155" table:formula="of:=1-[.G12]" office:value-type="float" office:value="1" calcext:value-type="float">
            <text:p>1</text:p>
          </table:table-cell>
          <table:table-cell table:style-name="ce155" table:formula="of:=1-[.H12]" office:value-type="float" office:value="1" calcext:value-type="float">
            <text:p>1</text:p>
          </table:table-cell>
          <table:table-cell table:style-name="ce155" table:formula="of:=1-[.I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5" table:formula="of:=1-[.B13]" office:value-type="float" office:value="0" calcext:value-type="float">
            <text:p>0</text:p>
          </table:table-cell>
          <table:table-cell table:style-name="ce155" table:formula="of:=1-[.C13]" office:value-type="float" office:value="1" calcext:value-type="float">
            <text:p>1</text:p>
          </table:table-cell>
          <table:table-cell table:style-name="ce155" table:formula="of:=1-[.D13]" office:value-type="float" office:value="1" calcext:value-type="float">
            <text:p>1</text:p>
          </table:table-cell>
          <table:table-cell table:style-name="ce155" table:formula="of:=1-[.E13]" office:value-type="float" office:value="1" calcext:value-type="float">
            <text:p>1</text:p>
          </table:table-cell>
          <table:table-cell table:style-name="ce155" table:formula="of:=1-[.F13]" office:value-type="float" office:value="1" calcext:value-type="float">
            <text:p>1</text:p>
          </table:table-cell>
          <table:table-cell table:style-name="ce155" table:formula="of:=1-[.G13]" office:value-type="float" office:value="0" calcext:value-type="float">
            <text:p>0</text:p>
          </table:table-cell>
          <table:table-cell table:style-name="ce155" table:formula="of:=1-[.H13]" office:value-type="float" office:value="1" calcext:value-type="float">
            <text:p>1</text:p>
          </table:table-cell>
          <table:table-cell table:style-name="ce155" table:formula="of:=1-[.I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5" table:formula="of:=1-[.B14]" office:value-type="float" office:value="0" calcext:value-type="float">
            <text:p>0</text:p>
          </table:table-cell>
          <table:table-cell table:style-name="ce155" table:formula="of:=1-[.C14]" office:value-type="float" office:value="1" calcext:value-type="float">
            <text:p>1</text:p>
          </table:table-cell>
          <table:table-cell table:style-name="ce155" table:formula="of:=1-[.D14]" office:value-type="float" office:value="1" calcext:value-type="float">
            <text:p>1</text:p>
          </table:table-cell>
          <table:table-cell table:style-name="ce155" table:formula="of:=1-[.E14]" office:value-type="float" office:value="1" calcext:value-type="float">
            <text:p>1</text:p>
          </table:table-cell>
          <table:table-cell table:style-name="ce155" table:formula="of:=1-[.F14]" office:value-type="float" office:value="1" calcext:value-type="float">
            <text:p>1</text:p>
          </table:table-cell>
          <table:table-cell table:style-name="ce155" table:formula="of:=1-[.G14]" office:value-type="float" office:value="0" calcext:value-type="float">
            <text:p>0</text:p>
          </table:table-cell>
          <table:table-cell table:style-name="ce155" table:formula="of:=1-[.H14]" office:value-type="float" office:value="1" calcext:value-type="float">
            <text:p>1</text:p>
          </table:table-cell>
          <table:table-cell table:style-name="ce155" table:formula="of:=1-[.I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5" table:formula="of:=1-[.B15]" office:value-type="float" office:value="0" calcext:value-type="float">
            <text:p>0</text:p>
          </table:table-cell>
          <table:table-cell table:style-name="ce155" table:formula="of:=1-[.C15]" office:value-type="float" office:value="1" calcext:value-type="float">
            <text:p>1</text:p>
          </table:table-cell>
          <table:table-cell table:style-name="ce155" table:formula="of:=1-[.D15]" office:value-type="float" office:value="1" calcext:value-type="float">
            <text:p>1</text:p>
          </table:table-cell>
          <table:table-cell table:style-name="ce155" table:formula="of:=1-[.E15]" office:value-type="float" office:value="1" calcext:value-type="float">
            <text:p>1</text:p>
          </table:table-cell>
          <table:table-cell table:style-name="ce155" table:formula="of:=1-[.F15]" office:value-type="float" office:value="1" calcext:value-type="float">
            <text:p>1</text:p>
          </table:table-cell>
          <table:table-cell table:style-name="ce155" table:formula="of:=1-[.G15]" office:value-type="float" office:value="1" calcext:value-type="float">
            <text:p>1</text:p>
          </table:table-cell>
          <table:table-cell table:style-name="ce155" table:formula="of:=1-[.H15]" office:value-type="float" office:value="1" calcext:value-type="float">
            <text:p>1</text:p>
          </table:table-cell>
          <table:table-cell table:style-name="ce155" table:formula="of:=1-[.I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55" table:formula="of:=1-[.B16]" office:value-type="float" office:value="0" calcext:value-type="float">
            <text:p>0</text:p>
          </table:table-cell>
          <table:table-cell table:style-name="ce155" table:formula="of:=1-[.C16]" office:value-type="float" office:value="0" calcext:value-type="float">
            <text:p>0</text:p>
          </table:table-cell>
          <table:table-cell table:style-name="ce155" table:formula="of:=1-[.D16]" office:value-type="float" office:value="0" calcext:value-type="float">
            <text:p>0</text:p>
          </table:table-cell>
          <table:table-cell table:style-name="ce155" table:formula="of:=1-[.E16]" office:value-type="float" office:value="0" calcext:value-type="float">
            <text:p>0</text:p>
          </table:table-cell>
          <table:table-cell table:style-name="ce155" table:formula="of:=1-[.F16]" office:value-type="float" office:value="0" calcext:value-type="float">
            <text:p>0</text:p>
          </table:table-cell>
          <table:table-cell table:style-name="ce155" table:formula="of:=1-[.G16]" office:value-type="float" office:value="0" calcext:value-type="float">
            <text:p>0</text:p>
          </table:table-cell>
          <table:table-cell table:style-name="ce155" table:formula="of:=1-[.H16]" office:value-type="float" office:value="0" calcext:value-type="float">
            <text:p>0</text:p>
          </table:table-cell>
          <table:table-cell table:style-name="ce155" table:formula="of:=1-[.I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G19:.I21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F20:.H22];[$Verteilung.$A$4:$Verteilung.$C$6])" office:value-type="float" office:value="95" calcext:value-type="float">
            <text:p>95</text:p>
          </table:table-cell>
          <table:table-cell table:style-name="ce34" table:formula="of:=SUMPRODUCT([.G20:.I22];[$Verteilung.$A$4:$Verteilung.$C$6])" office:value-type="float" office:value="84.3933982822018" calcext:value-type="float">
            <text:p>84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1:.D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100" calcext:value-type="float">
            <text:p>100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G21:.I23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2:.H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G22:.I24];[$Verteilung.$A$4:$Verteilung.$C$6])" office:value-type="float" office:value="79.3933982822018" calcext:value-type="float">
            <text:p>79,393398282201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F23:.H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G23:.I25];[$Verteilung.$A$4:$Verteilung.$C$6])" office:value-type="float" office:value="75.8578643762691" calcext:value-type="float">
            <text:p>75,857864376269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4" table:formula="of:=[$Zeit0.E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style-name="ce34" table:formula="of:=IF([.H28]=0;0;1/[.H28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03665115300058" calcext:value-type="float">
            <text:p>0,010366511530006</text:p>
          </table:table-cell>
          <table:table-cell table:style-name="ce34" table:formula="of:=IF([.G29]=0;0;1/[.G29])" office:value-type="float" office:value="0.0105263157894737" calcext:value-type="float">
            <text:p>0,010526315789474</text:p>
          </table:table-cell>
          <table:table-cell table:style-name="ce34" table:formula="of:=IF([.H29]=0;0;1/[.H29])" office:value-type="float" office:value="0.0118492680749283" calcext:value-type="float">
            <text:p>0,011849268074928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0]=0;0;1/[.C30])" office:value-type="float" office:value="0.0113728209261131" calcext:value-type="float">
            <text:p>0,011372820926113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" calcext:value-type="float">
            <text:p>0,01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34314575050762" calcext:value-type="float">
            <text:p>0,034314575050762</text:p>
          </table:table-cell>
          <table:table-cell table:style-name="ce34" table:formula="of:=IF([.H30]=0;0;1/[.H30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1]=0;0;1/[.C31])" office:value-type="float" office:value="0.0113728209261131" calcext:value-type="float">
            <text:p>0,011372820926113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09332076455959" calcext:value-type="float">
            <text:p>0,010933207645596</text:p>
          </table:table-cell>
          <table:table-cell table:style-name="ce34" table:formula="of:=IF([.G31]=0;0;1/[.G31])" office:value-type="float" office:value="0.034314575050762" calcext:value-type="float">
            <text:p>0,034314575050762</text:p>
          </table:table-cell>
          <table:table-cell table:style-name="ce34" table:formula="of:=IF([.H31]=0;0;1/[.H31])" office:value-type="float" office:value="0.0125955056923691" calcext:value-type="float">
            <text:p>0,01259550569236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8492680749283" calcext:value-type="float">
            <text:p>0,011849268074928</text:p>
          </table:table-cell>
          <table:table-cell table:style-name="ce34" table:formula="of:=IF([.G32]=0;0;1/[.G32])" office:value-type="float" office:value="0.0120585177406044" calcext:value-type="float">
            <text:p>0,012058517740604</text:p>
          </table:table-cell>
          <table:table-cell table:style-name="ce34" table:formula="of:=IF([.H32]=0;0;1/[.H32])" office:value-type="float" office:value="0.0131825488131305" calcext:value-type="float">
            <text:p>0,013182548813131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10.B10:Zeit10.I16">
            <calcext:condition calcext:apply-style-name="blue_dark_background" calcext:value="&gt;0.5" calcext:base-cell-address="Zeit10.B10"/>
            <calcext:condition calcext:apply-style-name="grey_background" calcext:value="&lt;=0.5" calcext:base-cell-address="Zeit10.B10"/>
          </calcext:conditional-format>
          <calcext:conditional-format calcext:target-range-address="Zeit10.B19:Zeit10.I25">
            <calcext:condition calcext:apply-style-name="blue_dark_background" calcext:value="&gt;0.5" calcext:base-cell-address="Zeit10.B19"/>
            <calcext:condition calcext:apply-style-name="grey_background" calcext:value="&lt;=0.5" calcext:base-cell-address="Zeit10.B19"/>
          </calcext:conditional-format>
          <calcext:conditional-format calcext:target-range-address="Zeit10.R10:Zeit10.Y16">
            <calcext:condition calcext:apply-style-name="Good" calcext:value="&gt;0.5" calcext:base-cell-address="Zeit10.R10"/>
            <calcext:condition calcext:apply-style-name="Bad" calcext:value="&lt;=-0.5" calcext:base-cell-address="Zeit10.R10"/>
          </calcext:conditional-format>
          <calcext:conditional-format calcext:target-range-address="Zeit10.C3:Zeit10.H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4" table:number-columns-repeated="1024" table:default-cell-style-name="Default"/>
        <table:table-row table:style-name="ro1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76" office:value-type="string" calcext:value-type="string">
            <text:p>Die grünen Felder zeigen als Ergebnis die Summe der Gewichtungen in der Teil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 Prozent</text:p>
          </table:table-cell>
          <table:table-cell table:number-columns-repeated="2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5">
          <table:table-cell table:style-name="ce7" table:formula="of:=[$'Startwerte Diffusion'.B4]" office:value-type="float" office:value="3.53553390593274" calcext:value-type="float">
            <text:p>3,53553390593274</text:p>
          </table:table-cell>
          <table:table-cell table:style-name="ce7" table:formula="of:=[$'Startwerte Diffusion'.C4]" office:value-type="float" office:value="5" calcext:value-type="float">
            <text:p>5</text:p>
          </table:table-cell>
          <table:table-cell table:style-name="ce7" table:formula="of:=[$'Startwerte Diffusion'.D4]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5">
          <table:table-cell table:style-name="ce7" table:formula="of:=[$'Startwerte Diffusion'.B5]" office:value-type="float" office:value="5" calcext:value-type="float">
            <text:p>5</text:p>
          </table:table-cell>
          <table:table-cell table:style-name="ce7" table:formula="of:=[$'Startwerte Diffusion'.C5]" office:value-type="float" office:value="65.8578643762691" calcext:value-type="float">
            <text:p>65,8578643762691</text:p>
          </table:table-cell>
          <table:table-cell table:style-name="ce7" table:formula="of:=[$'Startwerte Diffusion'.D5]" office:value-type="float" office:value="5" calcext:value-type="float">
            <text:p>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5">
          <table:table-cell table:style-name="ce7" table:formula="of:=[$'Startwerte Diffusion'.B6]" office:value-type="float" office:value="3.53553390593274" calcext:value-type="float">
            <text:p>3,53553390593274</text:p>
          </table:table-cell>
          <table:table-cell table:style-name="ce7" table:formula="of:=[$'Startwerte Diffusion'.C6]" office:value-type="float" office:value="5" calcext:value-type="float">
            <text:p>5</text:p>
          </table:table-cell>
          <table:table-cell table:style-name="ce7" table:formula="of:=[$'Startwerte Diffusion'.D6]" office:value-type="float" office:value="3.53553390593274" calcext:value-type="float">
            <text:p>3,53553390593274</text:p>
          </table:table-cell>
          <table:table-cell/>
          <table:table-cell table:style-name="ce141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5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5">
          <table:table-cell table:style-name="ce6" office:value-type="string" calcext:value-type="string">
            <text:p>Diffusionskoeffizient</text:p>
          </table:table-cell>
          <table:table-cell table:number-columns-repeated="3"/>
          <table:table-cell table:style-name="ce141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5">
          <table:table-cell table:style-name="ce30" table:formula="of:=[$'Startwerte Diffusion'.B9]" office:value-type="string" office:string-value="horiz. vertik." calcext:value-type="string">
            <text:p>horiz. vertik.</text:p>
          </table:table-cell>
          <table:table-cell table:style-name="ce29" table:formula="of:=[$'Startwerte Diffusion'.C9]" office:value-type="float" office:value="5" calcext:value-type="float">
            <text:p>5</text:p>
          </table:table-cell>
          <table:table-cell table:style-name="ce148"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141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5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5">
          <table:table-cell table:number-columns-repeated="4"/>
          <table:table-cell table:style-name="ce141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140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6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24"/>
          <table:table-cell table:style-name="ce167" office:value-type="string" calcext:value-type="string">
            <text:p>Ränderdefinition</text:p>
          </table:table-cell>
          <table:table-cell table:number-columns-repeated="997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number-columns-repeated="7"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2" table:formula="of:=[.B5]/[.Y27]" office:value-type="float" office:value="0.829513105638569" calcext:value-type="float">
            <text:p>0,829513105638569</text:p>
          </table:table-cell>
          <table:table-cell table:style-name="ce13" table:formula="of:=[.C5]/[.Z27]" office:value-type="float" office:value="0.0568641046305657" calcext:value-type="float">
            <text:p>0,056864104630566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1" table:formula="of:=[.A5]/[.Y27]" office:value-type="float" office:value="0.0629775284618455" calcext:value-type="float">
            <text:p>0,062977528461846</text:p>
          </table:table-cell>
          <table:table-cell table:style-name="ce10" table:formula="of:=[.B5]/[.Z27]" office:value-type="float" office:value="0.748989698127554" calcext:value-type="float">
            <text:p>0,748989698127554</text:p>
          </table:table-cell>
          <table:table-cell table:style-name="ce11" table:formula="of:=[.C5]/[.AA27]" office:value-type="float" office:value="0.0568641046305657" calcext:value-type="float">
            <text:p>0,056864104630566</text:p>
          </table:table-cell>
          <table:table-cell/>
          <table:table-cell table:style-name="ce11" table:formula="of:=[.A5]/[.Z27]" office:value-type="float" office:value="0.0568641046305657" calcext:value-type="float">
            <text:p>0,056864104630566</text:p>
          </table:table-cell>
          <table:table-cell table:style-name="ce10" table:formula="of:=[.B5]/[.AA27]" office:value-type="float" office:value="0.748989698127554" calcext:value-type="float">
            <text:p>0,748989698127554</text:p>
          </table:table-cell>
          <table:table-cell table:style-name="ce11" table:formula="of:=[.C5]/[.AB27]" office:value-type="float" office:value="0.0568641046305657" calcext:value-type="float">
            <text:p>0,056864104630566</text:p>
          </table:table-cell>
          <table:table-cell/>
          <table:table-cell table:style-name="ce11" table:formula="of:=[.A5]/[.AA27]" office:value-type="float" office:value="0.0568641046305657" calcext:value-type="float">
            <text:p>0,056864104630566</text:p>
          </table:table-cell>
          <table:table-cell table:style-name="ce10" table:formula="of:=[.B5]/[.AB27]" office:value-type="float" office:value="0.748989698127554" calcext:value-type="float">
            <text:p>0,748989698127554</text:p>
          </table:table-cell>
          <table:table-cell table:style-name="ce11" table:formula="of:=[.C5]/[.AC27]" office:value-type="float" office:value="0.0629775284618455" calcext:value-type="float">
            <text:p>0,06297752846184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1" table:formula="of:=[.A5]/[.AB27]" office:value-type="float" office:value="0.0568641046305657" calcext:value-type="float">
            <text:p>0,056864104630566</text:p>
          </table:table-cell>
          <table:table-cell table:style-name="ce10" table:formula="of:=[.B5]/[.AC27]" office:value-type="float" office:value="0.829513105638569" calcext:value-type="float">
            <text:p>0,829513105638569</text:p>
          </table:table-cell>
          <table:table-cell table:style-name="ce140" office:value-type="string" calcext:value-type="string">
            <text:p>Kante</text:p>
          </table:table-cell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1"/>
          <table:table-cell table:style-name="ce13" table:formula="of:=[.B6]/[.Y28]" office:value-type="float" office:value="0.0568641046305657" calcext:value-type="float">
            <text:p>0,056864104630566</text:p>
          </table:table-cell>
          <table:table-cell table:style-name="ce13" table:formula="of:=[.C6]/[.Z28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1" table:formula="of:=[.A6]/[.Y28]" office:value-type="float" office:value="0.0402089939903744" calcext:value-type="float">
            <text:p>0,040208993990374</text:p>
          </table:table-cell>
          <table:table-cell table:style-name="ce11" table:formula="of:=[.B6]/[.Z28]" office:value-type="float" office:value="0.05" calcext:value-type="float">
            <text:p>0,05</text:p>
          </table:table-cell>
          <table:table-cell table:style-name="ce11" table:formula="of:=[.C6]/[.AA28]" office:value-type="float" office:value="0.0353553390593274" calcext:value-type="float">
            <text:p>0,035355339059327</text:p>
          </table:table-cell>
          <table:table-cell/>
          <table:table-cell table:style-name="ce11" table:formula="of:=[.A6]/[.Z28]" office:value-type="float" office:value="0.0353553390593274" calcext:value-type="float">
            <text:p>0,035355339059327</text:p>
          </table:table-cell>
          <table:table-cell table:style-name="ce11" table:formula="of:=[.B6]/[.AA28]" office:value-type="float" office:value="0.05" calcext:value-type="float">
            <text:p>0,05</text:p>
          </table:table-cell>
          <table:table-cell table:style-name="ce11" table:formula="of:=[.C6]/[.AB28]" office:value-type="float" office:value="0.0353553390593274" calcext:value-type="float">
            <text:p>0,035355339059327</text:p>
          </table:table-cell>
          <table:table-cell/>
          <table:table-cell table:style-name="ce11" table:formula="of:=[.A6]/[.AA28]" office:value-type="float" office:value="0.0353553390593274" calcext:value-type="float">
            <text:p>0,035355339059327</text:p>
          </table:table-cell>
          <table:table-cell table:style-name="ce11" table:formula="of:=[.B6]/[.AB28]" office:value-type="float" office:value="0.05" calcext:value-type="float">
            <text:p>0,05</text:p>
          </table:table-cell>
          <table:table-cell table:style-name="ce11" table:formula="of:=[.C6]/[.AC28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1" table:formula="of:=[.A6]/[.AB28]" office:value-type="float" office:value="0.0353553390593274" calcext:value-type="float">
            <text:p>0,035355339059327</text:p>
          </table:table-cell>
          <table:table-cell table:style-name="ce11" table:formula="of:=[.B6]/[.AC28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number-columns-repeated="23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1"/>
          <table:table-cell table:style-name="ce11" table:formula="of:=[.B4]/[.Y27]" office:value-type="float" office:value="0.0629775284618455" calcext:value-type="float">
            <text:p>0,062977528461846</text:p>
          </table:table-cell>
          <table:table-cell table:style-name="ce11" table:formula="of:=[.C4]/[.Z27]" office:value-type="float" office:value="0.0402089939903744" calcext:value-type="float">
            <text:p>0,040208993990374</text:p>
          </table:table-cell>
          <table:table-cell/>
          <table:table-cell table:style-name="ce141"/>
          <table:table-cell table:style-name="ce13" table:formula="of:=[.A4]/[.Y27]" office:value-type="float" office:value="0.0445318374377398" calcext:value-type="float">
            <text:p>0,04453183743774</text:p>
          </table:table-cell>
          <table:table-cell table:style-name="ce13" table:formula="of:=[.B4]/[.Z27]" office:value-type="float" office:value="0.0568641046305657" calcext:value-type="float">
            <text:p>0,056864104630566</text:p>
          </table:table-cell>
          <table:table-cell table:style-name="ce13" table:formula="of:=[.C4]/[.AA27]" office:value-type="float" office:value="0.0402089939903744" calcext:value-type="float">
            <text:p>0,040208993990374</text:p>
          </table:table-cell>
          <table:table-cell/>
          <table:table-cell table:style-name="ce13" table:formula="of:=[.A4]/[.Z27]" office:value-type="float" office:value="0.0402089939903744" calcext:value-type="float">
            <text:p>0,040208993990374</text:p>
          </table:table-cell>
          <table:table-cell table:style-name="ce13" table:formula="of:=[.B4]/[.AA27]" office:value-type="float" office:value="0.0568641046305657" calcext:value-type="float">
            <text:p>0,056864104630566</text:p>
          </table:table-cell>
          <table:table-cell table:style-name="ce13" table:formula="of:=[.C4]/[.AB27]" office:value-type="float" office:value="0.0402089939903744" calcext:value-type="float">
            <text:p>0,040208993990374</text:p>
          </table:table-cell>
          <table:table-cell/>
          <table:table-cell table:style-name="ce13" table:formula="of:=[.A4]/[.AA27]" office:value-type="float" office:value="0.0402089939903744" calcext:value-type="float">
            <text:p>0,040208993990374</text:p>
          </table:table-cell>
          <table:table-cell table:style-name="ce13" table:formula="of:=[.B4]/[.AB27]" office:value-type="float" office:value="0.0568641046305657" calcext:value-type="float">
            <text:p>0,056864104630566</text:p>
          </table:table-cell>
          <table:table-cell table:style-name="ce13" table:formula="of:=[.C4]/[.AC27]" office:value-type="float" office:value="0.0445318374377398" calcext:value-type="float">
            <text:p>0,04453183743774</text:p>
          </table:table-cell>
          <table:table-cell table:style-name="ce141"/>
          <table:table-cell/>
          <table:table-cell table:style-name="ce13" table:formula="of:=[.A4]/[.AB27]" office:value-type="float" office:value="0.0402089939903744" calcext:value-type="float">
            <text:p>0,040208993990374</text:p>
          </table:table-cell>
          <table:table-cell table:style-name="ce13" table:formula="of:=[.B4]/[.AC27]" office:value-type="float" office:value="0.0629775284618455" calcext:value-type="float">
            <text:p>0,062977528461846</text:p>
          </table:table-cell>
          <table:table-cell table:style-name="ce141"/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28]" office:value-type="float" office:value="0.748989698127554" calcext:value-type="float">
            <text:p>0,748989698127554</text:p>
          </table:table-cell>
          <table:table-cell table:style-name="ce11" table:formula="of:=[.C5]/[.Z28]" office:value-type="float" office:value="0.05" calcext:value-type="float">
            <text:p>0,0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28]" office:value-type="float" office:value="0.0568641046305657" calcext:value-type="float">
            <text:p>0,056864104630566</text:p>
          </table:table-cell>
          <table:table-cell table:style-name="ce12" table:formula="of:=[.B5]/[.Z28]" office:value-type="float" office:value="0.65857864376269" calcext:value-type="float">
            <text:p>0,65857864376269</text:p>
          </table:table-cell>
          <table:table-cell table:style-name="ce13" table:formula="of:=[.C5]/[.AA28]" office:value-type="float" office:value="0.05" calcext:value-type="float">
            <text:p>0,05</text:p>
          </table:table-cell>
          <table:table-cell/>
          <table:table-cell table:style-name="ce13" table:formula="of:=[.A5]/[.Z28]" office:value-type="float" office:value="0.05" calcext:value-type="float">
            <text:p>0,05</text:p>
          </table:table-cell>
          <table:table-cell table:style-name="ce12" table:formula="of:=[.B5]/[.AA28]" office:value-type="float" office:value="0.65857864376269" calcext:value-type="float">
            <text:p>0,65857864376269</text:p>
          </table:table-cell>
          <table:table-cell table:style-name="ce13" table:formula="of:=[.C5]/[.AB28]" office:value-type="float" office:value="0.05" calcext:value-type="float">
            <text:p>0,05</text:p>
          </table:table-cell>
          <table:table-cell/>
          <table:table-cell table:style-name="ce13" table:formula="of:=[.A5]/[.AA28]" office:value-type="float" office:value="0.05" calcext:value-type="float">
            <text:p>0,05</text:p>
          </table:table-cell>
          <table:table-cell table:style-name="ce12" table:formula="of:=[.B5]/[.AB28]" office:value-type="float" office:value="0.65857864376269" calcext:value-type="float">
            <text:p>0,65857864376269</text:p>
          </table:table-cell>
          <table:table-cell table:style-name="ce13" table:formula="of:=[.C5]/[.AC28]" office:value-type="float" office:value="0.0568641046305657" calcext:value-type="float">
            <text:p>0,05686410463056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28]" office:value-type="float" office:value="0.05" calcext:value-type="float">
            <text:p>0,05</text:p>
          </table:table-cell>
          <table:table-cell table:style-name="ce12" table:formula="of:=[.B5]/[.AC28]" office:value-type="float" office:value="0.748989698127554" calcext:value-type="float">
            <text:p>0,748989698127554</text:p>
          </table:table-cell>
          <table:table-cell table:style-name="ce140" office:value-type="string" calcext:value-type="string">
            <text:p>Kante</text:p>
          </table:table-cell>
          <table:table-cell table:number-columns-repeated="2"/>
          <table:table-cell table:number-columns-repeated="7"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1"/>
          <table:table-cell table:style-name="ce11" table:formula="of:=[.B6]/[.Y29]" office:value-type="float" office:value="0.0568641046305657" calcext:value-type="float">
            <text:p>0,056864104630566</text:p>
          </table:table-cell>
          <table:table-cell table:style-name="ce11" table:formula="of:=[.C6]/[.Z29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6]/[.Y29]" office:value-type="float" office:value="0.0402089939903744" calcext:value-type="float">
            <text:p>0,040208993990374</text:p>
          </table:table-cell>
          <table:table-cell table:style-name="ce13" table:formula="of:=[.B6]/[.Z29]" office:value-type="float" office:value="0.05" calcext:value-type="float">
            <text:p>0,05</text:p>
          </table:table-cell>
          <table:table-cell table:style-name="ce13" table:formula="of:=[.C6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6]/[.Z29]" office:value-type="float" office:value="0.0353553390593274" calcext:value-type="float">
            <text:p>0,035355339059327</text:p>
          </table:table-cell>
          <table:table-cell table:style-name="ce13" table:formula="of:=[.B6]/[.AA29]" office:value-type="float" office:value="0.05" calcext:value-type="float">
            <text:p>0,05</text:p>
          </table:table-cell>
          <table:table-cell table:style-name="ce13" table:formula="of:=[.C6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6]/[.AA29]" office:value-type="float" office:value="0.0353553390593274" calcext:value-type="float">
            <text:p>0,035355339059327</text:p>
          </table:table-cell>
          <table:table-cell table:style-name="ce13" table:formula="of:=[.B6]/[.AB29]" office:value-type="float" office:value="0.05" calcext:value-type="float">
            <text:p>0,05</text:p>
          </table:table-cell>
          <table:table-cell table:style-name="ce13" table:formula="of:=[.C6]/[.AC29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6]/[.AB29]" office:value-type="float" office:value="0.0353553390593274" calcext:value-type="float">
            <text:p>0,035355339059327</text:p>
          </table:table-cell>
          <table:table-cell table:style-name="ce13" table:formula="of:=[.B6]/[.AC29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1003"/>
        </table:table-row>
        <table:table-row table:style-name="ro6">
          <table:table-cell table:number-columns-repeated="26"/>
          <table:table-cell table:style-name="ce167" office:value-type="string" calcext:value-type="string">
            <text:p>Summe Gewichtungen </text:p>
          </table:table-cell>
          <table:table-cell table:number-columns-repeated="997"/>
        </table:table-row>
        <table:table-row table:style-name="ro6">
          <table:table-cell table:style-name="ce141"/>
          <table:table-cell table:style-name="ce11" table:formula="of:=[.B4]/[.Y28]" office:value-type="float" office:value="0.0568641046305657" calcext:value-type="float">
            <text:p>0,056864104630566</text:p>
          </table:table-cell>
          <table:table-cell table:style-name="ce11" table:formula="of:=[.C4]/[.Z28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4]/[.Y28]" office:value-type="float" office:value="0.0402089939903744" calcext:value-type="float">
            <text:p>0,040208993990374</text:p>
          </table:table-cell>
          <table:table-cell table:style-name="ce13" table:formula="of:=[.B4]/[.Z28]" office:value-type="float" office:value="0.05" calcext:value-type="float">
            <text:p>0,05</text:p>
          </table:table-cell>
          <table:table-cell table:style-name="ce13" table:formula="of:=[.C4]/[.AA28]" office:value-type="float" office:value="0.0353553390593274" calcext:value-type="float">
            <text:p>0,035355339059327</text:p>
          </table:table-cell>
          <table:table-cell/>
          <table:table-cell table:style-name="ce13" table:formula="of:=[.A4]/[.Z28]" office:value-type="float" office:value="0.0353553390593274" calcext:value-type="float">
            <text:p>0,035355339059327</text:p>
          </table:table-cell>
          <table:table-cell table:style-name="ce13" table:formula="of:=[.B4]/[.AA28]" office:value-type="float" office:value="0.05" calcext:value-type="float">
            <text:p>0,05</text:p>
          </table:table-cell>
          <table:table-cell table:style-name="ce13" table:formula="of:=[.C4]/[.AB28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8]" office:value-type="float" office:value="0.0353553390593274" calcext:value-type="float">
            <text:p>0,035355339059327</text:p>
          </table:table-cell>
          <table:table-cell table:style-name="ce13" table:formula="of:=[.B4]/[.AB28]" office:value-type="float" office:value="0.05" calcext:value-type="float">
            <text:p>0,05</text:p>
          </table:table-cell>
          <table:table-cell table:style-name="ce13" table:formula="of:=[.C4]/[.AC28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4]/[.AB28]" office:value-type="float" office:value="0.0353553390593274" calcext:value-type="float">
            <text:p>0,035355339059327</text:p>
          </table:table-cell>
          <table:table-cell table:style-name="ce13" table:formula="of:=[.B4]/[.AC28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3"/>
          <table:table-cell table:style-name="ce164" table:formula="of:=SUMPRODUCT([.$A$4:.$C$6];[.X18:.Z20])" office:value-type="float" office:value="79.3933982822018" calcext:value-type="float">
            <text:p>79,3933982822018</text:p>
          </table:table-cell>
          <table:table-cell table:style-name="ce164" table:formula="of:=SUMPRODUCT([.$A$4:.$C$6];[.Y18:.AA20])" office:value-type="float" office:value="87.9289321881345" calcext:value-type="float">
            <text:p>87,9289321881345</text:p>
          </table:table-cell>
          <table:table-cell table:style-name="ce164" table:formula="of:=SUMPRODUCT([.$A$4:.$C$6];[.Z18:.AB20])" office:value-type="float" office:value="87.9289321881345" calcext:value-type="float">
            <text:p>87,9289321881345</text:p>
          </table:table-cell>
          <table:table-cell table:style-name="ce164" table:formula="of:=SUMPRODUCT([.$A$4:.$C$6];[.AA18:.AC20])" office:value-type="float" office:value="87.9289321881345" calcext:value-type="float">
            <text:p>87,9289321881345</text:p>
          </table:table-cell>
          <table:table-cell table:style-name="ce164" table:formula="of:=SUMPRODUCT([.$A$4:.$C$6];[.AB18:.AD20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29]" office:value-type="float" office:value="0.748989698127554" calcext:value-type="float">
            <text:p>0,748989698127554</text:p>
          </table:table-cell>
          <table:table-cell table:style-name="ce11" table:formula="of:=[.C5]/[.Z29]" office:value-type="float" office:value="0.05" calcext:value-type="float">
            <text:p>0,0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29]" office:value-type="float" office:value="0.0568641046305657" calcext:value-type="float">
            <text:p>0,056864104630566</text:p>
          </table:table-cell>
          <table:table-cell table:style-name="ce12" table:formula="of:=[.B5]/[.Z29]" office:value-type="float" office:value="0.65857864376269" calcext:value-type="float">
            <text:p>0,65857864376269</text:p>
          </table:table-cell>
          <table:table-cell table:style-name="ce13" table:formula="of:=[.C5]/[.AA29]" office:value-type="float" office:value="0.05" calcext:value-type="float">
            <text:p>0,05</text:p>
          </table:table-cell>
          <table:table-cell/>
          <table:table-cell table:style-name="ce13" table:formula="of:=[.A5]/[.Z29]" office:value-type="float" office:value="0.05" calcext:value-type="float">
            <text:p>0,05</text:p>
          </table:table-cell>
          <table:table-cell table:style-name="ce12" table:formula="of:=[.B5]/[.AA29]" office:value-type="float" office:value="0.65857864376269" calcext:value-type="float">
            <text:p>0,65857864376269</text:p>
          </table:table-cell>
          <table:table-cell table:style-name="ce13" table:formula="of:=[.C5]/[.AB29]" office:value-type="float" office:value="0.05" calcext:value-type="float">
            <text:p>0,05</text:p>
          </table:table-cell>
          <table:table-cell/>
          <table:table-cell table:style-name="ce13" table:formula="of:=[.A5]/[.AA29]" office:value-type="float" office:value="0.05" calcext:value-type="float">
            <text:p>0,05</text:p>
          </table:table-cell>
          <table:table-cell table:style-name="ce12" table:formula="of:=[.B5]/[.AB29]" office:value-type="float" office:value="0.65857864376269" calcext:value-type="float">
            <text:p>0,65857864376269</text:p>
          </table:table-cell>
          <table:table-cell table:style-name="ce13" table:formula="of:=[.C5]/[.AC29]" office:value-type="float" office:value="0.0568641046305657" calcext:value-type="float">
            <text:p>0,05686410463056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29]" office:value-type="float" office:value="0.05" calcext:value-type="float">
            <text:p>0,05</text:p>
          </table:table-cell>
          <table:table-cell table:style-name="ce12" table:formula="of:=[.B5]/[.AC29]" office:value-type="float" office:value="0.748989698127554" calcext:value-type="float">
            <text:p>0,748989698127554</text:p>
          </table:table-cell>
          <table:table-cell table:style-name="ce140" office:value-type="string" calcext:value-type="string">
            <text:p>Kante</text:p>
          </table:table-cell>
          <table:table-cell table:number-columns-repeated="3"/>
          <table:table-cell table:style-name="ce164" table:formula="of:=SUMPRODUCT([.$A$4:.$C$6];[.X19:.Z21])" office:value-type="float" office:value="87.9289321881345" calcext:value-type="float">
            <text:p>87,9289321881345</text:p>
          </table:table-cell>
          <table:table-cell table:style-name="ce164" table:formula="of:=SUMPRODUCT([.$A$4:.$C$6];[.Y19:.AA21])" office:value-type="float" office:value="100" calcext:value-type="float">
            <text:p>100</text:p>
          </table:table-cell>
          <table:table-cell table:style-name="ce164" table:formula="of:=SUMPRODUCT([.$A$4:.$C$6];[.Z19:.AB21])" office:value-type="float" office:value="100" calcext:value-type="float">
            <text:p>100</text:p>
          </table:table-cell>
          <table:table-cell table:style-name="ce164" table:formula="of:=SUMPRODUCT([.$A$4:.$C$6];[.AA19:.AC21])" office:value-type="float" office:value="100" calcext:value-type="float">
            <text:p>100</text:p>
          </table:table-cell>
          <table:table-cell table:style-name="ce164" table:formula="of:=SUMPRODUCT([.$A$4:.$C$6];[.AB19:.AD21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6">
          <table:table-cell table:style-name="ce141"/>
          <table:table-cell table:style-name="ce11" table:formula="of:=[.B6]/[.Y30]" office:value-type="float" office:value="0.0568641046305657" calcext:value-type="float">
            <text:p>0,056864104630566</text:p>
          </table:table-cell>
          <table:table-cell table:style-name="ce11" table:formula="of:=[.C6]/[.Z30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6]/[.Y30]" office:value-type="float" office:value="0.0402089939903744" calcext:value-type="float">
            <text:p>0,040208993990374</text:p>
          </table:table-cell>
          <table:table-cell table:style-name="ce13" table:formula="of:=[.B6]/[.Z30]" office:value-type="float" office:value="0.05" calcext:value-type="float">
            <text:p>0,05</text:p>
          </table:table-cell>
          <table:table-cell table:style-name="ce13" table:formula="of:=[.C6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6]/[.Z30]" office:value-type="float" office:value="0.0353553390593274" calcext:value-type="float">
            <text:p>0,035355339059327</text:p>
          </table:table-cell>
          <table:table-cell table:style-name="ce13" table:formula="of:=[.B6]/[.AA30]" office:value-type="float" office:value="0.05" calcext:value-type="float">
            <text:p>0,05</text:p>
          </table:table-cell>
          <table:table-cell table:style-name="ce13" table:formula="of:=[.C6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6]/[.AA30]" office:value-type="float" office:value="0.0353553390593274" calcext:value-type="float">
            <text:p>0,035355339059327</text:p>
          </table:table-cell>
          <table:table-cell table:style-name="ce13" table:formula="of:=[.B6]/[.AB30]" office:value-type="float" office:value="0.05" calcext:value-type="float">
            <text:p>0,05</text:p>
          </table:table-cell>
          <table:table-cell table:style-name="ce13" table:formula="of:=[.C6]/[.AC30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6]/[.AB30]" office:value-type="float" office:value="0.0353553390593274" calcext:value-type="float">
            <text:p>0,035355339059327</text:p>
          </table:table-cell>
          <table:table-cell table:style-name="ce13" table:formula="of:=[.B6]/[.AC30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3"/>
          <table:table-cell table:style-name="ce164" table:formula="of:=SUMPRODUCT([.$A$4:.$C$6];[.X20:.Z22])" office:value-type="float" office:value="87.9289321881345" calcext:value-type="float">
            <text:p>87,9289321881345</text:p>
          </table:table-cell>
          <table:table-cell table:style-name="ce164" table:formula="of:=SUMPRODUCT([.$A$4:.$C$6];[.Y20:.AA22])" office:value-type="float" office:value="100" calcext:value-type="float">
            <text:p>100</text:p>
          </table:table-cell>
          <table:table-cell table:style-name="ce164" table:formula="of:=SUMPRODUCT([.$A$4:.$C$6];[.Z20:.AB22])" office:value-type="float" office:value="100" calcext:value-type="float">
            <text:p>100</text:p>
          </table:table-cell>
          <table:table-cell table:style-name="ce164" table:formula="of:=SUMPRODUCT([.$A$4:.$C$6];[.AA20:.AC22])" office:value-type="float" office:value="100" calcext:value-type="float">
            <text:p>100</text:p>
          </table:table-cell>
          <table:table-cell table:style-name="ce164" table:formula="of:=SUMPRODUCT([.$A$4:.$C$6];[.AB20:.AD22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6">
          <table:table-cell table:number-columns-repeated="24"/>
          <table:table-cell table:style-name="ce164" table:formula="of:=SUMPRODUCT([.$A$4:.$C$6];[.X21:.Z23])" office:value-type="float" office:value="87.9289321881345" calcext:value-type="float">
            <text:p>87,9289321881345</text:p>
          </table:table-cell>
          <table:table-cell table:style-name="ce164" table:formula="of:=SUMPRODUCT([.$A$4:.$C$6];[.Y21:.AA23])" office:value-type="float" office:value="100" calcext:value-type="float">
            <text:p>100</text:p>
          </table:table-cell>
          <table:table-cell table:style-name="ce164" table:formula="of:=SUMPRODUCT([.$A$4:.$C$6];[.Z21:.AB23])" office:value-type="float" office:value="100" calcext:value-type="float">
            <text:p>100</text:p>
          </table:table-cell>
          <table:table-cell table:style-name="ce164" table:formula="of:=SUMPRODUCT([.$A$4:.$C$6];[.AA21:.AC23])" office:value-type="float" office:value="100" calcext:value-type="float">
            <text:p>100</text:p>
          </table:table-cell>
          <table:table-cell table:style-name="ce164" table:formula="of:=SUMPRODUCT([.$A$4:.$C$6];[.AB21:.AD23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6">
          <table:table-cell table:style-name="ce141"/>
          <table:table-cell table:style-name="ce11" table:formula="of:=[.B4]/[.Y29]" office:value-type="float" office:value="0.0568641046305657" calcext:value-type="float">
            <text:p>0,056864104630566</text:p>
          </table:table-cell>
          <table:table-cell table:style-name="ce11" table:formula="of:=[.C4]/[.Z29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4]/[.Y29]" office:value-type="float" office:value="0.0402089939903744" calcext:value-type="float">
            <text:p>0,040208993990374</text:p>
          </table:table-cell>
          <table:table-cell table:style-name="ce13" table:formula="of:=[.B4]/[.Z29]" office:value-type="float" office:value="0.05" calcext:value-type="float">
            <text:p>0,05</text:p>
          </table:table-cell>
          <table:table-cell table:style-name="ce13" table:formula="of:=[.C4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4]/[.Z29]" office:value-type="float" office:value="0.0353553390593274" calcext:value-type="float">
            <text:p>0,035355339059327</text:p>
          </table:table-cell>
          <table:table-cell table:style-name="ce13" table:formula="of:=[.B4]/[.AA29]" office:value-type="float" office:value="0.05" calcext:value-type="float">
            <text:p>0,05</text:p>
          </table:table-cell>
          <table:table-cell table:style-name="ce13" table:formula="of:=[.C4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9]" office:value-type="float" office:value="0.0353553390593274" calcext:value-type="float">
            <text:p>0,035355339059327</text:p>
          </table:table-cell>
          <table:table-cell table:style-name="ce13" table:formula="of:=[.B4]/[.AB29]" office:value-type="float" office:value="0.05" calcext:value-type="float">
            <text:p>0,05</text:p>
          </table:table-cell>
          <table:table-cell table:style-name="ce13" table:formula="of:=[.C4]/[.AC29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4]/[.AB29]" office:value-type="float" office:value="0.0353553390593274" calcext:value-type="float">
            <text:p>0,035355339059327</text:p>
          </table:table-cell>
          <table:table-cell table:style-name="ce13" table:formula="of:=[.B4]/[.AC29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3"/>
          <table:table-cell table:style-name="ce164" table:formula="of:=SUMPRODUCT([.$A$4:.$C$6];[.X22:.Z24])" office:value-type="float" office:value="79.3933982822018" calcext:value-type="float">
            <text:p>79,3933982822018</text:p>
          </table:table-cell>
          <table:table-cell table:style-name="ce164" table:formula="of:=SUMPRODUCT([.$A$4:.$C$6];[.Y22:.AA24])" office:value-type="float" office:value="87.9289321881345" calcext:value-type="float">
            <text:p>87,9289321881345</text:p>
          </table:table-cell>
          <table:table-cell table:style-name="ce164" table:formula="of:=SUMPRODUCT([.$A$4:.$C$6];[.Z22:.AB24])" office:value-type="float" office:value="87.9289321881345" calcext:value-type="float">
            <text:p>87,9289321881345</text:p>
          </table:table-cell>
          <table:table-cell table:style-name="ce164" table:formula="of:=SUMPRODUCT([.$A$4:.$C$6];[.AA22:.AC24])" office:value-type="float" office:value="87.9289321881345" calcext:value-type="float">
            <text:p>87,9289321881345</text:p>
          </table:table-cell>
          <table:table-cell table:style-name="ce164" table:formula="of:=SUMPRODUCT([.$A$4:.$C$6];[.AB22:.AD24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30]" office:value-type="float" office:value="0.748989698127554" calcext:value-type="float">
            <text:p>0,748989698127554</text:p>
          </table:table-cell>
          <table:table-cell table:style-name="ce11" table:formula="of:=[.C5]/[.Z30]" office:value-type="float" office:value="0.05" calcext:value-type="float">
            <text:p>0,0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30]" office:value-type="float" office:value="0.0568641046305657" calcext:value-type="float">
            <text:p>0,056864104630566</text:p>
          </table:table-cell>
          <table:table-cell table:style-name="ce12" table:formula="of:=[.B5]/[.Z30]" office:value-type="float" office:value="0.65857864376269" calcext:value-type="float">
            <text:p>0,65857864376269</text:p>
          </table:table-cell>
          <table:table-cell table:style-name="ce13" table:formula="of:=[.C5]/[.AA30]" office:value-type="float" office:value="0.05" calcext:value-type="float">
            <text:p>0,05</text:p>
          </table:table-cell>
          <table:table-cell/>
          <table:table-cell table:style-name="ce13" table:formula="of:=[.A5]/[.Z30]" office:value-type="float" office:value="0.05" calcext:value-type="float">
            <text:p>0,05</text:p>
          </table:table-cell>
          <table:table-cell table:style-name="ce12" table:formula="of:=[.B5]/[.AA30]" office:value-type="float" office:value="0.65857864376269" calcext:value-type="float">
            <text:p>0,65857864376269</text:p>
          </table:table-cell>
          <table:table-cell table:style-name="ce13" table:formula="of:=[.C5]/[.AB30]" office:value-type="float" office:value="0.05" calcext:value-type="float">
            <text:p>0,05</text:p>
          </table:table-cell>
          <table:table-cell/>
          <table:table-cell table:style-name="ce13" table:formula="of:=[.A5]/[.AA30]" office:value-type="float" office:value="0.05" calcext:value-type="float">
            <text:p>0,05</text:p>
          </table:table-cell>
          <table:table-cell table:style-name="ce12" table:formula="of:=[.B5]/[.AB30]" office:value-type="float" office:value="0.65857864376269" calcext:value-type="float">
            <text:p>0,65857864376269</text:p>
          </table:table-cell>
          <table:table-cell table:style-name="ce13" table:formula="of:=[.C5]/[.AC30]" office:value-type="float" office:value="0.0568641046305657" calcext:value-type="float">
            <text:p>0,05686410463056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30]" office:value-type="float" office:value="0.05" calcext:value-type="float">
            <text:p>0,05</text:p>
          </table:table-cell>
          <table:table-cell table:style-name="ce12" table:formula="of:=[.B5]/[.AC30]" office:value-type="float" office:value="0.748989698127554" calcext:value-type="float">
            <text:p>0,748989698127554</text:p>
          </table:table-cell>
          <table:table-cell table:style-name="ce140" office:value-type="string" calcext:value-type="string">
            <text:p>Kante</text:p>
          </table:table-cell>
          <table:table-cell table:number-columns-repeated="1003"/>
        </table:table-row>
        <table:table-row table:style-name="ro6">
          <table:table-cell table:style-name="ce141"/>
          <table:table-cell table:style-name="ce11" table:formula="of:=[.B6]/[.Y31]" office:value-type="float" office:value="0.0629775284618455" calcext:value-type="float">
            <text:p>0,062977528461846</text:p>
          </table:table-cell>
          <table:table-cell table:style-name="ce11" table:formula="of:=[.C6]/[.Z31]" office:value-type="float" office:value="0.0402089939903744" calcext:value-type="float">
            <text:p>0,040208993990374</text:p>
          </table:table-cell>
          <table:table-cell/>
          <table:table-cell table:style-name="ce141"/>
          <table:table-cell table:style-name="ce13" table:formula="of:=[.A6]/[.Y31]" office:value-type="float" office:value="0.0445318374377398" calcext:value-type="float">
            <text:p>0,04453183743774</text:p>
          </table:table-cell>
          <table:table-cell table:style-name="ce13" table:formula="of:=[.B6]/[.Z31]" office:value-type="float" office:value="0.0568641046305657" calcext:value-type="float">
            <text:p>0,056864104630566</text:p>
          </table:table-cell>
          <table:table-cell table:style-name="ce13" table:formula="of:=[.C6]/[.AA31]" office:value-type="float" office:value="0.0402089939903744" calcext:value-type="float">
            <text:p>0,040208993990374</text:p>
          </table:table-cell>
          <table:table-cell/>
          <table:table-cell table:style-name="ce13" table:formula="of:=[.A6]/[.Z31]" office:value-type="float" office:value="0.0402089939903744" calcext:value-type="float">
            <text:p>0,040208993990374</text:p>
          </table:table-cell>
          <table:table-cell table:style-name="ce13" table:formula="of:=[.B6]/[.AA31]" office:value-type="float" office:value="0.0568641046305657" calcext:value-type="float">
            <text:p>0,056864104630566</text:p>
          </table:table-cell>
          <table:table-cell table:style-name="ce13" table:formula="of:=[.C6]/[.AB31]" office:value-type="float" office:value="0.0402089939903744" calcext:value-type="float">
            <text:p>0,040208993990374</text:p>
          </table:table-cell>
          <table:table-cell/>
          <table:table-cell table:style-name="ce13" table:formula="of:=[.A6]/[.AA31]" office:value-type="float" office:value="0.0402089939903744" calcext:value-type="float">
            <text:p>0,040208993990374</text:p>
          </table:table-cell>
          <table:table-cell table:style-name="ce13" table:formula="of:=[.B6]/[.AB31]" office:value-type="float" office:value="0.0568641046305657" calcext:value-type="float">
            <text:p>0,056864104630566</text:p>
          </table:table-cell>
          <table:table-cell table:style-name="ce13" table:formula="of:=[.C6]/[.AC31]" office:value-type="float" office:value="0.0445318374377398" calcext:value-type="float">
            <text:p>0,04453183743774</text:p>
          </table:table-cell>
          <table:table-cell table:style-name="ce141"/>
          <table:table-cell/>
          <table:table-cell table:style-name="ce13" table:formula="of:=[.A6]/[.AB31]" office:value-type="float" office:value="0.0402089939903744" calcext:value-type="float">
            <text:p>0,040208993990374</text:p>
          </table:table-cell>
          <table:table-cell table:style-name="ce13" table:formula="of:=[.B6]/[.AC31]" office:value-type="float" office:value="0.0629775284618455" calcext:value-type="float">
            <text:p>0,062977528461846</text:p>
          </table:table-cell>
          <table:table-cell table:style-name="ce141"/>
          <table:table-cell table:number-columns-repeated="1003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6">
          <table:table-cell table:style-name="ce141"/>
          <table:table-cell table:style-name="ce11" table:formula="of:=[.B4]/[.Y30]" office:value-type="float" office:value="0.0568641046305657" calcext:value-type="float">
            <text:p>0,056864104630566</text:p>
          </table:table-cell>
          <table:table-cell table:style-name="ce11" table:formula="of:=[.C4]/[.Z30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4]/[.Y30]" office:value-type="float" office:value="0.0402089939903744" calcext:value-type="float">
            <text:p>0,040208993990374</text:p>
          </table:table-cell>
          <table:table-cell table:style-name="ce13" table:formula="of:=[.B4]/[.Z30]" office:value-type="float" office:value="0.05" calcext:value-type="float">
            <text:p>0,05</text:p>
          </table:table-cell>
          <table:table-cell table:style-name="ce13" table:formula="of:=[.C4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4]/[.Z30]" office:value-type="float" office:value="0.0353553390593274" calcext:value-type="float">
            <text:p>0,035355339059327</text:p>
          </table:table-cell>
          <table:table-cell table:style-name="ce13" table:formula="of:=[.B4]/[.AA30]" office:value-type="float" office:value="0.05" calcext:value-type="float">
            <text:p>0,05</text:p>
          </table:table-cell>
          <table:table-cell table:style-name="ce13" table:formula="of:=[.C4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4]/[.AA30]" office:value-type="float" office:value="0.0353553390593274" calcext:value-type="float">
            <text:p>0,035355339059327</text:p>
          </table:table-cell>
          <table:table-cell table:style-name="ce13" table:formula="of:=[.B4]/[.AB30]" office:value-type="float" office:value="0.05" calcext:value-type="float">
            <text:p>0,05</text:p>
          </table:table-cell>
          <table:table-cell table:style-name="ce13" table:formula="of:=[.C4]/[.AC30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4]/[.AB30]" office:value-type="float" office:value="0.0353553390593274" calcext:value-type="float">
            <text:p>0,035355339059327</text:p>
          </table:table-cell>
          <table:table-cell table:style-name="ce13" table:formula="of:=[.B4]/[.AC30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1003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31]" office:value-type="float" office:value="0.829513105638569" calcext:value-type="float">
            <text:p>0,829513105638569</text:p>
          </table:table-cell>
          <table:table-cell table:style-name="ce11" table:formula="of:=[.C5]/[.Z31]" office:value-type="float" office:value="0.0568641046305657" calcext:value-type="float">
            <text:p>0,056864104630566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31]" office:value-type="float" office:value="0.0629775284618455" calcext:value-type="float">
            <text:p>0,062977528461846</text:p>
          </table:table-cell>
          <table:table-cell table:style-name="ce12" table:formula="of:=[.B5]/[.Z31]" office:value-type="float" office:value="0.748989698127554" calcext:value-type="float">
            <text:p>0,748989698127554</text:p>
          </table:table-cell>
          <table:table-cell table:style-name="ce13" table:formula="of:=[.C5]/[.AA31]" office:value-type="float" office:value="0.0568641046305657" calcext:value-type="float">
            <text:p>0,056864104630566</text:p>
          </table:table-cell>
          <table:table-cell/>
          <table:table-cell table:style-name="ce13" table:formula="of:=[.A5]/[.Z31]" office:value-type="float" office:value="0.0568641046305657" calcext:value-type="float">
            <text:p>0,056864104630566</text:p>
          </table:table-cell>
          <table:table-cell table:style-name="ce12" table:formula="of:=[.B5]/[.AA31]" office:value-type="float" office:value="0.748989698127554" calcext:value-type="float">
            <text:p>0,748989698127554</text:p>
          </table:table-cell>
          <table:table-cell table:style-name="ce13" table:formula="of:=[.C5]/[.AB31]" office:value-type="float" office:value="0.0568641046305657" calcext:value-type="float">
            <text:p>0,056864104630566</text:p>
          </table:table-cell>
          <table:table-cell/>
          <table:table-cell table:style-name="ce13" table:formula="of:=[.A5]/[.AA31]" office:value-type="float" office:value="0.0568641046305657" calcext:value-type="float">
            <text:p>0,056864104630566</text:p>
          </table:table-cell>
          <table:table-cell table:style-name="ce12" table:formula="of:=[.B5]/[.AB31]" office:value-type="float" office:value="0.748989698127554" calcext:value-type="float">
            <text:p>0,748989698127554</text:p>
          </table:table-cell>
          <table:table-cell table:style-name="ce13" table:formula="of:=[.C5]/[.AC31]" office:value-type="float" office:value="0.0629775284618455" calcext:value-type="float">
            <text:p>0,06297752846184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31]" office:value-type="float" office:value="0.0568641046305657" calcext:value-type="float">
            <text:p>0,056864104630566</text:p>
          </table:table-cell>
          <table:table-cell table:style-name="ce12" table:formula="of:=[.B5]/[.AC31]" office:value-type="float" office:value="0.829513105638569" calcext:value-type="float">
            <text:p>0,829513105638569</text:p>
          </table:table-cell>
          <table:table-cell table:style-name="ce140" office:value-type="string" calcext:value-type="string">
            <text:p>Kante</text:p>
          </table:table-cell>
          <table:table-cell table:number-columns-repeated="1003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Verteilung.X18:Verteilung.AD24">
            <calcext:condition calcext:apply-style-name="blue_dark_background" calcext:value="&lt;0.5" calcext:base-cell-address="Verteilung.X18"/>
            <calcext:condition calcext:apply-style-name="grey_background" calcext:value="&gt;=0.5" calcext:base-cell-address="Verteilung.X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.00.0000</text:date>, <text:time style:data-style-name="N2" text:time-value="13:39:53.18666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7-01T13:46:39.498070000</dc:date>
    <meta:editing-duration>P2DT16H13M8S</meta:editing-duration>
    <meta:editing-cycles>41</meta:editing-cycles>
    <meta:generator>LibreOffice/6.0.6.2$MacOSX_X86_64 LibreOffice_project/0c292870b25a325b5ed35f6b45599d2ea4458e77</meta:generator>
    <dc:creator>Engelbert Niehaus</dc:creator>
    <meta:document-statistic meta:table-count="13" meta:cell-count="3415" meta:object-count="0"/>
  </office:meta>
</office:document-meta>
</file>